
<file path=META-INF/manifest.xml><?xml version="1.0" encoding="utf-8"?>
<ns0:manifest xmlns:ns0="urn:oasis:names:tc:opendocument:xmlns:manifest:1.0" ns0:version="1.2">
  <ns0:file-entry ns0:full-path="/" ns0:media-type="application/vnd.oasis.opendocument.spreadsheet" ns0:version="1.2"/>
  <ns0:file-entry ns0:full-path="Thumbnails/thumbnail.png" ns0:media-type="image/png"/>
  <ns0:file-entry ns0:full-path="Configurations2/" ns0:media-type="application/vnd.sun.xml.ui.configuration"/>
  <ns0:file-entry ns0:full-path="content.xml" ns0:media-type="text/xml"/>
  <ns0:file-entry ns0:full-path="meta.xml" ns0:media-type="text/xml"/>
  <ns0:file-entry ns0:full-path="styles.xml" ns0:media-type="text/xml"/>
  <ns0:file-entry ns0:full-path="manifest.rdf" ns0:media-type="application/rdf+xml"/>
  <ns0:file-entry ns0:full-path="settings.xml" ns0:media-type="text/xml"/>
</ns0:manifest>
</file>

<file path=content.xml><?xml version="1.0" encoding="utf-8"?>
<office:document-content xmlns:calcext="urn:org:documentfoundation:names:experimental:calc:xmlns:calcext:1.0" xmlns:css3t="http://www.w3.org/TR/css3-text/" xmlns:fo="urn:oasis:names:tc:opendocument:xmlns:xsl-fo-compatible:1.0" xmlns:loext="urn:org:documentfoundation:names:experimental:office:xmlns:loext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scripts/>
  <office:font-face-decls>
    <style:font-face style:name="Roboto Light2" svg:font-family="'Roboto Light'"/>
    <style:font-face style:font-pitch="variable" style:name="Roboto" svg:font-family="Roboto"/>
    <style:font-face style:font-pitch="variable" style:name="Roboto Light" svg:font-family="'Roboto Light'"/>
    <style:font-face style:font-adornments="Light" style:font-pitch="variable" style:name="Roboto Light1" svg:font-family="'Roboto Light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number:date-style number:automatic-order="true" number:format-source="language" style:name="N50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family="table-column" style:name="co1">
      <style:table-column-properties style:column-width="61.99pt" fo:break-before="auto"/>
    </style:style>
    <style:style style:family="table-column" style:name="co2">
      <style:table-column-properties style:column-width="225.5pt" fo:break-before="auto"/>
    </style:style>
    <style:style style:family="table-column" style:name="co3">
      <style:table-column-properties style:column-width="15.56pt" fo:break-before="auto"/>
    </style:style>
    <style:style style:family="table-column" style:name="co4">
      <style:table-column-properties style:column-width="67.95pt" fo:break-before="auto"/>
    </style:style>
    <style:style style:family="table-column" style:name="co5">
      <style:table-column-properties style:column-width="64.01pt" fo:break-before="auto"/>
    </style:style>
    <style:style style:family="table-column" style:name="co6">
      <style:table-column-properties style:column-width="186.89pt" fo:break-before="auto"/>
    </style:style>
    <style:style style:family="table-column" style:name="co7">
      <style:table-column-properties style:column-width="46.46pt" fo:break-before="auto"/>
    </style:style>
    <style:style style:family="table-column" style:name="co8">
      <style:table-column-properties style:column-width="68.71pt" fo:break-before="auto"/>
    </style:style>
    <style:style style:family="table-column" style:name="co9">
      <style:table-column-properties style:column-width="59.05pt" fo:break-before="auto"/>
    </style:style>
    <style:style style:family="table-column" style:name="co10">
      <style:table-column-properties style:column-width="53.09pt" fo:break-before="auto"/>
    </style:style>
    <style:style style:family="table-column" style:name="co11">
      <style:table-column-properties style:column-width="82.06pt" fo:break-before="auto"/>
    </style:style>
    <style:style style:family="table-column" style:name="co12">
      <style:table-column-properties style:column-width="80.56pt" fo:break-before="auto"/>
    </style:style>
    <style:style style:family="table-column" style:name="co13">
      <style:table-column-properties style:column-width="105.99pt" fo:break-before="auto"/>
    </style:style>
    <style:style style:family="table-column" style:name="co14">
      <style:table-column-properties style:column-width="541.76pt" fo:break-before="auto"/>
    </style:style>
    <style:style style:family="table-column" style:name="co15">
      <style:table-column-properties style:column-width="58.59pt" fo:break-before="auto"/>
    </style:style>
    <style:style style:family="table-column" style:name="co16">
      <style:table-column-properties style:column-width="179.21pt" fo:break-before="auto"/>
    </style:style>
    <style:style style:family="table-column" style:name="co17">
      <style:table-column-properties style:column-width="65.25pt" fo:break-before="auto"/>
    </style:style>
    <style:style style:family="table-column" style:name="co18">
      <style:table-column-properties style:column-width="73.39pt" fo:break-before="auto"/>
    </style:style>
    <style:style style:family="table-column" style:name="co19">
      <style:table-column-properties style:column-width="267.51pt" fo:break-before="auto"/>
    </style:style>
    <style:style style:family="table-column" style:name="co20">
      <style:table-column-properties style:column-width="352.35pt" fo:break-before="auto"/>
    </style:style>
    <style:style style:family="table-column" style:name="co21">
      <style:table-column-properties style:column-width="200.75pt" fo:break-before="auto"/>
    </style:style>
    <style:style style:family="table-column" style:name="co22">
      <style:table-column-properties style:column-width="49.69pt" fo:break-before="auto"/>
    </style:style>
    <style:style style:family="table-column" style:name="co23">
      <style:table-column-properties style:column-width="813.49pt" fo:break-before="auto"/>
    </style:style>
    <style:style style:family="table-column" style:name="co24">
      <style:table-column-properties style:column-width="56.04pt" fo:break-before="auto"/>
    </style:style>
    <style:style style:family="table-column" style:name="co25">
      <style:table-column-properties style:column-width="196.3pt" fo:break-before="auto"/>
    </style:style>
    <style:style style:family="table-column" style:name="co26">
      <style:table-column-properties style:column-width="64.49pt" fo:break-before="auto"/>
    </style:style>
    <style:style style:family="table-column" style:name="co27">
      <style:table-column-properties style:column-width="7.4pt" fo:break-before="auto"/>
    </style:style>
    <style:style style:family="table-column" style:name="co28">
      <style:table-column-properties style:column-width="168.09pt" fo:break-before="auto"/>
    </style:style>
    <style:style style:family="table-row" style:name="ro1">
      <style:table-row-properties style:row-height="23.81pt" style:use-optimal-row-height="false" fo:break-before="auto"/>
    </style:style>
    <style:style style:family="table-row" style:name="ro2">
      <style:table-row-properties style:row-height="26.05pt" style:use-optimal-row-height="false" fo:break-before="auto"/>
    </style:style>
    <style:style style:family="table-row" style:name="ro3">
      <style:table-row-properties style:row-height="23.75pt" style:use-optimal-row-height="false" fo:break-before="auto"/>
    </style:style>
    <style:style style:family="table-row" style:name="ro4">
      <style:table-row-properties style:row-height="24.55pt" style:use-optimal-row-height="true" fo:break-before="auto"/>
    </style:style>
    <style:style style:family="table-row" style:name="ro5">
      <style:table-row-properties style:row-height="12.81pt" style:use-optimal-row-height="true" fo:break-before="auto"/>
    </style:style>
    <style:style style:family="table-row" style:name="ro6">
      <style:table-row-properties style:row-height="16.36pt" style:use-optimal-row-height="false" fo:break-before="auto"/>
    </style:style>
    <style:style style:family="table-row" style:name="ro7">
      <style:table-row-properties style:row-height="17.86pt" style:use-optimal-row-height="false" fo:break-before="auto"/>
    </style:style>
    <style:style style:family="table-row" style:name="ro8">
      <style:table-row-properties style:row-height="81.95pt" style:use-optimal-row-height="true" fo:break-before="auto"/>
    </style:style>
    <style:style style:family="table-row" style:name="ro9">
      <style:table-row-properties style:row-height="104.91pt" style:use-optimal-row-height="true" fo:break-before="auto"/>
    </style:style>
    <style:style style:family="table-row" style:name="ro10">
      <style:table-row-properties style:row-height="139.29pt" style:use-optimal-row-height="true" fo:break-before="auto"/>
    </style:style>
    <style:style style:family="table-row" style:name="ro11">
      <style:table-row-properties style:row-height="47.51pt" style:use-optimal-row-height="true" fo:break-before="auto"/>
    </style:style>
    <style:style style:family="table-row" style:name="ro12">
      <style:table-row-properties style:row-height="58.99pt" style:use-optimal-row-height="true" fo:break-before="auto"/>
    </style:style>
    <style:style style:family="table-row" style:name="ro13">
      <style:table-row-properties style:row-height="18.6pt" style:use-optimal-row-height="false" fo:break-before="auto"/>
    </style:style>
    <style:style style:family="table-row" style:name="ro14">
      <style:table-row-properties style:row-height="17.09pt" style:use-optimal-row-height="false" fo:break-before="auto"/>
    </style:style>
    <style:style style:family="table" style:master-page-name="Default" style:name="ta1">
      <style:table-properties style:writing-mode="lr-tb" table:display="true"/>
    </style:style>
    <style:style style:family="table-cell" style:name="ce24" style:parent-style-name="Default">
      <style:table-cell-properties style:repeat-content="false" style:text-align-source="fix" style:vertical-align="middle" fo:background-color="#985e6d" fo:border="none"/>
      <style:paragraph-properties fo:text-align="center"/>
      <style:text-properties style:font-name="Roboto" style:font-size-asian="11pt" style:font-size-complex="11pt" fo:color="#ffffff" fo:font-size="11pt"/>
    </style:style>
    <style:style style:family="table-cell" style:name="ce27" style:parent-style-name="Default">
      <style:table-cell-properties style:vertical-align="middle" fo:background-color="#985e6d" fo:border="none"/>
      <style:text-properties style:font-name="Roboto" fo:color="#ffffff"/>
    </style:style>
    <style:style style:family="table-cell" style:name="ce30" style:parent-style-name="Default">
      <style:text-properties style:font-name="Roboto"/>
    </style:style>
    <style:style style:family="table-cell" style:name="ce35" style:parent-style-name="Default">
      <style:table-cell-properties style:vertical-align="middle"/>
      <style:text-properties style:font-name="Roboto"/>
    </style:style>
    <style:style style:family="table-cell" style:name="ce36" style:parent-style-name="Default">
      <style:table-cell-properties style:vertical-align="middle" fo:border="none" fo:wrap-option="wrap"/>
      <style:text-properties style:font-name="Roboto Light1" style:font-size-asian="11pt" style:font-size-complex="11pt" fo:font-size="11pt"/>
    </style:style>
    <style:style style:family="table-cell" style:name="ce37" style:parent-style-name="Default">
      <style:table-cell-properties style:vertical-align="middle" fo:border="none" fo:wrap-option="wrap"/>
      <style:text-properties style:font-name="Roboto Light1"/>
    </style:style>
    <style:style style:family="table-cell" style:name="ce38" style:parent-style-name="Default">
      <style:text-properties style:font-name="Roboto Light1"/>
    </style:style>
    <style:style style:family="table-cell" style:name="ce39" style:parent-style-name="Default">
      <style:table-cell-properties style:vertical-align="middle" fo:wrap-option="wrap"/>
      <style:text-properties style:font-name="Roboto Light1"/>
    </style:style>
    <style:style style:family="table-cell" style:name="ce40" style:parent-style-name="Default">
      <style:table-cell-properties style:vertical-align="middle"/>
      <style:text-properties style:font-name="Roboto Light" style:font-size-asian="11pt" style:font-size-complex="11pt" fo:font-size="11pt"/>
    </style:style>
    <style:style style:family="table-cell" style:name="ce41" style:parent-style-name="Default">
      <style:table-cell-properties style:vertical-align="middle"/>
      <style:text-properties style:font-name="Roboto Light"/>
    </style:style>
    <style:style style:family="table-cell" style:name="ce29" style:parent-style-name="Default">
      <style:table-cell-properties style:vertical-align="middle"/>
    </style:style>
    <style:style style:family="table-cell" style:name="ce1" style:parent-style-name="Default">
      <style:table-cell-properties style:repeat-content="false" style:text-align-source="fix" style:vertical-align="middle" fo:background-color="#985e6d" fo:border="0.06pt solid #000000"/>
      <style:paragraph-properties fo:margin-left="0pt" fo:text-align="center"/>
      <style:text-properties style:font-name="Roboto Light" style:font-size-asian="11pt" style:font-size-complex="11pt" style:font-weight-asian="normal" style:font-weight-complex="normal" fo:color="#ffffff" fo:font-size="11pt" fo:font-weight="normal"/>
    </style:style>
    <style:style style:family="table-cell" style:name="ce2" style:parent-style-name="Default">
      <style:table-cell-properties style:repeat-content="false" style:text-align-source="fix" style:vertical-align="middle" fo:background-color="#eeeeee" fo:border="0.06pt solid #000000" fo:wrap-option="wrap"/>
      <style:paragraph-properties fo:margin-left="0pt" fo:text-align="end"/>
      <style:text-properties style:font-name="Roboto Light"/>
    </style:style>
    <style:style style:family="table-cell" style:name="ce3" style:parent-style-name="Default">
      <style:table-cell-properties style:repeat-content="false" style:text-align-source="fix" style:vertical-align="middle" fo:background-color="#f6f9d4" fo:border="0.06pt solid #000000" fo:wrap-option="wrap"/>
      <style:paragraph-properties fo:margin-left="0pt" fo:text-align="end"/>
      <style:text-properties style:font-name="Roboto Light"/>
    </style:style>
    <style:style style:family="table-cell" style:name="ce4" style:parent-style-name="Default">
      <style:table-cell-properties style:repeat-content="false" style:text-align-source="fix"/>
      <style:paragraph-properties fo:margin-left="0pt" fo:text-align="center"/>
      <style:text-properties style:font-name="Roboto Light"/>
    </style:style>
    <style:style style:family="table-cell" style:name="ce5" style:parent-style-name="Default">
      <style:table-cell-properties style:repeat-content="false" style:text-align-source="fix" style:vertical-align="middle" fo:background-color="#eeeeee" fo:border="0.06pt solid #000000"/>
      <style:paragraph-properties fo:margin-left="0pt" fo:text-align="center"/>
      <style:text-properties style:country-asian="CN" style:country-complex="IN" style:font-name="Roboto Light2" style:font-name-asian="DejaVu Sans" style:font-name-complex="FreeSans" style:font-relief="none" style:font-size-asian="11pt" style:font-size-complex="11pt" style:font-style-asian="normal" style:font-style-complex="normal" style:font-weight-asian="bold" style:font-weight-complex="bold" style:language-asian="zh" style:language-complex="hi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fo:color="#c9211e" fo:country="US" fo:font-size="11pt" fo:font-style="normal" fo:font-weight="bold" fo:language="en" fo:text-shadow="none"/>
    </style:style>
    <style:style style:family="table-cell" style:name="ce6" style:parent-style-name="Default">
      <style:table-cell-properties style:direction="ltr" style:repeat-content="false" style:rotation-align="none" style:rotation-angle="0" style:shrink-to-fit="false" style:text-align-source="fix" style:vertical-align="middle" fo:background-color="#f6f9d4" fo:border="0.06pt solid #000000" fo:wrap-option="no-wrap" loext:vertical-justify="auto"/>
      <style:paragraph-properties css3t:text-justify="auto" style:writing-mode="page" fo:margin-left="0pt" fo:text-align="center"/>
      <style:text-properties style:font-name="Roboto Light" fo:color="#00a933"/>
    </style:style>
    <style:style style:family="table-cell" style:name="ce7" style:parent-style-name="Default">
      <style:table-cell-properties style:direction="ltr" style:repeat-content="false" style:rotation-align="none" style:rotation-angle="0" style:shrink-to-fit="false" style:text-align-source="fix" style:vertical-align="middle" fo:background-color="#eeeeee" fo:border="0.06pt solid #000000" fo:wrap-option="no-wrap" loext:vertical-justify="auto"/>
      <style:paragraph-properties css3t:text-justify="auto" style:writing-mode="page" fo:margin-left="0pt" fo:text-align="center"/>
      <style:text-properties style:font-name="Roboto Light" fo:color="#00a933"/>
    </style:style>
    <style:style style:family="table-cell" style:name="ce8" style:parent-style-name="Default">
      <style:table-cell-properties style:repeat-content="false" style:text-align-source="fix" style:vertical-align="middle" fo:background-color="#f6f9d4" fo:border="0.06pt solid #000000"/>
      <style:paragraph-properties fo:margin-left="0pt" fo:text-align="center"/>
      <style:text-properties style:country-asian="CN" style:country-complex="IN" style:font-name="Roboto Light2" style:font-name-asian="DejaVu Sans" style:font-name-complex="FreeSans" style:font-relief="none" style:font-size-asian="11pt" style:font-size-complex="11pt" style:font-style-asian="normal" style:font-style-complex="normal" style:font-weight-asian="bold" style:font-weight-complex="bold" style:language-asian="zh" style:language-complex="hi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fo:color="#c9211e" fo:country="US" fo:font-size="11pt" fo:font-style="normal" fo:font-weight="bold" fo:language="en" fo:text-shadow="none"/>
    </style:style>
    <style:style style:family="table-cell" style:name="ce9" style:parent-style-name="Default">
      <style:table-cell-properties style:repeat-content="false" style:text-align-source="fix" style:vertical-align="middle" fo:background-color="#eeeeee" fo:border="0.06pt solid #000000"/>
      <style:paragraph-properties fo:margin-left="0pt" fo:text-align="center"/>
      <style:text-properties style:font-name="Roboto Light"/>
    </style:style>
    <style:style style:data-style-name="N50" style:family="table-cell" style:name="ce10" style:parent-style-name="Default">
      <style:table-cell-properties style:repeat-content="false" style:text-align-source="fix" style:vertical-align="middle" fo:background-color="#eeeeee" fo:border="0.06pt solid #000000"/>
      <style:paragraph-properties fo:margin-left="0pt" fo:text-align="center"/>
      <style:text-properties style:font-name="Roboto Light"/>
    </style:style>
    <style:style style:data-style-name="N84" style:family="table-cell" style:name="ce11" style:parent-style-name="Default">
      <style:table-cell-properties style:repeat-content="false" style:text-align-source="fix" style:vertical-align="middle" fo:background-color="#eeeeee" fo:border="0.06pt solid #000000"/>
      <style:paragraph-properties fo:margin-left="0pt" fo:text-align="center"/>
      <style:text-properties style:font-name="Roboto Light"/>
    </style:style>
    <style:style style:data-style-name="N50" style:family="table-cell" style:name="ce12" style:parent-style-name="Default">
      <style:table-cell-properties style:repeat-content="false" style:text-align-source="fix" style:vertical-align="middle" fo:background-color="#f6f9d4" fo:border="0.06pt solid #000000"/>
      <style:paragraph-properties fo:margin-left="0pt" fo:text-align="center"/>
      <style:text-properties style:font-name="Roboto Light"/>
    </style:style>
    <style:style style:family="table-cell" style:name="ce13" style:parent-style-name="Default">
      <style:table-cell-properties style:repeat-content="false" style:text-align-source="fix" style:vertical-align="middle" fo:background-color="#f6f9d4" fo:border="0.06pt solid #000000"/>
      <style:paragraph-properties fo:margin-left="0pt" fo:text-align="center"/>
      <style:text-properties style:font-name="Roboto Light"/>
    </style:style>
    <style:style style:family="table-cell" style:name="ce14" style:parent-style-name="Default">
      <style:table-cell-properties style:repeat-content="false" style:text-align-source="fix" style:vertical-align="middle" fo:background-color="#985e6d"/>
      <style:paragraph-properties fo:margin-left="0pt" fo:text-align="start"/>
      <style:text-properties style:font-name="Roboto Light" style:font-size-asian="11pt" style:font-size-complex="11pt" style:font-weight-asian="normal" style:font-weight-complex="normal" fo:color="#ffffff" fo:font-size="11pt" fo:font-weight="normal"/>
    </style:style>
    <style:style style:family="table-cell" style:name="ce15" style:parent-style-name="Default">
      <style:table-cell-properties style:repeat-content="false" style:text-align-source="fix" fo:background-color="#eeeeee"/>
      <style:paragraph-properties fo:margin-left="0pt" fo:text-align="start"/>
      <style:text-properties style:font-name="Roboto Light"/>
    </style:style>
    <style:style style:family="table-cell" style:name="ce16" style:parent-style-name="Default">
      <style:table-cell-properties style:repeat-content="false" style:text-align-source="fix" fo:background-color="#f6f9d4"/>
      <style:paragraph-properties fo:margin-left="0pt" fo:text-align="start"/>
      <style:text-properties style:country-asian="CN" style:country-complex="IN" style:font-name="Roboto Light" style:font-name-asian="DejaVu Sans" style:font-name-complex="FreeSans" style:font-relief="none" style:font-size-asian="10pt" style:font-size-complex="10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fo:country="US" fo:font-size="10pt" fo:font-style="normal" fo:font-weight="normal" fo:language="en" fo:text-shadow="none"/>
    </style:style>
    <style:style style:family="table-cell" style:name="ce17" style:parent-style-name="Default">
      <style:table-cell-properties style:repeat-content="false" style:text-align-source="fix"/>
      <style:paragraph-properties fo:margin-left="0pt" fo:text-align="start"/>
      <style:text-properties style:font-name="Roboto Light"/>
    </style:style>
    <style:style style:family="table-cell" style:name="ce18" style:parent-style-name="Default">
      <style:table-cell-properties style:repeat-content="false" style:text-align-source="fix" style:vertical-align="middle"/>
      <style:paragraph-properties fo:margin-left="0pt" fo:text-align="center"/>
      <style:text-properties style:font-name="Roboto Light" style:font-size-asian="11pt" style:font-size-complex="11pt" style:font-weight-asian="normal" style:font-weight-complex="normal" fo:font-size="11pt" fo:font-weight="normal"/>
    </style:style>
    <style:style style:family="table-cell" style:name="ce19" style:parent-style-name="Default">
      <style:text-properties style:font-name="Roboto Light"/>
    </style:style>
    <style:style style:family="table-cell" style:name="ce85" style:parent-style-name="Default">
      <style:table-cell-properties style:vertical-align="middle" fo:background-color="#985e6d"/>
      <style:text-properties style:font-name="Roboto" fo:color="#ffffff"/>
    </style:style>
    <style:style style:family="table-cell" style:name="ce63" style:parent-style-name="Default">
      <style:table-cell-properties style:vertical-align="middle"/>
      <style:text-properties style:font-name="Roboto Light1"/>
    </style:style>
    <style:style style:family="table-cell" style:name="ce64" style:parent-style-name="Default">
      <style:table-cell-properties style:vertical-align="middle" fo:background-color="#ffa6a6"/>
      <style:text-properties style:font-name="Roboto Light1"/>
    </style:style>
    <style:style style:family="table-cell" style:name="ce65" style:parent-style-name="Default">
      <style:table-cell-properties style:repeat-content="false" style:text-align-source="fix" style:vertical-align="middle" fo:background-color="#ffa6a6"/>
      <style:paragraph-properties fo:margin-left="0pt" fo:text-align="end"/>
      <style:text-properties style:font-name="Roboto Light1"/>
    </style:style>
    <style:style style:family="table-cell" style:name="ce89" style:parent-style-name="Default">
      <style:table-cell-properties style:repeat-content="false" style:text-align-source="fix" style:vertical-align="middle" fo:background-color="#985e6d"/>
      <style:paragraph-properties fo:margin-left="0pt" fo:text-align="end"/>
      <style:text-properties style:font-name="Roboto" fo:color="#ffffff"/>
    </style:style>
    <style:style style:family="table-cell" style:name="ce67" style:parent-style-name="Default">
      <style:table-cell-properties style:repeat-content="false" style:text-align-source="fix" style:vertical-align="middle"/>
      <style:paragraph-properties fo:margin-left="0pt" fo:text-align="end"/>
      <style:text-properties style:font-name="Roboto Light1"/>
    </style:style>
    <style:style style:family="table-cell" style:name="ce91" style:parent-style-name="Default">
      <style:table-cell-properties style:repeat-content="false" style:text-align-source="fix" style:vertical-align="middle" fo:background-color="#985e6d"/>
      <style:paragraph-properties fo:margin-left="0pt" fo:text-align="center"/>
      <style:text-properties style:font-name="Roboto" fo:color="#ffffff"/>
    </style:style>
    <style:style style:family="table-cell" style:name="ce69" style:parent-style-name="Default">
      <style:table-cell-properties style:repeat-content="false" style:text-align-source="fix" style:vertical-align="middle"/>
      <style:paragraph-properties fo:margin-left="0pt" fo:text-align="center"/>
      <style:text-properties style:font-name="Roboto Light1"/>
    </style:style>
    <style:style style:family="table-cell" style:name="ce70" style:parent-style-name="Default">
      <style:table-cell-properties style:repeat-content="false" style:text-align-source="fix" style:vertical-align="middle" fo:background-color="#ffa6a6"/>
      <style:paragraph-properties fo:margin-left="0pt" fo:text-align="center"/>
      <style:text-properties style:font-name="Roboto Light1"/>
    </style:style>
    <style:style style:family="table-cell" style:name="ce94" style:parent-style-name="Default">
      <style:table-cell-properties style:repeat-content="false" style:text-align-source="fix" style:vertical-align="middle" fo:background-color="#985e6d"/>
      <style:paragraph-properties fo:margin-left="0pt" fo:text-align="start"/>
      <style:text-properties style:font-name="Roboto" fo:color="#ffffff"/>
    </style:style>
    <style:style style:family="table-cell" style:name="ce72" style:parent-style-name="Default">
      <style:table-cell-properties style:repeat-content="false" style:text-align-source="fix" style:vertical-align="middle"/>
      <style:paragraph-properties fo:margin-left="0pt" fo:text-align="start"/>
      <style:text-properties style:font-name="Roboto Light1"/>
    </style:style>
    <style:style style:family="table-cell" style:name="ce73" style:parent-style-name="Default">
      <style:table-cell-properties style:repeat-content="false" style:text-align-source="fix" style:vertical-align="middle" fo:background-color="#ffa6a6"/>
      <style:paragraph-properties fo:margin-left="0pt" fo:text-align="start"/>
      <style:text-properties style:font-name="Roboto Light1"/>
    </style:style>
    <style:style style:family="table-cell" style:name="ce71" style:parent-style-name="Default">
      <style:table-cell-properties style:repeat-content="false" style:text-align-source="fix" style:vertical-align="middle" fo:background-color="#985e6d"/>
      <style:paragraph-properties fo:margin-left="0pt" fo:text-align="start"/>
      <style:text-properties style:font-name="Roboto" fo:color="#ffffff"/>
    </style:style>
    <style:style style:family="table-cell" style:name="ce62" style:parent-style-name="Default">
      <style:table-cell-properties style:vertical-align="middle" fo:background-color="#985e6d"/>
      <style:text-properties style:font-name="Roboto" fo:color="#ffffff"/>
    </style:style>
    <style:style style:data-style-name="N100" style:family="table-cell" style:name="ce74" style:parent-style-name="Default">
      <style:table-cell-properties style:repeat-content="false" style:text-align-source="fix" style:vertical-align="middle"/>
      <style:paragraph-properties fo:margin-left="0pt" fo:text-align="start"/>
      <style:text-properties style:font-name="Roboto Light1"/>
    </style:style>
    <style:style style:family="table-cell" style:name="ce20" style:parent-style-name="Default">
      <style:table-cell-properties style:vertical-align="middle" fo:background-color="#985e6d" fo:border-bottom="0.06pt solid #000000" fo:border-left="0.06pt solid #000000" fo:border-right="none" fo:border-top="0.06pt solid #000000"/>
      <style:text-properties style:font-name="Roboto Light" style:font-size-asian="10.5pt" style:font-size-complex="10.5pt" style:font-weight-asian="bold" style:font-weight-complex="bold" fo:color="#ffffff" fo:font-size="10.5pt" fo:font-weight="bold"/>
    </style:style>
    <style:style style:family="table-cell" style:name="ce21" style:parent-style-name="Default">
      <style:table-cell-properties style:repeat-content="false" style:text-align-source="fix" style:vertical-align="middle" fo:border-bottom="0.06pt solid #000000" fo:border-left="0.06pt solid #000000" fo:border-right="none" fo:border-top="0.06pt solid #000000"/>
      <style:paragraph-properties fo:margin-left="0pt" fo:text-align="center"/>
      <style:text-properties style:country-asian="CN" style:country-complex="IN" style:font-name="Roboto Light" style:font-name-asian="DejaVu Sans" style:font-name-complex="FreeSans" style:font-relief="none" style:font-size-asian="10pt" style:font-size-complex="10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fo:color="#00a933" fo:country="US" fo:font-size="10pt" fo:font-style="normal" fo:font-weight="normal" fo:language="en" fo:text-shadow="none"/>
    </style:style>
    <style:style style:family="table-cell" style:name="ce22" style:parent-style-name="Default">
      <style:table-cell-properties style:repeat-content="false" style:text-align-source="fix" style:vertical-align="middle" fo:border-bottom="0.06pt solid #000000" fo:border-left="0.06pt solid #000000" fo:border-right="none" fo:border-top="0.06pt solid #000000"/>
      <style:paragraph-properties fo:margin-left="0pt" fo:text-align="center"/>
      <style:text-properties style:country-asian="CN" style:country-complex="IN" style:font-name="Roboto Light2" style:font-name-asian="DejaVu Sans" style:font-name-complex="FreeSans" style:font-relief="none" style:font-size-asian="11pt" style:font-size-complex="11pt" style:font-style-asian="normal" style:font-style-complex="normal" style:font-weight-asian="bold" style:font-weight-complex="bold" style:language-asian="zh" style:language-complex="hi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 fo:color="#c9211e" fo:country="US" fo:font-size="11pt" fo:font-style="normal" fo:font-weight="bold" fo:language="en" fo:text-shadow="none"/>
    </style:style>
    <style:style style:family="table-cell" style:name="ce23" style:parent-style-name="Default">
      <style:table-cell-properties style:vertical-align="middle"/>
      <style:text-properties style:font-weight-asian="bold" style:font-weight-complex="bold" fo:font-weight="bold"/>
    </style:style>
    <style:style style:family="table-cell" style:name="ce104" style:parent-style-name="Default">
      <style:table-cell-properties style:vertical-align="middle" fo:background-color="#985e6d" fo:border-bottom="0.06pt solid #000000" fo:border-left="none" fo:border-right="0.06pt solid #000000" fo:border-top="0.06pt solid #000000"/>
      <style:text-properties style:font-name="Roboto Light" style:font-size-asian="10.5pt" style:font-size-complex="10.5pt" style:font-style-asian="italic" style:font-style-complex="italic" fo:color="#ffffff" fo:font-size="10.5pt" fo:font-style="italic"/>
    </style:style>
    <style:style style:family="table-cell" style:name="ce25" style:parent-style-name="Default">
      <style:table-cell-properties style:vertical-align="middle" fo:border-bottom="0.06pt solid #000000" fo:border-left="none" fo:border-right="none" fo:border-top="0.06pt solid #000000"/>
      <style:text-properties style:font-name="Roboto Light" fo:color="#808080"/>
    </style:style>
    <style:style style:family="table-cell" style:name="ce26" style:parent-style-name="Default">
      <style:table-cell-properties style:vertical-align="middle" fo:border-bottom="0.06pt solid #000000" fo:border-left="none" fo:border-right="none" fo:border-top="0.06pt solid #000000"/>
      <style:text-properties style:font-name="Roboto Light" fo:color="#c9211e"/>
    </style:style>
    <style:style style:family="table-cell" style:name="ce107" style:parent-style-name="Default">
      <style:table-cell-properties style:repeat-content="false" style:text-align-source="fix" style:vertical-align="middle" fo:background-color="#985e6d" fo:border-bottom="0.06pt solid #000000" fo:border-left="none" fo:border-right="0.06pt solid #000000" fo:border-top="0.06pt solid #000000"/>
      <style:paragraph-properties fo:margin-left="0pt" fo:text-align="start"/>
      <style:text-properties style:font-name="Roboto Light" style:font-size-asian="10.5pt" style:font-size-complex="10.5pt" style:font-style-asian="italic" style:font-style-complex="italic" fo:color="#ffffff" fo:font-size="10.5pt" fo:font-style="italic"/>
    </style:style>
    <style:style style:family="table-cell" style:name="ce28" style:parent-style-name="Default">
      <style:table-cell-properties style:vertical-align="middle" fo:background-color="#985e6d" fo:border-bottom="0.06pt solid #000000" fo:border-left="none" fo:border-right="none" fo:border-top="0.06pt solid #000000"/>
      <style:text-properties style:font-name="Roboto Light" style:font-size-asian="10.5pt" style:font-size-complex="10.5pt" fo:color="#ffffff" fo:font-size="10.5pt"/>
    </style:style>
    <style:style style:family="table-cell" style:name="ce109" style:parent-style-name="Default">
      <style:table-cell-properties style:vertical-align="middle" fo:background-color="#985e6d" fo:border-bottom="0.06pt solid #000000" fo:border-left="none" fo:border-right="0.06pt solid #000000" fo:border-top="0.06pt solid #000000"/>
      <style:text-properties style:font-name="Roboto Light" style:font-size-asian="10.5pt" style:font-size-complex="10.5pt" fo:color="#ffffff" fo:font-size="10.5pt"/>
    </style:style>
    <style:style style:family="table-cell" style:name="ce31" style:parent-style-name="Default">
      <style:table-cell-properties style:vertical-align="middle" fo:border-bottom="0.06pt solid #000000" fo:border-left="none" fo:border-right="0.06pt solid #000000" fo:border-top="0.06pt solid #000000"/>
      <style:text-properties style:font-name="Roboto Light"/>
    </style:style>
    <style:style style:family="table-cell" style:name="ce32" style:parent-style-name="Default">
      <style:table-cell-properties style:vertical-align="middle" fo:border-bottom="0.06pt solid #000000" fo:border-left="none" fo:border-right="0.06pt solid #000000" fo:border-top="0.06pt solid #000000"/>
      <style:text-properties style:font-name="Roboto Light" fo:color="#c9211e"/>
    </style:style>
    <style:style style:family="table-cell" style:name="ce33" style:parent-style-name="Default">
      <style:table-cell-properties style:vertical-align="middle"/>
      <style:text-properties style:font-size-asian="10.5pt" style:font-size-complex="10.5pt" fo:font-size="10.5pt"/>
    </style:style>
    <style:style style:family="table-cell" style:name="ce34" style:parent-style-name="Default">
      <style:table-cell-properties style:vertical-align="middle"/>
      <style:text-properties style:font-name="Roboto Light2"/>
    </style:style>
    <style:style style:family="text" style:name="T1">
      <style:text-properties style:country-asian="CN" style:country-complex="IN" style:font-name="Roboto" style:font-name-asian="DejaVu Sans" style:font-name-complex="FreeSans" style:font-relief="none" style:font-size-asian="10pt" style:font-size-complex="10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type="none" style:text-outline="false" style:text-overline-color="font-color" style:text-overline-style="none" style:text-underline-color="font-color" style:text-underline-style="none" fo:country="US" fo:font-size="10pt" fo:font-style="normal" fo:font-weight="normal" fo:language="en" fo:text-shadow="none"/>
    </style:style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table-column table:default-cell-style-name="ce35" table:style-name="co1"/>
        <table:table-column table:default-cell-style-name="ce39" table:style-name="co2"/>
        <table:table-column table:default-cell-style-name="ce29" table:style-name="co3"/>
        <table:table-column table:default-cell-style-name="ce35" table:style-name="co4"/>
        <table:table-column table:default-cell-style-name="ce39" table:style-name="co2"/>
        <table:table-column table:default-cell-style-name="ce29" table:number-columns-repeated="1019" table:style-name="co5"/>
        <table:table-row table:style-name="ro1">
          <table:table-cell office:value-type="string" table:number-columns-spanned="2" table:number-rows-spanned="1" table:style-name="ce24" calcext:value-type="string">
            <text:p>Sample file</text:p>
          </table:table-cell>
          <table:covered-table-cell table:style-name="ce36"/>
          <table:table-cell table:style-name="ce40"/>
          <table:table-cell office:value-type="string" table:number-columns-spanned="2" table:number-rows-spanned="1" table:style-name="ce24" calcext:value-type="string">
            <text:p>Sample certificate</text:p>
          </table:table-cell>
          <table:covered-table-cell table:style-name="ce36"/>
          <table:table-cell table:number-columns-repeated="1019" table:style-name="ce40"/>
        </table:table-row>
        <table:table-row table:style-name="ro2">
          <table:table-cell office:value-type="string" table:style-name="ce27" calcext:value-type="string">
            <text:p>File Name</text:p>
          </table:table-cell>
          <table:table-cell office:value-type="string" table:style-name="ce37" calcext:value-type="string">
            <text:p>WIFI.apk</text:p>
          </table:table-cell>
          <table:table-cell table:style-name="ce41"/>
          <table:table-cell office:value-type="string" table:style-name="ce27" calcext:value-type="string">
            <text:p>Subject</text:p>
          </table:table-cell>
          <table:table-cell office:value-type="string" table:style-name="ce37" calcext:value-type="string">
            <text:p>CN='MITAS Ltd.'</text:p>
          </table:table-cell>
          <table:table-cell table:number-columns-repeated="1019" table:style-name="ce41"/>
        </table:table-row>
        <table:table-row table:style-name="ro2">
          <table:table-cell office:value-type="string" table:style-name="ce27" calcext:value-type="string">
            <text:p>Size</text:p>
          </table:table-cell>
          <table:table-cell office:value-type="string" table:style-name="ce37" calcext:value-type="string">
            <text:p>2.87MB</text:p>
          </table:table-cell>
          <table:table-cell table:style-name="ce41"/>
          <table:table-cell office:value-type="string" table:style-name="ce27" calcext:value-type="string">
            <text:p>Signature Alg,</text:p>
          </table:table-cell>
          <table:table-cell office:value-type="string" table:style-name="ce37" calcext:value-type="string">
            <text:p>rsassa_pkcs1v15</text:p>
          </table:table-cell>
          <table:table-cell table:number-columns-repeated="1019" table:style-name="ce41"/>
        </table:table-row>
        <table:table-row table:style-name="ro2">
          <table:table-cell office:value-type="string" table:style-name="ce27" calcext:value-type="string">
            <text:p>MD5</text:p>
          </table:table-cell>
          <table:table-cell office:value-type="string" table:style-name="ce37" calcext:value-type="string">
            <text:p>79ba96848428337e685e10b06ccc1c89</text:p>
          </table:table-cell>
          <table:table-cell table:style-name="ce41"/>
          <table:table-cell office:value-type="string" table:style-name="ce27" calcext:value-type="string">
            <text:p>Valid From</text:p>
          </table:table-cell>
          <table:table-cell office:value-type="string" table:style-name="ce37" calcext:value-type="string">
            <text:p>2017-05-27 07</text:p>
          </table:table-cell>
          <table:table-cell table:number-columns-repeated="1019" table:style-name="ce41"/>
        </table:table-row>
        <table:table-row table:style-name="ro2">
          <table:table-cell office:value-type="string" table:style-name="ce27" calcext:value-type="string">
            <text:p>SHA1</text:p>
          </table:table-cell>
          <table:table-cell office:value-type="string" table:style-name="ce37" calcext:value-type="string">
            <text:p>51b31827c1d961ced142a3c5f3efa2b389f9c5ad</text:p>
          </table:table-cell>
          <table:table-cell table:style-name="ce41"/>
          <table:table-cell office:value-type="string" table:style-name="ce27" calcext:value-type="string">
            <text:p>Valid To</text:p>
          </table:table-cell>
          <table:table-cell office:value-type="string" table:style-name="ce37" calcext:value-type="string">
            <text:p>2023-05-26 07</text:p>
          </table:table-cell>
          <table:table-cell table:number-columns-repeated="1019" table:style-name="ce41"/>
        </table:table-row>
        <table:table-row table:style-name="ro2">
          <table:table-cell office:value-type="string" table:style-name="ce27" calcext:value-type="string">
            <text:p>SHA256</text:p>
          </table:table-cell>
          <table:table-cell office:value-type="string" table:style-name="ce37" calcext:value-type="string">
            <text:p>854774a198db490a1ae9f06d5da5fe6a1f683bf3d7186e56776516f982d41ad3</text:p>
          </table:table-cell>
          <table:table-cell table:style-name="ce41"/>
          <table:table-cell office:value-type="string" table:style-name="ce27" calcext:value-type="string">
            <text:p>Issuer</text:p>
          </table:table-cell>
          <table:table-cell office:value-type="string" table:style-name="ce37" calcext:value-type="string">
            <text:p>CN='MITAS Ltd.'</text:p>
          </table:table-cell>
          <table:table-cell table:number-columns-repeated="1019" table:style-name="ce41"/>
        </table:table-row>
        <table:table-row table:style-name="ro2">
          <table:table-cell table:style-name="ce30"/>
          <table:table-cell table:style-name="ce38"/>
          <table:table-cell/>
          <table:table-cell office:value-type="string" table:style-name="ce27" calcext:value-type="string">
            <text:p>Serial Number</text:p>
          </table:table-cell>
          <table:table-cell office:value-type="string" table:style-name="ce37" calcext:value-type="string">
            <text:p>0x4d53ca56</text:p>
          </table:table-cell>
          <table:table-cell table:number-columns-repeated="1019"/>
        </table:table-row>
        <table:table-row table:style-name="ro2">
          <table:table-cell office:value-type="string" table:number-columns-spanned="2" table:number-rows-spanned="1" table:style-name="ce24" calcext:value-type="string">
            <text:p>Android application</text:p>
          </table:table-cell>
          <table:covered-table-cell table:style-name="Default"/>
          <table:table-cell/>
          <table:table-cell office:value-type="string" table:style-name="ce27" calcext:value-type="string">
            <text:p>Hash Alg.</text:p>
          </table:table-cell>
          <table:table-cell office:value-type="string" table:style-name="ce37" calcext:value-type="string">
            <text:p>sha256</text:p>
          </table:table-cell>
          <table:table-cell table:number-columns-repeated="1019"/>
        </table:table-row>
        <table:table-row table:style-name="ro2">
          <table:table-cell office:value-type="string" table:style-name="ce27" calcext:value-type="string">
            <text:p>App Name</text:p>
          </table:table-cell>
          <table:table-cell office:value-type="string" table:style-name="ce37" calcext:value-type="string">
            <text:p>wifi</text:p>
          </table:table-cell>
          <table:table-cell/>
          <table:table-cell office:value-type="string" table:style-name="ce27" calcext:value-type="string">
            <text:p>MD5</text:p>
          </table:table-cell>
          <table:table-cell office:value-type="string" table:style-name="ce37" calcext:value-type="string">
            <text:p>b99ac605872a55e609854176413e603c</text:p>
          </table:table-cell>
          <table:table-cell table:number-columns-repeated="1019"/>
        </table:table-row>
        <table:table-row table:style-name="ro2">
          <table:table-cell office:value-type="string" table:style-name="ce27" calcext:value-type="string">
            <text:p>Package</text:p>
          </table:table-cell>
          <table:table-cell office:value-type="string" table:style-name="ce37" calcext:value-type="string">
            <text:p>org.xmlpush.v3</text:p>
          </table:table-cell>
          <table:table-cell/>
          <table:table-cell office:value-type="string" table:style-name="ce27" calcext:value-type="string">
            <text:p>SHA1</text:p>
          </table:table-cell>
          <table:table-cell office:value-type="string" table:style-name="ce37" calcext:value-type="string">
            <text:p>7c6e4f2e84ebaa8d25040f63d840e14f6f822125</text:p>
          </table:table-cell>
          <table:table-cell table:number-columns-repeated="1019"/>
        </table:table-row>
        <table:table-row table:style-name="ro2">
          <table:table-cell office:value-type="string" table:style-name="ce27" calcext:value-type="string">
            <text:p>Main Activity</text:p>
          </table:table-cell>
          <table:table-cell office:value-type="string" table:style-name="ce37" calcext:value-type="string">
            <text:p>org.xmlpush.v3.StartVersion</text:p>
          </table:table-cell>
          <table:table-cell/>
          <table:table-cell office:value-type="string" table:style-name="ce27" calcext:value-type="string">
            <text:p>SHA256</text:p>
          </table:table-cell>
          <table:table-cell office:value-type="string" table:style-name="ce37" calcext:value-type="string">
            <text:p>8052584eacfd199602b348ef60e20c246ec929d62bc5b85fd0e60ba3205b05a2</text:p>
          </table:table-cell>
          <table:table-cell table:number-columns-repeated="1019"/>
        </table:table-row>
        <table:table-row table:number-rows-repeated="1048564"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s" table:style-name="ta1">
        <table:table-column table:default-cell-style-name="ce4" table:style-name="co6"/>
        <table:table-column table:default-cell-style-name="ce4" table:style-name="co7"/>
        <table:table-column table:default-cell-style-name="ce4" table:style-name="co8"/>
        <table:table-column table:default-cell-style-name="ce4" table:style-name="co9"/>
        <table:table-column table:default-cell-style-name="ce4" table:style-name="co10"/>
        <table:table-column table:default-cell-style-name="ce4" table:style-name="co11"/>
        <table:table-column table:default-cell-style-name="ce4" table:style-name="co12"/>
        <table:table-column table:default-cell-style-name="ce4" table:style-name="co13"/>
        <table:table-column table:default-cell-style-name="ce17" table:style-name="co14"/>
        <table:table-column table:default-cell-style-name="ce4" table:number-columns-repeated="1014" table:style-name="co5"/>
        <table:table-column table:default-cell-style-name="ce19" table:style-name="co5"/>
        <table:table-row table:style-name="ro3">
          <table:table-cell office:value-type="string" table:style-name="ce1" calcext:value-type="string">
            <text:p>SHA256</text:p>
          </table:table-cell>
          <table:table-cell office:value-type="string" table:style-name="ce1" calcext:value-type="string">
            <text:p>DexDen</text:p>
          </table:table-cell>
          <table:table-cell office:value-type="string" table:style-name="ce1" calcext:value-type="string">
            <text:p>Conf. in APK</text:p>
          </table:table-cell>
          <table:table-cell office:value-type="string" table:style-name="ce1" calcext:value-type="string">
            <text:p>TippyTime</text:p>
          </table:table-cell>
          <table:table-cell office:value-type="string" table:style-name="ce1" calcext:value-type="string">
            <text:p>TippyPad</text:p>
          </table:table-cell>
          <table:table-cell office:value-type="string" table:style-name="ce1" calcext:value-type="string">
            <text:p>Cert not before</text:p>
          </table:table-cell>
          <table:table-cell office:value-type="string" table:style-name="ce1" calcext:value-type="string">
            <text:p>VT submission</text:p>
          </table:table-cell>
          <table:table-cell office:value-type="string" table:style-name="ce1" calcext:value-type="string">
            <text:p>Suspected build date</text:p>
          </table:table-cell>
          <table:table-cell office:value-type="string" table:style-name="ce14" calcext:value-type="string">
            <text:p>Reference</text:p>
          </table:table-cell>
          <table:table-cell table:number-columns-repeated="1014" table:style-name="ce18"/>
          <table:table-cell/>
        </table:table-row>
        <table:table-row table:style-name="ro4">
          <table:table-cell office:value-type="string" table:style-name="ce2" calcext:value-type="string">
            <text:p>c2ce202e6e08c41e8f7a0b15e7d0781704e17f8ed52d1b2ad7212ac29926436e</text:p>
          </table:table-cell>
          <table:table-cell office:value-type="string" table:style-name="ce5" calcext:value-type="string">
            <text:p>×</text:p>
          </table:table-cell>
          <table:table-cell office:value-type="string" table:style-name="ce7" calcext:value-type="string">
            <text:p>✔</text:p>
          </table:table-cell>
          <table:table-cell office:value-type="string" table:number-columns-repeated="2" table:style-name="ce5" calcext:value-type="string">
            <text:p>×</text:p>
          </table:table-cell>
          <table:table-cell office:value-type="string" table:style-name="ce9" calcext:value-type="string">
            <text:p><text:s/>2016/10/10</text:p>
          </table:table-cell>
          <table:table-cell office:value-type="string" table:style-name="ce9" calcext:value-type="string">
            <text:p><text:s/>2017/07/27</text:p>
          </table:table-cell>
          <table:table-cell office:value-type="string" table:style-name="ce9" calcext:value-type="string">
            <text:p>~2017/06/01</text:p>
          </table:table-cell>
          <table:table-cell office:value-type="string" table:style-name="ce15" calcext:value-type="string">
            <text:p>AccessNow: <text:a xlink:href="https://www.accessnow.org/cms/assets/uploads/2018/05/FinFisher-changes-tactics-to-hook-critics-AN.pdf" xlink:type="simple">https://www.accessnow.org/cms/assets/uploads/2018/05/FinFisher-changes-tactics-to-hook-critics-AN.pdf</text:a></text:p>
          </table:table-cell>
          <table:table-cell table:number-columns-repeated="1015"/>
        </table:table-row>
        <table:table-row table:style-name="ro4">
          <table:table-cell office:value-type="string" table:style-name="ce2" calcext:value-type="string">
            <text:p>2f881b98088bbe91dc8fd003eed17f41a35182a27663e6e103b2b6673b592350</text:p>
          </table:table-cell>
          <table:table-cell office:value-type="string" table:style-name="ce5" calcext:value-type="string">
            <text:p>×</text:p>
          </table:table-cell>
          <table:table-cell office:value-type="string" table:number-columns-repeated="2" table:style-name="ce7" calcext:value-type="string">
            <text:p>✔</text:p>
          </table:table-cell>
          <table:table-cell office:value-type="string" table:style-name="ce5" calcext:value-type="string">
            <text:p>×</text:p>
          </table:table-cell>
          <table:table-cell office:value-type="string" table:style-name="ce10" calcext:value-type="string">
            <text:p>2014/10/21</text:p>
          </table:table-cell>
          <table:table-cell office:value-type="string" table:style-name="ce10" calcext:value-type="string">
            <text:p>2019/10/12</text:p>
          </table:table-cell>
          <table:table-cell table:style-name="ce9"/>
          <table:table-cell table:style-name="ce15"/>
          <table:table-cell table:number-columns-repeated="1015"/>
        </table:table-row>
        <table:table-row table:style-name="ro4">
          <table:table-cell office:value-type="string" table:style-name="ce2" calcext:value-type="string">
            <text:p>269227c4c4770e109e53c6cf87bd9bde367843c4806f5975c5aa317f318e28a9</text:p>
          </table:table-cell>
          <table:table-cell office:value-type="string" table:style-name="ce5" calcext:value-type="string">
            <text:p>×</text:p>
          </table:table-cell>
          <table:table-cell office:value-type="string" table:number-columns-repeated="2" table:style-name="ce7" calcext:value-type="string">
            <text:p>✔</text:p>
          </table:table-cell>
          <table:table-cell office:value-type="string" table:style-name="ce5" calcext:value-type="string">
            <text:p>×</text:p>
          </table:table-cell>
          <table:table-cell office:value-type="string" table:style-name="ce10" calcext:value-type="string">
            <text:p>2018/06/20</text:p>
          </table:table-cell>
          <table:table-cell office:value-type="string" table:style-name="ce10" calcext:value-type="string">
            <text:p>2019/03/24</text:p>
          </table:table-cell>
          <table:table-cell office:value-type="string" table:style-name="ce9" calcext:value-type="string">
            <text:p>&gt; 2017/12/07</text:p>
          </table:table-cell>
          <table:table-cell office:value-type="string" table:style-name="ce15" calcext:value-type="string">
            <text:p>Thorsten Schröder &amp; Linus Neumann: <text:a xlink:href="https://github.com/Linuzifer/FinSpy-Dokumentation" xlink:type="simple">https://github.com/Linuzifer/FinSpy-Dokumentation</text:a></text:p>
          </table:table-cell>
          <table:table-cell table:number-columns-repeated="1015"/>
        </table:table-row>
        <table:table-row table:style-name="ro4">
          <table:table-cell office:value-type="string" table:style-name="ce2" calcext:value-type="string">
            <text:p>1221bb41b315b5d6dc336a931eb4fb6feca7fe80e8dc42647c16686629767ec8</text:p>
          </table:table-cell>
          <table:table-cell office:value-type="string" table:style-name="ce5" calcext:value-type="string">
            <text:p>×</text:p>
          </table:table-cell>
          <table:table-cell office:value-type="string" table:number-columns-repeated="3" table:style-name="ce7" calcext:value-type="string">
            <text:p>✔</text:p>
          </table:table-cell>
          <table:table-cell office:value-type="string" table:style-name="ce11" calcext:value-type="string">
            <text:p>2017/05/29</text:p>
          </table:table-cell>
          <table:table-cell office:value-type="string" table:style-name="ce9" calcext:value-type="string">
            <text:p>2017/09/13</text:p>
          </table:table-cell>
          <table:table-cell office:value-type="string" table:style-name="ce9" calcext:value-type="string">
            <text:p>&gt; 2017/05/29</text:p>
          </table:table-cell>
          <table:table-cell table:style-name="ce15"/>
          <table:table-cell table:number-columns-repeated="1015"/>
        </table:table-row>
        <table:table-row table:style-name="ro4">
          <table:table-cell office:value-type="string" table:style-name="ce2" calcext:value-type="string">
            <text:p>269227c4c4770e109e53c6cf87bd9bde367843c4806f5975c5aa317f318e28a9</text:p>
          </table:table-cell>
          <table:table-cell office:value-type="string" table:style-name="ce5" calcext:value-type="string">
            <text:p>×</text:p>
          </table:table-cell>
          <table:table-cell office:value-type="string" table:number-columns-repeated="2" table:style-name="ce7" calcext:value-type="string">
            <text:p>✔</text:p>
          </table:table-cell>
          <table:table-cell office:value-type="string" table:style-name="ce5" calcext:value-type="string">
            <text:p>×</text:p>
          </table:table-cell>
          <table:table-cell office:value-type="string" table:style-name="ce11" calcext:value-type="string">
            <text:p><text:s/>2018/06/20</text:p>
          </table:table-cell>
          <table:table-cell office:value-type="string" table:style-name="ce9" calcext:value-type="string">
            <text:p><text:s/>2019/03/24</text:p>
          </table:table-cell>
          <table:table-cell office:value-type="string" table:style-name="ce9" calcext:value-type="string">
            <text:p><text:span text:style-name="T1">&gt;  2018/06/20</text:span></text:p>
          </table:table-cell>
          <table:table-cell table:style-name="ce15"/>
          <table:table-cell table:number-columns-repeated="1015"/>
        </table:table-row>
        <table:table-row table:style-name="ro4">
          <table:table-cell office:value-type="string" table:style-name="ce2" calcext:value-type="string">
            <text:p>a504ba88c39c325589079afd7822cc4b431182c8ec0304f21316e964b6e9eb7f</text:p>
          </table:table-cell>
          <table:table-cell office:value-type="string" table:style-name="ce5" calcext:value-type="string">
            <text:p>×</text:p>
          </table:table-cell>
          <table:table-cell office:value-type="string" table:number-columns-repeated="2" table:style-name="ce7" calcext:value-type="string">
            <text:p>✔</text:p>
          </table:table-cell>
          <table:table-cell office:value-type="string" table:style-name="ce5" calcext:value-type="string">
            <text:p>×</text:p>
          </table:table-cell>
          <table:table-cell office:value-type="string" table:style-name="ce11" calcext:value-type="string">
            <text:p><text:s/>2017/11/16</text:p>
          </table:table-cell>
          <table:table-cell office:value-type="string" table:style-name="ce9" calcext:value-type="string">
            <text:p>2018/07/31</text:p>
          </table:table-cell>
          <table:table-cell office:value-type="string" table:style-name="ce9" calcext:value-type="string">
            <text:p><text:span text:style-name="T1">&gt;  2017/11/16</text:span></text:p>
          </table:table-cell>
          <table:table-cell table:style-name="ce15"/>
          <table:table-cell table:number-columns-repeated="1015"/>
        </table:table-row>
        <table:table-row table:style-name="ro4">
          <table:table-cell office:value-type="string" table:style-name="ce3" calcext:value-type="string">
            <text:p>854774a198db490a1ae9f06d5da5fe6a1f683bf3d7186e56776516f982d41ad3</text:p>
          </table:table-cell>
          <table:table-cell office:value-type="string" table:style-name="ce6" calcext:value-type="string">
            <text:p>✔</text:p>
          </table:table-cell>
          <table:table-cell office:value-type="string" table:style-name="ce8" calcext:value-type="string">
            <text:p>×</text:p>
          </table:table-cell>
          <table:table-cell office:value-type="string" table:number-columns-repeated="2" table:style-name="ce6" calcext:value-type="string">
            <text:p>✔</text:p>
          </table:table-cell>
          <table:table-cell office:value-type="string" table:style-name="ce12" calcext:value-type="string">
            <text:p>2017/05/27</text:p>
          </table:table-cell>
          <table:table-cell office:value-type="string" table:style-name="ce12" calcext:value-type="string">
            <text:p>2019/11/27</text:p>
          </table:table-cell>
          <table:table-cell office:value-type="string" table:style-name="ce13" calcext:value-type="string">
            <text:p>&gt; 2017/05/27</text:p>
          </table:table-cell>
          <table:table-cell office:value-type="string" table:style-name="ce16" calcext:value-type="string">
            <text:p>Current investigation</text:p>
          </table:table-cell>
          <table:table-cell table:number-columns-repeated="1015"/>
        </table:table-row>
        <table:table-row table:number-rows-repeated="1048567"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LV types" table:style-name="ta1">
        <table:table-column table:default-cell-style-name="ce63" table:style-name="co15"/>
        <table:table-column table:default-cell-style-name="ce67" table:style-name="co16"/>
        <table:table-column table:default-cell-style-name="ce63" table:style-name="co17"/>
        <table:table-column table:default-cell-style-name="ce69" table:style-name="co18"/>
        <table:table-column table:default-cell-style-name="ce72" table:style-name="co19"/>
        <table:table-column table:default-cell-style-name="ce72" table:style-name="co20"/>
        <table:table-column table:default-cell-style-name="ce63" table:number-columns-repeated="1018" table:style-name="co5"/>
        <table:table-row table:style-name="ro6">
          <table:table-cell office:value-type="string" table:style-name="ce85" calcext:value-type="string">
            <text:p>Group ID</text:p>
          </table:table-cell>
          <table:table-cell office:value-type="string" table:style-name="ce89" calcext:value-type="string">
            <text:p>Group name</text:p>
          </table:table-cell>
          <table:table-cell office:value-type="string" table:style-name="ce85" calcext:value-type="string">
            <text:p>TLV value</text:p>
          </table:table-cell>
          <table:table-cell office:value-type="string" table:style-name="ce91" calcext:value-type="string">
            <text:p>Known TLV</text:p>
          </table:table-cell>
          <table:table-cell office:value-type="string" table:style-name="ce94" calcext:value-type="string">
            <text:p>TLV name</text:p>
          </table:table-cell>
          <table:table-cell table:style-name="ce71"/>
          <table:table-cell table:number-columns-repeated="1018" table:style-name="ce62"/>
        </table:table-row>
        <table:table-row table:style-name="ro5">
          <table:table-cell office:value="64" office:value-type="float" calcext:value-type="float">
            <text:p>64</text:p>
          </table:table-cell>
          <table:table-cell office:value-type="string" calcext:value-type="string">
            <text:p>drives all get</text:p>
          </table:table-cell>
          <table:table-cell office:value="131488" office:value-type="float" calcext:value-type="float">
            <text:p>131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AllDrivesRequest</text:p>
          </table:table-cell>
          <table:table-cell table:number-columns-repeated="1019"/>
        </table:table-row>
        <table:table-row table:style-name="ro5">
          <table:table-cell office:value="64" office:value-type="float" calcext:value-type="float">
            <text:p>64</text:p>
          </table:table-cell>
          <table:table-cell office:value-type="string" calcext:value-type="string">
            <text:p>drives all get</text:p>
          </table:table-cell>
          <table:table-cell office:value="131744" office:value-type="float" calcext:value-type="float">
            <text:p>131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AllDrivesReply</text:p>
          </table:table-cell>
          <table:table-cell table:number-columns-repeated="1019"/>
        </table:table-row>
        <table:table-row table:style-name="ro5">
          <table:table-cell office:value="66" office:value-type="float" calcext:value-type="float">
            <text:p>66</text:p>
          </table:table-cell>
          <table:table-cell office:value-type="string" calcext:value-type="string">
            <text:p>contents folder get</text:p>
          </table:table-cell>
          <table:table-cell office:value="135328" office:value-type="float" calcext:value-type="float">
            <text:p>135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FolderContentsRequest</text:p>
          </table:table-cell>
          <table:table-cell table:number-columns-repeated="1019"/>
        </table:table-row>
        <table:table-row table:style-name="ro5">
          <table:table-cell office:value="66" office:value-type="float" calcext:value-type="float">
            <text:p>66</text:p>
          </table:table-cell>
          <table:table-cell office:value-type="string" calcext:value-type="string">
            <text:p>contents folder get</text:p>
          </table:table-cell>
          <table:table-cell office:value="135584" office:value-type="float" calcext:value-type="float">
            <text:p>135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FolderContentsReply</text:p>
          </table:table-cell>
          <table:table-cell table:number-columns-repeated="1019"/>
        </table:table-row>
        <table:table-row table:style-name="ro5">
          <table:table-cell office:value="66" office:value-type="float" calcext:value-type="float">
            <text:p>66</text:p>
          </table:table-cell>
          <table:table-cell office:value-type="string" calcext:value-type="string">
            <text:p>contents folder get</text:p>
          </table:table-cell>
          <table:table-cell office:value="135840" office:value-type="float" calcext:value-type="float">
            <text:p>135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FolderContentsNext</text:p>
          </table:table-cell>
          <table:table-cell table:number-columns-repeated="1019"/>
        </table:table-row>
        <table:table-row table:style-name="ro5">
          <table:table-cell office:value="66" office:value-type="float" calcext:value-type="float">
            <text:p>66</text:p>
          </table:table-cell>
          <table:table-cell office:value-type="string" calcext:value-type="string">
            <text:p>contents folder get</text:p>
          </table:table-cell>
          <table:table-cell office:value="136096" office:value-type="float" calcext:value-type="float">
            <text:p>136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FolderContentsEnd</text:p>
          </table:table-cell>
          <table:table-cell table:number-columns-repeated="1019"/>
        </table:table-row>
        <table:table-row table:style-name="ro5">
          <table:table-cell office:value="68" office:value-type="float" calcext:value-type="float">
            <text:p>68</text:p>
          </table:table-cell>
          <table:table-cell office:value-type="string" calcext:value-type="string">
            <text:p>download file</text:p>
          </table:table-cell>
          <table:table-cell office:value="139424" office:value-type="float" calcext:value-type="float">
            <text:p>139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ownloadFileRequest</text:p>
          </table:table-cell>
          <table:table-cell table:number-columns-repeated="1019"/>
        </table:table-row>
        <table:table-row table:style-name="ro5">
          <table:table-cell office:value="68" office:value-type="float" calcext:value-type="float">
            <text:p>68</text:p>
          </table:table-cell>
          <table:table-cell office:value-type="string" calcext:value-type="string">
            <text:p>download file</text:p>
          </table:table-cell>
          <table:table-cell office:value="139680" office:value-type="float" calcext:value-type="float">
            <text:p>139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ancelDownloadFileRequest</text:p>
          </table:table-cell>
          <table:table-cell table:number-columns-repeated="1019"/>
        </table:table-row>
        <table:table-row table:style-name="ro5">
          <table:table-cell office:value="68" office:value-type="float" calcext:value-type="float">
            <text:p>68</text:p>
          </table:table-cell>
          <table:table-cell office:value-type="string" calcext:value-type="string">
            <text:p>download file</text:p>
          </table:table-cell>
          <table:table-cell office:value="139936" office:value-type="float" calcext:value-type="float">
            <text:p>1399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ownloadFileReply</text:p>
          </table:table-cell>
          <table:table-cell table:number-columns-repeated="1019"/>
        </table:table-row>
        <table:table-row table:style-name="ro5">
          <table:table-cell office:value="68" office:value-type="float" calcext:value-type="float">
            <text:p>68</text:p>
          </table:table-cell>
          <table:table-cell office:value-type="string" calcext:value-type="string">
            <text:p>download file</text:p>
          </table:table-cell>
          <table:table-cell office:value="140192" office:value-type="float" calcext:value-type="float">
            <text:p>1401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ownloadFileNext</text:p>
          </table:table-cell>
          <table:table-cell table:number-columns-repeated="1019"/>
        </table:table-row>
        <table:table-row table:style-name="ro5">
          <table:table-cell office:value="68" office:value-type="float" calcext:value-type="float">
            <text:p>68</text:p>
          </table:table-cell>
          <table:table-cell office:value-type="string" calcext:value-type="string">
            <text:p>download file</text:p>
          </table:table-cell>
          <table:table-cell office:value="140448" office:value-type="float" calcext:value-type="float">
            <text:p>1404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ownloadFileEnd</text:p>
          </table:table-cell>
          <table:table-cell table:number-columns-repeated="1019"/>
        </table:table-row>
        <table:table-row table:style-name="ro5">
          <table:table-cell office:value="68" office:value-type="float" calcext:value-type="float">
            <text:p>68</text:p>
          </table:table-cell>
          <table:table-cell office:value-type="string" calcext:value-type="string">
            <text:p>download file</text:p>
          </table:table-cell>
          <table:table-cell office:value="140704" office:value-type="float" calcext:value-type="float">
            <text:p>1407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ancelDownloadFileReply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3520" office:value-type="float" calcext:value-type="float">
            <text:p>143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ileRequest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3776" office:value-type="float" calcext:value-type="float">
            <text:p>143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ancelUploadFileRequest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4032" office:value-type="float" calcext:value-type="float">
            <text:p>144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ileReply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4288" office:value-type="float" calcext:value-type="float">
            <text:p>144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ileNext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4544" office:value-type="float" calcext:value-type="float">
            <text:p>144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ileEnd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4800" office:value-type="float" calcext:value-type="float">
            <text:p>144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ileCompleted</text:p>
          </table:table-cell>
          <table:table-cell table:number-columns-repeated="1019"/>
        </table:table-row>
        <table:table-row table:style-name="ro5">
          <table:table-cell office:value="70" office:value-type="float" calcext:value-type="float">
            <text:p>70</text:p>
          </table:table-cell>
          <table:table-cell office:value-type="string" calcext:value-type="string">
            <text:p>upload file</text:p>
          </table:table-cell>
          <table:table-cell office:value="145056" office:value-type="float" calcext:value-type="float">
            <text:p>145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ancelUploadFileReply</text:p>
          </table:table-cell>
          <table:table-cell table:number-columns-repeated="1019"/>
        </table:table-row>
        <table:table-row table:style-name="ro5">
          <table:table-cell office:value="72" office:value-type="float" calcext:value-type="float">
            <text:p>72</text:p>
          </table:table-cell>
          <table:table-cell office:value-type="string" calcext:value-type="string">
            <text:p>delete file</text:p>
          </table:table-cell>
          <table:table-cell office:value="147616" office:value-type="float" calcext:value-type="float">
            <text:p>147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FileRequest</text:p>
          </table:table-cell>
          <table:table-cell table:number-columns-repeated="1019"/>
        </table:table-row>
        <table:table-row table:style-name="ro5">
          <table:table-cell office:value="72" office:value-type="float" calcext:value-type="float">
            <text:p>72</text:p>
          </table:table-cell>
          <table:table-cell office:value-type="string" calcext:value-type="string">
            <text:p>delete file</text:p>
          </table:table-cell>
          <table:table-cell office:value="147872" office:value-type="float" calcext:value-type="float">
            <text:p>1478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FileReply</text:p>
          </table:table-cell>
          <table:table-cell table:number-columns-repeated="1019"/>
        </table:table-row>
        <table:table-row table:style-name="ro5">
          <table:table-cell office:value="74" office:value-type="float" calcext:value-type="float">
            <text:p>74</text:p>
          </table:table-cell>
          <table:table-cell office:value-type="string" calcext:value-type="string">
            <text:p>search file</text:p>
          </table:table-cell>
          <table:table-cell office:value="151968" office:value-type="float" calcext:value-type="float">
            <text:p>1519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archFileRequest</text:p>
          </table:table-cell>
          <table:table-cell table:number-columns-repeated="1019"/>
        </table:table-row>
        <table:table-row table:style-name="ro5">
          <table:table-cell office:value="74" office:value-type="float" calcext:value-type="float">
            <text:p>74</text:p>
          </table:table-cell>
          <table:table-cell office:value-type="string" calcext:value-type="string">
            <text:p>search file</text:p>
          </table:table-cell>
          <table:table-cell office:value="152224" office:value-type="float" calcext:value-type="float">
            <text:p>1522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archFileReply</text:p>
          </table:table-cell>
          <table:table-cell table:number-columns-repeated="1019"/>
        </table:table-row>
        <table:table-row table:style-name="ro5">
          <table:table-cell office:value="74" office:value-type="float" calcext:value-type="float">
            <text:p>74</text:p>
          </table:table-cell>
          <table:table-cell office:value-type="string" calcext:value-type="string">
            <text:p>search file</text:p>
          </table:table-cell>
          <table:table-cell office:value="152480" office:value-type="float" calcext:value-type="float">
            <text:p>1524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archFileNext</text:p>
          </table:table-cell>
          <table:table-cell table:number-columns-repeated="1019"/>
        </table:table-row>
        <table:table-row table:style-name="ro5">
          <table:table-cell office:value="74" office:value-type="float" calcext:value-type="float">
            <text:p>74</text:p>
          </table:table-cell>
          <table:table-cell office:value-type="string" calcext:value-type="string">
            <text:p>search file</text:p>
          </table:table-cell>
          <table:table-cell office:value="152736" office:value-type="float" calcext:value-type="float">
            <text:p>1527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archFileEnd</text:p>
          </table:table-cell>
          <table:table-cell table:number-columns-repeated="1019"/>
        </table:table-row>
        <table:table-row table:style-name="ro5">
          <table:table-cell office:value="74" office:value-type="float" calcext:value-type="float">
            <text:p>74</text:p>
          </table:table-cell>
          <table:table-cell office:value-type="string" calcext:value-type="string">
            <text:p>search file</text:p>
          </table:table-cell>
          <table:table-cell office:value="152992" office:value-type="float" calcext:value-type="float">
            <text:p>1529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ancelSearchFileRequest</text:p>
          </table:table-cell>
          <table:table-cell table:number-columns-repeated="1019"/>
        </table:table-row>
        <table:table-row table:style-name="ro5">
          <table:table-cell office:value="74" office:value-type="float" calcext:value-type="float">
            <text:p>74</text:p>
          </table:table-cell>
          <table:table-cell office:value-type="string" calcext:value-type="string">
            <text:p>search file</text:p>
          </table:table-cell>
          <table:table-cell office:value="153248" office:value-type="float" calcext:value-type="float">
            <text:p>1532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ancelSearchFileReply</text:p>
          </table:table-cell>
          <table:table-cell table:number-columns-repeated="1019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59888" office:value-type="float" calcext:value-type="float">
            <text:p>1598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DataChunk</text:p>
          </table:table-cell>
          <table:table-cell office:value-type="string" calcext:value-type="string">
            <text:p>Lorg/xmlpush/v3/o/e, Lorg/xmlpush/v3/o/d, L/org/xmlpush/v3/o/h, L/org/xmlpush/v3/h/c</text:p>
          </table:table-cell>
          <table:table-cell table:number-columns-repeated="1018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0128" office:value-type="float" calcext:value-type="float">
            <text:p>1601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DiskDrive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0384" office:value-type="float" calcext:value-type="float">
            <text:p>1603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ullPath</text:p>
          </table:table-cell>
          <table:table-cell office:value-type="string" calcext:value-type="string">
            <text:p>Lorg/xmlpush/v3/n/m, Lorg/xmlpush/v3/o/e, Lorg/xmlpush/v3/o/e, Lorg/xmlpush/v3/o/e, Lorg/xmlpush/v3/o/e, Lorg/xmlpush/v3/o/e, Lorg/xmlpush/v3/o/e, Lorg/xmlpush/v3/o/e, Lorg/xmlpush/v3/o/e, Lorg/xmlpush/v3/o/e, Lorg/xmlpush/v3/o/e, Lorg/xmlpush/v3/o/e, Lorg/xmlpush/v3/o/d, Lorg/xmlpush/v3/o/d, Lorg/xmlpush/v3/o/d, Lorg/xmlpush/v3/o/d, Lorg/xmlpush/v3/f/b, L/org/xmlpush/v3/o/h, L/org/xmlpush/v3/h/c</text:p>
          </table:table-cell>
          <table:table-cell table:number-columns-repeated="1018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0640" office:value-type="float" calcext:value-type="float">
            <text:p>1606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name</text:p>
          </table:table-cell>
          <table:table-cell office:value-type="string" calcext:value-type="string">
            <text:p>Lorg/xmlpush/v3/o/e, Lorg/xmlpush/v3/o/e, Lorg/xmlpush/v3/o/e, L/org/xmlpush/v3/h/c</text:p>
          </table:table-cell>
          <table:table-cell table:number-columns-repeated="1018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0896" office:value-type="float" calcext:value-type="float">
            <text:p>1608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Extension</text:p>
          </table:table-cell>
          <table:table-cell table:number-columns-repeated="1019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1088" office:value-type="float" calcext:value-type="float">
            <text:p>1610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DiskDriveType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1408" office:value-type="float" calcext:value-type="float">
            <text:p>1614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Size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8" office:value-type="float" calcext:value-type="float">
            <text:p>78</text:p>
          </table:table-cell>
          <table:table-cell office:value-type="string" calcext:value-type="string">
            <text:p>fs</text:p>
          </table:table-cell>
          <table:table-cell office:value="161584" office:value-type="float" calcext:value-type="float">
            <text:p>161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IsFolder</text:p>
          </table:table-cell>
          <table:table-cell office:value-type="string" calcext:value-type="string">
            <text:p>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1840" office:value-type="float" calcext:value-type="float">
            <text:p>161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ReadOnly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2096" office:value-type="float" calcext:value-type="float">
            <text:p>162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Hidden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2352" office:value-type="float" calcext:value-type="float">
            <text:p>1623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System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2688" office:value-type="float" calcext:value-type="float">
            <text:p>1626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CreationTime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2944" office:value-type="float" calcext:value-type="float">
            <text:p>1629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LastAccessTime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3200" office:value-type="float" calcext:value-type="float">
            <text:p>1632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ileLastWriteTime</text:p>
          </table:table-cell>
          <table:table-cell office:value-type="string" calcext:value-type="string">
            <text:p>Lorg/xmlpush/v3/o/e, Lorg/xmlpush/v3/o/e, Lorg/xmlpush/v3/o/e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3472" office:value-type="float" calcext:value-type="float">
            <text:p>1634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SFullPathM</text:p>
          </table:table-cell>
          <table:table-cell office:value-type="string" calcext:value-type="string">
            <text:p>Lorg/xmlpush/v3/o/d, Lorg/xmlpush/v3/o/d, Lorg/xmlpush/v3/o/d, L/org/xmlpush/v3/h/c</text:p>
          </table:table-cell>
          <table:table-cell table:number-columns-repeated="1018"/>
        </table:table-row>
        <table:table-row table:style-name="ro5">
          <table:table-cell office:value="79" office:value-type="float" calcext:value-type="float">
            <text:p>79</text:p>
          </table:table-cell>
          <table:table-cell office:value-type="string" calcext:value-type="string">
            <text:p>fs</text:p>
          </table:table-cell>
          <table:table-cell office:value="163632" office:value-type="float" calcext:value-type="float">
            <text:p>1636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82" office:value-type="float" calcext:value-type="float">
            <text:p>82</text:p>
          </table:table-cell>
          <table:table-cell office:value-type="string" calcext:value-type="string">
            <text:p>system config file</text:p>
          </table:table-cell>
          <table:table-cell office:value="168096" office:value-type="float" calcext:value-type="float">
            <text:p>168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FileSystemConfigRequest</text:p>
          </table:table-cell>
          <table:table-cell table:number-columns-repeated="1019"/>
        </table:table-row>
        <table:table-row table:style-name="ro5">
          <table:table-cell office:value="82" office:value-type="float" calcext:value-type="float">
            <text:p>82</text:p>
          </table:table-cell>
          <table:table-cell office:value-type="string" calcext:value-type="string">
            <text:p>system config file</text:p>
          </table:table-cell>
          <table:table-cell office:value="168352" office:value-type="float" calcext:value-type="float">
            <text:p>1683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ileSystemConfigReply</text:p>
          </table:table-cell>
          <table:table-cell table:number-columns-repeated="1019"/>
        </table:table-row>
        <table:table-row table:style-name="ro5">
          <table:table-cell office:value="82" office:value-type="float" calcext:value-type="float">
            <text:p>82</text:p>
          </table:table-cell>
          <table:table-cell office:value-type="string" calcext:value-type="string">
            <text:p>system config file</text:p>
          </table:table-cell>
          <table:table-cell office:value="168608" office:value-type="float" calcext:value-type="float">
            <text:p>1686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FileSystemConfigRequest</text:p>
          </table:table-cell>
          <table:table-cell table:number-columns-repeated="1019"/>
        </table:table-row>
        <table:table-row table:style-name="ro5">
          <table:table-cell office:value="128" office:value-type="float" calcext:value-type="float">
            <text:p>128</text:p>
          </table:table-cell>
          <table:table-cell office:value-type="string" calcext:value-type="string">
            <text:p>line cmd</text:p>
          </table:table-cell>
          <table:table-cell office:value="262560" office:value-type="float" calcext:value-type="float">
            <text:p>262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CmdLineSessionRequest</text:p>
          </table:table-cell>
          <table:table-cell table:number-columns-repeated="1019"/>
        </table:table-row>
        <table:table-row table:style-name="ro5">
          <table:table-cell office:value="128" office:value-type="float" calcext:value-type="float">
            <text:p>128</text:p>
          </table:table-cell>
          <table:table-cell office:value-type="string" calcext:value-type="string">
            <text:p>line cmd</text:p>
          </table:table-cell>
          <table:table-cell office:value="262816" office:value-type="float" calcext:value-type="float">
            <text:p>262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CmdLineSessionReply</text:p>
          </table:table-cell>
          <table:table-cell table:number-columns-repeated="1019"/>
        </table:table-row>
        <table:table-row table:style-name="ro5">
          <table:table-cell office:value="128" office:value-type="float" calcext:value-type="float">
            <text:p>128</text:p>
          </table:table-cell>
          <table:table-cell office:value-type="string" calcext:value-type="string">
            <text:p>line cmd</text:p>
          </table:table-cell>
          <table:table-cell office:value="263072" office:value-type="float" calcext:value-type="float">
            <text:p>263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CmdLineSessionRequest</text:p>
          </table:table-cell>
          <table:table-cell table:number-columns-repeated="1019"/>
        </table:table-row>
        <table:table-row table:style-name="ro5">
          <table:table-cell office:value="128" office:value-type="float" calcext:value-type="float">
            <text:p>128</text:p>
          </table:table-cell>
          <table:table-cell office:value-type="string" calcext:value-type="string">
            <text:p>line cmd</text:p>
          </table:table-cell>
          <table:table-cell office:value="263328" office:value-type="float" calcext:value-type="float">
            <text:p>263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SessionStoppedReply</text:p>
          </table:table-cell>
          <table:table-cell table:number-columns-repeated="1019"/>
        </table:table-row>
        <table:table-row table:style-name="ro5">
          <table:table-cell office:value="128" office:value-type="float" calcext:value-type="float">
            <text:p>128</text:p>
          </table:table-cell>
          <table:table-cell office:value-type="string" calcext:value-type="string">
            <text:p>line cmd</text:p>
          </table:table-cell>
          <table:table-cell office:value="263584" office:value-type="float" calcext:value-type="float">
            <text:p>263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Execute</text:p>
          </table:table-cell>
          <table:table-cell table:number-columns-repeated="1019"/>
        </table:table-row>
        <table:table-row table:style-name="ro5">
          <table:table-cell office:value="128" office:value-type="float" calcext:value-type="float">
            <text:p>128</text:p>
          </table:table-cell>
          <table:table-cell office:value-type="string" calcext:value-type="string">
            <text:p>line cmd</text:p>
          </table:table-cell>
          <table:table-cell office:value="263840" office:value-type="float" calcext:value-type="float">
            <text:p>263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ExecutionResult</text:p>
          </table:table-cell>
          <table:table-cell table:number-columns-repeated="1019"/>
        </table:table-row>
        <table:table-row table:style-name="ro5">
          <table:table-cell office:value="130" office:value-type="float" calcext:value-type="float">
            <text:p>130</text:p>
          </table:table-cell>
          <table:table-cell office:value-type="string" calcext:value-type="string">
            <text:p>line cmd execute</text:p>
          </table:table-cell>
          <table:table-cell office:value="266352" office:value-type="float" calcext:value-type="float">
            <text:p>2663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ExecuteCommand</text:p>
          </table:table-cell>
          <table:table-cell table:number-columns-repeated="1019"/>
        </table:table-row>
        <table:table-row table:style-name="ro5">
          <table:table-cell office:value="130" office:value-type="float" calcext:value-type="float">
            <text:p>130</text:p>
          </table:table-cell>
          <table:table-cell office:value-type="string" calcext:value-type="string">
            <text:p>line cmd execute</text:p>
          </table:table-cell>
          <table:table-cell office:value="266560" office:value-type="float" calcext:value-type="float">
            <text:p>266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ExecuteAnswerID</text:p>
          </table:table-cell>
          <table:table-cell table:number-columns-repeated="1019"/>
        </table:table-row>
        <table:table-row table:style-name="ro5">
          <table:table-cell office:value="130" office:value-type="float" calcext:value-type="float">
            <text:p>130</text:p>
          </table:table-cell>
          <table:table-cell office:value-type="string" calcext:value-type="string">
            <text:p>line cmd execute</text:p>
          </table:table-cell>
          <table:table-cell office:value="266864" office:value-type="float" calcext:value-type="float">
            <text:p>2668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ExecuteAnswerData</text:p>
          </table:table-cell>
          <table:table-cell table:number-columns-repeated="1019"/>
        </table:table-row>
        <table:table-row table:style-name="ro5">
          <table:table-cell office:value="146" office:value-type="float" calcext:value-type="float">
            <text:p>146</text:p>
          </table:table-cell>
          <table:table-cell office:value-type="string" calcext:value-type="string">
            <text:p>line config cmd</text:p>
          </table:table-cell>
          <table:table-cell office:value="299168" office:value-type="float" calcext:value-type="float">
            <text:p>299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CmdLineConfigRequest</text:p>
          </table:table-cell>
          <table:table-cell table:number-columns-repeated="1019"/>
        </table:table-row>
        <table:table-row table:style-name="ro5">
          <table:table-cell office:value="146" office:value-type="float" calcext:value-type="float">
            <text:p>146</text:p>
          </table:table-cell>
          <table:table-cell office:value-type="string" calcext:value-type="string">
            <text:p>line config cmd</text:p>
          </table:table-cell>
          <table:table-cell office:value="299424" office:value-type="float" calcext:value-type="float">
            <text:p>299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mdLineConfigReply</text:p>
          </table:table-cell>
          <table:table-cell table:number-columns-repeated="1019"/>
        </table:table-row>
        <table:table-row table:style-name="ro5">
          <table:table-cell office:value="146" office:value-type="float" calcext:value-type="float">
            <text:p>146</text:p>
          </table:table-cell>
          <table:table-cell office:value-type="string" calcext:value-type="string">
            <text:p>line config cmd</text:p>
          </table:table-cell>
          <table:table-cell office:value="299680" office:value-type="float" calcext:value-type="float">
            <text:p>299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CmdLineConfigRequest</text:p>
          </table:table-cell>
          <table:table-cell table:number-columns-repeated="1019"/>
        </table:table-row>
        <table:table-row table:style-name="ro5">
          <table:table-cell office:value="160" office:value-type="float" calcext:value-type="float">
            <text:p>160</text:p>
          </table:table-cell>
          <table:table-cell office:value-type="string" calcext:value-type="string">
            <text:p>config scheduler</text:p>
          </table:table-cell>
          <table:table-cell office:value="328096" office:value-type="float" calcext:value-type="float">
            <text:p>328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SchedulerConfigRequest</text:p>
          </table:table-cell>
          <table:table-cell table:number-columns-repeated="1019"/>
        </table:table-row>
        <table:table-row table:style-name="ro5">
          <table:table-cell office:value="160" office:value-type="float" calcext:value-type="float">
            <text:p>160</text:p>
          </table:table-cell>
          <table:table-cell office:value-type="string" calcext:value-type="string">
            <text:p>config scheduler</text:p>
          </table:table-cell>
          <table:table-cell office:value="328352" office:value-type="float" calcext:value-type="float">
            <text:p>3283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ConfigReply</text:p>
          </table:table-cell>
          <table:table-cell table:number-columns-repeated="1019"/>
        </table:table-row>
        <table:table-row table:style-name="ro5">
          <table:table-cell office:value="160" office:value-type="float" calcext:value-type="float">
            <text:p>160</text:p>
          </table:table-cell>
          <table:table-cell office:value-type="string" calcext:value-type="string">
            <text:p>config scheduler</text:p>
          </table:table-cell>
          <table:table-cell office:value="328608" office:value-type="float" calcext:value-type="float">
            <text:p>3286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SchedulerConfigRequest</text:p>
          </table:table-cell>
          <table:table-cell table:number-columns-repeated="1019"/>
        </table:table-row>
        <table:table-row table:style-name="ro5">
          <table:table-cell office:value="162" office:value-type="float" calcext:value-type="float">
            <text:p>162</text:p>
          </table:table-cell>
          <table:table-cell office:value-type="string" calcext:value-type="string">
            <text:p>task scheduler</text:p>
          </table:table-cell>
          <table:table-cell office:value="331920" office:value-type="float" calcext:value-type="float">
            <text:p>3319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Task</text:p>
          </table:table-cell>
          <table:table-cell table:number-columns-repeated="1019"/>
        </table:table-row>
        <table:table-row table:style-name="ro5">
          <table:table-cell office:value="162" office:value-type="float" calcext:value-type="float">
            <text:p>162</text:p>
          </table:table-cell>
          <table:table-cell office:value-type="string" calcext:value-type="string">
            <text:p>task scheduler</text:p>
          </table:table-cell>
          <table:table-cell office:value="332192" office:value-type="float" calcext:value-type="float">
            <text:p>3321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TaskRecordByTime</text:p>
          </table:table-cell>
          <table:table-cell table:number-columns-repeated="1019"/>
        </table:table-row>
        <table:table-row table:style-name="ro5">
          <table:table-cell office:value="162" office:value-type="float" calcext:value-type="float">
            <text:p>162</text:p>
          </table:table-cell>
          <table:table-cell office:value-type="string" calcext:value-type="string">
            <text:p>task scheduler</text:p>
          </table:table-cell>
          <table:table-cell office:value="332448" office:value-type="float" calcext:value-type="float">
            <text:p>3324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TaskRecordScreenWhenAppRuns</text:p>
          </table:table-cell>
          <table:table-cell table:number-columns-repeated="1019"/>
        </table:table-row>
        <table:table-row table:style-name="ro5">
          <table:table-cell office:value="162" office:value-type="float" calcext:value-type="float">
            <text:p>162</text:p>
          </table:table-cell>
          <table:table-cell office:value-type="string" calcext:value-type="string">
            <text:p>task scheduler</text:p>
          </table:table-cell>
          <table:table-cell office:value="332704" office:value-type="float" calcext:value-type="float">
            <text:p>3327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TaskRecordMicWhenAppUsesIt</text:p>
          </table:table-cell>
          <table:table-cell table:number-columns-repeated="1019"/>
        </table:table-row>
        <table:table-row table:style-name="ro5">
          <table:table-cell office:value="162" office:value-type="float" calcext:value-type="float">
            <text:p>162</text:p>
          </table:table-cell>
          <table:table-cell office:value-type="string" calcext:value-type="string">
            <text:p>task scheduler</text:p>
          </table:table-cell>
          <table:table-cell office:value="332960" office:value-type="float" calcext:value-type="float">
            <text:p>3329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TaskRecordWebCamWhenAppUsesIt</text:p>
          </table:table-cell>
          <table:table-cell table:number-columns-repeated="1019"/>
        </table:table-row>
        <table:table-row table:style-name="ro5">
          <table:table-cell office:value="176" office:value-type="float" calcext:value-type="float">
            <text:p>176</text:p>
          </table:table-cell>
          <table:table-cell office:value-type="string" calcext:value-type="string">
            <text:p>sch</text:p>
          </table:table-cell>
          <table:table-cell office:value="360592" office:value-type="float" calcext:value-type="float">
            <text:p>3605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TaskConfiguration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176" office:value-type="float" calcext:value-type="float">
            <text:p>176</text:p>
          </table:table-cell>
          <table:table-cell office:value-type="string" calcext:value-type="string">
            <text:p>sch</text:p>
          </table:table-cell>
          <table:table-cell office:value="360752" office:value-type="float" calcext:value-type="float">
            <text:p>360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TaskEnabled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176" office:value-type="float" calcext:value-type="float">
            <text:p>176</text:p>
          </table:table-cell>
          <table:table-cell office:value-type="string" calcext:value-type="string">
            <text:p>sch</text:p>
          </table:table-cell>
          <table:table-cell office:value="361344" office:value-type="float" calcext:value-type="float">
            <text:p>361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TaskStartDateTime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176" office:value-type="float" calcext:value-type="float">
            <text:p>176</text:p>
          </table:table-cell>
          <table:table-cell office:value-type="string" calcext:value-type="string">
            <text:p>sch</text:p>
          </table:table-cell>
          <table:table-cell office:value="361600" office:value-type="float" calcext:value-type="float">
            <text:p>3616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TaskStopDateTime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176" office:value-type="float" calcext:value-type="float">
            <text:p>176</text:p>
          </table:table-cell>
          <table:table-cell office:value-type="string" calcext:value-type="string">
            <text:p>sch</text:p>
          </table:table-cell>
          <table:table-cell office:value="362112" office:value-type="float" calcext:value-type="float">
            <text:p>362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ApplicationName</text:p>
          </table:table-cell>
          <table:table-cell table:number-columns-repeated="1019"/>
        </table:table-row>
        <table:table-row table:style-name="ro5">
          <table:table-cell office:value="176" office:value-type="float" calcext:value-type="float">
            <text:p>176</text:p>
          </table:table-cell>
          <table:table-cell office:value-type="string" calcext:value-type="string">
            <text:p>sch</text:p>
          </table:table-cell>
          <table:table-cell office:value="362288" office:value-type="float" calcext:value-type="float">
            <text:p>362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ApplicationWindowOnly</text:p>
          </table:table-cell>
          <table:table-cell table:number-columns-repeated="1019"/>
        </table:table-row>
        <table:table-row table:style-name="ro5">
          <table:table-cell office:value="512" office:value-type="float" calcext:value-type="float">
            <text:p>512</text:p>
          </table:table-cell>
          <table:table-cell office:value-type="string" calcext:value-type="string">
            <text:p>microphone</text:p>
          </table:table-cell>
          <table:table-cell office:value="1048992" office:value-type="float" calcext:value-type="float">
            <text:p>10489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MicrophoneRequest</text:p>
          </table:table-cell>
          <table:table-cell table:number-columns-repeated="1019"/>
        </table:table-row>
        <table:table-row table:style-name="ro5">
          <table:table-cell office:value="512" office:value-type="float" calcext:value-type="float">
            <text:p>512</text:p>
          </table:table-cell>
          <table:table-cell office:value-type="string" calcext:value-type="string">
            <text:p>microphone</text:p>
          </table:table-cell>
          <table:table-cell office:value="1049248" office:value-type="float" calcext:value-type="float">
            <text:p>10492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MicrophoneReply</text:p>
          </table:table-cell>
          <table:table-cell table:number-columns-repeated="1019"/>
        </table:table-row>
        <table:table-row table:style-name="ro5">
          <table:table-cell office:value="512" office:value-type="float" calcext:value-type="float">
            <text:p>512</text:p>
          </table:table-cell>
          <table:table-cell office:value-type="string" calcext:value-type="string">
            <text:p>microphone</text:p>
          </table:table-cell>
          <table:table-cell office:value="1049504" office:value-type="float" calcext:value-type="float">
            <text:p>10495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icrophoneFrame</text:p>
          </table:table-cell>
          <table:table-cell table:number-columns-repeated="1019"/>
        </table:table-row>
        <table:table-row table:style-name="ro5">
          <table:table-cell office:value="512" office:value-type="float" calcext:value-type="float">
            <text:p>512</text:p>
          </table:table-cell>
          <table:table-cell office:value-type="string" calcext:value-type="string">
            <text:p>microphone</text:p>
          </table:table-cell>
          <table:table-cell office:value="1049760" office:value-type="float" calcext:value-type="float">
            <text:p>10497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MicrophoneRequest</text:p>
          </table:table-cell>
          <table:table-cell table:number-columns-repeated="1019"/>
        </table:table-row>
        <table:table-row table:style-name="ro5">
          <table:table-cell office:value="512" office:value-type="float" calcext:value-type="float">
            <text:p>512</text:p>
          </table:table-cell>
          <table:table-cell office:value-type="string" calcext:value-type="string">
            <text:p>microphone</text:p>
          </table:table-cell>
          <table:table-cell office:value="1050016" office:value-type="float" calcext:value-type="float">
            <text:p>10500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icrophoneStoppedReply</text:p>
          </table:table-cell>
          <table:table-cell table:number-columns-repeated="1019"/>
        </table:table-row>
        <table:table-row table:style-name="ro5">
          <table:table-cell office:value="512" office:value-type="float" calcext:value-type="float">
            <text:p>512</text:p>
          </table:table-cell>
          <table:table-cell office:value-type="string" calcext:value-type="string">
            <text:p>microphone</text:p>
          </table:table-cell>
          <table:table-cell office:value="1050272" office:value-type="float" calcext:value-type="float">
            <text:p>10502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MicrophoneRecording</text:p>
          </table:table-cell>
          <table:table-cell table:number-columns-repeated="1019"/>
        </table:table-row>
        <table:table-row table:style-name="ro5">
          <table:table-cell office:value="514" office:value-type="float" calcext:value-type="float">
            <text:p>514</text:p>
          </table:table-cell>
          <table:table-cell/>
          <table:table-cell office:value="1052736" office:value-type="float" calcext:value-type="float">
            <text:p>10527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ICFrameID</text:p>
          </table:table-cell>
          <table:table-cell office:value-type="string" calcext:value-type="string">
            <text:p>Lorg/xmlpush/v3/o/a, Lorg/xmlpush/v3/o/n</text:p>
          </table:table-cell>
          <table:table-cell table:number-columns-repeated="1018"/>
        </table:table-row>
        <table:table-row table:style-name="ro5">
          <table:table-cell office:value="514" office:value-type="float" calcext:value-type="float">
            <text:p>514</text:p>
          </table:table-cell>
          <table:table-cell/>
          <table:table-cell office:value="1053072" office:value-type="float" calcext:value-type="float">
            <text:p>1053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ICFrameData</text:p>
          </table:table-cell>
          <table:table-cell office:value-type="string" calcext:value-type="string">
            <text:p>Lorg/xmlpush/v3/o/a, Lorg/xmlpush/v3/o/n</text:p>
          </table:table-cell>
          <table:table-cell table:number-columns-repeated="1018"/>
        </table:table-row>
        <table:table-row table:style-name="ro5">
          <table:table-cell office:value="514" office:value-type="float" calcext:value-type="float">
            <text:p>514</text:p>
          </table:table-cell>
          <table:table-cell/>
          <table:table-cell office:value="1053312" office:value-type="float" calcext:value-type="float">
            <text:p>1053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dioSessionType</text:p>
          </table:table-cell>
          <table:table-cell table:number-columns-repeated="1019"/>
        </table:table-row>
        <table:table-row table:style-name="ro5">
          <table:table-cell office:value="514" office:value-type="float" calcext:value-type="float">
            <text:p>514</text:p>
          </table:table-cell>
          <table:table-cell/>
          <table:table-cell office:value="1053568" office:value-type="float" calcext:value-type="float">
            <text:p>1053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dioEncodingType</text:p>
          </table:table-cell>
          <table:table-cell table:number-columns-repeated="1019"/>
        </table:table-row>
        <table:table-row table:style-name="ro5">
          <table:table-cell office:value="518" office:value-type="float" calcext:value-type="float">
            <text:p>518</text:p>
          </table:table-cell>
          <table:table-cell office:value-type="string" calcext:value-type="string">
            <text:p>audio config</text:p>
          </table:table-cell>
          <table:table-cell office:value="1061024" office:value-type="float" calcext:value-type="float">
            <text:p>10610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AudioConfigRequest</text:p>
          </table:table-cell>
          <table:table-cell table:number-columns-repeated="1019"/>
        </table:table-row>
        <table:table-row table:style-name="ro5">
          <table:table-cell office:value="518" office:value-type="float" calcext:value-type="float">
            <text:p>518</text:p>
          </table:table-cell>
          <table:table-cell office:value-type="string" calcext:value-type="string">
            <text:p>audio config</text:p>
          </table:table-cell>
          <table:table-cell office:value="1061280" office:value-type="float" calcext:value-type="float">
            <text:p>1061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dioConfigReply</text:p>
          </table:table-cell>
          <table:table-cell table:number-columns-repeated="1019"/>
        </table:table-row>
        <table:table-row table:style-name="ro5">
          <table:table-cell office:value="518" office:value-type="float" calcext:value-type="float">
            <text:p>518</text:p>
          </table:table-cell>
          <table:table-cell office:value-type="string" calcext:value-type="string">
            <text:p>audio config</text:p>
          </table:table-cell>
          <table:table-cell office:value="1061536" office:value-type="float" calcext:value-type="float">
            <text:p>1061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AudioConfigRequest</text:p>
          </table:table-cell>
          <table:table-cell table:number-columns-repeated="1019"/>
        </table:table-row>
        <table:table-row table:style-name="ro5">
          <table:table-cell office:value="520" office:value-type="float" calcext:value-type="float">
            <text:p>520</text:p>
          </table:table-cell>
          <table:table-cell office:value-type="string" calcext:value-type="string">
            <text:p>type video</text:p>
          </table:table-cell>
          <table:table-cell office:value="1066112" office:value-type="float" calcext:value-type="float">
            <text:p>1066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ideoSessionType</text:p>
          </table:table-cell>
          <table:table-cell office:value-type="string" calcext:value-type="string">
            <text:p>Lorg/xmlpush/v3/o/k, Lorg/xmlpush/v3/o/k, Lorg/xmlpush/v3/o/b, Lorg/xmlpush/v3/o/b</text:p>
          </table:table-cell>
          <table:table-cell table:number-columns-repeated="1018"/>
        </table:table-row>
        <table:table-row table:style-name="ro5">
          <table:table-cell office:value="520" office:value-type="float" calcext:value-type="float">
            <text:p>520</text:p>
          </table:table-cell>
          <table:table-cell office:value-type="string" calcext:value-type="string">
            <text:p>type video</text:p>
          </table:table-cell>
          <table:table-cell office:value="1066368" office:value-type="float" calcext:value-type="float">
            <text:p>10663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ideoEncodingType</text:p>
          </table:table-cell>
          <table:table-cell office:value-type="string" calcext:value-type="string">
            <text:p>Lorg/xmlpush/v3/o/k, Lorg/xmlpush/v3/o/k, Lorg/xmlpush/v3/o/b, Lorg/xmlpush/v3/o/b</text:p>
          </table:table-cell>
          <table:table-cell table:number-columns-repeated="1018"/>
        </table:table-row>
        <table:table-row table:style-name="ro5">
          <table:table-cell office:value="544" office:value-type="float" calcext:value-type="float">
            <text:p>544</text:p>
          </table:table-cell>
          <table:table-cell office:value-type="string" calcext:value-type="string">
            <text:p>screen</text:p>
          </table:table-cell>
          <table:table-cell office:value="1114528" office:value-type="float" calcext:value-type="float">
            <text:p>11145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ScreenRequest</text:p>
          </table:table-cell>
          <table:table-cell table:number-columns-repeated="1019"/>
        </table:table-row>
        <table:table-row table:style-name="ro5">
          <table:table-cell office:value="544" office:value-type="float" calcext:value-type="float">
            <text:p>544</text:p>
          </table:table-cell>
          <table:table-cell office:value-type="string" calcext:value-type="string">
            <text:p>screen</text:p>
          </table:table-cell>
          <table:table-cell office:value="1114784" office:value-type="float" calcext:value-type="float">
            <text:p>1114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ScreenReply</text:p>
          </table:table-cell>
          <table:table-cell table:number-columns-repeated="1019"/>
        </table:table-row>
        <table:table-row table:style-name="ro5">
          <table:table-cell office:value="544" office:value-type="float" calcext:value-type="float">
            <text:p>544</text:p>
          </table:table-cell>
          <table:table-cell office:value-type="string" calcext:value-type="string">
            <text:p>screen</text:p>
          </table:table-cell>
          <table:table-cell office:value="1115040" office:value-type="float" calcext:value-type="float">
            <text:p>11150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reenFrame</text:p>
          </table:table-cell>
          <table:table-cell table:number-columns-repeated="1019"/>
        </table:table-row>
        <table:table-row table:style-name="ro5">
          <table:table-cell office:value="544" office:value-type="float" calcext:value-type="float">
            <text:p>544</text:p>
          </table:table-cell>
          <table:table-cell office:value-type="string" calcext:value-type="string">
            <text:p>screen</text:p>
          </table:table-cell>
          <table:table-cell office:value="1115296" office:value-type="float" calcext:value-type="float">
            <text:p>11152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ScreenRequest</text:p>
          </table:table-cell>
          <table:table-cell table:number-columns-repeated="1019"/>
        </table:table-row>
        <table:table-row table:style-name="ro5">
          <table:table-cell office:value="544" office:value-type="float" calcext:value-type="float">
            <text:p>544</text:p>
          </table:table-cell>
          <table:table-cell office:value-type="string" calcext:value-type="string">
            <text:p>screen</text:p>
          </table:table-cell>
          <table:table-cell office:value="1115552" office:value-type="float" calcext:value-type="float">
            <text:p>1115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reenStoppedReply</text:p>
          </table:table-cell>
          <table:table-cell table:number-columns-repeated="1019"/>
        </table:table-row>
        <table:table-row table:style-name="ro5">
          <table:table-cell office:value="544" office:value-type="float" calcext:value-type="float">
            <text:p>544</text:p>
          </table:table-cell>
          <table:table-cell office:value-type="string" calcext:value-type="string">
            <text:p>screen</text:p>
          </table:table-cell>
          <table:table-cell office:value="1115808" office:value-type="float" calcext:value-type="float">
            <text:p>1115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ScreenRecording</text:p>
          </table:table-cell>
          <table:table-cell table:number-columns-repeated="1019"/>
        </table:table-row>
        <table:table-row table:style-name="ro5">
          <table:table-cell office:value="548" office:value-type="float" calcext:value-type="float">
            <text:p>548</text:p>
          </table:table-cell>
          <table:table-cell office:value-type="string" calcext:value-type="string">
            <text:p>cam web</text:p>
          </table:table-cell>
          <table:table-cell office:value="1122720" office:value-type="float" calcext:value-type="float">
            <text:p>11227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WebCamRequest</text:p>
          </table:table-cell>
          <table:table-cell table:number-columns-repeated="1019"/>
        </table:table-row>
        <table:table-row table:style-name="ro5">
          <table:table-cell office:value="548" office:value-type="float" calcext:value-type="float">
            <text:p>548</text:p>
          </table:table-cell>
          <table:table-cell office:value-type="string" calcext:value-type="string">
            <text:p>cam web</text:p>
          </table:table-cell>
          <table:table-cell office:value="1122976" office:value-type="float" calcext:value-type="float">
            <text:p>11229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WebCamReply</text:p>
          </table:table-cell>
          <table:table-cell table:number-columns-repeated="1019"/>
        </table:table-row>
        <table:table-row table:style-name="ro5">
          <table:table-cell office:value="548" office:value-type="float" calcext:value-type="float">
            <text:p>548</text:p>
          </table:table-cell>
          <table:table-cell office:value-type="string" calcext:value-type="string">
            <text:p>cam web</text:p>
          </table:table-cell>
          <table:table-cell office:value="1123232" office:value-type="float" calcext:value-type="float">
            <text:p>11232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WebCamFrame</text:p>
          </table:table-cell>
          <table:table-cell table:number-columns-repeated="1019"/>
        </table:table-row>
        <table:table-row table:style-name="ro5">
          <table:table-cell office:value="548" office:value-type="float" calcext:value-type="float">
            <text:p>548</text:p>
          </table:table-cell>
          <table:table-cell office:value-type="string" calcext:value-type="string">
            <text:p>cam web</text:p>
          </table:table-cell>
          <table:table-cell office:value="1123488" office:value-type="float" calcext:value-type="float">
            <text:p>1123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WebCamRequest</text:p>
          </table:table-cell>
          <table:table-cell table:number-columns-repeated="1019"/>
        </table:table-row>
        <table:table-row table:style-name="ro5">
          <table:table-cell office:value="548" office:value-type="float" calcext:value-type="float">
            <text:p>548</text:p>
          </table:table-cell>
          <table:table-cell office:value-type="string" calcext:value-type="string">
            <text:p>cam web</text:p>
          </table:table-cell>
          <table:table-cell office:value="1123744" office:value-type="float" calcext:value-type="float">
            <text:p>1123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WebCamStoppedReply</text:p>
          </table:table-cell>
          <table:table-cell table:number-columns-repeated="1019"/>
        </table:table-row>
        <table:table-row table:style-name="ro5">
          <table:table-cell office:value="548" office:value-type="float" calcext:value-type="float">
            <text:p>548</text:p>
          </table:table-cell>
          <table:table-cell office:value-type="string" calcext:value-type="string">
            <text:p>cam web</text:p>
          </table:table-cell>
          <table:table-cell office:value="1124000" office:value-type="float" calcext:value-type="float">
            <text:p>1124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WebCamRecording</text:p>
          </table:table-cell>
          <table:table-cell table:number-columns-repeated="1019"/>
        </table:table-row>
        <table:table-row table:style-name="ro5">
          <table:table-cell office:value="550" office:value-type="float" calcext:value-type="float">
            <text:p>550</text:p>
          </table:table-cell>
          <table:table-cell office:value-type="string" calcext:value-type="string">
            <text:p>config video</text:p>
          </table:table-cell>
          <table:table-cell office:value="1126560" office:value-type="float" calcext:value-type="float">
            <text:p>1126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VideoConfigRequest</text:p>
          </table:table-cell>
          <table:table-cell table:number-columns-repeated="1019"/>
        </table:table-row>
        <table:table-row table:style-name="ro5">
          <table:table-cell office:value="550" office:value-type="float" calcext:value-type="float">
            <text:p>550</text:p>
          </table:table-cell>
          <table:table-cell office:value-type="string" calcext:value-type="string">
            <text:p>config video</text:p>
          </table:table-cell>
          <table:table-cell office:value="1126816" office:value-type="float" calcext:value-type="float">
            <text:p>1126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ideoConfigReply</text:p>
          </table:table-cell>
          <table:table-cell table:number-columns-repeated="1019"/>
        </table:table-row>
        <table:table-row table:style-name="ro5">
          <table:table-cell office:value="550" office:value-type="float" calcext:value-type="float">
            <text:p>550</text:p>
          </table:table-cell>
          <table:table-cell office:value-type="string" calcext:value-type="string">
            <text:p>config video</text:p>
          </table:table-cell>
          <table:table-cell office:value="1127072" office:value-type="float" calcext:value-type="float">
            <text:p>1127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VideoConfigRequest</text:p>
          </table:table-cell>
          <table:table-cell table:number-columns-repeated="1019"/>
        </table:table-row>
        <table:table-row table:style-name="ro5">
          <table:table-cell office:value="552" office:value-type="float" calcext:value-type="float">
            <text:p>552</text:p>
          </table:table-cell>
          <table:table-cell/>
          <table:table-cell office:value="1130560" office:value-type="float" calcext:value-type="float">
            <text:p>1130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DFrameID</text:p>
          </table:table-cell>
          <table:table-cell office:value-type="string" calcext:value-type="string">
            <text:p>Lorg/xmlpush/v3/o/k, Lorg/xmlpush/v3/o/b</text:p>
          </table:table-cell>
          <table:table-cell table:number-columns-repeated="1018"/>
        </table:table-row>
        <table:table-row table:style-name="ro5">
          <table:table-cell office:value="552" office:value-type="float" calcext:value-type="float">
            <text:p>552</text:p>
          </table:table-cell>
          <table:table-cell/>
          <table:table-cell office:value="1130896" office:value-type="float" calcext:value-type="float">
            <text:p>11308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DFrameData</text:p>
          </table:table-cell>
          <table:table-cell office:value-type="string" calcext:value-type="string">
            <text:p>Lorg/xmlpush/v3/o/k, Lorg/xmlpush/v3/o/b</text:p>
          </table:table-cell>
          <table:table-cell table:number-columns-repeated="1018"/>
        </table:table-row>
        <table:table-row table:style-name="ro5">
          <table:table-cell office:value="552" office:value-type="float" calcext:value-type="float">
            <text:p>552</text:p>
          </table:table-cell>
          <table:table-cell/>
          <table:table-cell office:value="1131136" office:value-type="float" calcext:value-type="float">
            <text:p>11311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OriginalVideoResolution</text:p>
          </table:table-cell>
          <table:table-cell office:value-type="string" calcext:value-type="string">
            <text:p>Lorg/xmlpush/v3/o/k, Lorg/xmlpush/v3/o/k, Lorg/xmlpush/v3/o/b, Lorg/xmlpush/v3/o/b</text:p>
          </table:table-cell>
          <table:table-cell table:number-columns-repeated="1018"/>
        </table:table-row>
        <table:table-row table:style-name="ro5">
          <table:table-cell office:value="552" office:value-type="float" calcext:value-type="float">
            <text:p>552</text:p>
          </table:table-cell>
          <table:table-cell/>
          <table:table-cell office:value="1131392" office:value-type="float" calcext:value-type="float">
            <text:p>1131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ideoResolution</text:p>
          </table:table-cell>
          <table:table-cell office:value-type="string" calcext:value-type="string">
            <text:p>Lorg/xmlpush/v3/o/k, Lorg/xmlpush/v3/o/k, Lorg/xmlpush/v3/o/b, Lorg/xmlpush/v3/o/b</text:p>
          </table:table-cell>
          <table:table-cell table:number-columns-repeated="1018"/>
        </table:table-row>
        <table:table-row table:style-name="ro5">
          <table:table-cell office:value="552" office:value-type="float" calcext:value-type="float">
            <text:p>552</text:p>
          </table:table-cell>
          <table:table-cell/>
          <table:table-cell office:value="1132160" office:value-type="float" calcext:value-type="float">
            <text:p>11321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tomaticRecordingUID</text:p>
          </table:table-cell>
          <table:table-cell table:number-columns-repeated="1019"/>
        </table:table-row>
        <table:table-row table:style-name="ro5">
          <table:table-cell office:value="576" office:value-type="float" calcext:value-type="float">
            <text:p>576</text:p>
          </table:table-cell>
          <table:table-cell office:value-type="string" calcext:value-type="string">
            <text:p>key logging</text:p>
          </table:table-cell>
          <table:table-cell office:value="1180064" office:value-type="float" calcext:value-type="float">
            <text:p>11800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KeyLoggingRequest</text:p>
          </table:table-cell>
          <table:table-cell table:number-columns-repeated="1019"/>
        </table:table-row>
        <table:table-row table:style-name="ro5">
          <table:table-cell office:value="576" office:value-type="float" calcext:value-type="float">
            <text:p>576</text:p>
          </table:table-cell>
          <table:table-cell office:value-type="string" calcext:value-type="string">
            <text:p>key logging</text:p>
          </table:table-cell>
          <table:table-cell office:value="1180320" office:value-type="float" calcext:value-type="float">
            <text:p>11803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KeyLoggingReply</text:p>
          </table:table-cell>
          <table:table-cell table:number-columns-repeated="1019"/>
        </table:table-row>
        <table:table-row table:style-name="ro5">
          <table:table-cell office:value="576" office:value-type="float" calcext:value-type="float">
            <text:p>576</text:p>
          </table:table-cell>
          <table:table-cell office:value-type="string" calcext:value-type="string">
            <text:p>key logging</text:p>
          </table:table-cell>
          <table:table-cell office:value="1180576" office:value-type="float" calcext:value-type="float">
            <text:p>11805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KeyLoggingFrame</text:p>
          </table:table-cell>
          <table:table-cell table:number-columns-repeated="1019"/>
        </table:table-row>
        <table:table-row table:style-name="ro5">
          <table:table-cell office:value="576" office:value-type="float" calcext:value-type="float">
            <text:p>576</text:p>
          </table:table-cell>
          <table:table-cell office:value-type="string" calcext:value-type="string">
            <text:p>key logging</text:p>
          </table:table-cell>
          <table:table-cell office:value="1180832" office:value-type="float" calcext:value-type="float">
            <text:p>11808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KeyLoggingRequest</text:p>
          </table:table-cell>
          <table:table-cell table:number-columns-repeated="1019"/>
        </table:table-row>
        <table:table-row table:style-name="ro5">
          <table:table-cell office:value="576" office:value-type="float" calcext:value-type="float">
            <text:p>576</text:p>
          </table:table-cell>
          <table:table-cell office:value-type="string" calcext:value-type="string">
            <text:p>key logging</text:p>
          </table:table-cell>
          <table:table-cell office:value="1181088" office:value-type="float" calcext:value-type="float">
            <text:p>11810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KeyLoggingStoppedReply</text:p>
          </table:table-cell>
          <table:table-cell table:number-columns-repeated="1019"/>
        </table:table-row>
        <table:table-row table:style-name="ro5">
          <table:table-cell office:value="582" office:value-type="float" calcext:value-type="float">
            <text:p>582</text:p>
          </table:table-cell>
          <table:table-cell office:value-type="string" calcext:value-type="string">
            <text:p>config keylogger</text:p>
          </table:table-cell>
          <table:table-cell office:value="1192096" office:value-type="float" calcext:value-type="float">
            <text:p>1192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KeyloggerConfigRequest</text:p>
          </table:table-cell>
          <table:table-cell table:number-columns-repeated="1019"/>
        </table:table-row>
        <table:table-row table:style-name="ro5">
          <table:table-cell office:value="582" office:value-type="float" calcext:value-type="float">
            <text:p>582</text:p>
          </table:table-cell>
          <table:table-cell office:value-type="string" calcext:value-type="string">
            <text:p>config keylogger</text:p>
          </table:table-cell>
          <table:table-cell office:value="1192352" office:value-type="float" calcext:value-type="float">
            <text:p>11923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KeyloggerConfigReply</text:p>
          </table:table-cell>
          <table:table-cell table:number-columns-repeated="1019"/>
        </table:table-row>
        <table:table-row table:style-name="ro5">
          <table:table-cell office:value="582" office:value-type="float" calcext:value-type="float">
            <text:p>582</text:p>
          </table:table-cell>
          <table:table-cell office:value-type="string" calcext:value-type="string">
            <text:p>config keylogger</text:p>
          </table:table-cell>
          <table:table-cell office:value="1192608" office:value-type="float" calcext:value-type="float">
            <text:p>11926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KeyloggerConfigRequest</text:p>
          </table:table-cell>
          <table:table-cell table:number-columns-repeated="1019"/>
        </table:table-row>
        <table:table-row table:style-name="ro5">
          <table:table-cell office:value="584" office:value-type="float" calcext:value-type="float">
            <text:p>584</text:p>
          </table:table-cell>
          <table:table-cell office:value-type="string" calcext:value-type="string">
            <text:p>kl frame data</text:p>
          </table:table-cell>
          <table:table-cell office:value="1196416" office:value-type="float" calcext:value-type="float">
            <text:p>11964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KLFrameData</text:p>
          </table:table-cell>
          <table:table-cell office:value-type="string" calcext:value-type="string">
            <text:p>Lorg/xmlpush/v3/o/i</text:p>
          </table:table-cell>
          <table:table-cell table:number-columns-repeated="1018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1136" office:value-type="float" calcext:value-type="float">
            <text:p>13111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AudioMetaInfo</text:p>
          </table:table-cell>
          <table:table-cell table:number-columns-repeated="1019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1376" office:value-type="float" calcext:value-type="float">
            <text:p>13113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AudioRecording</text:p>
          </table:table-cell>
          <table:table-cell table:number-columns-repeated="1019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1648" office:value-type="float" calcext:value-type="float">
            <text:p>13116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TextRecording</text:p>
          </table:table-cell>
          <table:table-cell table:number-columns-repeated="1019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1904" office:value-type="float" calcext:value-type="float">
            <text:p>13119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FileMetaInfo</text:p>
          </table:table-cell>
          <table:table-cell table:number-columns-repeated="1019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2144" office:value-type="float" calcext:value-type="float">
            <text:p>13121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FileRecording</text:p>
          </table:table-cell>
          <table:table-cell table:number-columns-repeated="1019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2416" office:value-type="float" calcext:value-type="float">
            <text:p>13124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ontactsRecording</text:p>
          </table:table-cell>
          <table:table-cell table:number-columns-repeated="1019"/>
        </table:table-row>
        <table:table-row table:style-name="ro5">
          <table:table-cell office:value="640" office:value-type="float" calcext:value-type="float">
            <text:p>640</text:p>
          </table:table-cell>
          <table:table-cell office:value-type="string" calcext:value-type="string">
            <text:p>skype</text:p>
          </table:table-cell>
          <table:table-cell office:value="1312640" office:value-type="float" calcext:value-type="float">
            <text:p>13126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ontactsUserData</text:p>
          </table:table-cell>
          <table:table-cell table:number-columns-repeated="1019"/>
        </table:table-row>
        <table:table-row table:style-name="ro5">
          <table:table-cell office:value="646" office:value-type="float" calcext:value-type="float">
            <text:p>646</text:p>
          </table:table-cell>
          <table:table-cell office:value-type="string" calcext:value-type="string">
            <text:p>config skype</text:p>
          </table:table-cell>
          <table:table-cell office:value="1323168" office:value-type="float" calcext:value-type="float">
            <text:p>1323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SkypeConfigRequest</text:p>
          </table:table-cell>
          <table:table-cell table:number-columns-repeated="1019"/>
        </table:table-row>
        <table:table-row table:style-name="ro5">
          <table:table-cell office:value="646" office:value-type="float" calcext:value-type="float">
            <text:p>646</text:p>
          </table:table-cell>
          <table:table-cell office:value-type="string" calcext:value-type="string">
            <text:p>config skype</text:p>
          </table:table-cell>
          <table:table-cell office:value="1323424" office:value-type="float" calcext:value-type="float">
            <text:p>1323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onfigReply</text:p>
          </table:table-cell>
          <table:table-cell table:number-columns-repeated="1019"/>
        </table:table-row>
        <table:table-row table:style-name="ro5">
          <table:table-cell office:value="646" office:value-type="float" calcext:value-type="float">
            <text:p>646</text:p>
          </table:table-cell>
          <table:table-cell office:value-type="string" calcext:value-type="string">
            <text:p>config skype</text:p>
          </table:table-cell>
          <table:table-cell office:value="1323680" office:value-type="float" calcext:value-type="float">
            <text:p>1323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SkypeConfigRequest</text:p>
          </table:table-cell>
          <table:table-cell table:number-columns-repeated="1019"/>
        </table:table-row>
        <table:table-row table:style-name="ro5">
          <table:table-cell office:value="646" office:value-type="float" calcext:value-type="float">
            <text:p>646</text:p>
          </table:table-cell>
          <table:table-cell office:value-type="string" calcext:value-type="string">
            <text:p>config skype</text:p>
          </table:table-cell>
          <table:table-cell office:value="1324336" office:value-type="float" calcext:value-type="float">
            <text:p>13243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SkypeAudioEnable</text:p>
          </table:table-cell>
          <table:table-cell table:number-columns-repeated="1019"/>
        </table:table-row>
        <table:table-row table:style-name="ro5">
          <table:table-cell office:value="646" office:value-type="float" calcext:value-type="float">
            <text:p>646</text:p>
          </table:table-cell>
          <table:table-cell office:value-type="string" calcext:value-type="string">
            <text:p>config skype</text:p>
          </table:table-cell>
          <table:table-cell office:value="1324592" office:value-type="float" calcext:value-type="float">
            <text:p>13245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SkypeTextEnable</text:p>
          </table:table-cell>
          <table:table-cell table:number-columns-repeated="1019"/>
        </table:table-row>
        <table:table-row table:style-name="ro5">
          <table:table-cell office:value="646" office:value-type="float" calcext:value-type="float">
            <text:p>646</text:p>
          </table:table-cell>
          <table:table-cell office:value-type="string" calcext:value-type="string">
            <text:p>config skype</text:p>
          </table:table-cell>
          <table:table-cell office:value="1324848" office:value-type="float" calcext:value-type="float">
            <text:p>1324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SkypeFileEnable</text:p>
          </table:table-cell>
          <table:table-cell table:number-columns-repeated="1019"/>
        </table:table-row>
        <table:table-row table:style-name="ro5">
          <table:table-cell office:value="647" office:value-type="float" calcext:value-type="float">
            <text:p>647</text:p>
          </table:table-cell>
          <table:table-cell office:value-type="string" calcext:value-type="string">
            <text:p>config contacts enable list skype</text:p>
          </table:table-cell>
          <table:table-cell office:value="1325104" office:value-type="float" calcext:value-type="float">
            <text:p>1325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SkypeContactsListEnable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7232" office:value-type="float" calcext:value-type="float">
            <text:p>13272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AudioEncodingType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7488" office:value-type="float" calcext:value-type="float">
            <text:p>1327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LoggedInUserAccountName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7744" office:value-type="float" calcext:value-type="float">
            <text:p>1327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onversationPartnerAccountName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8000" office:value-type="float" calcext:value-type="float">
            <text:p>1328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onversationPartnerDisplayName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8256" office:value-type="float" calcext:value-type="float">
            <text:p>1328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hatMembers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8512" office:value-type="float" calcext:value-type="float">
            <text:p>13285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TextMessage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8768" office:value-type="float" calcext:value-type="float">
            <text:p>13287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ChatID</text:p>
          </table:table-cell>
          <table:table-cell table:number-columns-repeated="1019"/>
        </table:table-row>
        <table:table-row table:style-name="ro5">
          <table:table-cell office:value="648" office:value-type="float" calcext:value-type="float">
            <text:p>648</text:p>
          </table:table-cell>
          <table:table-cell office:value-type="string" calcext:value-type="string">
            <text:p>skype</text:p>
          </table:table-cell>
          <table:table-cell office:value="1329024" office:value-type="float" calcext:value-type="float">
            <text:p>13290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SenderAccountName</text:p>
          </table:table-cell>
          <table:table-cell table:number-columns-repeated="1019"/>
        </table:table-row>
        <table:table-row table:style-name="ro5">
          <table:table-cell office:value="649" office:value-type="float" calcext:value-type="float">
            <text:p>649</text:p>
          </table:table-cell>
          <table:table-cell office:value-type="string" calcext:value-type="string">
            <text:p>skype</text:p>
          </table:table-cell>
          <table:table-cell office:value="1329280" office:value-type="float" calcext:value-type="float">
            <text:p>1329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SenderDisplayName</text:p>
          </table:table-cell>
          <table:table-cell table:number-columns-repeated="1019"/>
        </table:table-row>
        <table:table-row table:style-name="ro5">
          <table:table-cell office:value="649" office:value-type="float" calcext:value-type="float">
            <text:p>649</text:p>
          </table:table-cell>
          <table:table-cell office:value-type="string" calcext:value-type="string">
            <text:p>skype</text:p>
          </table:table-cell>
          <table:table-cell office:value="1329536" office:value-type="float" calcext:value-type="float">
            <text:p>1329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Incoming</text:p>
          </table:table-cell>
          <table:table-cell table:number-columns-repeated="1019"/>
        </table:table-row>
        <table:table-row table:style-name="ro5">
          <table:table-cell office:value="649" office:value-type="float" calcext:value-type="float">
            <text:p>649</text:p>
          </table:table-cell>
          <table:table-cell office:value-type="string" calcext:value-type="string">
            <text:p>skype</text:p>
          </table:table-cell>
          <table:table-cell office:value="1329792" office:value-type="float" calcext:value-type="float">
            <text:p>13297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kypeSessionType</text:p>
          </table:table-cell>
          <table:table-cell table:number-columns-repeated="1019"/>
        </table:table-row>
        <table:table-row table:style-name="ro5">
          <table:table-cell office:value="704" office:value-type="float" calcext:value-type="float">
            <text:p>704</text:p>
          </table:table-cell>
          <table:table-cell office:value-type="string" calcext:value-type="string">
            <text:p>changed file</text:p>
          </table:table-cell>
          <table:table-cell office:value="1442208" office:value-type="float" calcext:value-type="float">
            <text:p>14422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hangedFileMetaInfo</text:p>
          </table:table-cell>
          <table:table-cell table:number-columns-repeated="1019"/>
        </table:table-row>
        <table:table-row table:style-name="ro5">
          <table:table-cell office:value="704" office:value-type="float" calcext:value-type="float">
            <text:p>704</text:p>
          </table:table-cell>
          <table:table-cell office:value-type="string" calcext:value-type="string">
            <text:p>changed file</text:p>
          </table:table-cell>
          <table:table-cell office:value="1442432" office:value-type="float" calcext:value-type="float">
            <text:p>14424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hangedFileChangeTime</text:p>
          </table:table-cell>
          <table:table-cell table:number-columns-repeated="1019"/>
        </table:table-row>
        <table:table-row table:style-name="ro5">
          <table:table-cell office:value="704" office:value-type="float" calcext:value-type="float">
            <text:p>704</text:p>
          </table:table-cell>
          <table:table-cell office:value-type="string" calcext:value-type="string">
            <text:p>changed file</text:p>
          </table:table-cell>
          <table:table-cell office:value="1442688" office:value-type="float" calcext:value-type="float">
            <text:p>14426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hangedFileChangeEvent</text:p>
          </table:table-cell>
          <table:table-cell table:number-columns-repeated="1019"/>
        </table:table-row>
        <table:table-row table:style-name="ro5">
          <table:table-cell office:value="704" office:value-type="float" calcext:value-type="float">
            <text:p>704</text:p>
          </table:table-cell>
          <table:table-cell office:value-type="string" calcext:value-type="string">
            <text:p>changed file</text:p>
          </table:table-cell>
          <table:table-cell office:value="1442960" office:value-type="float" calcext:value-type="float">
            <text:p>14429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hangedFileRecording</text:p>
          </table:table-cell>
          <table:table-cell table:number-columns-repeated="1019"/>
        </table:table-row>
        <table:table-row table:style-name="ro5">
          <table:table-cell office:value="710" office:value-type="float" calcext:value-type="float">
            <text:p>710</text:p>
          </table:table-cell>
          <table:table-cell office:value-type="string" calcext:value-type="string">
            <text:p>config changed</text:p>
          </table:table-cell>
          <table:table-cell office:value="1454240" office:value-type="float" calcext:value-type="float">
            <text:p>14542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ChangedConfigRequest</text:p>
          </table:table-cell>
          <table:table-cell table:number-columns-repeated="1019"/>
        </table:table-row>
        <table:table-row table:style-name="ro5">
          <table:table-cell office:value="710" office:value-type="float" calcext:value-type="float">
            <text:p>710</text:p>
          </table:table-cell>
          <table:table-cell office:value-type="string" calcext:value-type="string">
            <text:p>config changed</text:p>
          </table:table-cell>
          <table:table-cell office:value="1454496" office:value-type="float" calcext:value-type="float">
            <text:p>1454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hangedConfigReply</text:p>
          </table:table-cell>
          <table:table-cell table:number-columns-repeated="1019"/>
        </table:table-row>
        <table:table-row table:style-name="ro5">
          <table:table-cell office:value="710" office:value-type="float" calcext:value-type="float">
            <text:p>710</text:p>
          </table:table-cell>
          <table:table-cell office:value-type="string" calcext:value-type="string">
            <text:p>config changed</text:p>
          </table:table-cell>
          <table:table-cell office:value="1454752" office:value-type="float" calcext:value-type="float">
            <text:p>1454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ChangedConfigRequest</text:p>
          </table:table-cell>
          <table:table-cell table:number-columns-repeated="1019"/>
        </table:table-row>
        <table:table-row table:style-name="ro5">
          <table:table-cell office:value="710" office:value-type="float" calcext:value-type="float">
            <text:p>710</text:p>
          </table:table-cell>
          <table:table-cell office:value-type="string" calcext:value-type="string">
            <text:p>config changed</text:p>
          </table:table-cell>
          <table:table-cell office:value="1454912" office:value-type="float" calcext:value-type="float">
            <text:p>1454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ChangedEvents</text:p>
          </table:table-cell>
          <table:table-cell table:number-columns-repeated="1019"/>
        </table:table-row>
        <table:table-row table:style-name="ro5">
          <table:table-cell office:value="736" office:value-type="float" calcext:value-type="float">
            <text:p>736</text:p>
          </table:table-cell>
          <table:table-cell/>
          <table:table-cell office:value="1507744" office:value-type="float" calcext:value-type="float">
            <text:p>1507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ccessedFileMetaInfo</text:p>
          </table:table-cell>
          <table:table-cell table:number-columns-repeated="1019"/>
        </table:table-row>
        <table:table-row table:style-name="ro5">
          <table:table-cell office:value="736" office:value-type="float" calcext:value-type="float">
            <text:p>736</text:p>
          </table:table-cell>
          <table:table-cell/>
          <table:table-cell office:value="1507968" office:value-type="float" calcext:value-type="float">
            <text:p>15079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ccessedFileAccessTime</text:p>
          </table:table-cell>
          <table:table-cell table:number-columns-repeated="1019"/>
        </table:table-row>
        <table:table-row table:style-name="ro5">
          <table:table-cell office:value="736" office:value-type="float" calcext:value-type="float">
            <text:p>736</text:p>
          </table:table-cell>
          <table:table-cell/>
          <table:table-cell office:value="1508224" office:value-type="float" calcext:value-type="float">
            <text:p>15082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ccessedFileAccessEvent</text:p>
          </table:table-cell>
          <table:table-cell table:number-columns-repeated="1019"/>
        </table:table-row>
        <table:table-row table:style-name="ro5">
          <table:table-cell office:value="736" office:value-type="float" calcext:value-type="float">
            <text:p>736</text:p>
          </table:table-cell>
          <table:table-cell/>
          <table:table-cell office:value="1508496" office:value-type="float" calcext:value-type="float">
            <text:p>1508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ccessedFileRecording</text:p>
          </table:table-cell>
          <table:table-cell table:number-columns-repeated="1019"/>
        </table:table-row>
        <table:table-row table:style-name="ro5">
          <table:table-cell office:value="736" office:value-type="float" calcext:value-type="float">
            <text:p>736</text:p>
          </table:table-cell>
          <table:table-cell/>
          <table:table-cell office:value="1508736" office:value-type="float" calcext:value-type="float">
            <text:p>15087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ccessedApplicationName</text:p>
          </table:table-cell>
          <table:table-cell table:number-columns-repeated="1019"/>
        </table:table-row>
        <table:table-row table:style-name="ro5">
          <table:table-cell office:value="736" office:value-type="float" calcext:value-type="float">
            <text:p>736</text:p>
          </table:table-cell>
          <table:table-cell/>
          <table:table-cell office:value="1508912" office:value-type="float" calcext:value-type="float">
            <text:p>1508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RecordImagesFromExplorer</text:p>
          </table:table-cell>
          <table:table-cell table:number-columns-repeated="1019"/>
        </table:table-row>
        <table:table-row table:style-name="ro5">
          <table:table-cell office:value="742" office:value-type="float" calcext:value-type="float">
            <text:p>742</text:p>
          </table:table-cell>
          <table:table-cell office:value-type="string" calcext:value-type="string">
            <text:p>accessed config</text:p>
          </table:table-cell>
          <table:table-cell office:value="1519776" office:value-type="float" calcext:value-type="float">
            <text:p>1519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AccessedConfigRequest</text:p>
          </table:table-cell>
          <table:table-cell table:number-columns-repeated="1019"/>
        </table:table-row>
        <table:table-row table:style-name="ro5">
          <table:table-cell office:value="742" office:value-type="float" calcext:value-type="float">
            <text:p>742</text:p>
          </table:table-cell>
          <table:table-cell office:value-type="string" calcext:value-type="string">
            <text:p>accessed config</text:p>
          </table:table-cell>
          <table:table-cell office:value="1520032" office:value-type="float" calcext:value-type="float">
            <text:p>1520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ccessedConfigReply</text:p>
          </table:table-cell>
          <table:table-cell table:number-columns-repeated="1019"/>
        </table:table-row>
        <table:table-row table:style-name="ro5">
          <table:table-cell office:value="742" office:value-type="float" calcext:value-type="float">
            <text:p>742</text:p>
          </table:table-cell>
          <table:table-cell office:value-type="string" calcext:value-type="string">
            <text:p>accessed config</text:p>
          </table:table-cell>
          <table:table-cell office:value="1520288" office:value-type="float" calcext:value-type="float">
            <text:p>1520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AccessedConfigRequest</text:p>
          </table:table-cell>
          <table:table-cell table:number-columns-repeated="1019"/>
        </table:table-row>
        <table:table-row table:style-name="ro5">
          <table:table-cell office:value="742" office:value-type="float" calcext:value-type="float">
            <text:p>742</text:p>
          </table:table-cell>
          <table:table-cell office:value-type="string" calcext:value-type="string">
            <text:p>accessed config</text:p>
          </table:table-cell>
          <table:table-cell office:value="1520448" office:value-type="float" calcext:value-type="float">
            <text:p>15204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AccessedEvents</text:p>
          </table:table-cell>
          <table:table-cell table:number-columns-repeated="1019"/>
        </table:table-row>
        <table:table-row table:style-name="ro5">
          <table:table-cell office:value="768" office:value-type="float" calcext:value-type="float">
            <text:p>768</text:p>
          </table:table-cell>
          <table:table-cell office:value-type="string" calcext:value-type="string">
            <text:p>print</text:p>
          </table:table-cell>
          <table:table-cell office:value="1573280" office:value-type="float" calcext:value-type="float">
            <text:p>1573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intFileMetaInfo</text:p>
          </table:table-cell>
          <table:table-cell table:number-columns-repeated="1019"/>
        </table:table-row>
        <table:table-row table:style-name="ro5">
          <table:table-cell office:value="768" office:value-type="float" calcext:value-type="float">
            <text:p>768</text:p>
          </table:table-cell>
          <table:table-cell office:value-type="string" calcext:value-type="string">
            <text:p>print</text:p>
          </table:table-cell>
          <table:table-cell office:value="1573520" office:value-type="float" calcext:value-type="float">
            <text:p>1573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intFrame</text:p>
          </table:table-cell>
          <table:table-cell table:number-columns-repeated="1019"/>
        </table:table-row>
        <table:table-row table:style-name="ro5">
          <table:table-cell office:value="772" office:value-type="float" calcext:value-type="float">
            <text:p>772</text:p>
          </table:table-cell>
          <table:table-cell office:value-type="string" calcext:value-type="string">
            <text:p>print</text:p>
          </table:table-cell>
          <table:table-cell office:value="1581184" office:value-type="float" calcext:value-type="float">
            <text:p>15811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intApplicationName</text:p>
          </table:table-cell>
          <table:table-cell table:number-columns-repeated="1019"/>
        </table:table-row>
        <table:table-row table:style-name="ro5">
          <table:table-cell office:value="772" office:value-type="float" calcext:value-type="float">
            <text:p>772</text:p>
          </table:table-cell>
          <table:table-cell office:value-type="string" calcext:value-type="string">
            <text:p>print</text:p>
          </table:table-cell>
          <table:table-cell office:value="1581440" office:value-type="float" calcext:value-type="float">
            <text:p>1581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intFilename</text:p>
          </table:table-cell>
          <table:table-cell table:number-columns-repeated="1019"/>
        </table:table-row>
        <table:table-row table:style-name="ro5">
          <table:table-cell office:value="772" office:value-type="float" calcext:value-type="float">
            <text:p>772</text:p>
          </table:table-cell>
          <table:table-cell office:value-type="string" calcext:value-type="string">
            <text:p>print</text:p>
          </table:table-cell>
          <table:table-cell office:value="1581696" office:value-type="float" calcext:value-type="float">
            <text:p>1581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intEncodingType</text:p>
          </table:table-cell>
          <table:table-cell table:number-columns-repeated="1019"/>
        </table:table-row>
        <table:table-row table:style-name="ro5">
          <table:table-cell office:value="774" office:value-type="float" calcext:value-type="float">
            <text:p>774</text:p>
          </table:table-cell>
          <table:table-cell office:value-type="string" calcext:value-type="string">
            <text:p>print config</text:p>
          </table:table-cell>
          <table:table-cell office:value="1585312" office:value-type="float" calcext:value-type="float">
            <text:p>1585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PrintConfigRequest</text:p>
          </table:table-cell>
          <table:table-cell table:number-columns-repeated="1019"/>
        </table:table-row>
        <table:table-row table:style-name="ro5">
          <table:table-cell office:value="774" office:value-type="float" calcext:value-type="float">
            <text:p>774</text:p>
          </table:table-cell>
          <table:table-cell office:value-type="string" calcext:value-type="string">
            <text:p>print config</text:p>
          </table:table-cell>
          <table:table-cell office:value="1585568" office:value-type="float" calcext:value-type="float">
            <text:p>1585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intConfigReply</text:p>
          </table:table-cell>
          <table:table-cell table:number-columns-repeated="1019"/>
        </table:table-row>
        <table:table-row table:style-name="ro5">
          <table:table-cell office:value="774" office:value-type="float" calcext:value-type="float">
            <text:p>774</text:p>
          </table:table-cell>
          <table:table-cell office:value-type="string" calcext:value-type="string">
            <text:p>print config</text:p>
          </table:table-cell>
          <table:table-cell office:value="1585824" office:value-type="float" calcext:value-type="float">
            <text:p>15858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PrintConfigRequest</text:p>
          </table:table-cell>
          <table:table-cell table:number-columns-repeated="1019"/>
        </table:table-row>
        <table:table-row table:style-name="ro5">
          <table:table-cell office:value="800" office:value-type="float" calcext:value-type="float">
            <text:p>800</text:p>
          </table:table-cell>
          <table:table-cell office:value-type="string" calcext:value-type="string">
            <text:p>deleted</text:p>
          </table:table-cell>
          <table:table-cell office:value="1638816" office:value-type="float" calcext:value-type="float">
            <text:p>1638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FileMetaInfo</text:p>
          </table:table-cell>
          <table:table-cell table:number-columns-repeated="1019"/>
        </table:table-row>
        <table:table-row table:style-name="ro5">
          <table:table-cell office:value="800" office:value-type="float" calcext:value-type="float">
            <text:p>800</text:p>
          </table:table-cell>
          <table:table-cell office:value-type="string" calcext:value-type="string">
            <text:p>deleted</text:p>
          </table:table-cell>
          <table:table-cell office:value="1639296" office:value-type="float" calcext:value-type="float">
            <text:p>16392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FileDeletionTime</text:p>
          </table:table-cell>
          <table:table-cell table:number-columns-repeated="1019"/>
        </table:table-row>
        <table:table-row table:style-name="ro5">
          <table:table-cell office:value="800" office:value-type="float" calcext:value-type="float">
            <text:p>800</text:p>
          </table:table-cell>
          <table:table-cell office:value-type="string" calcext:value-type="string">
            <text:p>deleted</text:p>
          </table:table-cell>
          <table:table-cell office:value="1639552" office:value-type="float" calcext:value-type="float">
            <text:p>1639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FileRecycleBin</text:p>
          </table:table-cell>
          <table:table-cell table:number-columns-repeated="1019"/>
        </table:table-row>
        <table:table-row table:style-name="ro5">
          <table:table-cell office:value="800" office:value-type="float" calcext:value-type="float">
            <text:p>800</text:p>
          </table:table-cell>
          <table:table-cell office:value-type="string" calcext:value-type="string">
            <text:p>deleted</text:p>
          </table:table-cell>
          <table:table-cell office:value="1639808" office:value-type="float" calcext:value-type="float">
            <text:p>1639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Method</text:p>
          </table:table-cell>
          <table:table-cell table:number-columns-repeated="1019"/>
        </table:table-row>
        <table:table-row table:style-name="ro5">
          <table:table-cell office:value="800" office:value-type="float" calcext:value-type="float">
            <text:p>800</text:p>
          </table:table-cell>
          <table:table-cell office:value-type="string" calcext:value-type="string">
            <text:p>deleted</text:p>
          </table:table-cell>
          <table:table-cell office:value="1640064" office:value-type="float" calcext:value-type="float">
            <text:p>16400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ApplicationName</text:p>
          </table:table-cell>
          <table:table-cell table:number-columns-repeated="1019"/>
        </table:table-row>
        <table:table-row table:style-name="ro5">
          <table:table-cell office:value="800" office:value-type="float" calcext:value-type="float">
            <text:p>800</text:p>
          </table:table-cell>
          <table:table-cell office:value-type="string" calcext:value-type="string">
            <text:p>deleted</text:p>
          </table:table-cell>
          <table:table-cell office:value="1640336" office:value-type="float" calcext:value-type="float">
            <text:p>16403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FileRecording</text:p>
          </table:table-cell>
          <table:table-cell table:number-columns-repeated="1019"/>
        </table:table-row>
        <table:table-row table:style-name="ro5">
          <table:table-cell office:value="806" office:value-type="float" calcext:value-type="float">
            <text:p>806</text:p>
          </table:table-cell>
          <table:table-cell office:value-type="string" calcext:value-type="string">
            <text:p>config deleted</text:p>
          </table:table-cell>
          <table:table-cell office:value="1650848" office:value-type="float" calcext:value-type="float">
            <text:p>1650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DeletedConfigRequest</text:p>
          </table:table-cell>
          <table:table-cell table:number-columns-repeated="1019"/>
        </table:table-row>
        <table:table-row table:style-name="ro5">
          <table:table-cell office:value="806" office:value-type="float" calcext:value-type="float">
            <text:p>806</text:p>
          </table:table-cell>
          <table:table-cell office:value-type="string" calcext:value-type="string">
            <text:p>config deleted</text:p>
          </table:table-cell>
          <table:table-cell office:value="1651104" office:value-type="float" calcext:value-type="float">
            <text:p>1651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letedConfigReply</text:p>
          </table:table-cell>
          <table:table-cell table:number-columns-repeated="1019"/>
        </table:table-row>
        <table:table-row table:style-name="ro5">
          <table:table-cell office:value="806" office:value-type="float" calcext:value-type="float">
            <text:p>806</text:p>
          </table:table-cell>
          <table:table-cell office:value-type="string" calcext:value-type="string">
            <text:p>config deleted</text:p>
          </table:table-cell>
          <table:table-cell office:value="1651360" office:value-type="float" calcext:value-type="float">
            <text:p>16513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DeletedConfigRequest</text:p>
          </table:table-cell>
          <table:table-cell table:number-columns-repeated="1019"/>
        </table:table-row>
        <table:table-row table:style-name="ro5">
          <table:table-cell office:value="1024" office:value-type="float" calcext:value-type="float">
            <text:p>1024</text:p>
          </table:table-cell>
          <table:table-cell office:value-type="string" calcext:value-type="string">
            <text:p>application upload forensics</text:p>
          </table:table-cell>
          <table:table-cell office:value="2097568" office:value-type="float" calcext:value-type="float">
            <text:p>2097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orensicsApplicationRequest</text:p>
          </table:table-cell>
          <table:table-cell table:number-columns-repeated="1019"/>
        </table:table-row>
        <table:table-row table:style-name="ro5">
          <table:table-cell office:value="1024" office:value-type="float" calcext:value-type="float">
            <text:p>1024</text:p>
          </table:table-cell>
          <table:table-cell office:value-type="string" calcext:value-type="string">
            <text:p>application upload forensics</text:p>
          </table:table-cell>
          <table:table-cell office:value="2097824" office:value-type="float" calcext:value-type="float">
            <text:p>20978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orensicsApplicationReply</text:p>
          </table:table-cell>
          <table:table-cell table:number-columns-repeated="1019"/>
        </table:table-row>
        <table:table-row table:style-name="ro5">
          <table:table-cell office:value="1024" office:value-type="float" calcext:value-type="float">
            <text:p>1024</text:p>
          </table:table-cell>
          <table:table-cell office:value-type="string" calcext:value-type="string">
            <text:p>application upload forensics</text:p>
          </table:table-cell>
          <table:table-cell office:value="2098080" office:value-type="float" calcext:value-type="float">
            <text:p>20980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orensicsApplicationChunk</text:p>
          </table:table-cell>
          <table:table-cell table:number-columns-repeated="1019"/>
        </table:table-row>
        <table:table-row table:style-name="ro5">
          <table:table-cell office:value="1024" office:value-type="float" calcext:value-type="float">
            <text:p>1024</text:p>
          </table:table-cell>
          <table:table-cell office:value-type="string" calcext:value-type="string">
            <text:p>application upload forensics</text:p>
          </table:table-cell>
          <table:table-cell office:value="2098336" office:value-type="float" calcext:value-type="float">
            <text:p>20983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orensicsApplicationDoneRequest</text:p>
          </table:table-cell>
          <table:table-cell table:number-columns-repeated="1019"/>
        </table:table-row>
        <table:table-row table:style-name="ro5">
          <table:table-cell office:value="1024" office:value-type="float" calcext:value-type="float">
            <text:p>1024</text:p>
          </table:table-cell>
          <table:table-cell office:value-type="string" calcext:value-type="string">
            <text:p>application upload forensics</text:p>
          </table:table-cell>
          <table:table-cell office:value="2098592" office:value-type="float" calcext:value-type="float">
            <text:p>20985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ploadForensicsApplicationDoneReply</text:p>
          </table:table-cell>
          <table:table-cell table:number-columns-repeated="1019"/>
        </table:table-row>
        <table:table-row table:style-name="ro5">
          <table:table-cell office:value="1026" office:value-type="float" calcext:value-type="float">
            <text:p>1026</text:p>
          </table:table-cell>
          <table:table-cell office:value-type="string" calcext:value-type="string">
            <text:p>application remove forensics</text:p>
          </table:table-cell>
          <table:table-cell office:value="2101664" office:value-type="float" calcext:value-type="float">
            <text:p>21016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ForensicsApplicationRequest</text:p>
          </table:table-cell>
          <table:table-cell table:number-columns-repeated="1019"/>
        </table:table-row>
        <table:table-row table:style-name="ro5">
          <table:table-cell office:value="1026" office:value-type="float" calcext:value-type="float">
            <text:p>1026</text:p>
          </table:table-cell>
          <table:table-cell office:value-type="string" calcext:value-type="string">
            <text:p>application remove forensics</text:p>
          </table:table-cell>
          <table:table-cell office:value="2101920" office:value-type="float" calcext:value-type="float">
            <text:p>21019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ForensicsApplicationReply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5760" office:value-type="float" calcext:value-type="float">
            <text:p>21057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AppExecuteRequest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6016" office:value-type="float" calcext:value-type="float">
            <text:p>21060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AppExecuteReply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6272" office:value-type="float" calcext:value-type="float">
            <text:p>21062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AppExecuteResult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6528" office:value-type="float" calcext:value-type="float">
            <text:p>21065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AppExecuteResultChunk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6784" office:value-type="float" calcext:value-type="float">
            <text:p>2106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AppExecuteResultDone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7040" office:value-type="float" calcext:value-type="float">
            <text:p>21070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CancelAppExecuteRequest</text:p>
          </table:table-cell>
          <table:table-cell table:number-columns-repeated="1019"/>
        </table:table-row>
        <table:table-row table:style-name="ro5">
          <table:table-cell office:value="1028" office:value-type="float" calcext:value-type="float">
            <text:p>1028</text:p>
          </table:table-cell>
          <table:table-cell office:value-type="string" calcext:value-type="string">
            <text:p>app forensics execute</text:p>
          </table:table-cell>
          <table:table-cell office:value="2107296" office:value-type="float" calcext:value-type="float">
            <text:p>21072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CancelAppExecuteReply</text:p>
          </table:table-cell>
          <table:table-cell table:number-columns-repeated="1019"/>
        </table:table-row>
        <table:table-row table:style-name="ro5">
          <table:table-cell office:value="1030" office:value-type="float" calcext:value-type="float">
            <text:p>1030</text:p>
          </table:table-cell>
          <table:table-cell office:value-type="string" calcext:value-type="string">
            <text:p>config forensics</text:p>
          </table:table-cell>
          <table:table-cell office:value="2109600" office:value-type="float" calcext:value-type="float">
            <text:p>21096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ForensicsConfigRequest</text:p>
          </table:table-cell>
          <table:table-cell table:number-columns-repeated="1019"/>
        </table:table-row>
        <table:table-row table:style-name="ro5">
          <table:table-cell office:value="1030" office:value-type="float" calcext:value-type="float">
            <text:p>1030</text:p>
          </table:table-cell>
          <table:table-cell office:value-type="string" calcext:value-type="string">
            <text:p>config forensics</text:p>
          </table:table-cell>
          <table:table-cell office:value="2109856" office:value-type="float" calcext:value-type="float">
            <text:p>21098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ConfigReply</text:p>
          </table:table-cell>
          <table:table-cell table:number-columns-repeated="1019"/>
        </table:table-row>
        <table:table-row table:style-name="ro5">
          <table:table-cell office:value="1030" office:value-type="float" calcext:value-type="float">
            <text:p>1030</text:p>
          </table:table-cell>
          <table:table-cell office:value-type="string" calcext:value-type="string">
            <text:p>config forensics</text:p>
          </table:table-cell>
          <table:table-cell office:value="2110112" office:value-type="float" calcext:value-type="float">
            <text:p>2110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ForensicsConfigRequest</text:p>
          </table:table-cell>
          <table:table-cell table:number-columns-repeated="1019"/>
        </table:table-row>
        <table:table-row table:style-name="ro5">
          <table:table-cell office:value="1032" office:value-type="float" calcext:value-type="float">
            <text:p>1032</text:p>
          </table:table-cell>
          <table:table-cell office:value-type="string" calcext:value-type="string">
            <text:p>application config info forensics</text:p>
          </table:table-cell>
          <table:table-cell office:value="2113680" office:value-type="float" calcext:value-type="float">
            <text:p>2113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InfoGeneric</text:p>
          </table:table-cell>
          <table:table-cell table:number-columns-repeated="1019"/>
        </table:table-row>
        <table:table-row table:style-name="ro5">
          <table:table-cell office:value="1032" office:value-type="float" calcext:value-type="float">
            <text:p>1032</text:p>
          </table:table-cell>
          <table:table-cell office:value-type="string" calcext:value-type="string">
            <text:p>application config info forensics</text:p>
          </table:table-cell>
          <table:table-cell office:value="2113952" office:value-type="float" calcext:value-type="float">
            <text:p>21139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Info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7760" office:value-type="float" calcext:value-type="float">
            <text:p>21177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Name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7952" office:value-type="float" calcext:value-type="float">
            <text:p>21179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Size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8208" office:value-type="float" calcext:value-type="float">
            <text:p>21182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ID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8528" office:value-type="float" calcext:value-type="float">
            <text:p>21185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Cmdline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8784" office:value-type="float" calcext:value-type="float">
            <text:p>2118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Output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8976" office:value-type="float" calcext:value-type="float">
            <text:p>21189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Timeout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9232" office:value-type="float" calcext:value-type="float">
            <text:p>21192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Version</text:p>
          </table:table-cell>
          <table:table-cell table:number-columns-repeated="1019"/>
        </table:table-row>
        <table:table-row table:style-name="ro5">
          <table:table-cell office:value="1034" office:value-type="float" calcext:value-type="float">
            <text:p>1034</text:p>
          </table:table-cell>
          <table:table-cell office:value-type="string" calcext:value-type="string">
            <text:p>forensics</text:p>
          </table:table-cell>
          <table:table-cell office:value="2119552" office:value-type="float" calcext:value-type="float">
            <text:p>2119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orensicsFriendlyName</text:p>
          </table:table-cell>
          <table:table-cell table:number-columns-repeated="1019"/>
        </table:table-row>
        <table:table-row table:style-name="ro5">
          <table:table-cell office:value="1035" office:value-type="float" calcext:value-type="float">
            <text:p>1035</text:p>
          </table:table-cell>
          <table:table-cell office:value-type="string" calcext:value-type="string">
            <text:p>output application config forensics</text:p>
          </table:table-cell>
          <table:table-cell office:value="2119808" office:value-type="float" calcext:value-type="float">
            <text:p>2119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OutputPrepend</text:p>
          </table:table-cell>
          <table:table-cell table:number-columns-repeated="1019"/>
        </table:table-row>
        <table:table-row table:style-name="ro5">
          <table:table-cell office:value="1035" office:value-type="float" calcext:value-type="float">
            <text:p>1035</text:p>
          </table:table-cell>
          <table:table-cell office:value-type="string" calcext:value-type="string">
            <text:p>output application config forensics</text:p>
          </table:table-cell>
          <table:table-cell office:value="2120064" office:value-type="float" calcext:value-type="float">
            <text:p>21200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orensicsApplicationOutputContentType</text:p>
          </table:table-cell>
          <table:table-cell table:number-columns-repeated="1019"/>
        </table:table-row>
        <table:table-row table:style-name="ro5">
          <table:table-cell office:value="1056" office:value-type="float" calcext:value-type="float">
            <text:p>1056</text:p>
          </table:table-cell>
          <table:table-cell office:value-type="string" calcext:value-type="string">
            <text:p>vo meta info ip</text:p>
          </table:table-cell>
          <table:table-cell office:value="2163104" office:value-type="float" calcext:value-type="float">
            <text:p>2163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MetaInfo</text:p>
          </table:table-cell>
          <table:table-cell table:number-columns-repeated="1019"/>
        </table:table-row>
        <table:table-row table:style-name="ro5">
          <table:table-cell office:value="1058" office:value-type="float" calcext:value-type="float">
            <text:p>1058</text:p>
          </table:table-cell>
          <table:table-cell office:value-type="string" calcext:value-type="string">
            <text:p>vo ip</text:p>
          </table:table-cell>
          <table:table-cell office:value="2166912" office:value-type="float" calcext:value-type="float">
            <text:p>2166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EncodingType</text:p>
          </table:table-cell>
          <table:table-cell table:number-columns-repeated="1019"/>
        </table:table-row>
        <table:table-row table:style-name="ro5">
          <table:table-cell office:value="1058" office:value-type="float" calcext:value-type="float">
            <text:p>1058</text:p>
          </table:table-cell>
          <table:table-cell office:value-type="string" calcext:value-type="string">
            <text:p>vo ip</text:p>
          </table:table-cell>
          <table:table-cell office:value="2167168" office:value-type="float" calcext:value-type="float">
            <text:p>2167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SessionType</text:p>
          </table:table-cell>
          <table:table-cell table:number-columns-repeated="1019"/>
        </table:table-row>
        <table:table-row table:style-name="ro5">
          <table:table-cell office:value="1058" office:value-type="float" calcext:value-type="float">
            <text:p>1058</text:p>
          </table:table-cell>
          <table:table-cell office:value-type="string" calcext:value-type="string">
            <text:p>vo ip</text:p>
          </table:table-cell>
          <table:table-cell office:value="2167424" office:value-type="float" calcext:value-type="float">
            <text:p>2167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ApplicationName</text:p>
          </table:table-cell>
          <table:table-cell office:value-type="string" calcext:value-type="string">
            <text:p>Lorg/xmlpush/v3/o/n</text:p>
          </table:table-cell>
          <table:table-cell table:number-columns-repeated="1018"/>
        </table:table-row>
        <table:table-row table:style-name="ro5">
          <table:table-cell office:value="1058" office:value-type="float" calcext:value-type="float">
            <text:p>1058</text:p>
          </table:table-cell>
          <table:table-cell office:value-type="string" calcext:value-type="string">
            <text:p>vo ip</text:p>
          </table:table-cell>
          <table:table-cell office:value="2167696" office:value-type="float" calcext:value-type="float">
            <text:p>2167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AppScreenshot</text:p>
          </table:table-cell>
          <table:table-cell table:number-columns-repeated="1019"/>
        </table:table-row>
        <table:table-row table:style-name="ro5">
          <table:table-cell office:value="1058" office:value-type="float" calcext:value-type="float">
            <text:p>1058</text:p>
          </table:table-cell>
          <table:table-cell office:value-type="string" calcext:value-type="string">
            <text:p>vo ip</text:p>
          </table:table-cell>
          <table:table-cell office:value="2167952" office:value-type="float" calcext:value-type="float">
            <text:p>21679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AudioRecording</text:p>
          </table:table-cell>
          <table:table-cell table:number-columns-repeated="1019"/>
        </table:table-row>
        <table:table-row table:style-name="ro5">
          <table:table-cell office:value="1058" office:value-type="float" calcext:value-type="float">
            <text:p>1058</text:p>
          </table:table-cell>
          <table:table-cell office:value-type="string" calcext:value-type="string">
            <text:p>vo ip</text:p>
          </table:table-cell>
          <table:table-cell office:value="2168112" office:value-type="float" calcext:value-type="float">
            <text:p>2168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VoIPScreenshotEnabled</text:p>
          </table:table-cell>
          <table:table-cell table:number-columns-repeated="1019"/>
        </table:table-row>
        <table:table-row table:style-name="ro5">
          <table:table-cell office:value="1062" office:value-type="float" calcext:value-type="float">
            <text:p>1062</text:p>
          </table:table-cell>
          <table:table-cell office:value-type="string" calcext:value-type="string">
            <text:p>vo config ip</text:p>
          </table:table-cell>
          <table:table-cell office:value="2175136" office:value-type="float" calcext:value-type="float">
            <text:p>21751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VoIPConfigRequest</text:p>
          </table:table-cell>
          <table:table-cell table:number-columns-repeated="1019"/>
        </table:table-row>
        <table:table-row table:style-name="ro5">
          <table:table-cell office:value="1062" office:value-type="float" calcext:value-type="float">
            <text:p>1062</text:p>
          </table:table-cell>
          <table:table-cell office:value-type="string" calcext:value-type="string">
            <text:p>vo config ip</text:p>
          </table:table-cell>
          <table:table-cell office:value="2175392" office:value-type="float" calcext:value-type="float">
            <text:p>2175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oIPConfigReply</text:p>
          </table:table-cell>
          <table:table-cell table:number-columns-repeated="1019"/>
        </table:table-row>
        <table:table-row table:style-name="ro5">
          <table:table-cell office:value="1062" office:value-type="float" calcext:value-type="float">
            <text:p>1062</text:p>
          </table:table-cell>
          <table:table-cell office:value-type="string" calcext:value-type="string">
            <text:p>vo config ip</text:p>
          </table:table-cell>
          <table:table-cell office:value="2175648" office:value-type="float" calcext:value-type="float">
            <text:p>21756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VoIPConfigRequest</text:p>
          </table:table-cell>
          <table:table-cell table:number-columns-repeated="1019"/>
        </table:table-row>
        <table:table-row table:style-name="ro5">
          <table:table-cell office:value="1088" office:value-type="float" calcext:value-type="float">
            <text:p>1088</text:p>
          </table:table-cell>
          <table:table-cell office:value-type="string" calcext:value-type="string">
            <text:p>clicks mouse</text:p>
          </table:table-cell>
          <table:table-cell office:value="2228640" office:value-type="float" calcext:value-type="float">
            <text:p>22286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useClicksMetaInfo</text:p>
          </table:table-cell>
          <table:table-cell table:number-columns-repeated="1019"/>
        </table:table-row>
        <table:table-row table:style-name="ro5">
          <table:table-cell office:value="1088" office:value-type="float" calcext:value-type="float">
            <text:p>1088</text:p>
          </table:table-cell>
          <table:table-cell office:value-type="string" calcext:value-type="string">
            <text:p>clicks mouse</text:p>
          </table:table-cell>
          <table:table-cell office:value="2228896" office:value-type="float" calcext:value-type="float">
            <text:p>22288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useClicksFrame</text:p>
          </table:table-cell>
          <table:table-cell table:number-columns-repeated="1019"/>
        </table:table-row>
        <table:table-row table:style-name="ro5">
          <table:table-cell office:value="1090" office:value-type="float" calcext:value-type="float">
            <text:p>1090</text:p>
          </table:table-cell>
          <table:table-cell office:value-type="string" calcext:value-type="string">
            <text:p>clicks mouse</text:p>
          </table:table-cell>
          <table:table-cell office:value="2232448" office:value-type="float" calcext:value-type="float">
            <text:p>22324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useClicksEncodingType</text:p>
          </table:table-cell>
          <table:table-cell table:number-columns-repeated="1019"/>
        </table:table-row>
        <table:table-row table:style-name="ro5">
          <table:table-cell office:value="1090" office:value-type="float" calcext:value-type="float">
            <text:p>1090</text:p>
          </table:table-cell>
          <table:table-cell office:value-type="string" calcext:value-type="string">
            <text:p>clicks mouse</text:p>
          </table:table-cell>
          <table:table-cell office:value="2232896" office:value-type="float" calcext:value-type="float">
            <text:p>22328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MouseClicksRectangle</text:p>
          </table:table-cell>
          <table:table-cell table:number-columns-repeated="1019"/>
        </table:table-row>
        <table:table-row table:style-name="ro5">
          <table:table-cell office:value="1090" office:value-type="float" calcext:value-type="float">
            <text:p>1090</text:p>
          </table:table-cell>
          <table:table-cell office:value-type="string" calcext:value-type="string">
            <text:p>clicks mouse</text:p>
          </table:table-cell>
          <table:table-cell office:value="2233152" office:value-type="float" calcext:value-type="float">
            <text:p>22331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MouseClicksSensitivity</text:p>
          </table:table-cell>
          <table:table-cell table:number-columns-repeated="1019"/>
        </table:table-row>
        <table:table-row table:style-name="ro5">
          <table:table-cell office:value="1090" office:value-type="float" calcext:value-type="float">
            <text:p>1090</text:p>
          </table:table-cell>
          <table:table-cell office:value-type="string" calcext:value-type="string">
            <text:p>clicks mouse</text:p>
          </table:table-cell>
          <table:table-cell office:value="2233408" office:value-type="float" calcext:value-type="float">
            <text:p>22334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MouseClicksType</text:p>
          </table:table-cell>
          <table:table-cell table:number-columns-repeated="1019"/>
        </table:table-row>
        <table:table-row table:style-name="ro5">
          <table:table-cell office:value="1094" office:value-type="float" calcext:value-type="float">
            <text:p>1094</text:p>
          </table:table-cell>
          <table:table-cell office:value-type="string" calcext:value-type="string">
            <text:p>clicks config mouse</text:p>
          </table:table-cell>
          <table:table-cell office:value="2240672" office:value-type="float" calcext:value-type="float">
            <text:p>22406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MouseClicksConfigRequest</text:p>
          </table:table-cell>
          <table:table-cell table:number-columns-repeated="1019"/>
        </table:table-row>
        <table:table-row table:style-name="ro5">
          <table:table-cell office:value="1094" office:value-type="float" calcext:value-type="float">
            <text:p>1094</text:p>
          </table:table-cell>
          <table:table-cell office:value-type="string" calcext:value-type="string">
            <text:p>clicks config mouse</text:p>
          </table:table-cell>
          <table:table-cell office:value="2240928" office:value-type="float" calcext:value-type="float">
            <text:p>22409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useClicksConfigReply</text:p>
          </table:table-cell>
          <table:table-cell table:number-columns-repeated="1019"/>
        </table:table-row>
        <table:table-row table:style-name="ro5">
          <table:table-cell office:value="1094" office:value-type="float" calcext:value-type="float">
            <text:p>1094</text:p>
          </table:table-cell>
          <table:table-cell office:value-type="string" calcext:value-type="string">
            <text:p>clicks config mouse</text:p>
          </table:table-cell>
          <table:table-cell office:value="2241184" office:value-type="float" calcext:value-type="float">
            <text:p>22411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MouseClicksConfigRequest</text:p>
          </table:table-cell>
          <table:table-cell table:number-columns-repeated="1019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5792" office:value-type="float" calcext:value-type="float">
            <text:p>43257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SMSMetaInfo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6016" office:value-type="float" calcext:value-type="float">
            <text:p>43260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SMSData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6256" office:value-type="float" calcext:value-type="float">
            <text:p>4326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MSSenderNumber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6512" office:value-type="float" calcext:value-type="float">
            <text:p>43265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MSRecipientNumber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6528" office:value-type="float" calcext:value-type="float">
            <text:p>43265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MSInformation</text:p>
          </table:table-cell>
          <table:table-cell table:number-columns-repeated="1019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6768" office:value-type="float" calcext:value-type="float">
            <text:p>43267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MSDirection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112" office:value-type="float" calcext:value-type="float">
            <text:p>2112</text:p>
          </table:table-cell>
          <table:table-cell office:value-type="string" calcext:value-type="string">
            <text:p>sms</text:p>
          </table:table-cell>
          <table:table-cell office:value="4327040" office:value-type="float" calcext:value-type="float">
            <text:p>432704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144" office:value-type="float" calcext:value-type="float">
            <text:p>2144</text:p>
          </table:table-cell>
          <table:table-cell office:value-type="string" calcext:value-type="string">
            <text:p>address book mobile</text:p>
          </table:table-cell>
          <table:table-cell office:value="4391328" office:value-type="float" calcext:value-type="float">
            <text:p>4391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AddressBookMetaInfo</text:p>
          </table:table-cell>
          <table:table-cell office:value-type="string" calcext:value-type="string">
            <text:p>Lorg/xmlpush/v3/i/a</text:p>
          </table:table-cell>
          <table:table-cell table:number-columns-repeated="1018"/>
        </table:table-row>
        <table:table-row table:style-name="ro5">
          <table:table-cell office:value="2144" office:value-type="float" calcext:value-type="float">
            <text:p>2144</text:p>
          </table:table-cell>
          <table:table-cell office:value-type="string" calcext:value-type="string">
            <text:p>address book mobile</text:p>
          </table:table-cell>
          <table:table-cell office:value="4391552" office:value-type="float" calcext:value-type="float">
            <text:p>4391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AddressBookData</text:p>
          </table:table-cell>
          <table:table-cell office:value-type="string" calcext:value-type="string">
            <text:p>Lorg/xmlpush/v3/i/a</text:p>
          </table:table-cell>
          <table:table-cell table:number-columns-repeated="1018"/>
        </table:table-row>
        <table:table-row table:style-name="ro5">
          <table:table-cell office:value="2152" office:value-type="float" calcext:value-type="float">
            <text:p>2152</text:p>
          </table:table-cell>
          <table:table-cell office:value-type="string" calcext:value-type="string">
            <text:p>address book checksum mobile</text:p>
          </table:table-cell>
          <table:table-cell office:value="4407360" office:value-type="float" calcext:value-type="float">
            <text:p>44073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AddressBookChecksum</text:p>
          </table:table-cell>
          <table:table-cell table:number-columns-repeated="1019"/>
        </table:table-row>
        <table:table-row table:style-name="ro5">
          <table:table-cell office:value="2176" office:value-type="float" calcext:value-type="float">
            <text:p>2176</text:p>
          </table:table-cell>
          <table:table-cell office:value-type="string" calcext:value-type="string">
            <text:p>mobile blackberry</text:p>
          </table:table-cell>
          <table:table-cell office:value="4456864" office:value-type="float" calcext:value-type="float">
            <text:p>44568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BlackberryMessengerMetaInfo</text:p>
          </table:table-cell>
          <table:table-cell table:number-columns-repeated="1019"/>
        </table:table-row>
        <table:table-row table:style-name="ro5">
          <table:table-cell office:value="2176" office:value-type="float" calcext:value-type="float">
            <text:p>2176</text:p>
          </table:table-cell>
          <table:table-cell office:value-type="string" calcext:value-type="string">
            <text:p>mobile blackberry</text:p>
          </table:table-cell>
          <table:table-cell office:value="4457088" office:value-type="float" calcext:value-type="float">
            <text:p>44570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BlackberryMessengerData</text:p>
          </table:table-cell>
          <table:table-cell table:number-columns-repeated="1019"/>
        </table:table-row>
        <table:table-row table:style-name="ro5">
          <table:table-cell office:value="2176" office:value-type="float" calcext:value-type="float">
            <text:p>2176</text:p>
          </table:table-cell>
          <table:table-cell office:value-type="string" calcext:value-type="string">
            <text:p>mobile blackberry</text:p>
          </table:table-cell>
          <table:table-cell office:value="4457328" office:value-type="float" calcext:value-type="float">
            <text:p>4457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BlackberryMsChatID</text:p>
          </table:table-cell>
          <table:table-cell table:number-columns-repeated="1019"/>
        </table:table-row>
        <table:table-row table:style-name="ro5">
          <table:table-cell office:value="2176" office:value-type="float" calcext:value-type="float">
            <text:p>2176</text:p>
          </table:table-cell>
          <table:table-cell office:value-type="string" calcext:value-type="string">
            <text:p>mobile blackberry</text:p>
          </table:table-cell>
          <table:table-cell office:value="4457600" office:value-type="float" calcext:value-type="float">
            <text:p>44576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BlackberryMsConversationPartners</text:p>
          </table:table-cell>
          <table:table-cell table:number-columns-repeated="1019"/>
        </table:table-row>
        <table:table-row table:style-name="ro5">
          <table:table-cell office:value="2208" office:value-type="float" calcext:value-type="float">
            <text:p>2208</text:p>
          </table:table-cell>
          <table:table-cell office:value-type="string" calcext:value-type="string">
            <text:p>mobile tracking</text:p>
          </table:table-cell>
          <table:table-cell office:value="4522400" office:value-type="float" calcext:value-type="float">
            <text:p>45224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StartRequest</text:p>
          </table:table-cell>
          <table:table-cell table:number-columns-repeated="1019"/>
        </table:table-row>
        <table:table-row table:style-name="ro5">
          <table:table-cell office:value="2208" office:value-type="float" calcext:value-type="float">
            <text:p>2208</text:p>
          </table:table-cell>
          <table:table-cell office:value-type="string" calcext:value-type="string">
            <text:p>mobile tracking</text:p>
          </table:table-cell>
          <table:table-cell office:value="4522656" office:value-type="float" calcext:value-type="float">
            <text:p>4522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StopRequest</text:p>
          </table:table-cell>
          <table:table-cell table:number-columns-repeated="1019"/>
        </table:table-row>
        <table:table-row table:style-name="ro5">
          <table:table-cell office:value="2208" office:value-type="float" calcext:value-type="float">
            <text:p>2208</text:p>
          </table:table-cell>
          <table:table-cell office:value-type="string" calcext:value-type="string">
            <text:p>mobile tracking</text:p>
          </table:table-cell>
          <table:table-cell office:value="4523376" office:value-type="float" calcext:value-type="float">
            <text:p>45233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DataV10</text:p>
          </table:table-cell>
          <table:table-cell office:value-type="string" calcext:value-type="string">
            <text:p>Lorg/xmlpush/v3/t/e, Lorg/xmlpush/v3/t/e, Lorg/xmlpush/v3/t/e, Lorg/xmlpush/v3/t/e</text:p>
          </table:table-cell>
          <table:table-cell table:number-columns-repeated="1018"/>
        </table:table-row>
        <table:table-row table:style-name="ro5">
          <table:table-cell office:value="2214" office:value-type="float" calcext:value-type="float">
            <text:p>2214</text:p>
          </table:table-cell>
          <table:table-cell office:value-type="string" calcext:value-type="string">
            <text:p>mobile config tracking</text:p>
          </table:table-cell>
          <table:table-cell office:value="4535200" office:value-type="float" calcext:value-type="float">
            <text:p>45352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Config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2214" office:value-type="float" calcext:value-type="float">
            <text:p>2214</text:p>
          </table:table-cell>
          <table:table-cell office:value-type="string" calcext:value-type="string">
            <text:p>mobile config tracking</text:p>
          </table:table-cell>
          <table:table-cell office:value="4535440" office:value-type="float" calcext:value-type="float">
            <text:p>4535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ConfigRaw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216" office:value-type="float" calcext:value-type="float">
            <text:p>2216</text:p>
          </table:table-cell>
          <table:table-cell office:value-type="string" calcext:value-type="string">
            <text:p>mobile tracking</text:p>
          </table:table-cell>
          <table:table-cell office:value="4538432" office:value-type="float" calcext:value-type="float">
            <text:p>45384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TimeInterval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2216" office:value-type="float" calcext:value-type="float">
            <text:p>2216</text:p>
          </table:table-cell>
          <table:table-cell office:value-type="string" calcext:value-type="string">
            <text:p>mobile tracking</text:p>
          </table:table-cell>
          <table:table-cell office:value="4538688" office:value-type="float" calcext:value-type="float">
            <text:p>45386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Distance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2216" office:value-type="float" calcext:value-type="float">
            <text:p>2216</text:p>
          </table:table-cell>
          <table:table-cell office:value-type="string" calcext:value-type="string">
            <text:p>mobile tracking</text:p>
          </table:table-cell>
          <table:table-cell office:value="4538928" office:value-type="float" calcext:value-type="float">
            <text:p>45389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ackingSendOnAnyChannel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7936" office:value-type="float" calcext:value-type="float">
            <text:p>45879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MetaInfo</text:p>
          </table:table-cell>
          <table:table-cell office:value-type="string" calcext:value-type="string">
            <text:p>Lorg/xmlpush/v3/f/a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8192" office:value-type="float" calcext:value-type="float">
            <text:p>45881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Data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8400" office:value-type="float" calcext:value-type="float">
            <text:p>45884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Type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8672" office:value-type="float" calcext:value-type="float">
            <text:p>45886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AdditionalInformation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8912" office:value-type="float" calcext:value-type="float">
            <text:p>4588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CallerNumber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9168" office:value-type="float" calcext:value-type="float">
            <text:p>4589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CalleeNumber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0" office:value-type="float" calcext:value-type="float">
            <text:p>2240</text:p>
          </table:table-cell>
          <table:table-cell office:value-type="string" calcext:value-type="string">
            <text:p>mobile call phone</text:p>
          </table:table-cell>
          <table:table-cell office:value="4589440" office:value-type="float" calcext:value-type="float">
            <text:p>4589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CallerName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1" office:value-type="float" calcext:value-type="float">
            <text:p>2241</text:p>
          </table:table-cell>
          <table:table-cell office:value-type="string" calcext:value-type="string">
            <text:p>name call phone logs mobile callee</text:p>
          </table:table-cell>
          <table:table-cell office:value="4589696" office:value-type="float" calcext:value-type="float">
            <text:p>4589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sCalleeName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2242" office:value-type="float" calcext:value-type="float">
            <text:p>2242</text:p>
          </table:table-cell>
          <table:table-cell office:value-type="string" calcext:value-type="string">
            <text:p>last call phone entry mobile endtime log</text:p>
          </table:table-cell>
          <table:table-cell office:value="4591680" office:value-type="float" calcext:value-type="float">
            <text:p>4591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honeCallLogLastEntryEndtime</text:p>
          </table:table-cell>
          <table:table-cell table:number-columns-repeated="1019"/>
        </table:table-row>
        <table:table-row table:style-name="ro5">
          <table:table-cell office:value="3072" office:value-type="float" calcext:value-type="float">
            <text:p>3072</text:p>
          </table:table-cell>
          <table:table-cell office:value-type="string" calcext:value-type="string">
            <text:p>mobile logging</text:p>
          </table:table-cell>
          <table:table-cell office:value="6291872" office:value-type="float" calcext:value-type="float">
            <text:p>62918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LoggingMetaInfo</text:p>
          </table:table-cell>
          <table:table-cell table:number-columns-repeated="1019"/>
        </table:table-row>
        <table:table-row table:style-name="ro5">
          <table:table-cell office:value="3072" office:value-type="float" calcext:value-type="float">
            <text:p>3072</text:p>
          </table:table-cell>
          <table:table-cell office:value-type="string" calcext:value-type="string">
            <text:p>mobile logging</text:p>
          </table:table-cell>
          <table:table-cell office:value="6292096" office:value-type="float" calcext:value-type="float">
            <text:p>6292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LoggingData</text:p>
          </table:table-cell>
          <table:table-cell table:number-columns-repeated="1019"/>
        </table:table-row>
        <table:table-row table:style-name="ro5">
          <table:table-cell office:value="3616" office:value-type="float" calcext:value-type="float">
            <text:p>3616</text:p>
          </table:table-cell>
          <table:table-cell office:value-type="string" calcext:value-type="string">
            <text:p>master agent</text:p>
          </table:table-cell>
          <table:table-cell office:value="7405984" office:value-type="float" calcext:value-type="float">
            <text:p>74059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ogin</text:p>
          </table:table-cell>
          <table:table-cell table:number-columns-repeated="1019"/>
        </table:table-row>
        <table:table-row table:style-name="ro5">
          <table:table-cell office:value="3616" office:value-type="float" calcext:value-type="float">
            <text:p>3616</text:p>
          </table:table-cell>
          <table:table-cell office:value-type="string" calcext:value-type="string">
            <text:p>master agent</text:p>
          </table:table-cell>
          <table:table-cell office:value="7406240" office:value-type="float" calcext:value-type="float">
            <text:p>74062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oginAnswer</text:p>
          </table:table-cell>
          <table:table-cell table:number-columns-repeated="1019"/>
        </table:table-row>
        <table:table-row table:style-name="ro5">
          <table:table-cell office:value="3616" office:value-type="float" calcext:value-type="float">
            <text:p>3616</text:p>
          </table:table-cell>
          <table:table-cell office:value-type="string" calcext:value-type="string">
            <text:p>master agent</text:p>
          </table:table-cell>
          <table:table-cell office:value="7406752" office:value-type="float" calcext:value-type="float">
            <text:p>7406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List</text:p>
          </table:table-cell>
          <table:table-cell table:number-columns-repeated="1019"/>
        </table:table-row>
        <table:table-row table:style-name="ro5">
          <table:table-cell office:value="3616" office:value-type="float" calcext:value-type="float">
            <text:p>3616</text:p>
          </table:table-cell>
          <table:table-cell office:value-type="string" calcext:value-type="string">
            <text:p>master agent</text:p>
          </table:table-cell>
          <table:table-cell office:value="7407008" office:value-type="float" calcext:value-type="float">
            <text:p>74070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OnlineList</text:p>
          </table:table-cell>
          <table:table-cell table:number-columns-repeated="1019"/>
        </table:table-row>
        <table:table-row table:style-name="ro5">
          <table:table-cell office:value="3616" office:value-type="float" calcext:value-type="float">
            <text:p>3616</text:p>
          </table:table-cell>
          <table:table-cell office:value-type="string" calcext:value-type="string">
            <text:p>master agent</text:p>
          </table:table-cell>
          <table:table-cell office:value="7407264" office:value-type="float" calcext:value-type="float">
            <text:p>74072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InfoReply</text:p>
          </table:table-cell>
          <table:table-cell table:number-columns-repeated="1019"/>
        </table:table-row>
        <table:table-row table:style-name="ro5">
          <table:table-cell office:value="3616" office:value-type="float" calcext:value-type="float">
            <text:p>3616</text:p>
          </table:table-cell>
          <table:table-cell office:value-type="string" calcext:value-type="string">
            <text:p>master agent</text:p>
          </table:table-cell>
          <table:table-cell office:value="7407520" office:value-type="float" calcext:value-type="float">
            <text:p>7407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serList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7776" office:value-type="float" calcext:value-type="float">
            <text:p>7407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serListReply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8032" office:value-type="float" calcext:value-type="float">
            <text:p>7408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ArchivedList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8288" office:value-type="float" calcext:value-type="float">
            <text:p>7408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ListEx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8544" office:value-type="float" calcext:value-type="float">
            <text:p>7408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OnlineListEx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8800" office:value-type="float" calcext:value-type="float">
            <text:p>7408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TargetArchivedList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9056" office:value-type="float" calcext:value-type="float">
            <text:p>7409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TargetList</text:p>
          </table:table-cell>
          <table:table-cell table:number-columns-repeated="1019"/>
        </table:table-row>
        <table:table-row table:style-name="ro5">
          <table:table-cell office:value="3617" office:value-type="float" calcext:value-type="float">
            <text:p>3617</text:p>
          </table:table-cell>
          <table:table-cell office:value-type="string" calcext:value-type="string">
            <text:p>master agent list</text:p>
          </table:table-cell>
          <table:table-cell office:value="7409312" office:value-type="float" calcext:value-type="float">
            <text:p>7409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TargetOnlineList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09824" office:value-type="float" calcext:value-type="float">
            <text:p>74098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First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0080" office:value-type="float" calcext:value-type="float">
            <text:p>74100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Next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0336" office:value-type="float" calcext:value-type="float">
            <text:p>74103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Last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0592" office:value-type="float" calcext:value-type="float">
            <text:p>74105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Answer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0848" office:value-type="float" calcext:value-type="float">
            <text:p>7410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Record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1104" office:value-type="float" calcext:value-type="float">
            <text:p>7411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InfoExReply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1344" office:value-type="float" calcext:value-type="float">
            <text:p>7411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InfoExProperty</text:p>
          </table:table-cell>
          <table:table-cell table:number-columns-repeated="1019"/>
        </table:table-row>
        <table:table-row table:style-name="ro5">
          <table:table-cell office:value="3618" office:value-type="float" calcext:value-type="float">
            <text:p>3618</text:p>
          </table:table-cell>
          <table:table-cell/>
          <table:table-cell office:value="7411616" office:value-type="float" calcext:value-type="float">
            <text:p>7411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InfoExPropertyValue</text:p>
          </table:table-cell>
          <table:table-cell table:number-columns-repeated="1019"/>
        </table:table-row>
        <table:table-row table:style-name="ro5">
          <table:table-cell office:value="3619" office:value-type="float" calcext:value-type="float">
            <text:p>3619</text:p>
          </table:table-cell>
          <table:table-cell/>
          <table:table-cell office:value="7411840" office:value-type="float" calcext:value-type="float">
            <text:p>7411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InfoExPropertyValueName</text:p>
          </table:table-cell>
          <table:table-cell table:number-columns-repeated="1019"/>
        </table:table-row>
        <table:table-row table:style-name="ro5">
          <table:table-cell office:value="3619" office:value-type="float" calcext:value-type="float">
            <text:p>3619</text:p>
          </table:table-cell>
          <table:table-cell/>
          <table:table-cell office:value="7411968" office:value-type="float" calcext:value-type="float">
            <text:p>74119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InfoExPropertyValueData</text:p>
          </table:table-cell>
          <table:table-cell table:number-columns-repeated="1019"/>
        </table:table-row>
        <table:table-row table:style-name="ro5">
          <table:table-cell office:value="3619" office:value-type="float" calcext:value-type="float">
            <text:p>3619</text:p>
          </table:table-cell>
          <table:table-cell/>
          <table:table-cell office:value="7412384" office:value-type="float" calcext:value-type="float">
            <text:p>74123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larm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3920" office:value-type="float" calcext:value-type="float">
            <text:p>74139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Data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4176" office:value-type="float" calcext:value-type="float">
            <text:p>74141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DataAnswer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4432" office:value-type="float" calcext:value-type="float">
            <text:p>74144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User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4688" office:value-type="float" calcext:value-type="float">
            <text:p>74146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Target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4944" office:value-type="float" calcext:value-type="float">
            <text:p>74149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DataComments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5200" office:value-type="float" calcext:value-type="float">
            <text:p>74152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pdateDataComments</text:p>
          </table:table-cell>
          <table:table-cell table:number-columns-repeated="1019"/>
        </table:table-row>
        <table:table-row table:style-name="ro5">
          <table:table-cell office:value="3620" office:value-type="float" calcext:value-type="float">
            <text:p>3620</text:p>
          </table:table-cell>
          <table:table-cell office:value-type="string" calcext:value-type="string">
            <text:p>master agent</text:p>
          </table:table-cell>
          <table:table-cell office:value="7415712" office:value-type="float" calcext:value-type="float">
            <text:p>74157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ActivityLogging</text:p>
          </table:table-cell>
          <table:table-cell table:number-columns-repeated="1019"/>
        </table:table-row>
        <table:table-row table:style-name="ro5">
          <table:table-cell office:value="3621" office:value-type="float" calcext:value-type="float">
            <text:p>3621</text:p>
          </table:table-cell>
          <table:table-cell office:value-type="string" calcext:value-type="string">
            <text:p>master agent</text:p>
          </table:table-cell>
          <table:table-cell office:value="7415968" office:value-type="float" calcext:value-type="float">
            <text:p>74159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MasterLogging</text:p>
          </table:table-cell>
          <table:table-cell table:number-columns-repeated="1019"/>
        </table:table-row>
        <table:table-row table:style-name="ro5">
          <table:table-cell office:value="3621" office:value-type="float" calcext:value-type="float">
            <text:p>3621</text:p>
          </table:table-cell>
          <table:table-cell office:value-type="string" calcext:value-type="string">
            <text:p>master agent</text:p>
          </table:table-cell>
          <table:table-cell office:value="7416224" office:value-type="float" calcext:value-type="float">
            <text:p>74162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AgentActivityLogging</text:p>
          </table:table-cell>
          <table:table-cell table:number-columns-repeated="1019"/>
        </table:table-row>
        <table:table-row table:style-name="ro5">
          <table:table-cell office:value="3621" office:value-type="float" calcext:value-type="float">
            <text:p>3621</text:p>
          </table:table-cell>
          <table:table-cell office:value-type="string" calcext:value-type="string">
            <text:p>master agent</text:p>
          </table:table-cell>
          <table:table-cell office:value="7417248" office:value-type="float" calcext:value-type="float">
            <text:p>74172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ndUserGUIConfig</text:p>
          </table:table-cell>
          <table:table-cell table:number-columns-repeated="1019"/>
        </table:table-row>
        <table:table-row table:style-name="ro5">
          <table:table-cell office:value="3621" office:value-type="float" calcext:value-type="float">
            <text:p>3621</text:p>
          </table:table-cell>
          <table:table-cell office:value-type="string" calcext:value-type="string">
            <text:p>master agent</text:p>
          </table:table-cell>
          <table:table-cell office:value="7417504" office:value-type="float" calcext:value-type="float">
            <text:p>74175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UserGUIConfigRequest</text:p>
          </table:table-cell>
          <table:table-cell table:number-columns-repeated="1019"/>
        </table:table-row>
        <table:table-row table:style-name="ro5">
          <table:table-cell office:value="3621" office:value-type="float" calcext:value-type="float">
            <text:p>3621</text:p>
          </table:table-cell>
          <table:table-cell office:value-type="string" calcext:value-type="string">
            <text:p>master agent</text:p>
          </table:table-cell>
          <table:table-cell office:value="7417760" office:value-type="float" calcext:value-type="float">
            <text:p>74177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UserGUIConfigReply</text:p>
          </table:table-cell>
          <table:table-cell table:number-columns-repeated="1019"/>
        </table:table-row>
        <table:table-row table:style-name="ro5">
          <table:table-cell office:value="3622" office:value-type="float" calcext:value-type="float">
            <text:p>3622</text:p>
          </table:table-cell>
          <table:table-cell office:value-type="string" calcext:value-type="string">
            <text:p>master agent</text:p>
          </table:table-cell>
          <table:table-cell office:value="7418016" office:value-type="float" calcext:value-type="float">
            <text:p>74180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ProxyList</text:p>
          </table:table-cell>
          <table:table-cell table:number-columns-repeated="1019"/>
        </table:table-row>
        <table:table-row table:style-name="ro5">
          <table:table-cell office:value="3622" office:value-type="float" calcext:value-type="float">
            <text:p>3622</text:p>
          </table:table-cell>
          <table:table-cell office:value-type="string" calcext:value-type="string">
            <text:p>master agent</text:p>
          </table:table-cell>
          <table:table-cell office:value="7418272" office:value-type="float" calcext:value-type="float">
            <text:p>74182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ProxyInfoReply</text:p>
          </table:table-cell>
          <table:table-cell table:number-columns-repeated="1019"/>
        </table:table-row>
        <table:table-row table:style-name="ro5">
          <table:table-cell office:value="3622" office:value-type="float" calcext:value-type="float">
            <text:p>3622</text:p>
          </table:table-cell>
          <table:table-cell office:value-type="string" calcext:value-type="string">
            <text:p>master agent</text:p>
          </table:table-cell>
          <table:table-cell office:value="7419040" office:value-type="float" calcext:value-type="float">
            <text:p>74190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NameValuePacket</text:p>
          </table:table-cell>
          <table:table-cell table:number-columns-repeated="1019"/>
        </table:table-row>
        <table:table-row table:style-name="ro5">
          <table:table-cell office:value="3622" office:value-type="float" calcext:value-type="float">
            <text:p>3622</text:p>
          </table:table-cell>
          <table:table-cell office:value-type="string" calcext:value-type="string">
            <text:p>master agent</text:p>
          </table:table-cell>
          <table:table-cell office:value="7419248" office:value-type="float" calcext:value-type="float">
            <text:p>74192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ValueName</text:p>
          </table:table-cell>
          <table:table-cell table:number-columns-repeated="1019"/>
        </table:table-row>
        <table:table-row table:style-name="ro5">
          <table:table-cell office:value="3622" office:value-type="float" calcext:value-type="float">
            <text:p>3622</text:p>
          </table:table-cell>
          <table:table-cell office:value-type="string" calcext:value-type="string">
            <text:p>master agent</text:p>
          </table:table-cell>
          <table:table-cell office:value="7419392" office:value-type="float" calcext:value-type="float">
            <text:p>7419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ValueData</text:p>
          </table:table-cell>
          <table:table-cell table:number-columns-repeated="1019"/>
        </table:table-row>
        <table:table-row table:style-name="ro5">
          <table:table-cell office:value="3622" office:value-type="float" calcext:value-type="float">
            <text:p>3622</text:p>
          </table:table-cell>
          <table:table-cell office:value-type="string" calcext:value-type="string">
            <text:p>master agent</text:p>
          </table:table-cell>
          <table:table-cell office:value="7419808" office:value-type="float" calcext:value-type="float">
            <text:p>7419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TargetHistory</text:p>
          </table:table-cell>
          <table:table-cell table:number-columns-repeated="1019"/>
        </table:table-row>
        <table:table-row table:style-name="ro5">
          <table:table-cell office:value="3623" office:value-type="float" calcext:value-type="float">
            <text:p>3623</text:p>
          </table:table-cell>
          <table:table-cell office:value-type="string" calcext:value-type="string">
            <text:p>install master agent</text:p>
          </table:table-cell>
          <table:table-cell office:value="7421088" office:value-type="float" calcext:value-type="float">
            <text:p>74210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InstallMasterLicense</text:p>
          </table:table-cell>
          <table:table-cell table:number-columns-repeated="1019"/>
        </table:table-row>
        <table:table-row table:style-name="ro5">
          <table:table-cell office:value="3623" office:value-type="float" calcext:value-type="float">
            <text:p>3623</text:p>
          </table:table-cell>
          <table:table-cell office:value-type="string" calcext:value-type="string">
            <text:p>install master agent</text:p>
          </table:table-cell>
          <table:table-cell office:value="7421344" office:value-type="float" calcext:value-type="float">
            <text:p>7421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InstallSoftwareUpdate</text:p>
          </table:table-cell>
          <table:table-cell table:number-columns-repeated="1019"/>
        </table:table-row>
        <table:table-row table:style-name="ro5">
          <table:table-cell office:value="3623" office:value-type="float" calcext:value-type="float">
            <text:p>3623</text:p>
          </table:table-cell>
          <table:table-cell office:value-type="string" calcext:value-type="string">
            <text:p>install master agent</text:p>
          </table:table-cell>
          <table:table-cell office:value="7421600" office:value-type="float" calcext:value-type="float">
            <text:p>74216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InstallSoftwareUpdateChunk</text:p>
          </table:table-cell>
          <table:table-cell table:number-columns-repeated="1019"/>
        </table:table-row>
        <table:table-row table:style-name="ro5">
          <table:table-cell office:value="3623" office:value-type="float" calcext:value-type="float">
            <text:p>3623</text:p>
          </table:table-cell>
          <table:table-cell office:value-type="string" calcext:value-type="string">
            <text:p>install master agent</text:p>
          </table:table-cell>
          <table:table-cell office:value="7421856" office:value-type="float" calcext:value-type="float">
            <text:p>74218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InstallSoftwareUpdateDone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2112" office:value-type="float" calcext:value-type="float">
            <text:p>7422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oftwareUpdateInfo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2368" office:value-type="float" calcext:value-type="float">
            <text:p>74223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oftwareUpdateInfoReply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2624" office:value-type="float" calcext:value-type="float">
            <text:p>74226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oftwareUpdate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2880" office:value-type="float" calcext:value-type="float">
            <text:p>74228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oftwareUpdateReply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3136" office:value-type="float" calcext:value-type="float">
            <text:p>74231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oftwareUpdateNext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3392" office:value-type="float" calcext:value-type="float">
            <text:p>7423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TimeSchedule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3648" office:value-type="float" calcext:value-type="float">
            <text:p>74236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ScreenSchedule</text:p>
          </table:table-cell>
          <table:table-cell table:number-columns-repeated="1019"/>
        </table:table-row>
        <table:table-row table:style-name="ro5">
          <table:table-cell office:value="3624" office:value-type="float" calcext:value-type="float">
            <text:p>3624</text:p>
          </table:table-cell>
          <table:table-cell office:value-type="string" calcext:value-type="string">
            <text:p>master agent</text:p>
          </table:table-cell>
          <table:table-cell office:value="7423904" office:value-type="float" calcext:value-type="float">
            <text:p>74239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LockedSchedule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4160" office:value-type="float" calcext:value-type="float">
            <text:p>74241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Schedule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4416" office:value-type="float" calcext:value-type="float">
            <text:p>74244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SchedulerList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4672" office:value-type="float" calcext:value-type="float">
            <text:p>74246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TimeAction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4928" office:value-type="float" calcext:value-type="float">
            <text:p>74249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ScreenAction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5184" office:value-type="float" calcext:value-type="float">
            <text:p>74251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LockedAction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5440" office:value-type="float" calcext:value-type="float">
            <text:p>7425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ProjectSoftwareUpdateInfo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5696" office:value-type="float" calcext:value-type="float">
            <text:p>7425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ProjectSoftwareUpdateInfoReply</text:p>
          </table:table-cell>
          <table:table-cell table:number-columns-repeated="1019"/>
        </table:table-row>
        <table:table-row table:style-name="ro5">
          <table:table-cell office:value="3625" office:value-type="float" calcext:value-type="float">
            <text:p>3625</text:p>
          </table:table-cell>
          <table:table-cell office:value-type="string" calcext:value-type="string">
            <text:p>master agent</text:p>
          </table:table-cell>
          <table:table-cell office:value="7425952" office:value-type="float" calcext:value-type="float">
            <text:p>74259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ProjectSoftwareUpdate</text:p>
          </table:table-cell>
          <table:table-cell table:number-columns-repeated="1019"/>
        </table:table-row>
        <table:table-row table:style-name="ro5">
          <table:table-cell office:value="3626" office:value-type="float" calcext:value-type="float">
            <text:p>3626</text:p>
          </table:table-cell>
          <table:table-cell office:value-type="string" calcext:value-type="string">
            <text:p>master agent</text:p>
          </table:table-cell>
          <table:table-cell office:value="7426112" office:value-type="float" calcext:value-type="float">
            <text:p>7426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ID</text:p>
          </table:table-cell>
          <table:table-cell table:number-columns-repeated="1019"/>
        </table:table-row>
        <table:table-row table:style-name="ro5">
          <table:table-cell office:value="3626" office:value-type="float" calcext:value-type="float">
            <text:p>3626</text:p>
          </table:table-cell>
          <table:table-cell office:value-type="string" calcext:value-type="string">
            <text:p>master agent</text:p>
          </table:table-cell>
          <table:table-cell office:value="7426368" office:value-type="float" calcext:value-type="float">
            <text:p>74263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StartTime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3626" office:value-type="float" calcext:value-type="float">
            <text:p>3626</text:p>
          </table:table-cell>
          <table:table-cell office:value-type="string" calcext:value-type="string">
            <text:p>master agent</text:p>
          </table:table-cell>
          <table:table-cell office:value="7426624" office:value-type="float" calcext:value-type="float">
            <text:p>74266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StopTime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3626" office:value-type="float" calcext:value-type="float">
            <text:p>3626</text:p>
          </table:table-cell>
          <table:table-cell office:value-type="string" calcext:value-type="string">
            <text:p>master agent</text:p>
          </table:table-cell>
          <table:table-cell office:value="7427488" office:value-type="float" calcext:value-type="float">
            <text:p>7427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RecordedDataAvailableSchedule</text:p>
          </table:table-cell>
          <table:table-cell table:number-columns-repeated="1019"/>
        </table:table-row>
        <table:table-row table:style-name="ro5">
          <table:table-cell office:value="3626" office:value-type="float" calcext:value-type="float">
            <text:p>3626</text:p>
          </table:table-cell>
          <table:table-cell office:value-type="string" calcext:value-type="string">
            <text:p>master agent</text:p>
          </table:table-cell>
          <table:table-cell office:value="7427744" office:value-type="float" calcext:value-type="float">
            <text:p>7427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chedulerRecordedDataAvailableAction</text:p>
          </table:table-cell>
          <table:table-cell table:number-columns-repeated="1019"/>
        </table:table-row>
        <table:table-row table:style-name="ro5">
          <table:table-cell office:value="3627" office:value-type="float" calcext:value-type="float">
            <text:p>3627</text:p>
          </table:table-cell>
          <table:table-cell office:value-type="string" calcext:value-type="string">
            <text:p>master agent data</text:p>
          </table:table-cell>
          <table:table-cell office:value="7428256" office:value-type="float" calcext:value-type="float">
            <text:p>7428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RemoteMasterData</text:p>
          </table:table-cell>
          <table:table-cell table:number-columns-repeated="1019"/>
        </table:table-row>
        <table:table-row table:style-name="ro5">
          <table:table-cell office:value="3627" office:value-type="float" calcext:value-type="float">
            <text:p>3627</text:p>
          </table:table-cell>
          <table:table-cell office:value-type="string" calcext:value-type="string">
            <text:p>master agent data</text:p>
          </table:table-cell>
          <table:table-cell office:value="7428512" office:value-type="float" calcext:value-type="float">
            <text:p>74285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RemoteMasterDataReply</text:p>
          </table:table-cell>
          <table:table-cell table:number-columns-repeated="1019"/>
        </table:table-row>
        <table:table-row table:style-name="ro5">
          <table:table-cell office:value="3627" office:value-type="float" calcext:value-type="float">
            <text:p>3627</text:p>
          </table:table-cell>
          <table:table-cell office:value-type="string" calcext:value-type="string">
            <text:p>master agent data</text:p>
          </table:table-cell>
          <table:table-cell office:value="7428768" office:value-type="float" calcext:value-type="float">
            <text:p>74287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DeleteRemoteMasterData</text:p>
          </table:table-cell>
          <table:table-cell table:number-columns-repeated="1019"/>
        </table:table-row>
        <table:table-row table:style-name="ro5">
          <table:table-cell office:value="3627" office:value-type="float" calcext:value-type="float">
            <text:p>3627</text:p>
          </table:table-cell>
          <table:table-cell office:value-type="string" calcext:value-type="string">
            <text:p>master agent data</text:p>
          </table:table-cell>
          <table:table-cell office:value="7429024" office:value-type="float" calcext:value-type="float">
            <text:p>74290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OfflineMasterData</text:p>
          </table:table-cell>
          <table:table-cell table:number-columns-repeated="1019"/>
        </table:table-row>
        <table:table-row table:style-name="ro5">
          <table:table-cell office:value="3627" office:value-type="float" calcext:value-type="float">
            <text:p>3627</text:p>
          </table:table-cell>
          <table:table-cell office:value-type="string" calcext:value-type="string">
            <text:p>master agent data</text:p>
          </table:table-cell>
          <table:table-cell office:value="7429280" office:value-type="float" calcext:value-type="float">
            <text:p>7429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OfflineMasterDataReply</text:p>
          </table:table-cell>
          <table:table-cell table:number-columns-repeated="1019"/>
        </table:table-row>
        <table:table-row table:style-name="ro5">
          <table:table-cell office:value="3627" office:value-type="float" calcext:value-type="float">
            <text:p>3627</text:p>
          </table:table-cell>
          <table:table-cell office:value-type="string" calcext:value-type="string">
            <text:p>master agent data</text:p>
          </table:table-cell>
          <table:table-cell office:value="7429536" office:value-type="float" calcext:value-type="float">
            <text:p>7429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DeleteOfflineMasterData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0304" office:value-type="float" calcext:value-type="float">
            <text:p>74303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FirstEx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0560" office:value-type="float" calcext:value-type="float">
            <text:p>7430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NextEx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0816" office:value-type="float" calcext:value-type="float">
            <text:p>7430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LastEx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1072" office:value-type="float" calcext:value-type="float">
            <text:p>7431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QueryAnswerEx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1328" office:value-type="float" calcext:value-type="float">
            <text:p>7431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ndUserPreferences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1584" office:value-type="float" calcext:value-type="float">
            <text:p>7431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UserPreferencesRequest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1840" office:value-type="float" calcext:value-type="float">
            <text:p>7431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UserPreferencesReply</text:p>
          </table:table-cell>
          <table:table-cell table:number-columns-repeated="1019"/>
        </table:table-row>
        <table:table-row table:style-name="ro5">
          <table:table-cell office:value="3628" office:value-type="float" calcext:value-type="float">
            <text:p>3628</text:p>
          </table:table-cell>
          <table:table-cell office:value-type="string" calcext:value-type="string">
            <text:p>master agent</text:p>
          </table:table-cell>
          <table:table-cell office:value="7432096" office:value-type="float" calcext:value-type="float">
            <text:p>7432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istMCFilesRequest</text:p>
          </table:table-cell>
          <table:table-cell table:number-columns-repeated="1019"/>
        </table:table-row>
        <table:table-row table:style-name="ro5">
          <table:table-cell office:value="3629" office:value-type="float" calcext:value-type="float">
            <text:p>3629</text:p>
          </table:table-cell>
          <table:table-cell office:value-type="string" calcext:value-type="string">
            <text:p>master agent mc</text:p>
          </table:table-cell>
          <table:table-cell office:value="7432608" office:value-type="float" calcext:value-type="float">
            <text:p>74326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DeleteMCFiles</text:p>
          </table:table-cell>
          <table:table-cell table:number-columns-repeated="1019"/>
        </table:table-row>
        <table:table-row table:style-name="ro5">
          <table:table-cell office:value="3629" office:value-type="float" calcext:value-type="float">
            <text:p>3629</text:p>
          </table:table-cell>
          <table:table-cell office:value-type="string" calcext:value-type="string">
            <text:p>master agent mc</text:p>
          </table:table-cell>
          <table:table-cell office:value="7432864" office:value-type="float" calcext:value-type="float">
            <text:p>74328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ndMCFiles</text:p>
          </table:table-cell>
          <table:table-cell table:number-columns-repeated="1019"/>
        </table:table-row>
        <table:table-row table:style-name="ro5">
          <table:table-cell office:value="3629" office:value-type="float" calcext:value-type="float">
            <text:p>3629</text:p>
          </table:table-cell>
          <table:table-cell office:value-type="string" calcext:value-type="string">
            <text:p>master agent mc</text:p>
          </table:table-cell>
          <table:table-cell office:value="7433120" office:value-type="float" calcext:value-type="float">
            <text:p>74331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CStatisticsRequest</text:p>
          </table:table-cell>
          <table:table-cell table:number-columns-repeated="1019"/>
        </table:table-row>
        <table:table-row table:style-name="ro5">
          <table:table-cell office:value="3629" office:value-type="float" calcext:value-type="float">
            <text:p>3629</text:p>
          </table:table-cell>
          <table:table-cell office:value-type="string" calcext:value-type="string">
            <text:p>master agent mc</text:p>
          </table:table-cell>
          <table:table-cell office:value="7433376" office:value-type="float" calcext:value-type="float">
            <text:p>74333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CStatisticsReply</text:p>
          </table:table-cell>
          <table:table-cell table:number-columns-repeated="1019"/>
        </table:table-row>
        <table:table-row table:style-name="ro5">
          <table:table-cell office:value="3629" office:value-type="float" calcext:value-type="float">
            <text:p>3629</text:p>
          </table:table-cell>
          <table:table-cell office:value-type="string" calcext:value-type="string">
            <text:p>master agent mc</text:p>
          </table:table-cell>
          <table:table-cell office:value="7433616" office:value-type="float" calcext:value-type="float">
            <text:p>7433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CStatisticsValues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4400" office:value-type="float" calcext:value-type="float">
            <text:p>74344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rojanKeyRequest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4656" office:value-type="float" calcext:value-type="float">
            <text:p>7434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rojanKeyReply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4912" office:value-type="float" calcext:value-type="float">
            <text:p>7434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EvProtectionX509Request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5168" office:value-type="float" calcext:value-type="float">
            <text:p>7435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EvProtectionX509Reply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5424" office:value-type="float" calcext:value-type="float">
            <text:p>7435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EvProtectionImportCert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5680" office:value-type="float" calcext:value-type="float">
            <text:p>7435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EvProtectionImportCertCompleted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5936" office:value-type="float" calcext:value-type="float">
            <text:p>74359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Request</text:p>
          </table:table-cell>
          <table:table-cell table:number-columns-repeated="1019"/>
        </table:table-row>
        <table:table-row table:style-name="ro5">
          <table:table-cell office:value="3630" office:value-type="float" calcext:value-type="float">
            <text:p>3630</text:p>
          </table:table-cell>
          <table:table-cell office:value-type="string" calcext:value-type="string">
            <text:p>master agent</text:p>
          </table:table-cell>
          <table:table-cell office:value="7436192" office:value-type="float" calcext:value-type="float">
            <text:p>74361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Reply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6448" office:value-type="float" calcext:value-type="float">
            <text:p>74364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UpdateRequest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6704" office:value-type="float" calcext:value-type="float">
            <text:p>74367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UpdateRequestCompleted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6944" office:value-type="float" calcext:value-type="float">
            <text:p>74369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7216" office:value-type="float" calcext:value-type="float">
            <text:p>74372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Value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7424" office:value-type="float" calcext:value-type="float">
            <text:p>7437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ValueName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7568" office:value-type="float" calcext:value-type="float">
            <text:p>7437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ValueData</text:p>
          </table:table-cell>
          <table:table-cell table:number-columns-repeated="1019"/>
        </table:table-row>
        <table:table-row table:style-name="ro5">
          <table:table-cell office:value="3631" office:value-type="float" calcext:value-type="float">
            <text:p>3631</text:p>
          </table:table-cell>
          <table:table-cell office:value-type="string" calcext:value-type="string">
            <text:p>master agent configuration</text:p>
          </table:table-cell>
          <table:table-cell office:value="7437984" office:value-type="float" calcext:value-type="float">
            <text:p>74379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onfigurationTransferDone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38496" office:value-type="float" calcext:value-type="float">
            <text:p>7438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TargetFile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38752" office:value-type="float" calcext:value-type="float">
            <text:p>7438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TargetFileAnswer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38912" office:value-type="float" calcext:value-type="float">
            <text:p>7438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larmEntryID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39168" office:value-type="float" calcext:value-type="float">
            <text:p>7439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larmEntryVersion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39424" office:value-type="float" calcext:value-type="float">
            <text:p>7439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larmTriggerFlags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39776" office:value-type="float" calcext:value-type="float">
            <text:p>7439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AlarmList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40032" office:value-type="float" calcext:value-type="float">
            <text:p>7440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AlarmEntry</text:p>
          </table:table-cell>
          <table:table-cell table:number-columns-repeated="1019"/>
        </table:table-row>
        <table:table-row table:style-name="ro5">
          <table:table-cell office:value="3632" office:value-type="float" calcext:value-type="float">
            <text:p>3632</text:p>
          </table:table-cell>
          <table:table-cell office:value-type="string" calcext:value-type="string">
            <text:p>master agent</text:p>
          </table:table-cell>
          <table:table-cell office:value="7440288" office:value-type="float" calcext:value-type="float">
            <text:p>7440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AlarmEntry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0544" office:value-type="float" calcext:value-type="float">
            <text:p>7440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larmEntry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0800" office:value-type="float" calcext:value-type="float">
            <text:p>7440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ystemStatus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1056" office:value-type="float" calcext:value-type="float">
            <text:p>7441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ystemStatusRequest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1312" office:value-type="float" calcext:value-type="float">
            <text:p>7441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ystemStatusReply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1552" office:value-type="float" calcext:value-type="float">
            <text:p>7441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icenseValues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1824" office:value-type="float" calcext:value-type="float">
            <text:p>74418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icenseValuesRequest</text:p>
          </table:table-cell>
          <table:table-cell table:number-columns-repeated="1019"/>
        </table:table-row>
        <table:table-row table:style-name="ro5">
          <table:table-cell office:value="3633" office:value-type="float" calcext:value-type="float">
            <text:p>3633</text:p>
          </table:table-cell>
          <table:table-cell office:value-type="string" calcext:value-type="string">
            <text:p>master agent</text:p>
          </table:table-cell>
          <table:table-cell office:value="7442080" office:value-type="float" calcext:value-type="float">
            <text:p>74420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icenseValuesReply</text:p>
          </table:table-cell>
          <table:table-cell table:number-columns-repeated="1019"/>
        </table:table-row>
        <table:table-row table:style-name="ro5">
          <table:table-cell office:value="3634" office:value-type="float" calcext:value-type="float">
            <text:p>3634</text:p>
          </table:table-cell>
          <table:table-cell office:value-type="string" calcext:value-type="string">
            <text:p>master agent</text:p>
          </table:table-cell>
          <table:table-cell office:value="7442592" office:value-type="float" calcext:value-type="float">
            <text:p>74425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NetworkConfigurationRequest</text:p>
          </table:table-cell>
          <table:table-cell table:number-columns-repeated="1019"/>
        </table:table-row>
        <table:table-row table:style-name="ro5">
          <table:table-cell office:value="3634" office:value-type="float" calcext:value-type="float">
            <text:p>3634</text:p>
          </table:table-cell>
          <table:table-cell office:value-type="string" calcext:value-type="string">
            <text:p>master agent</text:p>
          </table:table-cell>
          <table:table-cell office:value="7442848" office:value-type="float" calcext:value-type="float">
            <text:p>7442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tNetworkConfigurationRequest</text:p>
          </table:table-cell>
          <table:table-cell table:number-columns-repeated="1019"/>
        </table:table-row>
        <table:table-row table:style-name="ro5">
          <table:table-cell office:value="3634" office:value-type="float" calcext:value-type="float">
            <text:p>3634</text:p>
          </table:table-cell>
          <table:table-cell office:value-type="string" calcext:value-type="string">
            <text:p>master agent</text:p>
          </table:table-cell>
          <table:table-cell office:value="7443104" office:value-type="float" calcext:value-type="float">
            <text:p>7443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tNetworkConfigurationReply</text:p>
          </table:table-cell>
          <table:table-cell table:number-columns-repeated="1019"/>
        </table:table-row>
        <table:table-row table:style-name="ro5">
          <table:table-cell office:value="3634" office:value-type="float" calcext:value-type="float">
            <text:p>3634</text:p>
          </table:table-cell>
          <table:table-cell office:value-type="string" calcext:value-type="string">
            <text:p>master agent</text:p>
          </table:table-cell>
          <table:table-cell office:value="7443360" office:value-type="float" calcext:value-type="float">
            <text:p>74433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AllowedModulesList</text:p>
          </table:table-cell>
          <table:table-cell table:number-columns-repeated="1019"/>
        </table:table-row>
        <table:table-row table:style-name="ro5">
          <table:table-cell office:value="3634" office:value-type="float" calcext:value-type="float">
            <text:p>3634</text:p>
          </table:table-cell>
          <table:table-cell office:value-type="string" calcext:value-type="string">
            <text:p>master agent</text:p>
          </table:table-cell>
          <table:table-cell office:value="7443616" office:value-type="float" calcext:value-type="float">
            <text:p>7443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trieveAllowedModulesListAnswer</text:p>
          </table:table-cell>
          <table:table-cell table:number-columns-repeated="1019"/>
        </table:table-row>
        <table:table-row table:style-name="ro5">
          <table:table-cell office:value="3636" office:value-type="float" calcext:value-type="float">
            <text:p>3636</text:p>
          </table:table-cell>
          <table:table-cell office:value-type="string" calcext:value-type="string">
            <text:p>master agent</text:p>
          </table:table-cell>
          <table:table-cell office:value="7446688" office:value-type="float" calcext:value-type="float">
            <text:p>74466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AllTargetData</text:p>
          </table:table-cell>
          <table:table-cell table:number-columns-repeated="1019"/>
        </table:table-row>
        <table:table-row table:style-name="ro5">
          <table:table-cell office:value="3636" office:value-type="float" calcext:value-type="float">
            <text:p>3636</text:p>
          </table:table-cell>
          <table:table-cell office:value-type="string" calcext:value-type="string">
            <text:p>master agent</text:p>
          </table:table-cell>
          <table:table-cell office:value="7446944" office:value-type="float" calcext:value-type="float">
            <text:p>74469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ForceDownloadRecordedData</text:p>
          </table:table-cell>
          <table:table-cell table:number-columns-repeated="1019"/>
        </table:table-row>
        <table:table-row table:style-name="ro5">
          <table:table-cell office:value="3636" office:value-type="float" calcext:value-type="float">
            <text:p>3636</text:p>
          </table:table-cell>
          <table:table-cell office:value-type="string" calcext:value-type="string">
            <text:p>master agent</text:p>
          </table:table-cell>
          <table:table-cell office:value="7447200" office:value-type="float" calcext:value-type="float">
            <text:p>74472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CreateNotification</text:p>
          </table:table-cell>
          <table:table-cell table:number-columns-repeated="1019"/>
        </table:table-row>
        <table:table-row table:style-name="ro5">
          <table:table-cell office:value="3636" office:value-type="float" calcext:value-type="float">
            <text:p>3636</text:p>
          </table:table-cell>
          <table:table-cell office:value-type="string" calcext:value-type="string">
            <text:p>master agent</text:p>
          </table:table-cell>
          <table:table-cell office:value="7447456" office:value-type="float" calcext:value-type="float">
            <text:p>74474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TargetInfoReply</text:p>
          </table:table-cell>
          <table:table-cell table:number-columns-repeated="1019"/>
        </table:table-row>
        <table:table-row table:style-name="ro5">
          <table:table-cell office:value="3636" office:value-type="float" calcext:value-type="float">
            <text:p>3636</text:p>
          </table:table-cell>
          <table:table-cell office:value-type="string" calcext:value-type="string">
            <text:p>master agent</text:p>
          </table:table-cell>
          <table:table-cell office:value="7447696" office:value-type="float" calcext:value-type="float">
            <text:p>7447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TargetInfoValues</text:p>
          </table:table-cell>
          <table:table-cell table:number-columns-repeated="1019"/>
        </table:table-row>
        <table:table-row table:style-name="ro5">
          <table:table-cell office:value="3638" office:value-type="float" calcext:value-type="float">
            <text:p>3638</text:p>
          </table:table-cell>
          <table:table-cell office:value-type="string" calcext:value-type="string">
            <text:p>master agent alert</text:p>
          </table:table-cell>
          <table:table-cell office:value="7450784" office:value-type="float" calcext:value-type="float">
            <text:p>7450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lert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4880" office:value-type="float" calcext:value-type="float">
            <text:p>74548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User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5392" office:value-type="float" calcext:value-type="float">
            <text:p>7455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AddUserReply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5648" office:value-type="float" calcext:value-type="float">
            <text:p>74556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difyUser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5904" office:value-type="float" calcext:value-type="float">
            <text:p>74559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tUserPermission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6160" office:value-type="float" calcext:value-type="float">
            <text:p>74561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tTargetPermission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6400" office:value-type="float" calcext:value-type="float">
            <text:p>74564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serPermission</text:p>
          </table:table-cell>
          <table:table-cell table:number-columns-repeated="1019"/>
        </table:table-row>
        <table:table-row table:style-name="ro5">
          <table:table-cell office:value="3640" office:value-type="float" calcext:value-type="float">
            <text:p>3640</text:p>
          </table:table-cell>
          <table:table-cell office:value-type="string" calcext:value-type="string">
            <text:p>master agent</text:p>
          </table:table-cell>
          <table:table-cell office:value="7456656" office:value-type="float" calcext:value-type="float">
            <text:p>7456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Permission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6928" office:value-type="float" calcext:value-type="float">
            <text:p>74569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serPermissionValuePacket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7184" office:value-type="float" calcext:value-type="float">
            <text:p>74571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PermissionValuePacket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7344" office:value-type="float" calcext:value-type="float">
            <text:p>7457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serPermissionValueName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7600" office:value-type="float" calcext:value-type="float">
            <text:p>74576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PermissionValueName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7856" office:value-type="float" calcext:value-type="float">
            <text:p>74578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serPermissionValueData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8112" office:value-type="float" calcext:value-type="float">
            <text:p>74581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TargetPermissionValueData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8464" office:value-type="float" calcext:value-type="float">
            <text:p>74584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difyPassword</text:p>
          </table:table-cell>
          <table:table-cell table:number-columns-repeated="1019"/>
        </table:table-row>
        <table:table-row table:style-name="ro5">
          <table:table-cell office:value="3641" office:value-type="float" calcext:value-type="float">
            <text:p>3641</text:p>
          </table:table-cell>
          <table:table-cell office:value-type="string" calcext:value-type="string">
            <text:p>master agent</text:p>
          </table:table-cell>
          <table:table-cell office:value="7458656" office:value-type="float" calcext:value-type="float">
            <text:p>7458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TargetPermissionValueName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58976" office:value-type="float" calcext:value-type="float">
            <text:p>74589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ploadFile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59232" office:value-type="float" calcext:value-type="float">
            <text:p>74592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ploadFileChunk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59488" office:value-type="float" calcext:value-type="float">
            <text:p>7459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ploadFileDone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59744" office:value-type="float" calcext:value-type="float">
            <text:p>7459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UploadFilesTransferDone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60000" office:value-type="float" calcext:value-type="float">
            <text:p>7460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TargetModuleConfigRequest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60256" office:value-type="float" calcext:value-type="float">
            <text:p>7460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moveFile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60512" office:value-type="float" calcext:value-type="float">
            <text:p>74605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MobileProxyList</text:p>
          </table:table-cell>
          <table:table-cell table:number-columns-repeated="1019"/>
        </table:table-row>
        <table:table-row table:style-name="ro5">
          <table:table-cell office:value="3642" office:value-type="float" calcext:value-type="float">
            <text:p>3642</text:p>
          </table:table-cell>
          <table:table-cell office:value-type="string" calcext:value-type="string">
            <text:p>master agent</text:p>
          </table:table-cell>
          <table:table-cell office:value="7460768" office:value-type="float" calcext:value-type="float">
            <text:p>74607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MSProxyList</text:p>
          </table:table-cell>
          <table:table-cell table:number-columns-repeated="1019"/>
        </table:table-row>
        <table:table-row table:style-name="ro5">
          <table:table-cell office:value="3643" office:value-type="float" calcext:value-type="float">
            <text:p>3643</text:p>
          </table:table-cell>
          <table:table-cell office:value-type="string" calcext:value-type="string">
            <text:p>master agent</text:p>
          </table:table-cell>
          <table:table-cell office:value="7461024" office:value-type="float" calcext:value-type="float">
            <text:p>74610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MSProxyInfoReply</text:p>
          </table:table-cell>
          <table:table-cell table:number-columns-repeated="1019"/>
        </table:table-row>
        <table:table-row table:style-name="ro5">
          <table:table-cell office:value="3643" office:value-type="float" calcext:value-type="float">
            <text:p>3643</text:p>
          </table:table-cell>
          <table:table-cell office:value-type="string" calcext:value-type="string">
            <text:p>master agent</text:p>
          </table:table-cell>
          <table:table-cell office:value="7461280" office:value-type="float" calcext:value-type="float">
            <text:p>7461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allPhoneNumberList</text:p>
          </table:table-cell>
          <table:table-cell table:number-columns-repeated="1019"/>
        </table:table-row>
        <table:table-row table:style-name="ro5">
          <table:table-cell office:value="3643" office:value-type="float" calcext:value-type="float">
            <text:p>3643</text:p>
          </table:table-cell>
          <table:table-cell office:value-type="string" calcext:value-type="string">
            <text:p>master agent</text:p>
          </table:table-cell>
          <table:table-cell office:value="7461536" office:value-type="float" calcext:value-type="float">
            <text:p>7461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CallPhoneNumberInfoReply</text:p>
          </table:table-cell>
          <table:table-cell table:number-columns-repeated="1019"/>
        </table:table-row>
        <table:table-row table:style-name="ro5">
          <table:table-cell office:value="3643" office:value-type="float" calcext:value-type="float">
            <text:p>3643</text:p>
          </table:table-cell>
          <table:table-cell office:value-type="string" calcext:value-type="string">
            <text:p>master agent</text:p>
          </table:table-cell>
          <table:table-cell office:value="7461792" office:value-type="float" calcext:value-type="float">
            <text:p>74617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GetMobileTargetModuleConfigRequest</text:p>
          </table:table-cell>
          <table:table-cell table:number-columns-repeated="1019"/>
        </table:table-row>
        <table:table-row table:style-name="ro5">
          <table:table-cell office:value="3643" office:value-type="float" calcext:value-type="float">
            <text:p>3643</text:p>
          </table:table-cell>
          <table:table-cell office:value-type="string" calcext:value-type="string">
            <text:p>master agent</text:p>
          </table:table-cell>
          <table:table-cell office:value="7462048" office:value-type="float" calcext:value-type="float">
            <text:p>74620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SendSMS</text:p>
          </table:table-cell>
          <table:table-cell table:number-columns-repeated="1019"/>
        </table:table-row>
        <table:table-row table:style-name="ro5">
          <table:table-cell office:value="3647" office:value-type="float" calcext:value-type="float">
            <text:p>3647</text:p>
          </table:table-cell>
          <table:table-cell office:value-type="string" calcext:value-type="string">
            <text:p>master agent</text:p>
          </table:table-cell>
          <table:table-cell office:value="7469984" office:value-type="float" calcext:value-type="float">
            <text:p>74699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EncryptionRequired</text:p>
          </table:table-cell>
          <table:table-cell table:number-columns-repeated="1019"/>
        </table:table-row>
        <table:table-row table:style-name="ro5">
          <table:table-cell office:value="3647" office:value-type="float" calcext:value-type="float">
            <text:p>3647</text:p>
          </table:table-cell>
          <table:table-cell office:value-type="string" calcext:value-type="string">
            <text:p>master agent</text:p>
          </table:table-cell>
          <table:table-cell office:value="7470240" office:value-type="float" calcext:value-type="float">
            <text:p>74702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FileCompleted</text:p>
          </table:table-cell>
          <table:table-cell table:number-columns-repeated="1019"/>
        </table:table-row>
        <table:table-row table:style-name="ro5">
          <table:table-cell office:value="3647" office:value-type="float" calcext:value-type="float">
            <text:p>3647</text:p>
          </table:table-cell>
          <table:table-cell office:value-type="string" calcext:value-type="string">
            <text:p>master agent</text:p>
          </table:table-cell>
          <table:table-cell office:value="7470496" office:value-type="float" calcext:value-type="float">
            <text:p>7470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questCompleted</text:p>
          </table:table-cell>
          <table:table-cell table:number-columns-repeated="1019"/>
        </table:table-row>
        <table:table-row table:style-name="ro5">
          <table:table-cell office:value="3647" office:value-type="float" calcext:value-type="float">
            <text:p>3647</text:p>
          </table:table-cell>
          <table:table-cell office:value-type="string" calcext:value-type="string">
            <text:p>master agent</text:p>
          </table:table-cell>
          <table:table-cell office:value="7470752" office:value-type="float" calcext:value-type="float">
            <text:p>7470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MasterComm</text:p>
          </table:table-cell>
          <table:table-cell table:number-columns-repeated="1019"/>
        </table:table-row>
        <table:table-row table:style-name="ro5">
          <table:table-cell office:value="3647" office:value-type="float" calcext:value-type="float">
            <text:p>3647</text:p>
          </table:table-cell>
          <table:table-cell office:value-type="string" calcext:value-type="string">
            <text:p>master agent</text:p>
          </table:table-cell>
          <table:table-cell office:value="7471008" office:value-type="float" calcext:value-type="float">
            <text:p>74710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RequestStatus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1424" office:value-type="float" calcext:value-type="float">
            <text:p>7471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CommSig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1520" office:value-type="float" calcext:value-type="float">
            <text:p>7471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TargetConn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1776" office:value-type="float" calcext:value-type="float">
            <text:p>7471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Comm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2032" office:value-type="float" calcext:value-type="float">
            <text:p>7472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ProxyComm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2288" office:value-type="float" calcext:value-type="float">
            <text:p>7472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HeartBeatAnswer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2544" office:value-type="float" calcext:value-type="float">
            <text:p>7472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Disconnect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2704" office:value-type="float" calcext:value-type="float">
            <text:p>74727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Notification</text:p>
          </table:table-cell>
          <table:table-cell table:number-columns-repeated="1019"/>
        </table:table-row>
        <table:table-row table:style-name="ro5">
          <table:table-cell office:value="3648" office:value-type="float" calcext:value-type="float">
            <text:p>3648</text:p>
          </table:table-cell>
          <table:table-cell office:value-type="string" calcext:value-type="string">
            <text:p>master</text:p>
          </table:table-cell>
          <table:table-cell office:value="7473056" office:value-type="float" calcext:value-type="float">
            <text:p>7473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Request</text:p>
          </table:table-cell>
          <table:table-cell table:number-columns-repeated="1019"/>
        </table:table-row>
        <table:table-row table:style-name="ro5">
          <table:table-cell office:value="3649" office:value-type="float" calcext:value-type="float">
            <text:p>3649</text:p>
          </table:table-cell>
          <table:table-cell office:value-type="string" calcext:value-type="string">
            <text:p>master</text:p>
          </table:table-cell>
          <table:table-cell office:value="7473312" office:value-type="float" calcext:value-type="float">
            <text:p>7473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ProxyCommNotification</text:p>
          </table:table-cell>
          <table:table-cell table:number-columns-repeated="1019"/>
        </table:table-row>
        <table:table-row table:style-name="ro5">
          <table:table-cell office:value="3649" office:value-type="float" calcext:value-type="float">
            <text:p>3649</text:p>
          </table:table-cell>
          <table:table-cell office:value-type="string" calcext:value-type="string">
            <text:p>master</text:p>
          </table:table-cell>
          <table:table-cell office:value="7473568" office:value-type="float" calcext:value-type="float">
            <text:p>7473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CheckTargetDisconnect</text:p>
          </table:table-cell>
          <table:table-cell table:number-columns-repeated="1019"/>
        </table:table-row>
        <table:table-row table:style-name="ro5">
          <table:table-cell office:value="3680" office:value-type="float" calcext:value-type="float">
            <text:p>3680</text:p>
          </table:table-cell>
          <table:table-cell office:value-type="string" calcext:value-type="string">
            <text:p>target proxy</text:p>
          </table:table-cell>
          <table:table-cell office:value="7536960" office:value-type="float" calcext:value-type="float">
            <text:p>75369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TargetCommSig</text:p>
          </table:table-cell>
          <table:table-cell table:number-columns-repeated="1019"/>
        </table:table-row>
        <table:table-row table:style-name="ro5">
          <table:table-cell office:value="3680" office:value-type="float" calcext:value-type="float">
            <text:p>3680</text:p>
          </table:table-cell>
          <table:table-cell office:value-type="string" calcext:value-type="string">
            <text:p>target proxy</text:p>
          </table:table-cell>
          <table:table-cell office:value="7537312" office:value-type="float" calcext:value-type="float">
            <text:p>7537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TargetComm</text:p>
          </table:table-cell>
          <table:table-cell table:number-columns-repeated="1019"/>
        </table:table-row>
        <table:table-row table:style-name="ro5">
          <table:table-cell office:value="3680" office:value-type="float" calcext:value-type="float">
            <text:p>3680</text:p>
          </table:table-cell>
          <table:table-cell office:value-type="string" calcext:value-type="string">
            <text:p>target proxy</text:p>
          </table:table-cell>
          <table:table-cell office:value="7537568" office:value-type="float" calcext:value-type="float">
            <text:p>7537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TargetComm</text:p>
          </table:table-cell>
          <table:table-cell table:number-columns-repeated="1019"/>
        </table:table-row>
        <table:table-row table:style-name="ro5">
          <table:table-cell office:value="3680" office:value-type="float" calcext:value-type="float">
            <text:p>3680</text:p>
          </table:table-cell>
          <table:table-cell office:value-type="string" calcext:value-type="string">
            <text:p>target proxy</text:p>
          </table:table-cell>
          <table:table-cell office:value="7537728" office:value-type="float" calcext:value-type="float">
            <text:p>75377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TargetRequestCrypto</text:p>
          </table:table-cell>
          <table:table-cell table:number-columns-repeated="1019"/>
        </table:table-row>
        <table:table-row table:style-name="ro5">
          <table:table-cell office:value="3680" office:value-type="float" calcext:value-type="float">
            <text:p>3680</text:p>
          </table:table-cell>
          <table:table-cell office:value-type="string" calcext:value-type="string">
            <text:p>target proxy</text:p>
          </table:table-cell>
          <table:table-cell office:value="7538064" office:value-type="float" calcext:value-type="float">
            <text:p>75380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TargetAnswerCrypto</text:p>
          </table:table-cell>
          <table:table-cell table:number-columns-repeated="1019"/>
        </table:table-row>
        <table:table-row table:style-name="ro5">
          <table:table-cell office:value="3744" office:value-type="float" calcext:value-type="float">
            <text:p>3744</text:p>
          </table:table-cell>
          <table:table-cell office:value-type="string" calcext:value-type="string">
            <text:p>target</text:p>
          </table:table-cell>
          <table:table-cell office:value="7668128" office:value-type="float" calcext:value-type="float">
            <text:p>76681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TargetComm</text:p>
          </table:table-cell>
          <table:table-cell table:number-columns-repeated="1019"/>
        </table:table-row>
        <table:table-row table:style-name="ro5">
          <table:table-cell office:value="3744" office:value-type="float" calcext:value-type="float">
            <text:p>3744</text:p>
          </table:table-cell>
          <table:table-cell office:value-type="string" calcext:value-type="string">
            <text:p>target</text:p>
          </table:table-cell>
          <table:table-cell office:value="7668384" office:value-type="float" calcext:value-type="float">
            <text:p>76683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CloseAllLiveStreaming</text:p>
          </table:table-cell>
          <table:table-cell table:number-columns-repeated="1019"/>
        </table:table-row>
        <table:table-row table:style-name="ro5">
          <table:table-cell office:value="3776" office:value-type="float" calcext:value-type="float">
            <text:p>3776</text:p>
          </table:table-cell>
          <table:table-cell office:value-type="string" calcext:value-type="string">
            <text:p>relay</text:p>
          </table:table-cell>
          <table:table-cell office:value="7733664" office:value-type="float" calcext:value-type="float">
            <text:p>77336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layProxyComm</text:p>
          </table:table-cell>
          <table:table-cell table:number-columns-repeated="1019"/>
        </table:table-row>
        <table:table-row table:style-name="ro5">
          <table:table-cell office:value="3776" office:value-type="float" calcext:value-type="float">
            <text:p>3776</text:p>
          </table:table-cell>
          <table:table-cell office:value-type="string" calcext:value-type="string">
            <text:p>relay</text:p>
          </table:table-cell>
          <table:table-cell office:value="7734176" office:value-type="float" calcext:value-type="float">
            <text:p>77341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layDummyHeartbeat</text:p>
          </table:table-cell>
          <table:table-cell table:number-columns-repeated="1019"/>
        </table:table-row>
        <table:table-row table:style-name="ro5">
          <table:table-cell office:value="4032" office:value-type="float" calcext:value-type="float">
            <text:p>4032</text:p>
          </table:table-cell>
          <table:table-cell office:value-type="string" calcext:value-type="string">
            <text:p>test type meta</text:p>
          </table:table-cell>
          <table:table-cell office:value="8257792" office:value-type="float" calcext:value-type="float">
            <text:p>82577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Invalid</text:p>
          </table:table-cell>
          <table:table-cell table:number-columns-repeated="1019"/>
        </table:table-row>
        <table:table-row table:style-name="ro5">
          <table:table-cell office:value="4032" office:value-type="float" calcext:value-type="float">
            <text:p>4032</text:p>
          </table:table-cell>
          <table:table-cell office:value-type="string" calcext:value-type="string">
            <text:p>test type meta</text:p>
          </table:table-cell>
          <table:table-cell office:value="8258608" office:value-type="float" calcext:value-type="float">
            <text:p>82586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Bool</text:p>
          </table:table-cell>
          <table:table-cell table:number-columns-repeated="1019"/>
        </table:table-row>
        <table:table-row table:style-name="ro5">
          <table:table-cell office:value="4032" office:value-type="float" calcext:value-type="float">
            <text:p>4032</text:p>
          </table:table-cell>
          <table:table-cell office:value-type="string" calcext:value-type="string">
            <text:p>test type meta</text:p>
          </table:table-cell>
          <table:table-cell office:value="8258880" office:value-type="float" calcext:value-type="float">
            <text:p>82588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UInt</text:p>
          </table:table-cell>
          <table:table-cell table:number-columns-repeated="1019"/>
        </table:table-row>
        <table:table-row table:style-name="ro5">
          <table:table-cell office:value="4032" office:value-type="float" calcext:value-type="float">
            <text:p>4032</text:p>
          </table:table-cell>
          <table:table-cell office:value-type="string" calcext:value-type="string">
            <text:p>test type meta</text:p>
          </table:table-cell>
          <table:table-cell office:value="8259152" office:value-type="float" calcext:value-type="float">
            <text:p>82591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Int</text:p>
          </table:table-cell>
          <table:table-cell table:number-columns-repeated="1019"/>
        </table:table-row>
        <table:table-row table:style-name="ro5">
          <table:table-cell office:value="4032" office:value-type="float" calcext:value-type="float">
            <text:p>4032</text:p>
          </table:table-cell>
          <table:table-cell office:value-type="string" calcext:value-type="string">
            <text:p>test type meta</text:p>
          </table:table-cell>
          <table:table-cell office:value="8259440" office:value-type="float" calcext:value-type="float">
            <text:p>8259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String</text:p>
          </table:table-cell>
          <table:table-cell table:number-columns-repeated="1019"/>
        </table:table-row>
        <table:table-row table:style-name="ro5">
          <table:table-cell office:value="4033" office:value-type="float" calcext:value-type="float">
            <text:p>4033</text:p>
          </table:table-cell>
          <table:table-cell office:value-type="string" calcext:value-type="string">
            <text:p>test</text:p>
          </table:table-cell>
          <table:table-cell office:value="8259712" office:value-type="float" calcext:value-type="float">
            <text:p>82597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Unicode</text:p>
          </table:table-cell>
          <table:table-cell table:number-columns-repeated="1019"/>
        </table:table-row>
        <table:table-row table:style-name="ro5">
          <table:table-cell office:value="4033" office:value-type="float" calcext:value-type="float">
            <text:p>4033</text:p>
          </table:table-cell>
          <table:table-cell office:value-type="string" calcext:value-type="string">
            <text:p>test</text:p>
          </table:table-cell>
          <table:table-cell office:value="8259984" office:value-type="float" calcext:value-type="float">
            <text:p>82599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Raw</text:p>
          </table:table-cell>
          <table:table-cell table:number-columns-repeated="1019"/>
        </table:table-row>
        <table:table-row table:style-name="ro5">
          <table:table-cell office:value="4033" office:value-type="float" calcext:value-type="float">
            <text:p>4033</text:p>
          </table:table-cell>
          <table:table-cell office:value-type="string" calcext:value-type="string">
            <text:p>test</text:p>
          </table:table-cell>
          <table:table-cell office:value="8260256" office:value-type="float" calcext:value-type="float">
            <text:p>8260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taTypeGroup</text:p>
          </table:table-cell>
          <table:table-cell table:number-columns-repeated="1019"/>
        </table:table-row>
        <table:table-row table:style-name="ro5">
          <table:table-cell office:value="4033" office:value-type="float" calcext:value-type="float">
            <text:p>4033</text:p>
          </table:table-cell>
          <table:table-cell office:value-type="string" calcext:value-type="string">
            <text:p>test</text:p>
          </table:table-cell>
          <table:table-cell office:value="8260416" office:value-type="float" calcext:value-type="float">
            <text:p>82604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mberIdentifier</text:p>
          </table:table-cell>
          <table:table-cell table:number-columns-repeated="1019"/>
        </table:table-row>
        <table:table-row table:style-name="ro5">
          <table:table-cell office:value="4033" office:value-type="float" calcext:value-type="float">
            <text:p>4033</text:p>
          </table:table-cell>
          <table:table-cell office:value-type="string" calcext:value-type="string">
            <text:p>test</text:p>
          </table:table-cell>
          <table:table-cell office:value="8260736" office:value-type="float" calcext:value-type="float">
            <text:p>82607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estMemberName</text:p>
          </table:table-cell>
          <table:table-cell table:number-columns-repeated="1019"/>
        </table:table-row>
        <table:table-row table:style-name="ro5">
          <table:table-cell office:value="4096" office:value-type="float" calcext:value-type="float">
            <text:p>4096</text:p>
          </table:table-cell>
          <table:table-cell office:value-type="string" calcext:value-type="string">
            <text:p>target</text:p>
          </table:table-cell>
          <table:table-cell office:value="8389008" office:value-type="float" calcext:value-type="float">
            <text:p>83890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Data</text:p>
          </table:table-cell>
          <table:table-cell table:number-columns-repeated="1019"/>
        </table:table-row>
        <table:table-row table:style-name="ro5">
          <table:table-cell office:value="4096" office:value-type="float" calcext:value-type="float">
            <text:p>4096</text:p>
          </table:table-cell>
          <table:table-cell office:value-type="string" calcext:value-type="string">
            <text:p>target</text:p>
          </table:table-cell>
          <table:table-cell office:value="8389280" office:value-type="float" calcext:value-type="float">
            <text:p>8389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HeartBeat</text:p>
          </table:table-cell>
          <table:table-cell table:number-columns-repeated="1019"/>
        </table:table-row>
        <table:table-row table:style-name="ro5">
          <table:table-cell office:value="4096" office:value-type="float" calcext:value-type="float">
            <text:p>4096</text:p>
          </table:table-cell>
          <table:table-cell office:value-type="string" calcext:value-type="string">
            <text:p>target</text:p>
          </table:table-cell>
          <table:table-cell office:value="8389680" office:value-type="float" calcext:value-type="float">
            <text:p>8389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KeepSessionAlive</text:p>
          </table:table-cell>
          <table:table-cell table:number-columns-repeated="1019"/>
        </table:table-row>
        <table:table-row table:style-name="ro5">
          <table:table-cell office:value="4096" office:value-type="float" calcext:value-type="float">
            <text:p>4096</text:p>
          </table:table-cell>
          <table:table-cell office:value-type="string" calcext:value-type="string">
            <text:p>target</text:p>
          </table:table-cell>
          <table:table-cell office:value="8390000" office:value-type="float" calcext:value-type="float">
            <text:p>8390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LocalIP</text:p>
          </table:table-cell>
          <table:table-cell table:number-columns-repeated="1019"/>
        </table:table-row>
        <table:table-row table:style-name="ro5">
          <table:table-cell office:value="4096" office:value-type="float" calcext:value-type="float">
            <text:p>4096</text:p>
          </table:table-cell>
          <table:table-cell office:value-type="string" calcext:value-type="string">
            <text:p>target</text:p>
          </table:table-cell>
          <table:table-cell office:value="8390256" office:value-type="float" calcext:value-type="float">
            <text:p>8390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GlobalIP</text:p>
          </table:table-cell>
          <table:table-cell table:number-columns-repeated="1019"/>
        </table:table-row>
        <table:table-row table:style-name="ro5">
          <table:table-cell office:value="4096" office:value-type="float" calcext:value-type="float">
            <text:p>4096</text:p>
          </table:table-cell>
          <table:table-cell office:value-type="string" calcext:value-type="string">
            <text:p>target</text:p>
          </table:table-cell>
          <table:table-cell office:value="8390448" office:value-type="float" calcext:value-type="float">
            <text:p>83904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State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0784" office:value-type="float" calcext:value-type="float">
            <text:p>8390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ID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1072" office:value-type="float" calcext:value-type="float">
            <text:p>8391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InstalledModulesRequest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1328" office:value-type="float" calcext:value-type="float">
            <text:p>8391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nstalledModulesReply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1488" office:value-type="float" calcext:value-type="float">
            <text:p>8391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rojanUID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1808" office:value-type="float" calcext:value-type="float">
            <text:p>8391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rojanID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2000" office:value-type="float" calcext:value-type="float">
            <text:p>8392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rojanMaxInfections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2240" office:value-type="float" calcext:value-type="float">
            <text:p>83922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reenSaverOn</text:p>
          </table:table-cell>
          <table:table-cell table:number-columns-repeated="1019"/>
        </table:table-row>
        <table:table-row table:style-name="ro5">
          <table:table-cell office:value="4097" office:value-type="float" calcext:value-type="float">
            <text:p>4097</text:p>
          </table:table-cell>
          <table:table-cell office:value-type="string" calcext:value-type="string">
            <text:p>agent master</text:p>
          </table:table-cell>
          <table:table-cell office:value="8392496" office:value-type="float" calcext:value-type="float">
            <text:p>8392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reenLocked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2752" office:value-type="float" calcext:value-type="float">
            <text:p>8392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cordedDataAvailable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3024" office:value-type="float" calcext:value-type="float">
            <text:p>83930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ownloadedRecordedDataTimeStamp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3280" office:value-type="float" calcext:value-type="float">
            <text:p>8393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nstallationMode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3552" office:value-type="float" calcext:value-type="float">
            <text:p>8393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moveNotification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3792" office:value-type="float" calcext:value-type="float">
            <text:p>83937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PlatformBits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4032" office:value-type="float" calcext:value-type="float">
            <text:p>8394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ItselfMaxInfectionReached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4288" office:value-type="float" calcext:value-type="float">
            <text:p>8394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ItselfAtMasterRequest</text:p>
          </table:table-cell>
          <table:table-cell table:number-columns-repeated="1019"/>
        </table:table-row>
        <table:table-row table:style-name="ro5">
          <table:table-cell office:value="4098" office:value-type="float" calcext:value-type="float">
            <text:p>4098</text:p>
          </table:table-cell>
          <table:table-cell office:value-type="string" calcext:value-type="string">
            <text:p>agent master</text:p>
          </table:table-cell>
          <table:table-cell office:value="8394544" office:value-type="float" calcext:value-type="float">
            <text:p>8394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ItselfAtAgentRequest</text:p>
          </table:table-cell>
          <table:table-cell table:number-columns-repeated="1019"/>
        </table:table-row>
        <table:table-row table:style-name="ro5">
          <table:table-cell office:value="4099" office:value-type="float" calcext:value-type="float">
            <text:p>4099</text:p>
          </table:table-cell>
          <table:table-cell office:value-type="string" calcext:value-type="string">
            <text:p>agent master</text:p>
          </table:table-cell>
          <table:table-cell office:value="8394912" office:value-type="float" calcext:value-type="float">
            <text:p>8394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ItselfAtAgentReqRequest</text:p>
          </table:table-cell>
          <table:table-cell table:number-columns-repeated="1019"/>
        </table:table-row>
        <table:table-row table:style-name="ro5">
          <table:table-cell office:value="4099" office:value-type="float" calcext:value-type="float">
            <text:p>4099</text:p>
          </table:table-cell>
          <table:table-cell office:value-type="string" calcext:value-type="string">
            <text:p>agent master</text:p>
          </table:table-cell>
          <table:table-cell office:value="8395072" office:value-type="float" calcext:value-type="float">
            <text:p>8395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cordedFilesDownloadTotal</text:p>
          </table:table-cell>
          <table:table-cell table:number-columns-repeated="1019"/>
        </table:table-row>
        <table:table-row table:style-name="ro5">
          <table:table-cell office:value="4099" office:value-type="float" calcext:value-type="float">
            <text:p>4099</text:p>
          </table:table-cell>
          <table:table-cell office:value-type="string" calcext:value-type="string">
            <text:p>agent master</text:p>
          </table:table-cell>
          <table:table-cell office:value="8395328" office:value-type="float" calcext:value-type="float">
            <text:p>8395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cordedFilesDownloadProgress</text:p>
          </table:table-cell>
          <table:table-cell table:number-columns-repeated="1019"/>
        </table:table-row>
        <table:table-row table:style-name="ro5">
          <table:table-cell office:value="4099" office:value-type="float" calcext:value-type="float">
            <text:p>4099</text:p>
          </table:table-cell>
          <table:table-cell office:value-type="string" calcext:value-type="string">
            <text:p>agent master</text:p>
          </table:table-cell>
          <table:table-cell office:value="8395632" office:value-type="float" calcext:value-type="float">
            <text:p>83956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LicenseInfo</text:p>
          </table:table-cell>
          <table:table-cell table:number-columns-repeated="1019"/>
        </table:table-row>
        <table:table-row table:style-name="ro5">
          <table:table-cell office:value="4099" office:value-type="float" calcext:value-type="float">
            <text:p>4099</text:p>
          </table:table-cell>
          <table:table-cell office:value-type="string" calcext:value-type="string">
            <text:p>agent master</text:p>
          </table:table-cell>
          <table:table-cell office:value="8395840" office:value-type="float" calcext:value-type="float">
            <text:p>8395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moveTargetLicenseInfo</text:p>
          </table:table-cell>
          <table:table-cell table:number-columns-repeated="1019"/>
        </table:table-row>
        <table:table-row table:style-name="ro5">
          <table:table-cell office:value="4099" office:value-type="float" calcext:value-type="float">
            <text:p>4099</text:p>
          </table:table-cell>
          <table:table-cell office:value-type="string" calcext:value-type="string">
            <text:p>agent master</text:p>
          </table:table-cell>
          <table:table-cell office:value="8396176" office:value-type="float" calcext:value-type="float">
            <text:p>83961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AllConfigurations</text:p>
          </table:table-cell>
          <table:table-cell table:number-columns-repeated="1019"/>
        </table:table-row>
        <table:table-row table:style-name="ro5">
          <table:table-cell office:value="4100" office:value-type="float" calcext:value-type="float">
            <text:p>4100</text:p>
          </table:table-cell>
          <table:table-cell office:value-type="string" calcext:value-type="string">
            <text:p>target error</text:p>
          </table:table-cell>
          <table:table-cell office:value="8396960" office:value-type="float" calcext:value-type="float">
            <text:p>83969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Error</text:p>
          </table:table-cell>
          <table:table-cell table:number-columns-repeated="1019"/>
        </table:table-row>
        <table:table-row table:style-name="ro5">
          <table:table-cell office:value="4102" office:value-type="float" calcext:value-type="float">
            <text:p>4102</text:p>
          </table:table-cell>
          <table:table-cell office:value-type="string" calcext:value-type="string">
            <text:p>target config</text:p>
          </table:table-cell>
          <table:table-cell office:value="8401056" office:value-type="float" calcext:value-type="float">
            <text:p>8401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tTargetConfigRequest</text:p>
          </table:table-cell>
          <table:table-cell table:number-columns-repeated="1019"/>
        </table:table-row>
        <table:table-row table:style-name="ro5">
          <table:table-cell office:value="4102" office:value-type="float" calcext:value-type="float">
            <text:p>4102</text:p>
          </table:table-cell>
          <table:table-cell office:value-type="string" calcext:value-type="string">
            <text:p>target config</text:p>
          </table:table-cell>
          <table:table-cell office:value="8401312" office:value-type="float" calcext:value-type="float">
            <text:p>8401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ConfigReply</text:p>
          </table:table-cell>
          <table:table-cell table:number-columns-repeated="1019"/>
        </table:table-row>
        <table:table-row table:style-name="ro5">
          <table:table-cell office:value="4102" office:value-type="float" calcext:value-type="float">
            <text:p>4102</text:p>
          </table:table-cell>
          <table:table-cell office:value-type="string" calcext:value-type="string">
            <text:p>target config</text:p>
          </table:table-cell>
          <table:table-cell office:value="8401568" office:value-type="float" calcext:value-type="float">
            <text:p>8401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tTargetConfigRequest</text:p>
          </table:table-cell>
          <table:table-cell table:number-columns-repeated="1019"/>
        </table:table-row>
        <table:table-row table:style-name="ro5">
          <table:table-cell office:value="4102" office:value-type="float" calcext:value-type="float">
            <text:p>4102</text:p>
          </table:table-cell>
          <table:table-cell office:value-type="string" calcext:value-type="string">
            <text:p>target config</text:p>
          </table:table-cell>
          <table:table-cell office:value="8402304" office:value-type="float" calcext:value-type="float">
            <text:p>84023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TargetID</text:p>
          </table:table-cell>
          <table:table-cell table:number-columns-repeated="1019"/>
        </table:table-row>
        <table:table-row table:style-name="ro5">
          <table:table-cell office:value="4102" office:value-type="float" calcext:value-type="float">
            <text:p>4102</text:p>
          </table:table-cell>
          <table:table-cell office:value-type="string" calcext:value-type="string">
            <text:p>target config</text:p>
          </table:table-cell>
          <table:table-cell office:value="8402496" office:value-type="float" calcext:value-type="float">
            <text:p>8402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TargetHeartbeatInterval</text:p>
          </table:table-cell>
          <table:table-cell table:number-columns-repeated="1019"/>
        </table:table-row>
        <table:table-row table:style-name="ro5">
          <table:table-cell office:value="4102" office:value-type="float" calcext:value-type="float">
            <text:p>4102</text:p>
          </table:table-cell>
          <table:table-cell office:value-type="string" calcext:value-type="string">
            <text:p>target config</text:p>
          </table:table-cell>
          <table:table-cell office:value="8402800" office:value-type="float" calcext:value-type="float">
            <text:p>8402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TargetProxy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103" office:value-type="float" calcext:value-type="float">
            <text:p>4103</text:p>
          </table:table-cell>
          <table:table-cell office:value-type="string" calcext:value-type="string">
            <text:p>agent master</text:p>
          </table:table-cell>
          <table:table-cell office:value="8403008" office:value-type="float" calcext:value-type="float">
            <text:p>84030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TargetPort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103" office:value-type="float" calcext:value-type="float">
            <text:p>4103</text:p>
          </table:table-cell>
          <table:table-cell office:value-type="string" calcext:value-type="string">
            <text:p>agent master</text:p>
          </table:table-cell>
          <table:table-cell office:value="8403584" office:value-type="float" calcext:value-type="float">
            <text:p>8403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AutoRemovalDateTime</text:p>
          </table:table-cell>
          <table:table-cell table:number-columns-repeated="1019"/>
        </table:table-row>
        <table:table-row table:style-name="ro5">
          <table:table-cell office:value="4103" office:value-type="float" calcext:value-type="float">
            <text:p>4103</text:p>
          </table:table-cell>
          <table:table-cell office:value-type="string" calcext:value-type="string">
            <text:p>agent master</text:p>
          </table:table-cell>
          <table:table-cell office:value="8403776" office:value-type="float" calcext:value-type="float">
            <text:p>8403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AutoRemovalIfNoProxy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103" office:value-type="float" calcext:value-type="float">
            <text:p>4103</text:p>
          </table:table-cell>
          <table:table-cell office:value-type="string" calcext:value-type="string">
            <text:p>agent master</text:p>
          </table:table-cell>
          <table:table-cell office:value="8404032" office:value-type="float" calcext:value-type="float">
            <text:p>8404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nternalAutoRemovalElapsedTime</text:p>
          </table:table-cell>
          <table:table-cell table:number-columns-repeated="1019"/>
        </table:table-row>
        <table:table-row table:style-name="ro5">
          <table:table-cell office:value="4104" office:value-type="float" calcext:value-type="float">
            <text:p>4104</text:p>
          </table:table-cell>
          <table:table-cell office:value-type="string" calcext:value-type="string">
            <text:p>active hiding config</text:p>
          </table:table-cell>
          <table:table-cell office:value="8405040" office:value-type="float" calcext:value-type="float">
            <text:p>84050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ActiveHiding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09248" office:value-type="float" calcext:value-type="float">
            <text:p>84092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LoadModuleRequest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09504" office:value-type="float" calcext:value-type="float">
            <text:p>84095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LoadModuleReply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09760" office:value-type="float" calcext:value-type="float">
            <text:p>84097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nLoadModuleRequest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10016" office:value-type="float" calcext:value-type="float">
            <text:p>84100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nLoadModuleReply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10272" office:value-type="float" calcext:value-type="float">
            <text:p>84102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ploadModuleRequest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10528" office:value-type="float" calcext:value-type="float">
            <text:p>84105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ploadModuleReply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10784" office:value-type="float" calcext:value-type="float">
            <text:p>8410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ploadModuleChunk</text:p>
          </table:table-cell>
          <table:table-cell table:number-columns-repeated="1019"/>
        </table:table-row>
        <table:table-row table:style-name="ro5">
          <table:table-cell office:value="4106" office:value-type="float" calcext:value-type="float">
            <text:p>4106</text:p>
          </table:table-cell>
          <table:table-cell office:value-type="string" calcext:value-type="string">
            <text:p>target module</text:p>
          </table:table-cell>
          <table:table-cell office:value="8411040" office:value-type="float" calcext:value-type="float">
            <text:p>84110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ploadModuleDoneRequest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1296" office:value-type="float" calcext:value-type="float">
            <text:p>84112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ploadModuleDoneReply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1552" office:value-type="float" calcext:value-type="float">
            <text:p>84115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moveModuleRequest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1808" office:value-type="float" calcext:value-type="float">
            <text:p>8411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moveModuleReply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2064" office:value-type="float" calcext:value-type="float">
            <text:p>84120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UploadModuleRequest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2320" office:value-type="float" calcext:value-type="float">
            <text:p>84123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UploadModuleReply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2576" office:value-type="float" calcext:value-type="float">
            <text:p>84125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UploadModuleChunk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2832" office:value-type="float" calcext:value-type="float">
            <text:p>84128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UploadModuleDoneRequest</text:p>
          </table:table-cell>
          <table:table-cell table:number-columns-repeated="1019"/>
        </table:table-row>
        <table:table-row table:style-name="ro5">
          <table:table-cell office:value="4107" office:value-type="float" calcext:value-type="float">
            <text:p>4107</text:p>
          </table:table-cell>
          <table:table-cell office:value-type="string" calcext:value-type="string">
            <text:p>target module</text:p>
          </table:table-cell>
          <table:table-cell office:value="8413088" office:value-type="float" calcext:value-type="float">
            <text:p>84130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UploadModuleDoneReply</text:p>
          </table:table-cell>
          <table:table-cell table:number-columns-repeated="1019"/>
        </table:table-row>
        <table:table-row table:style-name="ro5">
          <table:table-cell office:value="4108" office:value-type="float" calcext:value-type="float">
            <text:p>4108</text:p>
          </table:table-cell>
          <table:table-cell office:value-type="string" calcext:value-type="string">
            <text:p>target error</text:p>
          </table:table-cell>
          <table:table-cell office:value="8413344" office:value-type="float" calcext:value-type="float">
            <text:p>8413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Error</text:p>
          </table:table-cell>
          <table:table-cell table:number-columns-repeated="1019"/>
        </table:table-row>
        <table:table-row table:style-name="ro5">
          <table:table-cell office:value="4108" office:value-type="float" calcext:value-type="float">
            <text:p>4108</text:p>
          </table:table-cell>
          <table:table-cell office:value-type="string" calcext:value-type="string">
            <text:p>target error</text:p>
          </table:table-cell>
          <table:table-cell office:value="8413600" office:value-type="float" calcext:value-type="float">
            <text:p>84136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ploadError</text:p>
          </table:table-cell>
          <table:table-cell table:number-columns-repeated="1019"/>
        </table:table-row>
        <table:table-row table:style-name="ro5">
          <table:table-cell office:value="4109" office:value-type="float" calcext:value-type="float">
            <text:p>4109</text:p>
          </table:table-cell>
          <table:table-cell office:value-type="string" calcext:value-type="string">
            <text:p>files reply master list agent mc</text:p>
          </table:table-cell>
          <table:table-cell office:value="8415392" office:value-type="float" calcext:value-type="float">
            <text:p>8415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gentListMCFilesReply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7440" office:value-type="float" calcext:value-type="float">
            <text:p>8417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GetRecordedFilesRequest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7696" office:value-type="float" calcext:value-type="float">
            <text:p>8417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sReply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7952" office:value-type="float" calcext:value-type="float">
            <text:p>84179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ownloadRequest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8208" office:value-type="float" calcext:value-type="float">
            <text:p>84182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ownloadReply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8464" office:value-type="float" calcext:value-type="float">
            <text:p>84184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ownloadChunk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8720" office:value-type="float" calcext:value-type="float">
            <text:p>84187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ownloadCompleted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8976" office:value-type="float" calcext:value-type="float">
            <text:p>84189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eleteRequest</text:p>
          </table:table-cell>
          <table:table-cell table:number-columns-repeated="1019"/>
        </table:table-row>
        <table:table-row table:style-name="ro5">
          <table:table-cell office:value="4110" office:value-type="float" calcext:value-type="float">
            <text:p>4110</text:p>
          </table:table-cell>
          <table:table-cell office:value-type="string" calcext:value-type="string">
            <text:p>target recorded</text:p>
          </table:table-cell>
          <table:table-cell office:value="8419232" office:value-type="float" calcext:value-type="float">
            <text:p>84192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eleteReply</text:p>
          </table:table-cell>
          <table:table-cell table:number-columns-repeated="1019"/>
        </table:table-row>
        <table:table-row table:style-name="ro5">
          <table:table-cell office:value="4111" office:value-type="float" calcext:value-type="float">
            <text:p>4111</text:p>
          </table:table-cell>
          <table:table-cell office:value-type="string" calcext:value-type="string">
            <text:p>target recorded ex</text:p>
          </table:table-cell>
          <table:table-cell office:value="8419488" office:value-type="float" calcext:value-type="float">
            <text:p>8419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GetRecordedFilesRequestEx</text:p>
          </table:table-cell>
          <table:table-cell table:number-columns-repeated="1019"/>
        </table:table-row>
        <table:table-row table:style-name="ro5">
          <table:table-cell office:value="4111" office:value-type="float" calcext:value-type="float">
            <text:p>4111</text:p>
          </table:table-cell>
          <table:table-cell office:value-type="string" calcext:value-type="string">
            <text:p>target recorded ex</text:p>
          </table:table-cell>
          <table:table-cell office:value="8419744" office:value-type="float" calcext:value-type="float">
            <text:p>8419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sReplyEx</text:p>
          </table:table-cell>
          <table:table-cell table:number-columns-repeated="1019"/>
        </table:table-row>
        <table:table-row table:style-name="ro5">
          <table:table-cell office:value="4111" office:value-type="float" calcext:value-type="float">
            <text:p>4111</text:p>
          </table:table-cell>
          <table:table-cell office:value-type="string" calcext:value-type="string">
            <text:p>target recorded ex</text:p>
          </table:table-cell>
          <table:table-cell office:value="8420000" office:value-type="float" calcext:value-type="float">
            <text:p>8420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DeleteRequestEx</text:p>
          </table:table-cell>
          <table:table-cell table:number-columns-repeated="1019"/>
        </table:table-row>
        <table:table-row table:style-name="ro5">
          <table:table-cell office:value="4111" office:value-type="float" calcext:value-type="float">
            <text:p>4111</text:p>
          </table:table-cell>
          <table:table-cell office:value-type="string" calcext:value-type="string">
            <text:p>target recorded ex</text:p>
          </table:table-cell>
          <table:table-cell office:value="8420256" office:value-type="float" calcext:value-type="float">
            <text:p>8420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RecordedFilesDownloadRequestEx</text:p>
          </table:table-cell>
          <table:table-cell table:number-columns-repeated="1019"/>
        </table:table-row>
        <table:table-row table:style-name="ro5">
          <table:table-cell office:value="4128" office:value-type="float" calcext:value-type="float">
            <text:p>4128</text:p>
          </table:table-cell>
          <table:table-cell office:value-type="string" calcext:value-type="string">
            <text:p>data</text:p>
          </table:table-cell>
          <table:table-cell office:value="8454544" office:value-type="float" calcext:value-type="float">
            <text:p>8454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Data</text:p>
          </table:table-cell>
          <table:table-cell table:number-columns-repeated="1019"/>
        </table:table-row>
        <table:table-row table:style-name="ro5">
          <table:table-cell office:value="4128" office:value-type="float" calcext:value-type="float">
            <text:p>4128</text:p>
          </table:table-cell>
          <table:table-cell office:value-type="string" calcext:value-type="string">
            <text:p>data</text:p>
          </table:table-cell>
          <table:table-cell office:value="8454800" office:value-type="float" calcext:value-type="float">
            <text:p>8454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layData</text:p>
          </table:table-cell>
          <table:table-cell table:number-columns-repeated="1019"/>
        </table:table-row>
        <table:table-row table:style-name="ro5">
          <table:table-cell office:value="4130" office:value-type="float" calcext:value-type="float">
            <text:p>4130</text:p>
          </table:table-cell>
          <table:table-cell office:value-type="string" calcext:value-type="string">
            <text:p>proxy</text:p>
          </table:table-cell>
          <table:table-cell office:value="8458400" office:value-type="float" calcext:value-type="float">
            <text:p>84584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TargetDisconnect</text:p>
          </table:table-cell>
          <table:table-cell table:number-columns-repeated="1019"/>
        </table:table-row>
        <table:table-row table:style-name="ro5">
          <table:table-cell office:value="4130" office:value-type="float" calcext:value-type="float">
            <text:p>4130</text:p>
          </table:table-cell>
          <table:table-cell office:value-type="string" calcext:value-type="string">
            <text:p>proxy</text:p>
          </table:table-cell>
          <table:table-cell office:value="8458656" office:value-type="float" calcext:value-type="float">
            <text:p>8458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obileTargetDisconnect</text:p>
          </table:table-cell>
          <table:table-cell table:number-columns-repeated="1019"/>
        </table:table-row>
        <table:table-row table:style-name="ro5">
          <table:table-cell office:value="4130" office:value-type="float" calcext:value-type="float">
            <text:p>4130</text:p>
          </table:table-cell>
          <table:table-cell office:value-type="string" calcext:value-type="string">
            <text:p>proxy</text:p>
          </table:table-cell>
          <table:table-cell office:value="8458912" office:value-type="float" calcext:value-type="float">
            <text:p>8458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DummyHeartbeat</text:p>
          </table:table-cell>
          <table:table-cell table:number-columns-repeated="1019"/>
        </table:table-row>
        <table:table-row table:style-name="ro5">
          <table:table-cell office:value="4130" office:value-type="float" calcext:value-type="float">
            <text:p>4130</text:p>
          </table:table-cell>
          <table:table-cell office:value-type="string" calcext:value-type="string">
            <text:p>proxy</text:p>
          </table:table-cell>
          <table:table-cell office:value="8459168" office:value-type="float" calcext:value-type="float">
            <text:p>8459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obileDummyHeartbeat</text:p>
          </table:table-cell>
          <table:table-cell table:number-columns-repeated="1019"/>
        </table:table-row>
        <table:table-row table:style-name="ro5">
          <table:table-cell office:value="4160" office:value-type="float" calcext:value-type="float">
            <text:p>4160</text:p>
          </table:table-cell>
          <table:table-cell office:value-type="string" calcext:value-type="string">
            <text:p>master</text:p>
          </table:table-cell>
          <table:table-cell office:value="8520080" office:value-type="float" calcext:value-type="float">
            <text:p>85200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Data</text:p>
          </table:table-cell>
          <table:table-cell table:number-columns-repeated="1019"/>
        </table:table-row>
        <table:table-row table:style-name="ro5">
          <table:table-cell office:value="4160" office:value-type="float" calcext:value-type="float">
            <text:p>4160</text:p>
          </table:table-cell>
          <table:table-cell office:value-type="string" calcext:value-type="string">
            <text:p>master</text:p>
          </table:table-cell>
          <table:table-cell office:value="8520768" office:value-type="float" calcext:value-type="float">
            <text:p>85207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Mode</text:p>
          </table:table-cell>
          <table:table-cell table:number-columns-repeated="1019"/>
        </table:table-row>
        <table:table-row table:style-name="ro5">
          <table:table-cell office:value="4160" office:value-type="float" calcext:value-type="float">
            <text:p>4160</text:p>
          </table:table-cell>
          <table:table-cell office:value-type="string" calcext:value-type="string">
            <text:p>master</text:p>
          </table:table-cell>
          <table:table-cell office:value="8521024" office:value-type="float" calcext:value-type="float">
            <text:p>85210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Token</text:p>
          </table:table-cell>
          <table:table-cell table:number-columns-repeated="1019"/>
        </table:table-row>
        <table:table-row table:style-name="ro5">
          <table:table-cell office:value="4160" office:value-type="float" calcext:value-type="float">
            <text:p>4160</text:p>
          </table:table-cell>
          <table:table-cell office:value-type="string" calcext:value-type="string">
            <text:p>master</text:p>
          </table:table-cell>
          <table:table-cell office:value="8521344" office:value-type="float" calcext:value-type="float">
            <text:p>8521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QueryResult</text:p>
          </table:table-cell>
          <table:table-cell table:number-columns-repeated="1019"/>
        </table:table-row>
        <table:table-row table:style-name="ro5">
          <table:table-cell office:value="4161" office:value-type="float" calcext:value-type="float">
            <text:p>4161</text:p>
          </table:table-cell>
          <table:table-cell office:value-type="string" calcext:value-type="string">
            <text:p>string master alarm</text:p>
          </table:table-cell>
          <table:table-cell office:value="8522368" office:value-type="float" calcext:value-type="float">
            <text:p>85223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AlarmString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5616" office:value-type="float" calcext:value-type="float">
            <text:p>8585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Data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5808" office:value-type="float" calcext:value-type="float">
            <text:p>8585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QueryID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6048" office:value-type="float" calcext:value-type="float">
            <text:p>85860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QueryModSubmodID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6304" office:value-type="float" calcext:value-type="float">
            <text:p>85863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QueryFromDate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6560" office:value-type="float" calcext:value-type="float">
            <text:p>8586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QueryToDate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6816" office:value-type="float" calcext:value-type="float">
            <text:p>8586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QuerySortOrder</text:p>
          </table:table-cell>
          <table:table-cell table:number-columns-repeated="1019"/>
        </table:table-row>
        <table:table-row table:style-name="ro5">
          <table:table-cell office:value="4192" office:value-type="float" calcext:value-type="float">
            <text:p>4192</text:p>
          </table:table-cell>
          <table:table-cell office:value-type="string" calcext:value-type="string">
            <text:p>agent</text:p>
          </table:table-cell>
          <table:table-cell office:value="8587136" office:value-type="float" calcext:value-type="float">
            <text:p>85871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QueryValueFilter</text:p>
          </table:table-cell>
          <table:table-cell table:number-columns-repeated="1019"/>
        </table:table-row>
        <table:table-row table:style-name="ro5">
          <table:table-cell office:value="4193" office:value-type="float" calcext:value-type="float">
            <text:p>4193</text:p>
          </table:table-cell>
          <table:table-cell office:value-type="string" calcext:value-type="string">
            <text:p>uid agent</text:p>
          </table:table-cell>
          <table:table-cell office:value="8587328" office:value-type="float" calcext:value-type="float">
            <text:p>8587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UID</text:p>
          </table:table-cell>
          <table:table-cell table:number-columns-repeated="1019"/>
        </table:table-row>
        <table:table-row table:style-name="ro5">
          <table:table-cell office:value="4224" office:value-type="float" calcext:value-type="float">
            <text:p>4224</text:p>
          </table:table-cell>
          <table:table-cell office:value-type="string" calcext:value-type="string">
            <text:p>mobile</text:p>
          </table:table-cell>
          <table:table-cell office:value="8651152" office:value-type="float" calcext:value-type="float">
            <text:p>86511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Data</text:p>
          </table:table-cell>
          <table:table-cell table:number-columns-repeated="1019"/>
        </table:table-row>
        <table:table-row table:style-name="ro5">
          <table:table-cell office:value="4224" office:value-type="float" calcext:value-type="float">
            <text:p>4224</text:p>
          </table:table-cell>
          <table:table-cell office:value-type="string" calcext:value-type="string">
            <text:p>mobile</text:p>
          </table:table-cell>
          <table:table-cell office:value="8651376" office:value-type="float" calcext:value-type="float">
            <text:p>86513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HeartBeatV10</text:p>
          </table:table-cell>
          <table:table-cell office:value-type="string" calcext:value-type="string">
            <text:p>Lorg/xmlpush/v3/o/g, Lorg/xmlpush/v3/o/g</text:p>
          </table:table-cell>
          <table:table-cell table:number-columns-repeated="1018"/>
        </table:table-row>
        <table:table-row table:style-name="ro5">
          <table:table-cell office:value="4224" office:value-type="float" calcext:value-type="float">
            <text:p>4224</text:p>
          </table:table-cell>
          <table:table-cell office:value-type="string" calcext:value-type="string">
            <text:p>mobile</text:p>
          </table:table-cell>
          <table:table-cell office:value="8651632" office:value-type="float" calcext:value-type="float">
            <text:p>86516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ExtendedHeartBeatV10</text:p>
          </table:table-cell>
          <table:table-cell office:value-type="string" calcext:value-type="string">
            <text:p>Lorg/xmlpush/v3/o/g, Lorg/xmlpush/v3/q/b</text:p>
          </table:table-cell>
          <table:table-cell table:number-columns-repeated="1018"/>
        </table:table-row>
        <table:table-row table:style-name="ro5">
          <table:table-cell office:value="4224" office:value-type="float" calcext:value-type="float">
            <text:p>4224</text:p>
          </table:table-cell>
          <table:table-cell office:value-type="string" calcext:value-type="string">
            <text:p>mobile</text:p>
          </table:table-cell>
          <table:table-cell office:value="8651888" office:value-type="float" calcext:value-type="float">
            <text:p>86518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HeartBeatReplyV10</text:p>
          </table:table-cell>
          <table:table-cell office:value-type="string" calcext:value-type="string">
            <text:p>Lorg/xmlpush/v3/o/h$b, Lorg/xmlpush/v3/o/l$2, L/org/xmlpush/v3/q/a, L/org/xmlpush/v3/q/c</text:p>
          </table:table-cell>
          <table:table-cell table:number-columns-repeated="1018"/>
        </table:table-row>
        <table:table-row table:style-name="ro5">
          <table:table-cell office:value="4225" office:value-type="float" calcext:value-type="float">
            <text:p>4225</text:p>
          </table:table-cell>
          <table:table-cell office:value-type="string" calcext:value-type="string">
            <text:p>installed reply modules mobile</text:p>
          </table:table-cell>
          <table:table-cell office:value="8653472" office:value-type="float" calcext:value-type="float">
            <text:p>86534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InstalledModulesReply</text:p>
          </table:table-cell>
          <table:table-cell table:number-columns-repeated="1019"/>
        </table:table-row>
        <table:table-row table:style-name="ro5">
          <table:table-cell office:value="4225" office:value-type="float" calcext:value-type="float">
            <text:p>4225</text:p>
          </table:table-cell>
          <table:table-cell office:value-type="string" calcext:value-type="string">
            <text:p>installed reply modules mobile</text:p>
          </table:table-cell>
          <table:table-cell office:value="8652912" office:value-type="float" calcext:value-type="float">
            <text:p>865291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l$2</text:p>
          </table:table-cell>
          <table:table-cell table:number-columns-repeated="1018"/>
        </table:table-row>
        <table:table-row table:style-name="ro5">
          <table:table-cell office:value="4226" office:value-type="float" table:style-name="ce64" calcext:value-type="float">
            <text:p>4226</text:p>
          </table:table-cell>
          <table:table-cell office:value-type="string" table:style-name="ce65" calcext:value-type="string">
            <text:p>module upload mobile target</text:p>
          </table:table-cell>
          <table:table-cell office:value="8655008" office:value-type="float" table:style-name="ce64" calcext:value-type="float">
            <text:p>8655008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MobileTargetOfflineUploadModuleRequest</text:p>
          </table:table-cell>
          <table:table-cell office:value-type="string" table:style-name="ce73" calcext:value-type="string">
            <text:p>L/org/xmlpush/v3/o/h</text:p>
          </table:table-cell>
          <table:table-cell table:number-columns-repeated="1018" table:style-name="ce64"/>
        </table:table-row>
        <table:table-row table:style-name="ro5">
          <table:table-cell office:value="4226" office:value-type="float" calcext:value-type="float">
            <text:p>4226</text:p>
          </table:table-cell>
          <table:table-cell office:value-type="string" calcext:value-type="string">
            <text:p>module upload mobile target</text:p>
          </table:table-cell>
          <table:table-cell office:value="8656032" office:value-type="float" calcext:value-type="float">
            <text:p>8656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ploadModuleRequest</text:p>
          </table:table-cell>
          <table:table-cell table:number-columns-repeated="1019"/>
        </table:table-row>
        <table:table-row table:style-name="ro5">
          <table:table-cell office:value="4226" office:value-type="float" calcext:value-type="float">
            <text:p>4226</text:p>
          </table:table-cell>
          <table:table-cell office:value-type="string" calcext:value-type="string">
            <text:p>module upload mobile target</text:p>
          </table:table-cell>
          <table:table-cell office:value="8656288" office:value-type="float" calcext:value-type="float">
            <text:p>8656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ploadModuleReply</text:p>
          </table:table-cell>
          <table:table-cell table:number-columns-repeated="1019"/>
        </table:table-row>
        <table:table-row table:style-name="ro5">
          <table:table-cell office:value="4226" office:value-type="float" calcext:value-type="float">
            <text:p>4226</text:p>
          </table:table-cell>
          <table:table-cell office:value-type="string" calcext:value-type="string">
            <text:p>module upload mobile target</text:p>
          </table:table-cell>
          <table:table-cell office:value="8656544" office:value-type="float" calcext:value-type="float">
            <text:p>8656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ploadModuleChunk</text:p>
          </table:table-cell>
          <table:table-cell table:number-columns-repeated="1019"/>
        </table:table-row>
        <table:table-row table:style-name="ro5">
          <table:table-cell office:value="4226" office:value-type="float" calcext:value-type="float">
            <text:p>4226</text:p>
          </table:table-cell>
          <table:table-cell office:value-type="string" calcext:value-type="string">
            <text:p>module upload mobile target</text:p>
          </table:table-cell>
          <table:table-cell office:value="8656800" office:value-type="float" calcext:value-type="float">
            <text:p>8656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ploadModuleDoneRequest</text:p>
          </table:table-cell>
          <table:table-cell table:number-columns-repeated="1019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7056" office:value-type="float" calcext:value-type="float">
            <text:p>8657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ploadModuleDoneReply</text:p>
          </table:table-cell>
          <table:table-cell table:number-columns-repeated="1019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7312" office:value-type="float" calcext:value-type="float">
            <text:p>86573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moveModuleRequest</text:p>
          </table:table-cell>
          <table:table-cell table:number-columns-repeated="1019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7568" office:value-type="float" calcext:value-type="float">
            <text:p>8657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moveModuleReply</text:p>
          </table:table-cell>
          <table:table-cell table:number-columns-repeated="1019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7824" office:value-type="float" calcext:value-type="float">
            <text:p>86578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OfflineUploadModuleReply</text:p>
          </table:table-cell>
          <table:table-cell office:value-type="string" calcext:value-type="string">
            <text:p>Lorg/xmlpush/v3/o/j</text:p>
          </table:table-cell>
          <table:table-cell table:number-columns-repeated="1018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8080" office:value-type="float" calcext:value-type="float">
            <text:p>86580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OfflineUploadModuleChunk</text:p>
          </table:table-cell>
          <table:table-cell office:value-type="string" calcext:value-type="string">
            <text:p>L/org/xmlpush/v3/o/h</text:p>
          </table:table-cell>
          <table:table-cell table:number-columns-repeated="1018"/>
        </table:table-row>
        <table:table-row table:style-name="ro5">
          <table:table-cell office:value="4227" office:value-type="float" table:style-name="ce64" calcext:value-type="float">
            <text:p>4227</text:p>
          </table:table-cell>
          <table:table-cell office:value-type="string" table:style-name="ce65" calcext:value-type="string">
            <text:p>target mobile</text:p>
          </table:table-cell>
          <table:table-cell office:value="8658336" office:value-type="float" table:style-name="ce64" calcext:value-type="float">
            <text:p>8658336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MobileTargetOfflineUploadModuleDoneRequest</text:p>
          </table:table-cell>
          <table:table-cell office:value-type="string" table:style-name="ce73" calcext:value-type="string">
            <text:p>L/org/xmlpush/v3/o/h</text:p>
          </table:table-cell>
          <table:table-cell table:number-columns-repeated="1018" table:style-name="ce64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8592" office:value-type="float" calcext:value-type="float">
            <text:p>86585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OfflineUploadModuleDoneReply</text:p>
          </table:table-cell>
          <table:table-cell office:value-type="string" calcext:value-type="string">
            <text:p>Lorg/xmlpush/v3/o/j</text:p>
          </table:table-cell>
          <table:table-cell table:number-columns-repeated="1018"/>
        </table:table-row>
        <table:table-row table:style-name="ro5">
          <table:table-cell office:value="4227" office:value-type="float" calcext:value-type="float">
            <text:p>4227</text:p>
          </table:table-cell>
          <table:table-cell office:value-type="string" calcext:value-type="string">
            <text:p>target mobile</text:p>
          </table:table-cell>
          <table:table-cell office:value="8658848" office:value-type="float" calcext:value-type="float">
            <text:p>8658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OfflineError</text:p>
          </table:table-cell>
          <table:table-cell table:number-columns-repeated="1019"/>
        </table:table-row>
        <table:table-row table:style-name="ro5">
          <table:table-cell office:value="4228" office:value-type="float" calcext:value-type="float">
            <text:p>4228</text:p>
          </table:table-cell>
          <table:table-cell office:value-type="string" calcext:value-type="string">
            <text:p>mobile target</text:p>
          </table:table-cell>
          <table:table-cell office:value="8659104" office:value-type="float" calcext:value-type="float">
            <text:p>8659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Error</text:p>
          </table:table-cell>
          <table:table-cell table:number-columns-repeated="1019"/>
        </table:table-row>
        <table:table-row table:style-name="ro5">
          <table:table-cell office:value="4228" office:value-type="float" table:style-name="ce64" calcext:value-type="float">
            <text:p>4228</text:p>
          </table:table-cell>
          <table:table-cell office:value-type="string" table:style-name="ce65" calcext:value-type="string">
            <text:p>mobile target</text:p>
          </table:table-cell>
          <table:table-cell office:value="8659360" office:value-type="float" table:style-name="ce64" calcext:value-type="float">
            <text:p>8659360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MobileTargetGetRecordedFilesRequest</text:p>
          </table:table-cell>
          <table:table-cell office:value-type="string" table:style-name="ce73" calcext:value-type="string">
            <text:p>L/org/xmlpush/v3/o/h</text:p>
          </table:table-cell>
          <table:table-cell table:number-columns-repeated="1018" table:style-name="ce64"/>
        </table:table-row>
        <table:table-row table:style-name="ro5">
          <table:table-cell office:value="4228" office:value-type="float" calcext:value-type="float">
            <text:p>4228</text:p>
          </table:table-cell>
          <table:table-cell office:value-type="string" calcext:value-type="string">
            <text:p>mobile target</text:p>
          </table:table-cell>
          <table:table-cell office:value="8659616" office:value-type="float" calcext:value-type="float">
            <text:p>8659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cordedFilesReply</text:p>
          </table:table-cell>
          <table:table-cell office:value-type="string" calcext:value-type="string">
            <text:p>Lorg/xmlpush/v3/o/d</text:p>
          </table:table-cell>
          <table:table-cell table:number-columns-repeated="1018"/>
        </table:table-row>
        <table:table-row table:style-name="ro5">
          <table:table-cell office:value="4228" office:value-type="float" table:style-name="ce64" calcext:value-type="float">
            <text:p>4228</text:p>
          </table:table-cell>
          <table:table-cell office:value-type="string" table:style-name="ce65" calcext:value-type="string">
            <text:p>mobile target</text:p>
          </table:table-cell>
          <table:table-cell office:value="8659872" office:value-type="float" table:style-name="ce64" calcext:value-type="float">
            <text:p>8659872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MobileTargetRecordedFileDownloadRequest</text:p>
          </table:table-cell>
          <table:table-cell office:value-type="string" table:style-name="ce73" calcext:value-type="string">
            <text:p>L/org/xmlpush/v3/o/h</text:p>
          </table:table-cell>
          <table:table-cell table:number-columns-repeated="1018" table:style-name="ce64"/>
        </table:table-row>
        <table:table-row table:style-name="ro5">
          <table:table-cell office:value="4228" office:value-type="float" calcext:value-type="float">
            <text:p>4228</text:p>
          </table:table-cell>
          <table:table-cell office:value-type="string" calcext:value-type="string">
            <text:p>mobile target</text:p>
          </table:table-cell>
          <table:table-cell office:value="8660128" office:value-type="float" calcext:value-type="float">
            <text:p>86601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cordedFileDownloadReply</text:p>
          </table:table-cell>
          <table:table-cell office:value-type="string" calcext:value-type="string">
            <text:p>Lorg/xmlpush/v3/o/d</text:p>
          </table:table-cell>
          <table:table-cell table:number-columns-repeated="1018"/>
        </table:table-row>
        <table:table-row table:style-name="ro5">
          <table:table-cell office:value="4228" office:value-type="float" calcext:value-type="float">
            <text:p>4228</text:p>
          </table:table-cell>
          <table:table-cell office:value-type="string" calcext:value-type="string">
            <text:p>mobile target</text:p>
          </table:table-cell>
          <table:table-cell office:value="8660384" office:value-type="float" calcext:value-type="float">
            <text:p>86603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cordedFileDownloadChunk</text:p>
          </table:table-cell>
          <table:table-cell office:value-type="string" calcext:value-type="string">
            <text:p>Lorg/xmlpush/v3/o/d</text:p>
          </table:table-cell>
          <table:table-cell table:number-columns-repeated="1018"/>
        </table:table-row>
        <table:table-row table:style-name="ro5">
          <table:table-cell office:value="4228" office:value-type="float" calcext:value-type="float">
            <text:p>4228</text:p>
          </table:table-cell>
          <table:table-cell office:value-type="string" calcext:value-type="string">
            <text:p>mobile target</text:p>
          </table:table-cell>
          <table:table-cell office:value="8660640" office:value-type="float" calcext:value-type="float">
            <text:p>86606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cordedFileDownloadCompleted</text:p>
          </table:table-cell>
          <table:table-cell office:value-type="string" calcext:value-type="string">
            <text:p>Lorg/xmlpush/v3/o/d</text:p>
          </table:table-cell>
          <table:table-cell table:number-columns-repeated="1018"/>
        </table:table-row>
        <table:table-row table:style-name="ro5">
          <table:table-cell office:value="4228" office:value-type="float" table:style-name="ce64" calcext:value-type="float">
            <text:p>4228</text:p>
          </table:table-cell>
          <table:table-cell office:value-type="string" table:style-name="ce65" calcext:value-type="string">
            <text:p>mobile target</text:p>
          </table:table-cell>
          <table:table-cell office:value="8660896" office:value-type="float" table:style-name="ce64" calcext:value-type="float">
            <text:p>8660896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MobileTargetRecordedFileDeleteRequest</text:p>
          </table:table-cell>
          <table:table-cell office:value-type="string" table:style-name="ce73" calcext:value-type="string">
            <text:p>L/org/xmlpush/v3/o/h</text:p>
          </table:table-cell>
          <table:table-cell table:number-columns-repeated="1018" table:style-name="ce64"/>
        </table:table-row>
        <table:table-row table:style-name="ro5">
          <table:table-cell office:value="4229" office:value-type="float" calcext:value-type="float">
            <text:p>4229</text:p>
          </table:table-cell>
          <table:table-cell office:value-type="string" calcext:value-type="string">
            <text:p>target reply delete mobile recorded file</text:p>
          </table:table-cell>
          <table:table-cell office:value="8661152" office:value-type="float" calcext:value-type="float">
            <text:p>86611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RecordedFileDeleteReply</text:p>
          </table:table-cell>
          <table:table-cell table:number-columns-repeated="1019"/>
        </table:table-row>
        <table:table-row table:style-name="ro5">
          <table:table-cell office:value="4230" office:value-type="float" calcext:value-type="float">
            <text:p>4230</text:p>
          </table:table-cell>
          <table:table-cell office:value-type="string" calcext:value-type="string">
            <text:p>mobile config target</text:p>
          </table:table-cell>
          <table:table-cell office:value="8663968" office:value-type="float" calcext:value-type="float">
            <text:p>86639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OfflineConfig</text:p>
          </table:table-cell>
          <table:table-cell office:value-type="string" calcext:value-type="string">
            <text:p>Lorg/xmlpush/v3/q/c</text:p>
          </table:table-cell>
          <table:table-cell table:number-columns-repeated="1018"/>
        </table:table-row>
        <table:table-row table:style-name="ro5">
          <table:table-cell office:value="4230" office:value-type="float" calcext:value-type="float">
            <text:p>4230</text:p>
          </table:table-cell>
          <table:table-cell office:value-type="string" calcext:value-type="string">
            <text:p>mobile config target</text:p>
          </table:table-cell>
          <table:table-cell office:value="8664224" office:value-type="float" calcext:value-type="float">
            <text:p>86642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EmergencyConfigAsTLV</text:p>
          </table:table-cell>
          <table:table-cell table:number-columns-repeated="1019"/>
        </table:table-row>
        <table:table-row table:style-name="ro5">
          <table:table-cell office:value="4230" office:value-type="float" table:style-name="ce65" calcext:value-type="float">
            <text:p>4230</text:p>
          </table:table-cell>
          <table:table-cell office:value-type="string" table:style-name="ce65" calcext:value-type="string">
            <text:p>mobile config target</text:p>
          </table:table-cell>
          <table:table-cell office:value="8664432" office:value-type="float" table:style-name="ce65" calcext:value-type="float">
            <text:p>8664432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MobileTargetEmergencyConfig</text:p>
          </table:table-cell>
          <table:table-cell office:value-type="string" table:style-name="ce73" calcext:value-type="string">
            <text:p>L/org/xmlpush/v3/q/a, L/org/xmlpush/v3/q/c</text:p>
          </table:table-cell>
          <table:table-cell table:number-columns-repeated="1018" table:style-name="ce65"/>
        </table:table-row>
        <table:table-row table:style-name="ro5">
          <table:table-cell office:value="4234" office:value-type="float" calcext:value-type="float">
            <text:p>4234</text:p>
          </table:table-cell>
          <table:table-cell office:value-type="string" calcext:value-type="string">
            <text:p>load module mobile target</text:p>
          </table:table-cell>
          <table:table-cell office:value="8671392" office:value-type="float" calcext:value-type="float">
            <text:p>8671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LoadModuleRequest</text:p>
          </table:table-cell>
          <table:table-cell table:number-columns-repeated="1019"/>
        </table:table-row>
        <table:table-row table:style-name="ro5">
          <table:table-cell office:value="4234" office:value-type="float" calcext:value-type="float">
            <text:p>4234</text:p>
          </table:table-cell>
          <table:table-cell office:value-type="string" calcext:value-type="string">
            <text:p>load module mobile target</text:p>
          </table:table-cell>
          <table:table-cell office:value="8671648" office:value-type="float" calcext:value-type="float">
            <text:p>86716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LoadModuleReply</text:p>
          </table:table-cell>
          <table:table-cell table:number-columns-repeated="1019"/>
        </table:table-row>
        <table:table-row table:style-name="ro5">
          <table:table-cell office:value="4234" office:value-type="float" calcext:value-type="float">
            <text:p>4234</text:p>
          </table:table-cell>
          <table:table-cell office:value-type="string" calcext:value-type="string">
            <text:p>load module mobile target</text:p>
          </table:table-cell>
          <table:table-cell office:value="8671904" office:value-type="float" calcext:value-type="float">
            <text:p>86719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nLoadModuleRequest</text:p>
          </table:table-cell>
          <table:table-cell table:number-columns-repeated="1019"/>
        </table:table-row>
        <table:table-row table:style-name="ro5">
          <table:table-cell office:value="4234" office:value-type="float" calcext:value-type="float">
            <text:p>4234</text:p>
          </table:table-cell>
          <table:table-cell office:value-type="string" calcext:value-type="string">
            <text:p>load module mobile target</text:p>
          </table:table-cell>
          <table:table-cell office:value="8672160" office:value-type="float" calcext:value-type="float">
            <text:p>86721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nLoadModuleReply</text:p>
          </table:table-cell>
          <table:table-cell table:number-columns-repeated="1019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target error</text:p>
          </table:table-cell>
          <table:table-cell office:value="8675472" office:value-type="float" calcext:value-type="float">
            <text:p>86754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HeartbeatEvents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agent master files mc reply list</text:p>
          </table:table-cell>
          <table:table-cell office:value="8675648" office:value-type="float" calcext:value-type="float">
            <text:p>86756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HeartbeatInterval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recorded target</text:p>
          </table:table-cell>
          <table:table-cell office:value="8675984" office:value-type="float" calcext:value-type="float">
            <text:p>86759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HeartbeatRestrictions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recorded target</text:p>
          </table:table-cell>
          <table:table-cell office:value="8676208" office:value-type="float" calcext:value-type="float">
            <text:p>86762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SMSPhoneNumber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recorded target</text:p>
          </table:table-cell>
          <table:table-cell office:value="8676496" office:value-type="float" calcext:value-type="float">
            <text:p>8676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Positioning</text:p>
          </table:table-cell>
          <table:table-cell office:value-type="string" calcext:value-type="string">
            <text:p>Lorg/xmlpush/v3/q/c, L/org/xmlpush/v3/h/c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recorded target</text:p>
          </table:table-cell>
          <table:table-cell office:value="8676672" office:value-type="float" calcext:value-type="float">
            <text:p>86766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ojanUID</text:p>
          </table:table-cell>
          <table:table-cell office:value-type="string" calcext:value-type="string">
            <text:p>Lorg/xmlpush/v3/n/m, Lorg/xmlpush/v3/n/m, Lorg/xmlpush/v3/n/m, Lorg/xmlpush/v3/n/m, Lorg/xmlpush/v3/t/d, Lorg/xmlpush/v3/o/a, Lorg/xmlpush/v3/o/i, Lorg/xmlpush/v3/o/i, Lorg/xmlpush/v3/o/e, Lorg/xmlpush/v3/o/n, Lorg/xmlpush/v3/a/a, Lorg/xmlpush/v3/q/c, Lorg/xmlpush/v3/f/a, Lorg/xmlpush/v3/f/b, Lorg/xmlpush/v3/f/b, Lorg/xmlpush/v3/f/b, Lorg/xmlpush/v3/f/b, Lorg/xmlpush/v3/f/b, Lorg/xmlpush/v3/d/a, Lorg/xmlpush/v3/h/c, Lorg/xmlpush/v3/i/a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recorded target</text:p>
          </table:table-cell>
          <table:table-cell office:value="8676976" office:value-type="float" calcext:value-type="float">
            <text:p>86769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rojanID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6" office:value-type="float" calcext:value-type="float">
            <text:p>4236</text:p>
          </table:table-cell>
          <table:table-cell office:value-type="string" calcext:value-type="string">
            <text:p>recorded target</text:p>
          </table:table-cell>
          <table:table-cell office:value="8677296" office:value-type="float" calcext:value-type="float">
            <text:p>86772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LocationChangedRange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7" office:value-type="float" calcext:value-type="float">
            <text:p>4237</text:p>
          </table:table-cell>
          <table:table-cell office:value-type="string" calcext:value-type="string">
            <text:p>config</text:p>
          </table:table-cell>
          <table:table-cell office:value="8677440" office:value-type="float" calcext:value-type="float">
            <text:p>8677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MobileAutoRemovalDateTime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7" office:value-type="float" calcext:value-type="float">
            <text:p>4237</text:p>
          </table:table-cell>
          <table:table-cell office:value-type="string" calcext:value-type="string">
            <text:p>config</text:p>
          </table:table-cell>
          <table:table-cell office:value="8677808" office:value-type="float" calcext:value-type="float">
            <text:p>8677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OverwriteProxyAndPhones</text:p>
          </table:table-cell>
          <table:table-cell table:number-columns-repeated="1019"/>
        </table:table-row>
        <table:table-row table:style-name="ro5">
          <table:table-cell office:value="4237" office:value-type="float" calcext:value-type="float">
            <text:p>4237</text:p>
          </table:table-cell>
          <table:table-cell office:value-type="string" calcext:value-type="string">
            <text:p>config</text:p>
          </table:table-cell>
          <table:table-cell office:value="8678000" office:value-type="float" calcext:value-type="float">
            <text:p>8678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CallPhoneNumber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ex recorded target</text:p>
          </table:table-cell>
          <table:table-cell office:value="8679488" office:value-type="float" calcext:value-type="float">
            <text:p>86794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LocationAreaCode</text:p>
          </table:table-cell>
          <table:table-cell office:value-type="string" calcext:value-type="string">
            <text:p>Lorg/xmlpush/v3/n/m, Lorg/xmlpush/v3/n/m, Lorg/xmlpush/v3/n/m, Lorg/xmlpush/v3/n/m, Lorg/xmlpush/v3/f/a, Lorg/xmlpush/v3/f/b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ex recorded target</text:p>
          </table:table-cell>
          <table:table-cell office:value="8679744" office:value-type="float" calcext:value-type="float">
            <text:p>86797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ellID</text:p>
          </table:table-cell>
          <table:table-cell office:value-type="string" calcext:value-type="string">
            <text:p>Lorg/xmlpush/v3/n/m, Lorg/xmlpush/v3/n/m, Lorg/xmlpush/v3/n/m, Lorg/xmlpush/v3/n/m, Lorg/xmlpush/v3/f/a, Lorg/xmlpush/v3/f/b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ex recorded target</text:p>
          </table:table-cell>
          <table:table-cell office:value="8680048" office:value-type="float" calcext:value-type="float">
            <text:p>86800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CountryCode</text:p>
          </table:table-cell>
          <table:table-cell office:value-type="string" calcext:value-type="string">
            <text:p>Lorg/xmlpush/v3/n/m, Lorg/xmlpush/v3/n/m, Lorg/xmlpush/v3/n/m, Lorg/xmlpush/v3/n/m, Lorg/xmlpush/v3/f/a, Lorg/xmlpush/v3/f/b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data</text:p>
          </table:table-cell>
          <table:table-cell office:value="8680304" office:value-type="float" calcext:value-type="float">
            <text:p>86803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NetworkCode</text:p>
          </table:table-cell>
          <table:table-cell office:value-type="string" calcext:value-type="string">
            <text:p>Lorg/xmlpush/v3/n/m, Lorg/xmlpush/v3/n/m, Lorg/xmlpush/v3/n/m, Lorg/xmlpush/v3/n/m, Lorg/xmlpush/v3/f/a, Lorg/xmlpush/v3/f/b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data</text:p>
          </table:table-cell>
          <table:table-cell office:value="8680560" office:value-type="float" calcext:value-type="float">
            <text:p>8680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MSI</text:p>
          </table:table-cell>
          <table:table-cell table:number-columns-repeated="1019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proxy</text:p>
          </table:table-cell>
          <table:table-cell office:value="8680816" office:value-type="float" calcext:value-type="float">
            <text:p>8680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MEI</text:p>
          </table:table-cell>
          <table:table-cell table:number-columns-repeated="1019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proxy</text:p>
          </table:table-cell>
          <table:table-cell office:value="8681072" office:value-type="float" calcext:value-type="float">
            <text:p>8681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PSLatitude</text:p>
          </table:table-cell>
          <table:table-cell table:number-columns-repeated="1019"/>
        </table:table-row>
        <table:table-row table:style-name="ro5">
          <table:table-cell office:value="4238" office:value-type="float" calcext:value-type="float">
            <text:p>4238</text:p>
          </table:table-cell>
          <table:table-cell office:value-type="string" calcext:value-type="string">
            <text:p>proxy</text:p>
          </table:table-cell>
          <table:table-cell office:value="8681328" office:value-type="float" calcext:value-type="float">
            <text:p>8681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PSLongitude</text:p>
          </table:table-cell>
          <table:table-cell table:number-columns-repeated="1019"/>
        </table:table-row>
        <table:table-row table:style-name="ro5">
          <table:table-cell office:value="4239" office:value-type="float" calcext:value-type="float">
            <text:p>4239</text:p>
          </table:table-cell>
          <table:table-cell office:value-type="string" calcext:value-type="string">
            <text:p>proxy</text:p>
          </table:table-cell>
          <table:table-cell office:value="8681520" office:value-type="float" calcext:value-type="float">
            <text:p>8681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irstHeartbeat</text:p>
          </table:table-cell>
          <table:table-cell table:number-columns-repeated="1019"/>
        </table:table-row>
        <table:table-row table:style-name="ro5">
          <table:table-cell office:value="4239" office:value-type="float" calcext:value-type="float">
            <text:p>4239</text:p>
          </table:table-cell>
          <table:table-cell office:value-type="string" calcext:value-type="string">
            <text:p>master</text:p>
          </table:table-cell>
          <table:table-cell office:value="8681872" office:value-type="float" calcext:value-type="float">
            <text:p>86818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nstalledModules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40" office:value-type="float" calcext:value-type="float">
            <text:p>4240</text:p>
          </table:table-cell>
          <table:table-cell office:value-type="string" calcext:value-type="string">
            <text:p>gps valid values</text:p>
          </table:table-cell>
          <table:table-cell office:value="8683568" office:value-type="float" calcext:value-type="float">
            <text:p>8683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alidGPSValues</text:p>
          </table:table-cell>
          <table:table-cell table:number-columns-repeated="1019"/>
        </table:table-row>
        <table:table-row table:style-name="ro5">
          <table:table-cell office:value="4288" office:value-type="float" calcext:value-type="float">
            <text:p>4288</text:p>
          </table:table-cell>
          <table:table-cell office:value-type="string" calcext:value-type="string">
            <text:p>mobile proxy comm target</text:p>
          </table:table-cell>
          <table:table-cell office:value="8782176" office:value-type="float" calcext:value-type="float">
            <text:p>87821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obileTargetCommSig</text:p>
          </table:table-cell>
          <table:table-cell table:number-columns-repeated="1019"/>
        </table:table-row>
        <table:table-row table:style-name="ro5">
          <table:table-cell office:value="4288" office:value-type="float" calcext:value-type="float">
            <text:p>4288</text:p>
          </table:table-cell>
          <table:table-cell office:value-type="string" calcext:value-type="string">
            <text:p>mobile proxy comm target</text:p>
          </table:table-cell>
          <table:table-cell office:value="8782496" office:value-type="float" calcext:value-type="float">
            <text:p>8782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obileTargetComm</text:p>
          </table:table-cell>
          <table:table-cell table:number-columns-repeated="1019"/>
        </table:table-row>
        <table:table-row table:style-name="ro5">
          <table:table-cell office:value="4288" office:value-type="float" calcext:value-type="float">
            <text:p>4288</text:p>
          </table:table-cell>
          <table:table-cell office:value-type="string" calcext:value-type="string">
            <text:p>mobile proxy comm target</text:p>
          </table:table-cell>
          <table:table-cell office:value="8782752" office:value-type="float" calcext:value-type="float">
            <text:p>8782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MobileTargetComm</text:p>
          </table:table-cell>
          <table:table-cell table:number-columns-repeated="1019"/>
        </table:table-row>
        <table:table-row table:style-name="ro5">
          <table:table-cell office:value="4384" office:value-type="float" calcext:value-type="float">
            <text:p>4384</text:p>
          </table:table-cell>
          <table:table-cell office:value-type="string" calcext:value-type="string">
            <text:p>master mobile</text:p>
          </table:table-cell>
          <table:table-cell office:value="8978752" office:value-type="float" calcext:value-type="float">
            <text:p>8978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roxyMasterCommSig</text:p>
          </table:table-cell>
          <table:table-cell table:number-columns-repeated="1019"/>
        </table:table-row>
        <table:table-row table:style-name="ro5">
          <table:table-cell office:value="4384" office:value-type="float" calcext:value-type="float">
            <text:p>4384</text:p>
          </table:table-cell>
          <table:table-cell office:value-type="string" calcext:value-type="string">
            <text:p>master mobile</text:p>
          </table:table-cell>
          <table:table-cell office:value="8978848" office:value-type="float" calcext:value-type="float">
            <text:p>8978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MobileTargetConn</text:p>
          </table:table-cell>
          <table:table-cell table:number-columns-repeated="1019"/>
        </table:table-row>
        <table:table-row table:style-name="ro5">
          <table:table-cell office:value="4384" office:value-type="float" calcext:value-type="float">
            <text:p>4384</text:p>
          </table:table-cell>
          <table:table-cell office:value-type="string" calcext:value-type="string">
            <text:p>master mobile</text:p>
          </table:table-cell>
          <table:table-cell office:value="8979104" office:value-type="float" calcext:value-type="float">
            <text:p>8979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roxyMasterComm</text:p>
          </table:table-cell>
          <table:table-cell table:number-columns-repeated="1019"/>
        </table:table-row>
        <table:table-row table:style-name="ro5">
          <table:table-cell office:value="4384" office:value-type="float" calcext:value-type="float">
            <text:p>4384</text:p>
          </table:table-cell>
          <table:table-cell office:value-type="string" calcext:value-type="string">
            <text:p>master mobile</text:p>
          </table:table-cell>
          <table:table-cell office:value="8979360" office:value-type="float" calcext:value-type="float">
            <text:p>89793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MasterProxyComm</text:p>
          </table:table-cell>
          <table:table-cell table:number-columns-repeated="1019"/>
        </table:table-row>
        <table:table-row table:style-name="ro5">
          <table:table-cell office:value="4384" office:value-type="float" calcext:value-type="float">
            <text:p>4384</text:p>
          </table:table-cell>
          <table:table-cell office:value-type="string" calcext:value-type="string">
            <text:p>master mobile</text:p>
          </table:table-cell>
          <table:table-cell office:value="8979616" office:value-type="float" calcext:value-type="float">
            <text:p>8979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MasterMobileHeartBeatAnswer</text:p>
          </table:table-cell>
          <table:table-cell office:value-type="string" calcext:value-type="string">
            <text:p>Lorg/xmlpush/v3/o/l$2, L/org/xmlpush/v3/o/h</text:p>
          </table:table-cell>
          <table:table-cell table:number-columns-repeated="1018"/>
        </table:table-row>
        <table:table-row table:style-name="ro5">
          <table:table-cell office:value="4384" office:value-type="float" calcext:value-type="float">
            <text:p>4384</text:p>
          </table:table-cell>
          <table:table-cell office:value-type="string" calcext:value-type="string">
            <text:p>master mobile</text:p>
          </table:table-cell>
          <table:table-cell office:value="8979872" office:value-type="float" calcext:value-type="float">
            <text:p>89798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MasterProxyCommNotification</text:p>
          </table:table-cell>
          <table:table-cell table:number-columns-repeated="1019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agent</text:p>
          </table:table-cell>
          <table:table-cell office:value="16646544" office:value-type="float" calcext:value-type="float">
            <text:p>16646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laintext</text:p>
          </table:table-cell>
          <table:table-cell table:number-columns-repeated="1019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agent uid</text:p>
          </table:table-cell>
          <table:table-cell office:value="16646800" office:value-type="float" calcext:value-type="float">
            <text:p>166468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mpression</text:p>
          </table:table-cell>
          <table:table-cell table:number-columns-repeated="1019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mobile</text:p>
          </table:table-cell>
          <table:table-cell office:value="16647056" office:value-type="float" calcext:value-type="float">
            <text:p>166470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Encryption</text:p>
          </table:table-cell>
          <table:table-cell office:value-type="string" calcext:value-type="string">
            <text:p>Lorg/xmlpush/v3/h/c, L/org/xmlpush/v3/h/c</text:p>
          </table:table-cell>
          <table:table-cell table:number-columns-repeated="1018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mobile</text:p>
          </table:table-cell>
          <table:table-cell office:value="16647232" office:value-type="float" calcext:value-type="float">
            <text:p>166472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UID</text:p>
          </table:table-cell>
          <table:table-cell table:number-columns-repeated="1019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mobile</text:p>
          </table:table-cell>
          <table:table-cell office:value="16647536" office:value-type="float" calcext:value-type="float">
            <text:p>16647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IPAddress</text:p>
          </table:table-cell>
          <table:table-cell office:value-type="string" calcext:value-type="string">
            <text:p>Lorg/xmlpush/v3/o/a, Lorg/xmlpush/v3/o/i, Lorg/xmlpush/v3/o/e, Lorg/xmlpush/v3/o/n</text:p>
          </table:table-cell>
          <table:table-cell table:number-columns-repeated="1018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mobile</text:p>
          </table:table-cell>
          <table:table-cell office:value="16647808" office:value-type="float" calcext:value-type="float">
            <text:p>166478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serName</text:p>
          </table:table-cell>
          <table:table-cell table:number-columns-repeated="1019"/>
        </table:table-row>
        <table:table-row table:style-name="ro5">
          <table:table-cell office:value="8128" office:value-type="float" calcext:value-type="float">
            <text:p>8128</text:p>
          </table:table-cell>
          <table:table-cell office:value-type="string" calcext:value-type="string">
            <text:p>installed reply modules mobile</text:p>
          </table:table-cell>
          <table:table-cell office:value="16648064" office:value-type="float" calcext:value-type="float">
            <text:p>166480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mputerName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installed reply modules mobile</text:p>
          </table:table-cell>
          <table:table-cell office:value="16648304" office:value-type="float" calcext:value-type="float">
            <text:p>166483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LoginName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dule upload mobile target</text:p>
          </table:table-cell>
          <table:table-cell office:value="16648560" office:value-type="float" calcext:value-type="float">
            <text:p>16648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assphrase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dule upload mobile target</text:p>
          </table:table-cell>
          <table:table-cell office:value="16648832" office:value-type="float" calcext:value-type="float">
            <text:p>166488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cordID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dule upload mobile target</text:p>
          </table:table-cell>
          <table:table-cell office:value="16649088" office:value-type="float" calcext:value-type="float">
            <text:p>166490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Owner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dule upload mobile target</text:p>
          </table:table-cell>
          <table:table-cell office:value="16649344" office:value-type="float" calcext:value-type="float">
            <text:p>16649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etaData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dule upload mobile target</text:p>
          </table:table-cell>
          <table:table-cell office:value="16649536" office:value-type="float" calcext:value-type="float">
            <text:p>16649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duleID</text:p>
          </table:table-cell>
          <table:table-cell office:value-type="string" calcext:value-type="string">
            <text:p>Lorg/xmlpush/v3/o/d, L/org/xmlpush/v3/o/h, L/org/xmlpush/v3/h/c, L/org/xmlpush/v3/h/c</text:p>
          </table:table-cell>
          <table:table-cell table:number-columns-repeated="1018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bile target</text:p>
          </table:table-cell>
          <table:table-cell office:value="16649856" office:value-type="float" calcext:value-type="float">
            <text:p>166498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OSName</text:p>
          </table:table-cell>
          <table:table-cell table:number-columns-repeated="1019"/>
        </table:table-row>
        <table:table-row table:style-name="ro5">
          <table:table-cell office:value="8129" office:value-type="float" calcext:value-type="float">
            <text:p>8129</text:p>
          </table:table-cell>
          <table:table-cell office:value-type="string" calcext:value-type="string">
            <text:p>mobile target</text:p>
          </table:table-cell>
          <table:table-cell office:value="16650048" office:value-type="float" calcext:value-type="float">
            <text:p>166500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duleSubID</text:p>
          </table:table-cell>
          <table:table-cell office:value-type="string" calcext:value-type="string">
            <text:p>Lorg/xmlpush/v3/o/d, L/org/xmlpush/v3/h/c, L/org/xmlpush/v3/h/c</text:p>
          </table:table-cell>
          <table:table-cell table:number-columns-repeated="1018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0320" office:value-type="float" calcext:value-type="float">
            <text:p>166503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ErrorCode</text:p>
          </table:table-cell>
          <table:table-cell table:number-columns-repeated="1019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0560" office:value-type="float" calcext:value-type="float">
            <text:p>16650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Offset</text:p>
          </table:table-cell>
          <table:table-cell table:number-columns-repeated="1019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0816" office:value-type="float" calcext:value-type="float">
            <text:p>16650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Length</text:p>
          </table:table-cell>
          <table:table-cell table:number-columns-repeated="1019"/>
        </table:table-row>
        <table:table-row table:style-name="ro5">
          <table:table-cell office:value="8130" office:value-type="float" table:style-name="ce64" calcext:value-type="float">
            <text:p>8130</text:p>
          </table:table-cell>
          <table:table-cell office:value-type="string" table:style-name="ce65" calcext:value-type="string">
            <text:p>mobile target</text:p>
          </table:table-cell>
          <table:table-cell office:value="16651088" office:value-type="float" table:style-name="ce64" calcext:value-type="float">
            <text:p>16651088</text:p>
          </table:table-cell>
          <table:table-cell office:value-type="string" table:style-name="ce70" calcext:value-type="string">
            <text:p>✔</text:p>
          </table:table-cell>
          <table:table-cell office:value-type="string" table:style-name="ce73" calcext:value-type="string">
            <text:p>TlvTypeRequestID</text:p>
          </table:table-cell>
          <table:table-cell office:value-type="string" table:style-name="ce73" calcext:value-type="string">
            <text:p>Lorg/xmlpush/v3/w, Lorg/xmlpush/v3/o/k, Lorg/xmlpush/v3/o/k, Lorg/xmlpush/v3/o/k, Lorg/xmlpush/v3/o/k, Lorg/xmlpush/v3/o/j, Lorg/xmlpush/v3/o/j, Lorg/xmlpush/v3/o/a, Lorg/xmlpush/v3/o/a, Lorg/xmlpush/v3/o/a, Lorg/xmlpush/v3/o/i, Lorg/xmlpush/v3/o/b, Lorg/xmlpush/v3/o/b, Lorg/xmlpush/v3/o/b, Lorg/xmlpush/v3/o/b, Lorg/xmlpush/v3/o/e, Lorg/xmlpush/v3/o/e, Lorg/xmlpush/v3/o/e, Lorg/xmlpush/v3/o/e, Lorg/xmlpush/v3/o/e, Lorg/xmlpush/v3/o/e, Lorg/xmlpush/v3/o/e, Lorg/xmlpush/v3/o/e, Lorg/xmlpush/v3/o/e, Lorg/xmlpush/v3/o/e, Lorg/xmlpush/v3/o/e, Lorg/xmlpush/v3/o/e, Lorg/xmlpush/v3/o/e, Lorg/xmlpush/v3/o/e, Lorg/xmlpush/v3/o/e, Lorg/xmlpush/v3/o/n, Lorg/xmlpush/v3/o/d, Lorg/xmlpush/v3/o/d, Lorg/xmlpush/v3/o/d, Lorg/xmlpush/v3/o/d, Lorg/xmlpush/v3/q/c, Lorg/xmlpush/v3/f/b, L/org/xmlpush/v3/o/h, L/org/xmlpush/v3/h/c, L/org/xmlpush/v3/h/c</text:p>
          </table:table-cell>
          <table:table-cell table:number-columns-repeated="1018" table:style-name="ce64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1328" office:value-type="float" calcext:value-type="float">
            <text:p>16651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questType</text:p>
          </table:table-cell>
          <table:table-cell table:number-columns-repeated="1019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1584" office:value-type="float" calcext:value-type="float">
            <text:p>16651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Version</text:p>
          </table:table-cell>
          <table:table-cell office:value-type="string" calcext:value-type="string">
            <text:p>Lorg/xmlpush/v3/q/c, L/org/xmlpush/v3/h/c, L/org/xmlpush/v3/h/c</text:p>
          </table:table-cell>
          <table:table-cell table:number-columns-repeated="1018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1840" office:value-type="float" calcext:value-type="float">
            <text:p>166518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chineID</text:p>
          </table:table-cell>
          <table:table-cell table:number-columns-repeated="1019"/>
        </table:table-row>
        <table:table-row table:style-name="ro5">
          <table:table-cell office:value="8130" office:value-type="float" calcext:value-type="float">
            <text:p>8130</text:p>
          </table:table-cell>
          <table:table-cell office:value-type="string" calcext:value-type="string">
            <text:p>mobile target</text:p>
          </table:table-cell>
          <table:table-cell office:value="16652096" office:value-type="float" calcext:value-type="float">
            <text:p>166520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jorNumber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</text:p>
          </table:table-cell>
          <table:table-cell office:value="16652352" office:value-type="float" calcext:value-type="float">
            <text:p>166523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inorNumber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</text:p>
          </table:table-cell>
          <table:table-cell office:value="16652656" office:value-type="float" calcext:value-type="float">
            <text:p>16652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lobalIPAddress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</text:p>
          </table:table-cell>
          <table:table-cell office:value="16652912" office:value-type="float" calcext:value-type="float">
            <text:p>16652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SCII_Filename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</text:p>
          </table:table-cell>
          <table:table-cell office:value="16653120" office:value-type="float" calcext:value-type="float">
            <text:p>166531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ilesize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</text:p>
          </table:table-cell>
          <table:table-cell office:value="16653392" office:value-type="float" calcext:value-type="float">
            <text:p>16653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ilecount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</text:p>
          </table:table-cell>
          <table:table-cell office:value="16653712" office:value-type="float" calcext:value-type="float">
            <text:p>166537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iledata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target reply recorded delete file mobile</text:p>
          </table:table-cell>
          <table:table-cell office:value="16653968" office:value-type="float" calcext:value-type="float">
            <text:p>166539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D5Sum</text:p>
          </table:table-cell>
          <table:table-cell table:number-columns-repeated="1019"/>
        </table:table-row>
        <table:table-row table:style-name="ro5">
          <table:table-cell office:value="8131" office:value-type="float" calcext:value-type="float">
            <text:p>8131</text:p>
          </table:table-cell>
          <table:table-cell office:value-type="string" calcext:value-type="string">
            <text:p>mobile target config</text:p>
          </table:table-cell>
          <table:table-cell office:value="16654144" office:value-type="float" calcext:value-type="float">
            <text:p>166541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Port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 office:value-type="string" calcext:value-type="string">
            <text:p>mobile target config</text:p>
          </table:table-cell>
          <table:table-cell office:value="16654400" office:value-type="float" calcext:value-type="float">
            <text:p>166544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tus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 office:value-type="string" calcext:value-type="string">
            <text:p>mobile target config</text:p>
          </table:table-cell>
          <table:table-cell office:value="16654656" office:value-type="float" calcext:value-type="float">
            <text:p>166546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serID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8132" office:value-type="float" calcext:value-type="float">
            <text:p>8132</text:p>
          </table:table-cell>
          <table:table-cell office:value-type="string" calcext:value-type="string">
            <text:p>module load mobile target</text:p>
          </table:table-cell>
          <table:table-cell office:value="16654912" office:value-type="float" calcext:value-type="float">
            <text:p>166549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roupID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 office:value-type="string" calcext:value-type="string">
            <text:p>module load mobile target</text:p>
          </table:table-cell>
          <table:table-cell office:value="16655168" office:value-type="float" calcext:value-type="float">
            <text:p>166551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ermissions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 office:value-type="string" calcext:value-type="string">
            <text:p>module load mobile target</text:p>
          </table:table-cell>
          <table:table-cell office:value="16655424" office:value-type="float" calcext:value-type="float">
            <text:p>166554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RequestCode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 office:value-type="string" calcext:value-type="string">
            <text:p>module load mobile target</text:p>
          </table:table-cell>
          <table:table-cell office:value="16655680" office:value-type="float" calcext:value-type="float">
            <text:p>166556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ataSize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/>
          <table:table-cell office:value="16655936" office:value-type="float" calcext:value-type="float">
            <text:p>166559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KeyType</text:p>
          </table:table-cell>
          <table:table-cell table:number-columns-repeated="1019"/>
        </table:table-row>
        <table:table-row table:style-name="ro5">
          <table:table-cell office:value="8132" office:value-type="float" calcext:value-type="float">
            <text:p>8132</text:p>
          </table:table-cell>
          <table:table-cell/>
          <table:table-cell office:value="16656240" office:value-type="float" calcext:value-type="float">
            <text:p>166562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Email</text:p>
          </table:table-cell>
          <table:table-cell table:number-columns-repeated="1019"/>
        </table:table-row>
        <table:table-row table:style-name="ro5">
          <table:table-cell office:value="8133" office:value-type="float" calcext:value-type="float">
            <text:p>8133</text:p>
          </table:table-cell>
          <table:table-cell/>
          <table:table-cell office:value="16656432" office:value-type="float" calcext:value-type="float">
            <text:p>166564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Enabled</text:p>
          </table:table-cell>
          <table:table-cell table:number-columns-repeated="1019"/>
        </table:table-row>
        <table:table-row table:style-name="ro5">
          <table:table-cell office:value="8133" office:value-type="float" calcext:value-type="float">
            <text:p>8133</text:p>
          </table:table-cell>
          <table:table-cell/>
          <table:table-cell office:value="16656688" office:value-type="float" calcext:value-type="float">
            <text:p>166566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Licensed</text:p>
          </table:table-cell>
          <table:table-cell table:number-columns-repeated="1019"/>
        </table:table-row>
        <table:table-row table:style-name="ro5">
          <table:table-cell office:value="8133" office:value-type="float" calcext:value-type="float">
            <text:p>8133</text:p>
          </table:table-cell>
          <table:table-cell/>
          <table:table-cell office:value="16656960" office:value-type="float" calcext:value-type="float">
            <text:p>166569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dioFrequency</text:p>
          </table:table-cell>
          <table:table-cell office:value-type="string" calcext:value-type="string">
            <text:p>Lorg/xmlpush/v3/o/a, Lorg/xmlpush/v3/o/n</text:p>
          </table:table-cell>
          <table:table-cell table:number-columns-repeated="1018"/>
        </table:table-row>
        <table:table-row table:style-name="ro5">
          <table:table-cell office:value="8133" office:value-type="float" calcext:value-type="float">
            <text:p>8133</text:p>
          </table:table-cell>
          <table:table-cell/>
          <table:table-cell office:value="16657216" office:value-type="float" calcext:value-type="float">
            <text:p>166572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dioBitsPerSample</text:p>
          </table:table-cell>
          <table:table-cell office:value-type="string" calcext:value-type="string">
            <text:p>Lorg/xmlpush/v3/o/a, Lorg/xmlpush/v3/o/n</text:p>
          </table:table-cell>
          <table:table-cell table:number-columns-repeated="1018"/>
        </table:table-row>
        <table:table-row table:style-name="ro5">
          <table:table-cell office:value="8133" office:value-type="float" calcext:value-type="float">
            <text:p>8133</text:p>
          </table:table-cell>
          <table:table-cell/>
          <table:table-cell office:value="16657472" office:value-type="float" calcext:value-type="float">
            <text:p>166574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udioChannels</text:p>
          </table:table-cell>
          <table:table-cell office:value-type="string" calcext:value-type="string">
            <text:p>Lorg/xmlpush/v3/o/a, Lorg/xmlpush/v3/o/n</text:p>
          </table:table-cell>
          <table:table-cell table:number-columns-repeated="1018"/>
        </table:table-row>
        <table:table-row table:style-name="ro5">
          <table:table-cell office:value="8133" office:value-type="float" calcext:value-type="float">
            <text:p>8133</text:p>
          </table:table-cell>
          <table:table-cell/>
          <table:table-cell office:value="16657728" office:value-type="float" calcext:value-type="float">
            <text:p>166577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Time</text:p>
          </table:table-cell>
          <table:table-cell table:number-columns-repeated="1019"/>
        </table:table-row>
        <table:table-row table:style-name="ro5">
          <table:table-cell office:value="8133" office:value-type="float" calcext:value-type="float">
            <text:p>8133</text:p>
          </table:table-cell>
          <table:table-cell office:value-type="string" calcext:value-type="string">
            <text:p>config</text:p>
          </table:table-cell>
          <table:table-cell office:value="16657984" office:value-type="float" calcext:value-type="float">
            <text:p>166579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Time</text:p>
          </table:table-cell>
          <table:table-cell table:number-columns-repeated="1019"/>
        </table:table-row>
        <table:table-row table:style-name="ro5">
          <table:table-cell office:value="8133" office:value-type="float" calcext:value-type="float">
            <text:p>8133</text:p>
          </table:table-cell>
          <table:table-cell office:value-type="string" calcext:value-type="string">
            <text:p>config</text:p>
          </table:table-cell>
          <table:table-cell office:value="16658240" office:value-type="float" calcext:value-type="float">
            <text:p>166582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BitMask</text:p>
          </table:table-cell>
          <table:table-cell table:number-columns-repeated="1019"/>
        </table:table-row>
        <table:table-row table:style-name="ro5">
          <table:table-cell office:value="8134" office:value-type="float" calcext:value-type="float">
            <text:p>8134</text:p>
          </table:table-cell>
          <table:table-cell office:value-type="string" calcext:value-type="string">
            <text:p>config</text:p>
          </table:table-cell>
          <table:table-cell office:value="16658560" office:value-type="float" calcext:value-type="float">
            <text:p>166585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imeZone</text:p>
          </table:table-cell>
          <table:table-cell office:value-type="string" calcext:value-type="string">
            <text:p>Lorg/xmlpush/v3/n/m, Lorg/xmlpush/v3/n/m, Lorg/xmlpush/v3/n/m, Lorg/xmlpush/v3/n/m, Lorg/xmlpush/v3/t/d, Lorg/xmlpush/v3/o/k, Lorg/xmlpush/v3/o/a, Lorg/xmlpush/v3/o/i, Lorg/xmlpush/v3/o/b, Lorg/xmlpush/v3/o/e, Lorg/xmlpush/v3/o/n, Lorg/xmlpush/v3/a/a, Lorg/xmlpush/v3/f/a, Lorg/xmlpush/v3/f/b, Lorg/xmlpush/v3/f/b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58816" office:value-type="float" calcext:value-type="float">
            <text:p>166588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ateTime</text:p>
          </table:table-cell>
          <table:table-cell office:value-type="string" calcext:value-type="string">
            <text:p>Lorg/xmlpush/v3/t/d, Lorg/xmlpush/v3/o/e, Lorg/xmlpush/v3/f/b, Lorg/xmlpush/v3/f/b</text:p>
          </table:table-cell>
          <table:table-cell table:number-columns-repeated="1018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59072" office:value-type="float" calcext:value-type="float">
            <text:p>16659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artSessionDateTime</text:p>
          </table:table-cell>
          <table:table-cell office:value-type="string" calcext:value-type="string">
            <text:p>Lorg/xmlpush/v3/n/m, Lorg/xmlpush/v3/n/m, Lorg/xmlpush/v3/n/m, Lorg/xmlpush/v3/n/m, Lorg/xmlpush/v3/o/a, Lorg/xmlpush/v3/o/i, Lorg/xmlpush/v3/o/n, Lorg/xmlpush/v3/a/a, Lorg/xmlpush/v3/f/a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59328" office:value-type="float" calcext:value-type="float">
            <text:p>16659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topSessionDateTime</text:p>
          </table:table-cell>
          <table:table-cell office:value-type="string" calcext:value-type="string">
            <text:p>Lorg/xmlpush/v3/o/k, Lorg/xmlpush/v3/o/a, Lorg/xmlpush/v3/o/b, Lorg/xmlpush/v3/o/n</text:p>
          </table:table-cell>
          <table:table-cell table:number-columns-repeated="1018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59520" office:value-type="float" calcext:value-type="float">
            <text:p>16659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ateTimeRef</text:p>
          </table:table-cell>
          <table:table-cell office:value-type="string" calcext:value-type="string">
            <text:p>L/org/xmlpush/v3/h/c, L/org/xmlpush/v3/h/c</text:p>
          </table:table-cell>
          <table:table-cell table:number-columns-repeated="1018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59776" office:value-type="float" calcext:value-type="float">
            <text:p>16659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cheduleRepeat</text:p>
          </table:table-cell>
          <table:table-cell office:value-type="string" calcext:value-type="string">
            <text:p>L/org/xmlpush/v3/h/c, L/org/xmlpush/v3/h/c</text:p>
          </table:table-cell>
          <table:table-cell table:number-columns-repeated="1018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60032" office:value-type="float" calcext:value-type="float">
            <text:p>16660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nixMasterDateTime</text:p>
          </table:table-cell>
          <table:table-cell table:number-columns-repeated="1019"/>
        </table:table-row>
        <table:table-row table:style-name="ro5">
          <table:table-cell office:value="8134" office:value-type="float" calcext:value-type="float">
            <text:p>8134</text:p>
          </table:table-cell>
          <table:table-cell/>
          <table:table-cell office:value="16660288" office:value-type="float" calcext:value-type="float">
            <text:p>166602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UnixUTCDateTime</text:p>
          </table:table-cell>
          <table:table-cell table:number-columns-repeated="1019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0544" office:value-type="float" calcext:value-type="float">
            <text:p>166605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urationInSeconds</text:p>
          </table:table-cell>
          <table:table-cell office:value-type="string" calcext:value-type="string">
            <text:p>Lorg/xmlpush/v3/f/b</text:p>
          </table:table-cell>
          <table:table-cell table:number-columns-repeated="1018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0864" office:value-type="float" calcext:value-type="float">
            <text:p>166608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RefTime</text:p>
          </table:table-cell>
          <table:table-cell table:number-columns-repeated="1019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1120" office:value-type="float" calcext:value-type="float">
            <text:p>166611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RefTimeStart</text:p>
          </table:table-cell>
          <table:table-cell table:number-columns-repeated="1019"/>
        </table:table-row>
        <table:table-row table:style-name="ro5">
          <table:table-cell office:value="8135" office:value-type="float" calcext:value-type="float">
            <text:p>8135</text:p>
          </table:table-cell>
          <table:table-cell office:value-type="string" calcext:value-type="string">
            <text:p>values gps valid</text:p>
          </table:table-cell>
          <table:table-cell office:value="16661376" office:value-type="float" calcext:value-type="float">
            <text:p>166613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asterRefTimeEnd</text:p>
          </table:table-cell>
          <table:table-cell table:number-columns-repeated="1019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1568" office:value-type="float" calcext:value-type="float">
            <text:p>166615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unter</text:p>
          </table:table-cell>
          <table:table-cell office:value-type="string" calcext:value-type="string">
            <text:p>Lorg/xmlpush/v3/q/c, Lorg/xmlpush/v3/h/c, L/org/xmlpush/v3/h/c</text:p>
          </table:table-cell>
          <table:table-cell table:number-columns-repeated="1018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1888" office:value-type="float" calcext:value-type="float">
            <text:p>1666188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WhiteListEntry</text:p>
          </table:table-cell>
          <table:table-cell office:value-type="string" calcext:value-type="string">
            <text:p>type: byte array</text:p>
          </table:table-cell>
          <table:table-cell table:number-columns-repeated="1018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2144" office:value-type="float" calcext:value-type="float">
            <text:p>166621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BlackListEntry</text:p>
          </table:table-cell>
          <table:table-cell office:value-type="string" calcext:value-type="string">
            <text:p>type: array</text:p>
          </table:table-cell>
          <table:table-cell table:number-columns-repeated="1018"/>
        </table:table-row>
        <table:table-row table:style-name="ro5">
          <table:table-cell office:value="8135" office:value-type="float" calcext:value-type="float">
            <text:p>8135</text:p>
          </table:table-cell>
          <table:table-cell/>
          <table:table-cell office:value="16662336" office:value-type="float" calcext:value-type="float">
            <text:p>166623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BlackWhiteListingMode</text:p>
          </table:table-cell>
          <table:table-cell table:number-columns-repeated="1019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2576" office:value-type="float" calcext:value-type="float">
            <text:p>166625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Enabled</text:p>
          </table:table-cell>
          <table:table-cell table:number-columns-repeated="1019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2848" office:value-type="float" calcext:value-type="float">
            <text:p>1666284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MaxRecordingSize</text:p>
          </table:table-cell>
          <table:table-cell table:number-columns-repeated="1019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3104" office:value-type="float" calcext:value-type="float">
            <text:p>166631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AudioQuality</text:p>
          </table:table-cell>
          <table:table-cell office:value-type="string" calcext:value-type="string">
            <text:p>Lorg/xmlpush/v3/o/a, Lorg/xmlpush/v3/o/n, L/org/xmlpush/v3/h/c</text:p>
          </table:table-cell>
          <table:table-cell table:number-columns-repeated="1018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3344" office:value-type="float" calcext:value-type="float">
            <text:p>1666334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VideoBlackAndWhite</text:p>
          </table:table-cell>
          <table:table-cell office:value-type="string" calcext:value-type="string">
            <text:p>Lorg/xmlpush/v3/o/k, Lorg/xmlpush/v3/o/k, Lorg/xmlpush/v3/o/b, Lorg/xmlpush/v3/o/b, L/org/xmlpush/v3/h/c</text:p>
          </table:table-cell>
          <table:table-cell table:number-columns-repeated="1018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3616" office:value-type="float" calcext:value-type="float">
            <text:p>166636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VideoResolution</text:p>
          </table:table-cell>
          <table:table-cell office:value-type="string" calcext:value-type="string">
            <text:p>L/org/xmlpush/v3/h/c</text:p>
          </table:table-cell>
          <table:table-cell table:number-columns-repeated="1018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3872" office:value-type="float" calcext:value-type="float">
            <text:p>166638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CaptureFrequency</text:p>
          </table:table-cell>
          <table:table-cell office:value-type="string" calcext:value-type="string">
            <text:p>Lorg/xmlpush/v3/o/k, Lorg/xmlpush/v3/o/k, Lorg/xmlpush/v3/o/b, Lorg/xmlpush/v3/o/b, L/org/xmlpush/v3/h/c</text:p>
          </table:table-cell>
          <table:table-cell table:number-columns-repeated="1018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4128" office:value-type="float" calcext:value-type="float">
            <text:p>166641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VideoQuality</text:p>
          </table:table-cell>
          <table:table-cell office:value-type="string" calcext:value-type="string">
            <text:p>Lorg/xmlpush/v3/o/k, Lorg/xmlpush/v3/o/k, Lorg/xmlpush/v3/o/b, Lorg/xmlpush/v3/o/b, L/org/xmlpush/v3/h/c</text:p>
          </table:table-cell>
          <table:table-cell table:number-columns-repeated="1018"/>
        </table:table-row>
        <table:table-row table:style-name="ro5">
          <table:table-cell office:value="8136" office:value-type="float" calcext:value-type="float">
            <text:p>8136</text:p>
          </table:table-cell>
          <table:table-cell office:value-type="string" calcext:value-type="string">
            <text:p>config</text:p>
          </table:table-cell>
          <table:table-cell office:value="16664384" office:value-type="float" calcext:value-type="float">
            <text:p>166643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ilesStandardFilter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4704" office:value-type="float" calcext:value-type="float">
            <text:p>166647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ilesCustomFilter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4896" office:value-type="float" calcext:value-type="float">
            <text:p>166648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StandardLocation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5216" office:value-type="float" calcext:value-type="float">
            <text:p>1666521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CustomLocation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5408" office:value-type="float" calcext:value-type="float">
            <text:p>166654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ileChunkSize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5664" office:value-type="float" calcext:value-type="float">
            <text:p>166656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FileTransferSpeed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5904" office:value-type="float" calcext:value-type="float">
            <text:p>1666590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UploadFileOverwrite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6160" office:value-type="float" calcext:value-type="float">
            <text:p>1666616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DeleteOverReboot</text:p>
          </table:table-cell>
          <table:table-cell table:number-columns-repeated="1019"/>
        </table:table-row>
        <table:table-row table:style-name="ro5">
          <table:table-cell office:value="8137" office:value-type="float" calcext:value-type="float">
            <text:p>8137</text:p>
          </table:table-cell>
          <table:table-cell office:value-type="string" calcext:value-type="string">
            <text:p>config</text:p>
          </table:table-cell>
          <table:table-cell office:value="16666496" office:value-type="float" calcext:value-type="float">
            <text:p>166664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CustomLocationException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 office:value-type="string" calcext:value-type="string">
            <text:p>master mobile</text:p>
          </table:table-cell>
          <table:table-cell office:value="16666752" office:value-type="float" calcext:value-type="float">
            <text:p>166667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ExtraData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 office:value-type="string" calcext:value-type="string">
            <text:p>master mobile</text:p>
          </table:table-cell>
          <table:table-cell office:value="16667008" office:value-type="float" calcext:value-type="float">
            <text:p>166670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ignature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/>
          <table:table-cell office:value="16667264" office:value-type="float" calcext:value-type="float">
            <text:p>166672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mments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/>
          <table:table-cell office:value="16667520" office:value-type="float" calcext:value-type="float">
            <text:p>166675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escription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/>
          <table:table-cell office:value="16667776" office:value-type="float" calcext:value-type="float">
            <text:p>166677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FilenameExtension</text:p>
          </table:table-cell>
          <table:table-cell office:value-type="string" calcext:value-type="string">
            <text:p>Lorg/xmlpush/v3/n/m, Lorg/xmlpush/v3/n/m, Lorg/xmlpush/v3/f/b</text:p>
          </table:table-cell>
          <table:table-cell table:number-columns-repeated="1018"/>
        </table:table-row>
        <table:table-row table:style-name="ro5">
          <table:table-cell office:value="8138" office:value-type="float" calcext:value-type="float">
            <text:p>8138</text:p>
          </table:table-cell>
          <table:table-cell/>
          <table:table-cell office:value="16668032" office:value-type="float" calcext:value-type="float">
            <text:p>1666803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SessionType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/>
          <table:table-cell office:value="16668224" office:value-type="float" calcext:value-type="float">
            <text:p>166682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eriod</text:p>
          </table:table-cell>
          <table:table-cell table:number-columns-repeated="1019"/>
        </table:table-row>
        <table:table-row table:style-name="ro5">
          <table:table-cell office:value="8138" office:value-type="float" calcext:value-type="float">
            <text:p>8138</text:p>
          </table:table-cell>
          <table:table-cell/>
          <table:table-cell office:value="16668512" office:value-type="float" calcext:value-type="float">
            <text:p>166685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UID</text:p>
          </table:table-cell>
          <table:table-cell office:value-type="string" calcext:value-type="string">
            <text:p>Lorg/xmlpush/v3/w, Lorg/xmlpush/v3/o/g, Lorg/xmlpush/v3/o/c, Lorg/xmlpush/v3/a/a, Lorg/xmlpush/v3/q/c, Lorg/xmlpush/v3/f/b, Lorg/xmlpush/v3/h/c, Lorg/xmlpush/v3/h/c, L/org/xmlpush/v3/o/h, L/org/xmlpush/v3/h/c, L/org/xmlpush/v3/h/c</text:p>
          </table:table-cell>
          <table:table-cell table:number-columns-repeated="1018"/>
        </table:table-row>
        <table:table-row table:style-name="ro5">
          <table:table-cell office:value="8139" office:value-type="float" calcext:value-type="float">
            <text:p>8139</text:p>
          </table:table-cell>
          <table:table-cell/>
          <table:table-cell office:value="16668784" office:value-type="float" calcext:value-type="float">
            <text:p>16668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TargetID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8139" office:value-type="float" calcext:value-type="float">
            <text:p>8139</text:p>
          </table:table-cell>
          <table:table-cell/>
          <table:table-cell office:value="16669072" office:value-type="float" calcext:value-type="float">
            <text:p>16669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Plaintext</text:p>
          </table:table-cell>
          <table:table-cell table:number-columns-repeated="1019"/>
        </table:table-row>
        <table:table-row table:style-name="ro5">
          <table:table-cell office:value="8139" office:value-type="float" calcext:value-type="float">
            <text:p>8139</text:p>
          </table:table-cell>
          <table:table-cell/>
          <table:table-cell office:value="16669328" office:value-type="float" calcext:value-type="float">
            <text:p>166693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Compression</text:p>
          </table:table-cell>
          <table:table-cell office:value-type="string" calcext:value-type="string">
            <text:p>Lorg/xmlpush/v3/k</text:p>
          </table:table-cell>
          <table:table-cell table:number-columns-repeated="1018"/>
        </table:table-row>
        <table:table-row table:style-name="ro5">
          <table:table-cell office:value="8139" office:value-type="float" calcext:value-type="float">
            <text:p>8139</text:p>
          </table:table-cell>
          <table:table-cell/>
          <table:table-cell office:value="16669584" office:value-type="float" calcext:value-type="float">
            <text:p>166695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MobileEncryption</text:p>
          </table:table-cell>
          <table:table-cell office:value-type="string" calcext:value-type="string">
            <text:p>Lorg/xmlpush/v3/o/m, Lorg/xmlpush/v3/h/c</text:p>
          </table:table-cell>
          <table:table-cell table:number-columns-repeated="1018"/>
        </table:table-row>
        <table:table-row table:style-name="ro5">
          <table:table-cell office:value="8139" office:value-type="float" calcext:value-type="float">
            <text:p>8139</text:p>
          </table:table-cell>
          <table:table-cell/>
          <table:table-cell office:value="16669824" office:value-type="float" calcext:value-type="float">
            <text:p>1666982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EncodingType</text:p>
          </table:table-cell>
          <table:table-cell table:number-columns-repeated="1019"/>
        </table:table-row>
        <table:table-row table:style-name="ro5">
          <table:table-cell office:value="8139" office:value-type="float" calcext:value-type="float">
            <text:p>8139</text:p>
          </table:table-cell>
          <table:table-cell/>
          <table:table-cell office:value="16670576" office:value-type="float" calcext:value-type="float">
            <text:p>166705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honeNumber</text:p>
          </table:table-cell>
          <table:table-cell office:value-type="string" calcext:value-type="string">
            <text:p>Lorg/xmlpush/v3/n/m, Lorg/xmlpush/v3/n/m, Lorg/xmlpush/v3/n/m, Lorg/xmlpush/v3/n/m, Lorg/xmlpush/v3/t/d, Lorg/xmlpush/v3/a/a, Lorg/xmlpush/v3/f/a, Lorg/xmlpush/v3/f/b, Lorg/xmlpush/v3/f/b, Lorg/xmlpush/v3/f/b, Lorg/xmlpush/v3/f/b, Lorg/xmlpush/v3/f/b, Lorg/xmlpush/v3/d/a, Lorg/xmlpush/v3/i/a</text:p>
          </table:table-cell>
          <table:table-cell table:number-columns-repeated="1018"/>
        </table:table-row>
        <table:table-row table:style-name="ro5">
          <table:table-cell office:value="8140" office:value-type="float" calcext:value-type="float">
            <text:p>8140</text:p>
          </table:table-cell>
          <table:table-cell office:value-type="string" calcext:value-type="string">
            <text:p>custom config location mode</text:p>
          </table:table-cell>
          <table:table-cell office:value="16670784" office:value-type="float" calcext:value-type="float">
            <text:p>1667078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nfigCustomLocationMode</text:p>
          </table:table-cell>
          <table:table-cell table:number-columns-repeated="1019"/>
        </table:table-row>
        <table:table-row table:style-name="ro5">
          <table:table-cell office:value="8140" office:value-type="float" calcext:value-type="float">
            <text:p>8140</text:p>
          </table:table-cell>
          <table:table-cell office:value-type="string" calcext:value-type="string">
            <text:p>custom config location mode</text:p>
          </table:table-cell>
          <table:table-cell office:value="16672080" office:value-type="float" calcext:value-type="float">
            <text:p>1667208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k</text:p>
          </table:table-cell>
          <table:table-cell table:number-columns-repeated="1018"/>
        </table:table-row>
        <table:table-row table:style-name="ro5">
          <table:table-cell office:value="8140" office:value-type="float" calcext:value-type="float">
            <text:p>8140</text:p>
          </table:table-cell>
          <table:table-cell office:value-type="string" calcext:value-type="string">
            <text:p>custom config location mode</text:p>
          </table:table-cell>
          <table:table-cell office:value="16671792" office:value-type="float" calcext:value-type="float">
            <text:p>166717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4928" office:value-type="float" calcext:value-type="float">
            <text:p>1667492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</text:p>
          </table:table-cell>
          <table:table-cell table:number-columns-repeated="1019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5136" office:value-type="float" calcext:value-type="float">
            <text:p>166751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Mode</text:p>
          </table:table-cell>
          <table:table-cell table:number-columns-repeated="1019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5440" office:value-type="float" calcext:value-type="float">
            <text:p>16675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Address</text:p>
          </table:table-cell>
          <table:table-cell table:number-columns-repeated="1019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5696" office:value-type="float" calcext:value-type="float">
            <text:p>16675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Netmask</text:p>
          </table:table-cell>
          <table:table-cell table:number-columns-repeated="1019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5952" office:value-type="float" calcext:value-type="float">
            <text:p>1667595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Gateway</text:p>
          </table:table-cell>
          <table:table-cell table:number-columns-repeated="1019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6208" office:value-type="float" calcext:value-type="float">
            <text:p>1667620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DNS_1</text:p>
          </table:table-cell>
          <table:table-cell table:number-columns-repeated="1019"/>
        </table:table-row>
        <table:table-row table:style-name="ro5">
          <table:table-cell office:value="8142" office:value-type="float" calcext:value-type="float">
            <text:p>8142</text:p>
          </table:table-cell>
          <table:table-cell office:value-type="string" calcext:value-type="string">
            <text:p>network interface</text:p>
          </table:table-cell>
          <table:table-cell office:value="16676464" office:value-type="float" calcext:value-type="float">
            <text:p>16676464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NetworkInterfaceDNS_2</text:p>
          </table:table-cell>
          <table:table-cell table:number-columns-repeated="1019"/>
        </table:table-row>
        <table:table-row table:style-name="ro5">
          <table:table-cell office:value="8143" office:value-type="float" calcext:value-type="float">
            <text:p>8143</text:p>
          </table:table-cell>
          <table:table-cell/>
          <table:table-cell office:value="16677440" office:value-type="float" calcext:value-type="float">
            <text:p>1667744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LoginTime</text:p>
          </table:table-cell>
          <table:table-cell table:number-columns-repeated="1019"/>
        </table:table-row>
        <table:table-row table:style-name="ro5">
          <table:table-cell office:value="8143" office:value-type="float" calcext:value-type="float">
            <text:p>8143</text:p>
          </table:table-cell>
          <table:table-cell/>
          <table:table-cell office:value="16677696" office:value-type="float" calcext:value-type="float">
            <text:p>1667769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LogoffTime</text:p>
          </table:table-cell>
          <table:table-cell table:number-columns-repeated="1019"/>
        </table:table-row>
        <table:table-row table:style-name="ro5">
          <table:table-cell office:value="8143" office:value-type="float" calcext:value-type="float">
            <text:p>8143</text:p>
          </table:table-cell>
          <table:table-cell/>
          <table:table-cell office:value="16678720" office:value-type="float" calcext:value-type="float">
            <text:p>1667872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Generic_Type</text:p>
          </table:table-cell>
          <table:table-cell table:number-columns-repeated="1019"/>
        </table:table-row>
        <table:table-row table:style-name="ro5">
          <table:table-cell office:value="8144" office:value-type="float" calcext:value-type="float">
            <text:p>8144</text:p>
          </table:table-cell>
          <table:table-cell/>
          <table:table-cell office:value="16678976" office:value-type="float" calcext:value-type="float">
            <text:p>1667897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hecksum</text:p>
          </table:table-cell>
          <table:table-cell table:number-columns-repeated="1019"/>
        </table:table-row>
        <table:table-row table:style-name="ro5">
          <table:table-cell office:value="8144" office:value-type="float" calcext:value-type="float">
            <text:p>8144</text:p>
          </table:table-cell>
          <table:table-cell/>
          <table:table-cell office:value="16679280" office:value-type="float" calcext:value-type="float">
            <text:p>1667928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ity</text:p>
          </table:table-cell>
          <table:table-cell table:number-columns-repeated="1019"/>
        </table:table-row>
        <table:table-row table:style-name="ro5">
          <table:table-cell office:value="8144" office:value-type="float" calcext:value-type="float">
            <text:p>8144</text:p>
          </table:table-cell>
          <table:table-cell/>
          <table:table-cell office:value="16679536" office:value-type="float" calcext:value-type="float">
            <text:p>1667953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untry</text:p>
          </table:table-cell>
          <table:table-cell table:number-columns-repeated="1019"/>
        </table:table-row>
        <table:table-row table:style-name="ro5">
          <table:table-cell office:value="8144" office:value-type="float" calcext:value-type="float">
            <text:p>8144</text:p>
          </table:table-cell>
          <table:table-cell/>
          <table:table-cell office:value="16679792" office:value-type="float" calcext:value-type="float">
            <text:p>166797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CountryCode</text:p>
          </table:table-cell>
          <table:table-cell table:number-columns-repeated="1019"/>
        </table:table-row>
        <table:table-row table:style-name="ro5">
          <table:table-cell office:value="8146" office:value-type="float" calcext:value-type="float">
            <text:p>8146</text:p>
          </table:table-cell>
          <table:table-cell/>
          <table:table-cell office:value="16683072" office:value-type="float" calcext:value-type="float">
            <text:p>1668307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Type</text:p>
          </table:table-cell>
          <table:table-cell table:number-columns-repeated="1019"/>
        </table:table-row>
        <table:table-row table:style-name="ro5">
          <table:table-cell office:value="8146" office:value-type="float" calcext:value-type="float">
            <text:p>8146</text:p>
          </table:table-cell>
          <table:table-cell/>
          <table:table-cell office:value="16683392" office:value-type="float" calcext:value-type="float">
            <text:p>1668339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DurationString</text:p>
          </table:table-cell>
          <table:table-cell office:value-type="string" calcext:value-type="string">
            <text:p>Lorg/xmlpush/v3/o/a</text:p>
          </table:table-cell>
          <table:table-cell table:number-columns-repeated="1018"/>
        </table:table-row>
        <table:table-row table:style-name="ro5">
          <table:table-cell office:value="8146" office:value-type="float" calcext:value-type="float">
            <text:p>8146</text:p>
          </table:table-cell>
          <table:table-cell/>
          <table:table-cell office:value="16683904" office:value-type="float" calcext:value-type="float">
            <text:p>166839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8146" office:value-type="float" calcext:value-type="float">
            <text:p>8146</text:p>
          </table:table-cell>
          <table:table-cell/>
          <table:table-cell office:value="16684848" office:value-type="float" calcext:value-type="float">
            <text:p>166848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, L/org/xmlpush/v3/h/c</text:p>
          </table:table-cell>
          <table:table-cell table:number-columns-repeated="1018"/>
        </table:table-row>
        <table:table-row table:style-name="ro5">
          <table:table-cell office:value="8160" office:value-type="float" calcext:value-type="float">
            <text:p>8160</text:p>
          </table:table-cell>
          <table:table-cell/>
          <table:table-cell office:value="16712000" office:value-type="float" calcext:value-type="float">
            <text:p>16712000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ConnectionBroken</text:p>
          </table:table-cell>
          <table:table-cell table:number-columns-repeated="1019"/>
        </table:table-row>
        <table:table-row table:style-name="ro5">
          <table:table-cell office:value="8160" office:value-type="float" calcext:value-type="float">
            <text:p>8160</text:p>
          </table:table-cell>
          <table:table-cell/>
          <table:table-cell office:value="16712256" office:value-type="float" calcext:value-type="float">
            <text:p>16712256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AgentConnectionBroken</text:p>
          </table:table-cell>
          <table:table-cell table:number-columns-repeated="1019"/>
        </table:table-row>
        <table:table-row table:style-name="ro5">
          <table:table-cell office:value="8160" office:value-type="float" calcext:value-type="float">
            <text:p>8160</text:p>
          </table:table-cell>
          <table:table-cell/>
          <table:table-cell office:value="16712512" office:value-type="float" calcext:value-type="float">
            <text:p>16712512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TargetOffline</text:p>
          </table:table-cell>
          <table:table-cell table:number-columns-repeated="1019"/>
        </table:table-row>
        <table:table-row table:style-name="ro5">
          <table:table-cell office:value="8176" office:value-type="float" calcext:value-type="float">
            <text:p>8176</text:p>
          </table:table-cell>
          <table:table-cell/>
          <table:table-cell office:value="16744768" office:value-type="float" calcext:value-type="float">
            <text:p>16744768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lvTypeProxyConnectionBroken</text:p>
          </table:table-cell>
          <table:table-cell table:number-columns-repeated="1019"/>
        </table:table-row>
        <table:table-row table:style-name="ro5">
          <table:table-cell office:value="4242" office:value-type="float" calcext:value-type="float">
            <text:p>4242</text:p>
          </table:table-cell>
          <table:table-cell/>
          <table:table-cell office:value="8688960" office:value-type="float" calcext:value-type="float">
            <text:p>868896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w</text:p>
          </table:table-cell>
          <table:table-cell table:number-columns-repeated="1018"/>
        </table:table-row>
        <table:table-row table:style-name="ro5">
          <table:table-cell office:value="4242" office:value-type="float" calcext:value-type="float">
            <text:p>4242</text:p>
          </table:table-cell>
          <table:table-cell/>
          <table:table-cell office:value="8689296" office:value-type="float" calcext:value-type="float">
            <text:p>868929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w</text:p>
          </table:table-cell>
          <table:table-cell table:number-columns-repeated="1018"/>
        </table:table-row>
        <table:table-row table:style-name="ro5">
          <table:table-cell office:value="4242" office:value-type="float" calcext:value-type="float">
            <text:p>4242</text:p>
          </table:table-cell>
          <table:table-cell/>
          <table:table-cell office:value="8689568" office:value-type="float" calcext:value-type="float">
            <text:p>868956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w</text:p>
          </table:table-cell>
          <table:table-cell table:number-columns-repeated="1018"/>
        </table:table-row>
        <table:table-row table:style-name="ro5">
          <table:table-cell office:value="2752" office:value-type="float" calcext:value-type="float">
            <text:p>2752</text:p>
          </table:table-cell>
          <table:table-cell/>
          <table:table-cell office:value="5636992" office:value-type="float" calcext:value-type="float">
            <text:p>56369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k</text:p>
          </table:table-cell>
          <table:table-cell table:number-columns-repeated="1018"/>
        </table:table-row>
        <table:table-row table:style-name="ro5">
          <table:table-cell office:value="2752" office:value-type="float" calcext:value-type="float">
            <text:p>2752</text:p>
          </table:table-cell>
          <table:table-cell/>
          <table:table-cell office:value="5637504" office:value-type="float" calcext:value-type="float">
            <text:p>56375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k</text:p>
          </table:table-cell>
          <table:table-cell table:number-columns-repeated="1018"/>
        </table:table-row>
        <table:table-row table:style-name="ro5">
          <table:table-cell office:value="2752" office:value-type="float" calcext:value-type="float">
            <text:p>2752</text:p>
          </table:table-cell>
          <table:table-cell/>
          <table:table-cell office:value="5637760" office:value-type="float" calcext:value-type="float">
            <text:p>563776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k</text:p>
          </table:table-cell>
          <table:table-cell table:number-columns-repeated="1018"/>
        </table:table-row>
        <table:table-row table:style-name="ro5">
          <table:table-cell office:value="2752" office:value-type="float" calcext:value-type="float">
            <text:p>2752</text:p>
          </table:table-cell>
          <table:table-cell/>
          <table:table-cell office:value="5636464" office:value-type="float" calcext:value-type="float">
            <text:p>563646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2" office:value-type="float" calcext:value-type="float">
            <text:p>2752</text:p>
          </table:table-cell>
          <table:table-cell/>
          <table:table-cell office:value="5636736" office:value-type="float" calcext:value-type="float">
            <text:p>563673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2" office:value-type="float" calcext:value-type="float">
            <text:p>2752</text:p>
          </table:table-cell>
          <table:table-cell/>
          <table:table-cell office:value="5637248" office:value-type="float" calcext:value-type="float">
            <text:p>56372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3" office:value-type="float" calcext:value-type="float">
            <text:p>2753</text:p>
          </table:table-cell>
          <table:table-cell/>
          <table:table-cell office:value="5638256" office:value-type="float" calcext:value-type="float">
            <text:p>563825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3" office:value-type="float" calcext:value-type="float">
            <text:p>2753</text:p>
          </table:table-cell>
          <table:table-cell/>
          <table:table-cell office:value="5638768" office:value-type="float" calcext:value-type="float">
            <text:p>563876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4" office:value-type="float" calcext:value-type="float">
            <text:p>2754</text:p>
          </table:table-cell>
          <table:table-cell/>
          <table:table-cell office:value="5641600" office:value-type="float" calcext:value-type="float">
            <text:p>564160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4" office:value-type="float" calcext:value-type="float">
            <text:p>2754</text:p>
          </table:table-cell>
          <table:table-cell/>
          <table:table-cell office:value="5640608" office:value-type="float" calcext:value-type="float">
            <text:p>564060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4" office:value-type="float" calcext:value-type="float">
            <text:p>2754</text:p>
          </table:table-cell>
          <table:table-cell/>
          <table:table-cell office:value="5641120" office:value-type="float" calcext:value-type="float">
            <text:p>564112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4" office:value-type="float" calcext:value-type="float">
            <text:p>2754</text:p>
          </table:table-cell>
          <table:table-cell/>
          <table:table-cell office:value="5640864" office:value-type="float" calcext:value-type="float">
            <text:p>564086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754" office:value-type="float" calcext:value-type="float">
            <text:p>2754</text:p>
          </table:table-cell>
          <table:table-cell/>
          <table:table-cell office:value="5640352" office:value-type="float" calcext:value-type="float">
            <text:p>564035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n/m</text:p>
          </table:table-cell>
          <table:table-cell table:number-columns-repeated="1018"/>
        </table:table-row>
        <table:table-row table:style-name="ro5">
          <table:table-cell office:value="2218" office:value-type="float" calcext:value-type="float">
            <text:p>2218</text:p>
          </table:table-cell>
          <table:table-cell/>
          <table:table-cell office:value="4542832" office:value-type="float" calcext:value-type="float">
            <text:p>45428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t/d</text:p>
          </table:table-cell>
          <table:table-cell table:number-columns-repeated="1018"/>
        </table:table-row>
        <table:table-row table:style-name="ro5">
          <table:table-cell office:value="2218" office:value-type="float" calcext:value-type="float">
            <text:p>2218</text:p>
          </table:table-cell>
          <table:table-cell/>
          <table:table-cell office:value="4542624" office:value-type="float" calcext:value-type="float">
            <text:p>454262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t/d</text:p>
          </table:table-cell>
          <table:table-cell table:number-columns-repeated="1018"/>
        </table:table-row>
        <table:table-row table:style-name="ro5">
          <table:table-cell office:value="8147" office:value-type="float" calcext:value-type="float">
            <text:p>8147</text:p>
          </table:table-cell>
          <table:table-cell/>
          <table:table-cell office:value="16685104" office:value-type="float" calcext:value-type="float">
            <text:p>166851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, L/org/xmlpush/v3/h/c</text:p>
          </table:table-cell>
          <table:table-cell table:number-columns-repeated="1018"/>
        </table:table-row>
        <table:table-row table:style-name="ro5">
          <table:table-cell office:value="8147" office:value-type="float" calcext:value-type="float">
            <text:p>8147</text:p>
          </table:table-cell>
          <table:table-cell/>
          <table:table-cell office:value="16685392" office:value-type="float" calcext:value-type="float">
            <text:p>166853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, L/org/xmlpush/v3/h/c</text:p>
          </table:table-cell>
          <table:table-cell table:number-columns-repeated="1018"/>
        </table:table-row>
        <table:table-row table:style-name="ro5">
          <table:table-cell office:value="2658" office:value-type="float" calcext:value-type="float">
            <text:p>2658</text:p>
          </table:table-cell>
          <table:table-cell/>
          <table:table-cell office:value="5444000" office:value-type="float" calcext:value-type="float">
            <text:p>544400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</text:p>
          </table:table-cell>
          <table:table-cell table:number-columns-repeated="1018"/>
        </table:table-row>
        <table:table-row table:style-name="ro5">
          <table:table-cell office:value="2658" office:value-type="float" calcext:value-type="float">
            <text:p>2658</text:p>
          </table:table-cell>
          <table:table-cell/>
          <table:table-cell office:value="5444512" office:value-type="float" calcext:value-type="float">
            <text:p>544451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</text:p>
          </table:table-cell>
          <table:table-cell table:number-columns-repeated="1018"/>
        </table:table-row>
        <table:table-row table:style-name="ro5">
          <table:table-cell office:value="2656" office:value-type="float" calcext:value-type="float">
            <text:p>2656</text:p>
          </table:table-cell>
          <table:table-cell/>
          <table:table-cell office:value="5440320" office:value-type="float" calcext:value-type="float">
            <text:p>544032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</text:p>
          </table:table-cell>
          <table:table-cell table:number-columns-repeated="1018"/>
        </table:table-row>
        <table:table-row table:style-name="ro5">
          <table:table-cell office:value="2656" office:value-type="float" calcext:value-type="float">
            <text:p>2656</text:p>
          </table:table-cell>
          <table:table-cell/>
          <table:table-cell office:value="5439904" office:value-type="float" calcext:value-type="float">
            <text:p>54399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</text:p>
          </table:table-cell>
          <table:table-cell table:number-columns-repeated="1018"/>
        </table:table-row>
        <table:table-row table:style-name="ro5">
          <table:table-cell office:value="2660" office:value-type="float" calcext:value-type="float">
            <text:p>2660</text:p>
          </table:table-cell>
          <table:table-cell/>
          <table:table-cell office:value="5447840" office:value-type="float" calcext:value-type="float">
            <text:p>544784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k</text:p>
          </table:table-cell>
          <table:table-cell table:number-columns-repeated="1018"/>
        </table:table-row>
        <table:table-row table:style-name="ro5">
          <table:table-cell office:value="2722" office:value-type="float" calcext:value-type="float">
            <text:p>2722</text:p>
          </table:table-cell>
          <table:table-cell/>
          <table:table-cell office:value="5575072" office:value-type="float" calcext:value-type="float">
            <text:p>557507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a</text:p>
          </table:table-cell>
          <table:table-cell table:number-columns-repeated="1018"/>
        </table:table-row>
        <table:table-row table:style-name="ro5">
          <table:table-cell office:value="2722" office:value-type="float" calcext:value-type="float">
            <text:p>2722</text:p>
          </table:table-cell>
          <table:table-cell/>
          <table:table-cell office:value="5575328" office:value-type="float" calcext:value-type="float">
            <text:p>557532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a</text:p>
          </table:table-cell>
          <table:table-cell table:number-columns-repeated="1018"/>
        </table:table-row>
        <table:table-row table:style-name="ro5">
          <table:table-cell office:value="2722" office:value-type="float" calcext:value-type="float">
            <text:p>2722</text:p>
          </table:table-cell>
          <table:table-cell office:value-type="string" calcext:value-type="string">
            <text:p>config</text:p>
          </table:table-cell>
          <table:table-cell office:value="5575840" office:value-type="float" calcext:value-type="float">
            <text:p>557584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a</text:p>
          </table:table-cell>
          <table:table-cell table:number-columns-repeated="1018"/>
        </table:table-row>
        <table:table-row table:style-name="ro5">
          <table:table-cell office:value="2560" office:value-type="float" calcext:value-type="float">
            <text:p>2560</text:p>
          </table:table-cell>
          <table:table-cell office:value-type="string" calcext:value-type="string">
            <text:p>config</text:p>
          </table:table-cell>
          <table:table-cell office:value="5243552" office:value-type="float" calcext:value-type="float">
            <text:p>524355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i</text:p>
          </table:table-cell>
          <table:table-cell table:number-columns-repeated="1018"/>
        </table:table-row>
        <table:table-row table:style-name="ro5">
          <table:table-cell office:value="2560" office:value-type="float" calcext:value-type="float">
            <text:p>2560</text:p>
          </table:table-cell>
          <table:table-cell office:value-type="string" calcext:value-type="string">
            <text:p>config</text:p>
          </table:table-cell>
          <table:table-cell office:value="5243296" office:value-type="float" calcext:value-type="float">
            <text:p>524329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i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3104" office:value-type="float" calcext:value-type="float">
            <text:p>86931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2080" office:value-type="float" calcext:value-type="float">
            <text:p>869208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2336" office:value-type="float" calcext:value-type="float">
            <text:p>869233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2592" office:value-type="float" calcext:value-type="float">
            <text:p>86925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2848" office:value-type="float" calcext:value-type="float">
            <text:p>86928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3360" office:value-type="float" calcext:value-type="float">
            <text:p>869336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4244" office:value-type="float" calcext:value-type="float">
            <text:p>4244</text:p>
          </table:table-cell>
          <table:table-cell office:value-type="string" calcext:value-type="string">
            <text:p>config</text:p>
          </table:table-cell>
          <table:table-cell office:value="8691872" office:value-type="float" calcext:value-type="float">
            <text:p>869187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g</text:p>
          </table:table-cell>
          <table:table-cell table:number-columns-repeated="1018"/>
        </table:table-row>
        <table:table-row table:style-name="ro5">
          <table:table-cell office:value="2690" office:value-type="float" calcext:value-type="float">
            <text:p>2690</text:p>
          </table:table-cell>
          <table:table-cell office:value-type="string" calcext:value-type="string">
            <text:p>config</text:p>
          </table:table-cell>
          <table:table-cell office:value="5509536" office:value-type="float" calcext:value-type="float">
            <text:p>550953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b</text:p>
          </table:table-cell>
          <table:table-cell table:number-columns-repeated="1018"/>
        </table:table-row>
        <table:table-row table:style-name="ro5">
          <table:table-cell office:value="2690" office:value-type="float" calcext:value-type="float">
            <text:p>2690</text:p>
          </table:table-cell>
          <table:table-cell office:value-type="string" calcext:value-type="string">
            <text:p>config</text:p>
          </table:table-cell>
          <table:table-cell office:value="5510048" office:value-type="float" calcext:value-type="float">
            <text:p>55100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b</text:p>
          </table:table-cell>
          <table:table-cell table:number-columns-repeated="1018"/>
        </table:table-row>
        <table:table-row table:style-name="ro5">
          <table:table-cell office:value="2692" office:value-type="float" calcext:value-type="float">
            <text:p>2692</text:p>
          </table:table-cell>
          <table:table-cell office:value-type="string" calcext:value-type="string">
            <text:p>config</text:p>
          </table:table-cell>
          <table:table-cell office:value="5513376" office:value-type="float" calcext:value-type="float">
            <text:p>551337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b</text:p>
          </table:table-cell>
          <table:table-cell table:number-columns-repeated="1018"/>
        </table:table-row>
        <table:table-row table:style-name="ro5">
          <table:table-cell office:value="2688" office:value-type="float" calcext:value-type="float">
            <text:p>2688</text:p>
          </table:table-cell>
          <table:table-cell office:value-type="string" calcext:value-type="string">
            <text:p>config</text:p>
          </table:table-cell>
          <table:table-cell office:value="5505856" office:value-type="float" calcext:value-type="float">
            <text:p>550585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b</text:p>
          </table:table-cell>
          <table:table-cell table:number-columns-repeated="1018"/>
        </table:table-row>
        <table:table-row table:style-name="ro5">
          <table:table-cell office:value="2688" office:value-type="float" calcext:value-type="float">
            <text:p>2688</text:p>
          </table:table-cell>
          <table:table-cell office:value-type="string" calcext:value-type="string">
            <text:p>config</text:p>
          </table:table-cell>
          <table:table-cell office:value="5505440" office:value-type="float" calcext:value-type="float">
            <text:p>550544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b</text:p>
          </table:table-cell>
          <table:table-cell table:number-columns-repeated="1018"/>
        </table:table-row>
        <table:table-row table:style-name="ro5">
          <table:table-cell office:value="2592" office:value-type="float" calcext:value-type="float">
            <text:p>2592</text:p>
          </table:table-cell>
          <table:table-cell office:value-type="string" calcext:value-type="string">
            <text:p>config</text:p>
          </table:table-cell>
          <table:table-cell office:value="5309088" office:value-type="float" calcext:value-type="float">
            <text:p>530908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602" office:value-type="float" calcext:value-type="float">
            <text:p>2602</text:p>
          </table:table-cell>
          <table:table-cell/>
          <table:table-cell office:value="5329824" office:value-type="float" calcext:value-type="float">
            <text:p>532982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602" office:value-type="float" calcext:value-type="float">
            <text:p>2602</text:p>
          </table:table-cell>
          <table:table-cell/>
          <table:table-cell office:value="5330592" office:value-type="float" calcext:value-type="float">
            <text:p>53305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602" office:value-type="float" calcext:value-type="float">
            <text:p>2602</text:p>
          </table:table-cell>
          <table:table-cell/>
          <table:table-cell office:value="5329568" office:value-type="float" calcext:value-type="float">
            <text:p>532956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602" office:value-type="float" calcext:value-type="float">
            <text:p>2602</text:p>
          </table:table-cell>
          <table:table-cell/>
          <table:table-cell office:value="5330080" office:value-type="float" calcext:value-type="float">
            <text:p>533008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6" office:value-type="float" calcext:value-type="float">
            <text:p>2596</text:p>
          </table:table-cell>
          <table:table-cell/>
          <table:table-cell office:value="5317536" office:value-type="float" calcext:value-type="float">
            <text:p>531753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6" office:value-type="float" calcext:value-type="float">
            <text:p>2596</text:p>
          </table:table-cell>
          <table:table-cell/>
          <table:table-cell office:value="5317792" office:value-type="float" calcext:value-type="float">
            <text:p>53177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6" office:value-type="float" calcext:value-type="float">
            <text:p>2596</text:p>
          </table:table-cell>
          <table:table-cell/>
          <table:table-cell office:value="5318048" office:value-type="float" calcext:value-type="float">
            <text:p>53180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6" office:value-type="float" calcext:value-type="float">
            <text:p>2596</text:p>
          </table:table-cell>
          <table:table-cell/>
          <table:table-cell office:value="5317280" office:value-type="float" calcext:value-type="float">
            <text:p>531728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4" office:value-type="float" calcext:value-type="float">
            <text:p>2594</text:p>
          </table:table-cell>
          <table:table-cell/>
          <table:table-cell office:value="5313440" office:value-type="float" calcext:value-type="float">
            <text:p>531344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4" office:value-type="float" calcext:value-type="float">
            <text:p>2594</text:p>
          </table:table-cell>
          <table:table-cell/>
          <table:table-cell office:value="5312928" office:value-type="float" calcext:value-type="float">
            <text:p>531292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4" office:value-type="float" calcext:value-type="float">
            <text:p>2594</text:p>
          </table:table-cell>
          <table:table-cell/>
          <table:table-cell office:value="5313184" office:value-type="float" calcext:value-type="float">
            <text:p>531318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600" office:value-type="float" calcext:value-type="float">
            <text:p>2600</text:p>
          </table:table-cell>
          <table:table-cell/>
          <table:table-cell office:value="5325216" office:value-type="float" calcext:value-type="float">
            <text:p>532521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8" office:value-type="float" calcext:value-type="float">
            <text:p>2598</text:p>
          </table:table-cell>
          <table:table-cell/>
          <table:table-cell office:value="5321376" office:value-type="float" calcext:value-type="float">
            <text:p>532137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598" office:value-type="float" calcext:value-type="float">
            <text:p>2598</text:p>
          </table:table-cell>
          <table:table-cell/>
          <table:table-cell office:value="5322144" office:value-type="float" calcext:value-type="float">
            <text:p>532214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e</text:p>
          </table:table-cell>
          <table:table-cell table:number-columns-repeated="1018"/>
        </table:table-row>
        <table:table-row table:style-name="ro5">
          <table:table-cell office:value="2784" office:value-type="float" calcext:value-type="float">
            <text:p>2784</text:p>
          </table:table-cell>
          <table:table-cell office:value-type="string" calcext:value-type="string">
            <text:p>mode location custom config</text:p>
          </table:table-cell>
          <table:table-cell office:value="5703584" office:value-type="float" calcext:value-type="float">
            <text:p>570358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n</text:p>
          </table:table-cell>
          <table:table-cell table:number-columns-repeated="1018"/>
        </table:table-row>
        <table:table-row table:style-name="ro5">
          <table:table-cell office:value="2784" office:value-type="float" calcext:value-type="float">
            <text:p>2784</text:p>
          </table:table-cell>
          <table:table-cell office:value-type="string" calcext:value-type="string">
            <text:p>mode location custom config</text:p>
          </table:table-cell>
          <table:table-cell office:value="5703328" office:value-type="float" calcext:value-type="float">
            <text:p>570332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n</text:p>
          </table:table-cell>
          <table:table-cell table:number-columns-repeated="1018"/>
        </table:table-row>
        <table:table-row table:style-name="ro5">
          <table:table-cell office:value="2784" office:value-type="float" calcext:value-type="float">
            <text:p>2784</text:p>
          </table:table-cell>
          <table:table-cell office:value-type="string" calcext:value-type="string">
            <text:p>mode location custom config</text:p>
          </table:table-cell>
          <table:table-cell office:value="5702816" office:value-type="float" calcext:value-type="float">
            <text:p>570281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n</text:p>
          </table:table-cell>
          <table:table-cell table:number-columns-repeated="1018"/>
        </table:table-row>
        <table:table-row table:style-name="ro5">
          <table:table-cell office:value="2784" office:value-type="float" calcext:value-type="float">
            <text:p>2784</text:p>
          </table:table-cell>
          <table:table-cell office:value-type="string" calcext:value-type="string">
            <text:p>interface network</text:p>
          </table:table-cell>
          <table:table-cell office:value="5702032" office:value-type="float" calcext:value-type="float">
            <text:p>57020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784" office:value-type="float" calcext:value-type="float">
            <text:p>2784</text:p>
          </table:table-cell>
          <table:table-cell office:value-type="string" calcext:value-type="string">
            <text:p>interface network</text:p>
          </table:table-cell>
          <table:table-cell office:value="5702304" office:value-type="float" calcext:value-type="float">
            <text:p>57023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2785" office:value-type="float" calcext:value-type="float">
            <text:p>2785</text:p>
          </table:table-cell>
          <table:table-cell office:value-type="string" calcext:value-type="string">
            <text:p>interface network</text:p>
          </table:table-cell>
          <table:table-cell office:value="5703808" office:value-type="float" calcext:value-type="float">
            <text:p>570380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n</text:p>
          </table:table-cell>
          <table:table-cell table:number-columns-repeated="1018"/>
        </table:table-row>
        <table:table-row table:style-name="ro5">
          <table:table-cell office:value="2785" office:value-type="float" calcext:value-type="float">
            <text:p>2785</text:p>
          </table:table-cell>
          <table:table-cell office:value-type="string" calcext:value-type="string">
            <text:p>interface network</text:p>
          </table:table-cell>
          <table:table-cell office:value="5704064" office:value-type="float" calcext:value-type="float">
            <text:p>570406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o/n</text:p>
          </table:table-cell>
          <table:table-cell table:number-columns-repeated="1018"/>
        </table:table-row>
        <table:table-row table:style-name="ro5">
          <table:table-cell office:value="1757" office:value-type="float" calcext:value-type="float">
            <text:p>1757</text:p>
          </table:table-cell>
          <table:table-cell office:value-type="string" calcext:value-type="string">
            <text:p>interface network</text:p>
          </table:table-cell>
          <table:table-cell office:value="3600000" office:value-type="float" calcext:value-type="float">
            <text:p>360000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b/f</text:p>
          </table:table-cell>
          <table:table-cell table:number-columns-repeated="1018"/>
        </table:table-row>
        <table:table-row table:style-name="ro5">
          <table:table-cell office:value="2696" office:value-type="float" calcext:value-type="float">
            <text:p>2696</text:p>
          </table:table-cell>
          <table:table-cell office:value-type="string" calcext:value-type="string">
            <text:p>interface network</text:p>
          </table:table-cell>
          <table:table-cell office:value="5521552" office:value-type="float" calcext:value-type="float">
            <text:p>552155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696" office:value-type="float" calcext:value-type="float">
            <text:p>2696</text:p>
          </table:table-cell>
          <table:table-cell office:value-type="string" calcext:value-type="string">
            <text:p>interface network</text:p>
          </table:table-cell>
          <table:table-cell office:value="5521568" office:value-type="float" calcext:value-type="float">
            <text:p>552156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2720" office:value-type="float" calcext:value-type="float">
            <text:p>2720</text:p>
          </table:table-cell>
          <table:table-cell/>
          <table:table-cell office:value="5570960" office:value-type="float" calcext:value-type="float">
            <text:p>557096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720" office:value-type="float" calcext:value-type="float">
            <text:p>2720</text:p>
          </table:table-cell>
          <table:table-cell/>
          <table:table-cell office:value="5571232" office:value-type="float" calcext:value-type="float">
            <text:p>55712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2756" office:value-type="float" calcext:value-type="float">
            <text:p>2756</text:p>
          </table:table-cell>
          <table:table-cell/>
          <table:table-cell office:value="5644432" office:value-type="float" calcext:value-type="float">
            <text:p>56444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756" office:value-type="float" calcext:value-type="float">
            <text:p>2756</text:p>
          </table:table-cell>
          <table:table-cell/>
          <table:table-cell office:value="5644704" office:value-type="float" calcext:value-type="float">
            <text:p>56447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2848" office:value-type="float" calcext:value-type="float">
            <text:p>2848</text:p>
          </table:table-cell>
          <table:table-cell/>
          <table:table-cell office:value="5833104" office:value-type="float" calcext:value-type="float">
            <text:p>583310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848" office:value-type="float" calcext:value-type="float">
            <text:p>2848</text:p>
          </table:table-cell>
          <table:table-cell/>
          <table:table-cell office:value="5833376" office:value-type="float" calcext:value-type="float">
            <text:p>583337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3104" office:value-type="float" calcext:value-type="float">
            <text:p>3104</text:p>
          </table:table-cell>
          <table:table-cell/>
          <table:table-cell office:value="6357392" office:value-type="float" calcext:value-type="float">
            <text:p>63573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3104" office:value-type="float" calcext:value-type="float">
            <text:p>3104</text:p>
          </table:table-cell>
          <table:table-cell/>
          <table:table-cell office:value="6357664" office:value-type="float" calcext:value-type="float">
            <text:p>635766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2664" office:value-type="float" calcext:value-type="float">
            <text:p>2664</text:p>
          </table:table-cell>
          <table:table-cell/>
          <table:table-cell office:value="5456016" office:value-type="float" calcext:value-type="float">
            <text:p>545601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2664" office:value-type="float" calcext:value-type="float">
            <text:p>2664</text:p>
          </table:table-cell>
          <table:table-cell/>
          <table:table-cell office:value="5456288" office:value-type="float" calcext:value-type="float">
            <text:p>545628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4243" office:value-type="float" calcext:value-type="float">
            <text:p>4243</text:p>
          </table:table-cell>
          <table:table-cell/>
          <table:table-cell office:value="8690064" office:value-type="float" calcext:value-type="float">
            <text:p>8690064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q/c, L/org/xmlpush/v3/h/c</text:p>
          </table:table-cell>
          <table:table-cell table:number-columns-repeated="1018"/>
        </table:table-row>
        <table:table-row table:style-name="ro5">
          <table:table-cell office:value="4243" office:value-type="float" calcext:value-type="float">
            <text:p>4243</text:p>
          </table:table-cell>
          <table:table-cell/>
          <table:table-cell office:value="8690336" office:value-type="float" calcext:value-type="float">
            <text:p>8690336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</text:p>
          </table:table-cell>
          <table:table-cell table:number-columns-repeated="1018"/>
        </table:table-row>
        <table:table-row table:style-name="ro5">
          <table:table-cell office:value="4243" office:value-type="float" calcext:value-type="float">
            <text:p>4243</text:p>
          </table:table-cell>
          <table:table-cell/>
          <table:table-cell office:value="8689712" office:value-type="float" calcext:value-type="float">
            <text:p>868971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c, L/org/xmlpush/v3/h/c</text:p>
          </table:table-cell>
          <table:table-cell table:number-columns-repeated="1018"/>
        </table:table-row>
        <table:table-row table:style-name="ro5">
          <table:table-cell office:value="2304" office:value-type="float" calcext:value-type="float">
            <text:p>2304</text:p>
          </table:table-cell>
          <table:table-cell/>
          <table:table-cell office:value="4719008" office:value-type="float" calcext:value-type="float">
            <text:p>471900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d/a</text:p>
          </table:table-cell>
          <table:table-cell table:number-columns-repeated="1018"/>
        </table:table-row>
        <table:table-row table:style-name="ro5">
          <table:table-cell office:value="2304" office:value-type="float" calcext:value-type="float">
            <text:p>2304</text:p>
          </table:table-cell>
          <table:table-cell/>
          <table:table-cell office:value="4719232" office:value-type="float" calcext:value-type="float">
            <text:p>47192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d/a</text:p>
          </table:table-cell>
          <table:table-cell table:number-columns-repeated="1018"/>
        </table:table-row>
        <table:table-row table:style-name="ro5">
          <table:table-cell office:value="3106" office:value-type="float" calcext:value-type="float">
            <text:p>3106</text:p>
          </table:table-cell>
          <table:table-cell/>
          <table:table-cell office:value="6361200" office:value-type="float" calcext:value-type="float">
            <text:p>6361200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k/c</text:p>
          </table:table-cell>
          <table:table-cell table:number-columns-repeated="1018"/>
        </table:table-row>
        <table:table-row table:style-name="ro5">
          <table:table-cell office:value="16425" office:value-type="float" calcext:value-type="float">
            <text:p>16425</text:p>
          </table:table-cell>
          <table:table-cell/>
          <table:table-cell office:value="33639248" office:value-type="float" calcext:value-type="float">
            <text:p>336392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xmlpush/v3/h/a</text:p>
          </table:table-cell>
          <table:table-cell table:number-columns-repeated="1018"/>
        </table:table-row>
        <table:table-row table:style-name="ro5">
          <table:table-cell office:value="48781" office:value-type="float" calcext:value-type="float">
            <text:p>48781</text:p>
          </table:table-cell>
          <table:table-cell/>
          <table:table-cell office:value="99903492" office:value-type="float" calcext:value-type="float">
            <text:p>9990349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gs, L/org/b/b/e$r</text:p>
          </table:table-cell>
          <table:table-cell table:number-columns-repeated="1018"/>
        </table:table-row>
        <table:table-row table:style-name="ro5">
          <table:table-cell office:value="41609" office:value-type="float" calcext:value-type="float">
            <text:p>41609</text:p>
          </table:table-cell>
          <table:table-cell/>
          <table:table-cell office:value="85215461" office:value-type="float" calcext:value-type="float">
            <text:p>8521546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df, L/org/b/b/e$j</text:p>
          </table:table-cell>
          <table:table-cell table:number-columns-repeated="1018"/>
        </table:table-row>
        <table:table-row table:style-name="ro5">
          <table:table-cell office:value="4494" office:value-type="float" calcext:value-type="float">
            <text:p>4494</text:p>
          </table:table-cell>
          <table:table-cell/>
          <table:table-cell office:value="9203775" office:value-type="float" calcext:value-type="float">
            <text:p>9203775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ol, L/org/b/b/e$pi</text:p>
          </table:table-cell>
          <table:table-cell table:number-columns-repeated="1018"/>
        </table:table-row>
        <table:table-row table:style-name="ro5">
          <table:table-cell office:value="25586" office:value-type="float" calcext:value-type="float">
            <text:p>25586</text:p>
          </table:table-cell>
          <table:table-cell/>
          <table:table-cell office:value="52401552" office:value-type="float" calcext:value-type="float">
            <text:p>5240155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js, L/org/b/b/e$x</text:p>
          </table:table-cell>
          <table:table-cell table:number-columns-repeated="1018"/>
        </table:table-row>
        <table:table-row table:style-name="ro5">
          <table:table-cell office:value="21214" office:value-type="float" calcext:value-type="float">
            <text:p>21214</text:p>
          </table:table-cell>
          <table:table-cell/>
          <table:table-cell office:value="43446532" office:value-type="float" calcext:value-type="float">
            <text:p>43446532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ec, L/org/b/b/e$m</text:p>
          </table:table-cell>
          <table:table-cell table:number-columns-repeated="1018"/>
        </table:table-row>
        <table:table-row table:style-name="ro5">
          <table:table-cell office:value="27793" office:value-type="float" calcext:value-type="float">
            <text:p>27793</text:p>
          </table:table-cell>
          <table:table-cell/>
          <table:table-cell office:value="56920439" office:value-type="float" calcext:value-type="float">
            <text:p>56920439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az, L/org/b/b/e$d</text:p>
          </table:table-cell>
          <table:table-cell table:number-columns-repeated="1018"/>
        </table:table-row>
        <table:table-row table:style-name="ro5">
          <table:table-cell office:value="26992" office:value-type="float" calcext:value-type="float">
            <text:p>26992</text:p>
          </table:table-cell>
          <table:table-cell/>
          <table:table-cell office:value="55281185" office:value-type="float" calcext:value-type="float">
            <text:p>55281185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nj, L/org/b/b/e$ag</text:p>
          </table:table-cell>
          <table:table-cell table:number-columns-repeated="1018"/>
        </table:table-row>
        <table:table-row table:style-name="ro5">
          <table:table-cell office:value="44308" office:value-type="float" calcext:value-type="float">
            <text:p>44308</text:p>
          </table:table-cell>
          <table:table-cell/>
          <table:table-cell office:value="90744648" office:value-type="float" calcext:value-type="float">
            <text:p>9074464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org/b/b/e$ew, L/org/b/b/e$ev</text:p>
          </table:table-cell>
          <table:table-cell table:number-columns-repeated="1018"/>
        </table:table-row>
        <table:table-row table:number-rows-repeated="1047762"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coded strings" table:style-name="ta1">
        <table:table-column table:default-cell-style-name="ce67" table:style-name="co21"/>
        <table:table-column table:default-cell-style-name="ce69" table:style-name="co22"/>
        <table:table-column table:default-cell-style-name="ce72" table:style-name="co23"/>
        <table:table-column table:default-cell-style-name="ce63" table:style-name="co24"/>
        <table:table-column table:default-cell-style-name="ce63" table:style-name="co25"/>
        <table:table-column table:default-cell-style-name="ce63" table:number-columns-repeated="1019" table:style-name="co5"/>
        <table:table-row table:style-name="ro7">
          <table:table-cell office:value-type="string" table:style-name="ce89" calcext:value-type="string">
            <text:p>Java class</text:p>
          </table:table-cell>
          <table:table-cell office:value-type="string" table:style-name="ce91" calcext:value-type="string">
            <text:p>Index</text:p>
          </table:table-cell>
          <table:table-cell office:value-type="string" table:style-name="ce94" calcext:value-type="string">
            <text:p>Value</text:p>
          </table:table-cell>
          <table:table-cell table:number-columns-repeated="1021" table:style-name="ce85"/>
        </table:table-row>
        <table:table-row table:style-name="ro6">
          <table:table-cell office:value-type="string" calcext:value-type="string">
            <text:p>org.a.a.a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The wildcard list must not be 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(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a.c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ENSIT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Sensit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INSENSIT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Insensit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YS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a.a.a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Syste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a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b06d4abfb49dc3eeb1aeb98ae0f581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a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5.0.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a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a5b5c4f551dadedc9918d9766a22ca7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a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f972660267c948d2b5d04761f1c1a8f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a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https://play.google.com/store/apps/details?id=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read int32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read int32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ot bool value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Not bool value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read int64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read int64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read string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read string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read byte array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read byte array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read double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b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read double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read int32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read int32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ot bool value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Not bool value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read int64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read int64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read string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read string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read byte array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read byte array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read double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c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read double err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b.b.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an't parse magic %x in Pe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Wrong key size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0123456789ABCDE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libcore.io.Libcor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o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getpw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pw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[/\\]+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.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US-ASCI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arm6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/arm64-v8a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lib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li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/armeabi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.s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AES/CBC/PKCS7Pad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c.b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/proc/self/map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line.separat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InfoApp list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InfoApp nam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packag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versionCod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packInfo: lastUpdateTim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storag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ata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Develop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1" office:value-type="float" calcext:value-type="float">
            <text:p>11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Guilou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fir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test test te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7" office:value-type="float" calcext:value-type="float">
            <text:p>17</text:p>
          </table:table-cell>
          <table:table-cell office:value="20" office:value-type="float" calcext:value-type="float">
            <text:p>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Devic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DeviceMod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Manufactur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OsVer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SdkVer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WifiMacAddr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KernelVer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/proc/ver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BatteryLev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android.intent.action.BATTERY_CHANG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lev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sca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run: XML_STAR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33" office:value-type="float" calcext:value-type="float">
            <text:p>33</text:p>
          </table:table-cell>
          <table:table-cell office:value="620" office:value-type="float" calcext:value-type="float">
            <text:p>6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AlarmManager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tok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xtern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_data LIKE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6" office:value-type="float" calcext:value-type="float">
            <text:p>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7" office:value-type="float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extern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sav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no content stream f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no content found f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null content provider curs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BCDEFGHIJKLMNOPQRSTUVWXYZabcdefghijklmnopqrstuvwxyz0123456789+/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BCDEFGHIJKLMNOPQRSTUVWXYZabcdefghijklmnopqrstuvwxyz0123456789-_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HA-25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AES/CBC/PKCS5Pad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c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AES/CBC/PKCS5Pad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D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MD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f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-%02d%02d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f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+%02d%02d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ecureRandom.SHA1PR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new SecureRandom() backed by wrong Provider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SHA1PR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SecureRandom.getInstance("SHA1PRNG") backed by wrong Provider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HA1PRNG not availab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Failed to generate se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SERI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g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UTF-8 encoding not suppor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h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h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h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HmacSH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h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HmacSH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h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h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ISPLAY_NAME = 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dat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data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ontact_id 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at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ata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b.i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qlite_mast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type='table' and (instr(name, ?) &gt; 0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&gt;&gt;&gt;&gt;&gt; Dump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&lt;&lt;&lt;&lt;&l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udi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udi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a</text:p>
          </table:table-cell>
          <table:table-cell office:value="2" office:value-type="float" calcext:value-type="float">
            <text:p>2</text:p>
          </table:table-cell>
          <table:table-cell office:value="550" office:value-type="float" calcext:value-type="float">
            <text:p>5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Y_AUDIO_FOC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udi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c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tmp55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tdfjp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" office:value-type="float" calcext:value-type="float">
            <text:p>2</text:p>
          </table:table-cell>
          <table:table-cell office:value="480" office:value-type="float" calcext:value-type="float">
            <text:p>48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cal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EEE, d MMM yyyy HH:mm:ss 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event_id 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attende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attendeeEmai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event_id 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metho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minu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UNKNOWN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ALARM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/ALERT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EMAIL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SMS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ACCOUN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ACCOUNT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EVENT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START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END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ALLDA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ATTENDE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REMIND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5" office:value-type="float" calcext:value-type="float">
            <text:p>3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account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accoun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event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dtstar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dten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allDa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5" office:value-type="float" calcext:value-type="float">
            <text:p>4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6" office:value-type="float" calcext:value-type="float">
            <text:p>4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7" office:value-type="float" calcext:value-type="float">
            <text:p>4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8" office:value-type="float" calcext:value-type="float">
            <text:p>4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49" office:value-type="float" calcext:value-type="float">
            <text:p>4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0" office:value-type="float" calcext:value-type="float">
            <text:p>5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1" office:value-type="float" calcext:value-type="float">
            <text:p>5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2" office:value-type="float" calcext:value-type="float">
            <text:p>52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4" office:value-type="float" calcext:value-type="float">
            <text:p>5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5" office:value-type="float" calcext:value-type="float">
            <text:p>5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6" office:value-type="float" calcext:value-type="float">
            <text:p>5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d.a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-w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mDatabaseCop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3" office:value-type="float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by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dmDatabaseCopy failur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dmDatabaseCop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8" office:value-type="float" calcext:value-type="float">
            <text:p>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by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dmDatabaseCop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2" office:value-type="float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by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dmDatabaseCopy failur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dmDatabaseCopy failur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-sh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-journ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ell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ataLin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d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d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Network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ndroid.intent.extra.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ndroid.intent.action.NEW_OUTGOING_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Outgoing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t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st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e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Incoming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f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t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f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f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FlightMo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g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g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g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h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ndroid.intent.action.BATTERY_L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h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h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owBatte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i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ndroid.intent.action.DEVICE_STORAGE_O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i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i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oKBatte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j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j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j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k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ndroid.intent.action.SCREEN_OF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k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ndroid.intent.action.SCREEN_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l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l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SimChang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ReceiverServi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MyWifiLo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My Lo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android.intent.action.USER_PRES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android.intent.action.BOOT_COMP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RIN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heckSimChang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BootComp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android.intent.action.DATA_SMS_RECEI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android.net.wifi.STATE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android.intent.action.AIRPLANE_MO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om.intent.LOCATION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android.intent.action.PHONE_ST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android.intent.action.NEW_OUTGOING_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android.intent.action.PACKAGE_REPLAC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android.intent.action.PACKAGE_ADD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android.net.conn.CONNECTIVITY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android.intent.action.BATTERY_L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android.intent.action.BATTERY_OKA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android.intent.action.DEVICE_STORAGE_L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android.intent.action.DEVICE_STORAGE_O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com.intent.gps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com.intent.network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com.intent.gps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29" office:value-type="float" calcext:value-type="float">
            <text:p>29</text:p>
          </table:table-cell>
          <table:table-cell office:value="5" office:value-type="float" calcext:value-type="float">
            <text:p>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30" office:value-type="float" calcext:value-type="float">
            <text:p>30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START_TRACK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GEOFECNE_TRIG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.ReceiverService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REMOV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v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MyWifiLo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My Lo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FlightMo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EventBasedService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DataLin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is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Outgo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7" office:value-type="float" calcext:value-type="float">
            <text:p>17</text:p>
          </table:table-cell>
          <table:table-cell office:value="2" office:value-type="float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cal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mpo46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1" office:value-type="float" calcext:value-type="float">
            <text:p>21</text:p>
          </table:table-cell>
          <table:table-cell office:value="460" office:value-type="float" calcext:value-type="float">
            <text:p>46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3" office:value-type="float" calcext:value-type="float">
            <text:p>23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4" office:value-type="float" calcext:value-type="float">
            <text:p>24</text:p>
          </table:table-cell>
          <table:table-cell office:value="2" office:value-type="float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5" office:value-type="float" calcext:value-type="float">
            <text:p>25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tmp46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8" office:value-type="float" calcext:value-type="float">
            <text:p>28</text:p>
          </table:table-cell>
          <table:table-cell office:value="460" office:value-type="float" calcext:value-type="float">
            <text:p>46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f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QLiteQuery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1" office:value-type="float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2" office:value-type="float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3" office:value-type="float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4" office:value-type="float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queryDatabase fai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query results empty f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query slep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a</text:p>
          </table:table-cell>
          <table:table-cell office:value="0" office:value-type="float" calcext:value-type="float">
            <text:p>0</text:p>
          </table:table-cell>
          <table:table-cell office:value="540" office:value-type="float" calcext:value-type="float">
            <text:p>54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tmp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interval is %d secon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scale is %d%%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quality is %d%%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amer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android.permission.CAMER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initialised 2.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amera not permit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tmp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temp file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temp file delete fai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started camera recording %ds %d%% %d%% %s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monochro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colou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fro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preview image %,d bytes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camera format %s %d x %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0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image converted to monochro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image compressed %s %,d bytes %d x %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stopped previe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J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NV2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image compressed JPEG %,d by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J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P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WEB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error decoding stream to bitma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stopped camera recor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uninitiali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g.b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uninitialise has already ru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(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.ap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0df1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" office:value-type="float" calcext:value-type="float">
            <text:p>1</text:p>
          </table:table-cell>
          <table:table-cell office:value="16668512" office:value-type="float" calcext:value-type="float">
            <text:p>166685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" office:value-type="float" calcext:value-type="float">
            <text:p>2</text:p>
          </table:table-cell>
          <table:table-cell office:value="70" office:value-type="float" calcext:value-type="float">
            <text:p>7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" office:value-type="float" calcext:value-type="float">
            <text:p>3</text:p>
          </table:table-cell>
          <table:table-cell office:value="80" office:value-type="float" calcext:value-type="float">
            <text:p>8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6" office:value-type="float" calcext:value-type="float">
            <text:p>16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7" office:value-type="float" calcext:value-type="float">
            <text:p>17</text:p>
          </table:table-cell>
          <table:table-cell office:value="2" office:value-type="float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utf16-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utf16-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KAKAO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WECH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h.c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SIGNA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ntact_id 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at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\s+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data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MOB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HO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FAX_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contact_id 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contac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accoun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account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vnd.sec.contact.si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com.android.si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SIM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PHONE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fn4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5" office:value-type="float" calcext:value-type="float">
            <text:p>25</text:p>
          </table:table-cell>
          <table:table-cell office:value="430" office:value-type="float" calcext:value-type="float">
            <text:p>4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cont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contact_id 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dat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\s+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data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HO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MOB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contact_id 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data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data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HO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LOCATION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ACCOUNT_TYPE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DISPLAY_NAME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PHONE_NUMBERS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EMAILS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ADDRESS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2" office:value-type="float" calcext:value-type="float">
            <text:p>5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display_nam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has_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61" office:value-type="float" calcext:value-type="float">
            <text:p>6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i.a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BootComp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heckSimChang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android.content.Componen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android.content.Con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getPackageMana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android.content.pm.PackageMana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Init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setComponentEnabledSett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%d;%d;%d;%d;%d;%d;%d;%s;%s;%s;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unlabe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.ctor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void getTextBeforeCursor(int length, int flags, int seq, IInputContext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void getTextAfterCursor(int length, int flags, int seq, IInputContext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void getCursorCapsMode(int reqModes, int seq, IInputContext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void getExtractedText(in ExtractedTextRequest request, int flags, int seq, IInputContext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void deleteSurroundingText(int leftLength, int rightLength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void setComposingText(CharSequence text, int newCursorPositio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void finishComposingTex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void commitText(CharSequence text, int newCursorPositio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void commitCompletion(in CompletionInfo completio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void commitCorrection(in CorrectionInfo correctio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void setSelection(int start, int en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void performEditorAction(int actionCod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void performContextMenuAction(int i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void beginBatchEdi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void endBatchEdi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void reportFullscreenMode(boolean enable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void sendKeyEvent(in KeyEvent event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void clearMetaKeyStates(int state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void performPrivateCommand(String action, in Bundle data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void setComposingRegion(int start, int en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void getSelectedText(int flags, int seq, IInputContext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void requestUpdateCursorAnchorInfo(in int cursorUpdateMode, int seq, IInputContext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.ctor(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void setTextBeforeCursor(CharSequence textBeforeCursor, int seq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void setTextAfterCursor(CharSequence textAfterCursor, int seq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void setCursorCapsMode(int capsMode, int seq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void setExtractedText(in ExtractedText extractedText, int seq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void setSelectedText(CharSequence selectedText, int seq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void setRequestUpdateCursorAnchorInfoResult(boolean result, int seq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.ctor(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List&lt;InputMethodInfo&gt; getInputMethodLis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List&lt;InputMethodInfo&gt; getEnabledInputMethodLis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List&lt;InputMethodSubtype&gt; getEnabledInputMethodSubtypeList(in String imiId, boolean allowsImplicitlySelectedSubtype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InputMethodSubtype getLastInputMethodSubtype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List getShortcutInputMethodsAndSubtypes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void addClient(in IInputMethodClient client, in IInputContext inputContext, int uid, int pi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void removeClient(in IInputMethodClient client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InputBindResult startInput(in IInputMethodClient client, IInputContext inputContext, in EditorInfo attribute, int controlFlag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void finishInput(in IInputMethodClient client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boolean showSoftInput(in IInputMethodClient client, int flags, in ResultReceiver resultReceiver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boolean hideSoftInput(in IInputMethodClient client, int flags, in ResultReceiver resultReceiver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InputBindResult windowGainedFocus(in IInputMethodClient client, in IBinder windowToken, int controlFlags, int softInputMode, int windowFlags, in EditorInfo attribute, IInputContext inputContext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void showInputMethodPickerFromClient(in IInputMethodClient client, int auxiliarySubtypeMod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void showInputMethodAndSubtypeEnablerFromClient(in IInputMethodClient client, String topI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void setInputMethod(in IBinder token, String i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void setInputMethodAndSubtype(in IBinder token, String id, in InputMethodSubtype subtyp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void hideMySoftInput(in IBinder token, int flag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void showMySoftInput(in IBinder token, int flag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void updateStatusIcon(in IBinder token, String packageName, int iconI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void setImeWindowStatus(in IBinder token, int vis, int backDispositio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void registerSuggestionSpansForNotification(in SuggestionSpan[] span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boolean notifySuggestionPicked(in SuggestionSpan span, String originalString, int index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InputMethodSubtype getCurrentInputMethodSubtype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boolean setCurrentInputMethodSubtype(in InputMethodSubtype subtyp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boolean switchToLastInputMethod(in IBinder toke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boolean switchToNextInputMethod(in IBinder token, boolean onlyCurrentIm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boolean shouldOfferSwitchingToNextInputMethod(in IBinder toke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boolean setInputMethodEnabled(String id, boolean enable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void setAdditionalInputMethodSubtypes(String id, in InputMethodSubtype[] subtype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int getInputMethodWindowVisibleHeigh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oneway void notifyUserAction(int sequenceNumber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.ctor(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void attachToken(IBinder toke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void bindInput(in InputBinding binding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void unbindInpu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void startInput(in IInputContext inputContext, in EditorInfo attribut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void restartInput(in IInputContext inputContext, in EditorInfo attribut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void createSession(in InputChannel channel, IInputSessionCallback callback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void setSessionEnabled(IInputMethodSession session, boolean enable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void revokeSession(IInputMethodSession session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void showSoftInput(int flags, in ResultReceiver resultReceiver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void hideSoftInput(int flags, in ResultReceiver resultReceiver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void changeInputMethodSubtype(in InputMethodSubtype subtype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.ctor(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void finishInput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void updateExtractedText(int token, in ExtractedText text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void updateSelection(int oldSelStart, int oldSelEnd, int newSelStart, int newSelEnd, int candidatesStart, int candidatesEn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void viewClicked(boolean focusChanged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void updateCursor(in Rect newCursor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void displayCompletions(in CompletionInfo[] completion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void appPrivateCommand(String action, in Bundle data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void toggleSoftInput(int showFlags, int hideFlags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void finishSession(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void updateCursorAnchorInfo(in CursorAnchorInfo cursorAnchorInfo)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&lt;unknown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&lt;unknown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IInputCon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IInputContextCallba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IInputMethodSes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IInputMetho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IInputMethodMana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Generic Input Rea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Generic Input Wri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4" office:value-type="float" calcext:value-type="float">
            <text:p>9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5" office:value-type="float" calcext:value-type="float">
            <text:p>9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6" office:value-type="float" calcext:value-type="float">
            <text:p>9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&lt;Enter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8" office:value-type="float" calcext:value-type="float">
            <text:p>9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99" office:value-type="float" calcext:value-type="float">
            <text:p>9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0" office:value-type="float" calcext:value-type="float">
            <text:p>1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1" office:value-type="float" calcext:value-type="float">
            <text:p>1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&lt;Backspace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&lt;Enter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android.intent.action.USER_PRES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android.intent.action.INPUT_METHOD_CHANG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6" office:value-type="float" calcext:value-type="float">
            <text:p>106</text:p>
          </table:table-cell>
          <table:table-cell office:value-type="string" calcext:value-type="string">
            <text:p>android.ACTION_UNRESTRICTED_STAR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7" office:value-type="float" calcext:value-type="float">
            <text:p>107</text:p>
          </table:table-cell>
          <table:table-cell office:value-type="string" calcext:value-type="string">
            <text:p>&lt;Backspace&gt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8" office:value-type="float" calcext:value-type="float">
            <text:p>108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0" office:value-type="float" calcext:value-type="float">
            <text:p>110</text:p>
          </table:table-cell>
          <table:table-cell office:value-type="string" calcext:value-type="string">
            <text:p>enabled_input_metho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[:]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default_input_metho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f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u -m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su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u:r:init:s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android.content.Con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getPackageMana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android.content.pm.PackageMana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setApplicationEnabledSett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echo '#!/system/bin/sh' 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/system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echo 'mount -o rw,remount /system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echo 'am force-stop %s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.ap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echo 'dd if=/dev/zero of=%s bs=1024 count=8192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/system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/system/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echo 'rm -rf %s ; sleep 8 ; sync%s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; reboo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chmod 0755 %s ; sy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echo 'dd if=/dev/zero of=%s/base.apk bs=1024 count=8192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echo 'find %s | while read line; do dd if=/dev/zero of=$line bs=1024 count=8192; done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echo 'pm uninstall %s ; sleep 8 ; sync%s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; reboo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/system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echo '#!/system/bin/sh' 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echo 'id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echo 'mount -o rw,remount /system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echo 'find %s | while read line; do dd if=/dev/zero of=$line bs=1024 count=8192; done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echo 'sync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echo 'rm -rf %s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echo 'dd if=/dev/zero of=%s bs=1024 count=8192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echo 'sync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echo 'rm %s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echo 'sync' &gt;&gt;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chmod 0755 %s ; sy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h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i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wind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i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U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i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wind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i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displa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i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pro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{execmem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app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pro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{sigkill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app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{wri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net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{wri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audio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{wri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app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media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audio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zygo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app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net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audio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untrusted_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unix_stream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{connectto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net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net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pro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{execmem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system_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system_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pro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{execmem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audio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audio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pro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{execmem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zygo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zygo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proc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{execmem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app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system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{execmo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netdoma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system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{execmo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system_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system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{execmo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audio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system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{execmo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zygo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system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{execmo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system_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cache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{execu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system_ser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unlabe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{create write execu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8" office:value-type="float" calcext:value-type="float">
            <text:p>98</text:p>
          </table:table-cell>
          <table:table-cell office:value-type="string" calcext:value-type="string">
            <text:p>capabil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{sys_resource wri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untrusted_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{rea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platform_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graphics_devi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6" office:value-type="float" calcext:value-type="float">
            <text:p>106</text:p>
          </table:table-cell>
          <table:table-cell office:value-type="string" calcext:value-type="string">
            <text:p>di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7" office:value-type="float" calcext:value-type="float">
            <text:p>107</text:p>
          </table:table-cell>
          <table:table-cell office:value-type="string" calcext:value-type="string">
            <text:p>{search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8" office:value-type="float" calcext:value-type="float">
            <text:p>108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shell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0" office:value-type="float" calcext:value-type="float">
            <text:p>110</text:p>
          </table:table-cell>
          <table:table-cell office:value-type="string" calcext:value-type="string">
            <text:p>di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{search write add_name remove_nam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shell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{create open read write renam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6" office:value-type="float" calcext:value-type="float">
            <text:p>116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7" office:value-type="float" calcext:value-type="float">
            <text:p>117</text:p>
          </table:table-cell>
          <table:table-cell office:value-type="string" calcext:value-type="string">
            <text:p>system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8" office:value-type="float" calcext:value-type="float">
            <text:p>118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19" office:value-type="float" calcext:value-type="float">
            <text:p>119</text:p>
          </table:table-cell>
          <table:table-cell office:value-type="string" calcext:value-type="string">
            <text:p>{execute_no_trans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0" office:value-type="float" calcext:value-type="float">
            <text:p>120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1" office:value-type="float" calcext:value-type="float">
            <text:p>121</text:p>
          </table:table-cell>
          <table:table-cell office:value-type="string" calcext:value-type="string">
            <text:p>shell_exe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2" office:value-type="float" calcext:value-type="float">
            <text:p>122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3" office:value-type="float" calcext:value-type="float">
            <text:p>123</text:p>
          </table:table-cell>
          <table:table-cell office:value-type="string" calcext:value-type="string">
            <text:p>{execu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4" office:value-type="float" calcext:value-type="float">
            <text:p>124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5" office:value-type="float" calcext:value-type="float">
            <text:p>125</text:p>
          </table:table-cell>
          <table:table-cell office:value-type="string" calcext:value-type="string">
            <text:p>app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6" office:value-type="float" calcext:value-type="float">
            <text:p>126</text:p>
          </table:table-cell>
          <table:table-cell office:value-type="string" calcext:value-type="string">
            <text:p>lnk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7" office:value-type="float" calcext:value-type="float">
            <text:p>127</text:p>
          </table:table-cell>
          <table:table-cell office:value-type="string" calcext:value-type="string">
            <text:p>{rea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8" office:value-type="float" calcext:value-type="float">
            <text:p>128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29" office:value-type="float" calcext:value-type="float">
            <text:p>129</text:p>
          </table:table-cell>
          <table:table-cell office:value-type="string" calcext:value-type="string">
            <text:p>zygote_exe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0" office:value-type="float" calcext:value-type="float">
            <text:p>130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1" office:value-type="float" calcext:value-type="float">
            <text:p>131</text:p>
          </table:table-cell>
          <table:table-cell office:value-type="string" calcext:value-type="string">
            <text:p>{execu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2" office:value-type="float" calcext:value-type="float">
            <text:p>132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3" office:value-type="float" calcext:value-type="float">
            <text:p>133</text:p>
          </table:table-cell>
          <table:table-cell office:value-type="string" calcext:value-type="string">
            <text:p>servicemana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4" office:value-type="float" calcext:value-type="float">
            <text:p>134</text:p>
          </table:table-cell>
          <table:table-cell office:value-type="string" calcext:value-type="string">
            <text:p>bi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5" office:value-type="float" calcext:value-type="float">
            <text:p>135</text:p>
          </table:table-cell>
          <table:table-cell office:value-type="string" calcext:value-type="string">
            <text:p>{call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6" office:value-type="float" calcext:value-type="float">
            <text:p>136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7" office:value-type="float" calcext:value-type="float">
            <text:p>137</text:p>
          </table:table-cell>
          <table:table-cell office:value-type="string" calcext:value-type="string">
            <text:p>property_sock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8" office:value-type="float" calcext:value-type="float">
            <text:p>138</text:p>
          </table:table-cell>
          <table:table-cell office:value-type="string" calcext:value-type="string">
            <text:p>sock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39" office:value-type="float" calcext:value-type="float">
            <text:p>139</text:p>
          </table:table-cell>
          <table:table-cell office:value-type="string" calcext:value-type="string">
            <text:p>{wri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0" office:value-type="float" calcext:value-type="float">
            <text:p>140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1" office:value-type="float" calcext:value-type="float">
            <text:p>141</text:p>
          </table:table-cell>
          <table:table-cell office:value-type="string" calcext:value-type="string">
            <text:p>shell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2" office:value-type="float" calcext:value-type="float">
            <text:p>142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3" office:value-type="float" calcext:value-type="float">
            <text:p>143</text:p>
          </table:table-cell>
          <table:table-cell office:value-type="string" calcext:value-type="string">
            <text:p>{unlink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4" office:value-type="float" calcext:value-type="float">
            <text:p>144</text:p>
          </table:table-cell>
          <table:table-cell office:value-type="string" calcext:value-type="string">
            <text:p>debugge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5" office:value-type="float" calcext:value-type="float">
            <text:p>145</text:p>
          </table:table-cell>
          <table:table-cell office:value-type="string" calcext:value-type="string">
            <text:p>dalvikcache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6" office:value-type="float" calcext:value-type="float">
            <text:p>146</text:p>
          </table:table-cell>
          <table:table-cell office:value-type="string" calcext:value-type="string">
            <text:p>di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7" office:value-type="float" calcext:value-type="float">
            <text:p>147</text:p>
          </table:table-cell>
          <table:table-cell office:value-type="string" calcext:value-type="string">
            <text:p>{write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8" office:value-type="float" calcext:value-type="float">
            <text:p>148</text:p>
          </table:table-cell>
          <table:table-cell office:value-type="string" calcext:value-type="string">
            <text:p>zygo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49" office:value-type="float" calcext:value-type="float">
            <text:p>149</text:p>
          </table:table-cell>
          <table:table-cell office:value-type="string" calcext:value-type="string">
            <text:p>app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0" office:value-type="float" calcext:value-type="float">
            <text:p>150</text:p>
          </table:table-cell>
          <table:table-cell office:value-type="string" calcext:value-type="string">
            <text:p>di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1" office:value-type="float" calcext:value-type="float">
            <text:p>151</text:p>
          </table:table-cell>
          <table:table-cell office:value-type="string" calcext:value-type="string">
            <text:p>{getattr search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2" office:value-type="float" calcext:value-type="float">
            <text:p>152</text:p>
          </table:table-cell>
          <table:table-cell office:value-type="string" calcext:value-type="string">
            <text:p>zygo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3" office:value-type="float" calcext:value-type="float">
            <text:p>153</text:p>
          </table:table-cell>
          <table:table-cell office:value-type="string" calcext:value-type="string">
            <text:p>app_data_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4" office:value-type="float" calcext:value-type="float">
            <text:p>154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5" office:value-type="float" calcext:value-type="float">
            <text:p>155</text:p>
          </table:table-cell>
          <table:table-cell office:value-type="string" calcext:value-type="string">
            <text:p>{getattr open read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56" office:value-type="float" calcext:value-type="float">
            <text:p>156</text:p>
          </table:table-cell>
          <table:table-cell office:value-type="string" calcext:value-type="string">
            <text:p>socket-%1$08X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g.xmlpush.v3.j.j</text:p>
          </table:table-cell>
          <table:table-cell office:value="157" office:value-type="float" calcext:value-type="float">
            <text:p>157</text:p>
          </table:table-cell>
          <table:table-cell office:value-type="string" calcext:value-type="string">
            <text:p>supolicy --live "allow %s %s %s %s"</text:p>
            <text:p>org.xmlpush.v3.j.j;158;"</text:p>
            <text:p>org.xmlpush.v3.j.j;159;"supolicy --live "allow %s %s %s %s"</text:p>
            <text:p>org.xmlpush.v3.j.j;160;"</text:p>
            <text:p>org.xmlpush.v3.j.j;161;"supolicy --live "allow %s %s %s %s"</text:p>
            <text:p>org.xmlpush.v3.j.j;162;"</text:p>
            <text:p>org.xmlpush.v3.j.j;163;"ro.product.mod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4" office:value-type="float" calcext:value-type="float">
            <text:p>164</text:p>
          </table:table-cell>
          <table:table-cell office:value-type="string" calcext:value-type="string">
            <text:p>ro.product.bran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5" office:value-type="float" calcext:value-type="float">
            <text:p>165</text:p>
          </table:table-cell>
          <table:table-cell office:value-type="string" calcext:value-type="string">
            <text:p>ro.product.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6" office:value-type="float" calcext:value-type="float">
            <text:p>166</text:p>
          </table:table-cell>
          <table:table-cell office:value-type="string" calcext:value-type="string">
            <text:p>ro.product.devi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7" office:value-type="float" calcext:value-type="float">
            <text:p>167</text:p>
          </table:table-cell>
          <table:table-cell office:value-type="string" calcext:value-type="string">
            <text:p>ro.product.manufactur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8" office:value-type="float" calcext:value-type="float">
            <text:p>168</text:p>
          </table:table-cell>
          <table:table-cell office:value-type="string" calcext:value-type="string">
            <text:p>ro.build.fingerpri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69" office:value-type="float" calcext:value-type="float">
            <text:p>169</text:p>
          </table:table-cell>
          <table:table-cell office:value-type="string" calcext:value-type="string">
            <text:p>__%1$08x%2$08x_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0" office:value-type="float" calcext:value-type="float">
            <text:p>17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1" office:value-type="float" calcext:value-type="float">
            <text:p>171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2" office:value-type="float" calcext:value-type="float">
            <text:p>172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3" office:value-type="float" calcext:value-type="float">
            <text:p>173</text:p>
          </table:table-cell>
          <table:table-cell office:value-type="string" calcext:value-type="string">
            <text:p>android.os.Debu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4" office:value-type="float" calcext:value-type="float">
            <text:p>174</text:p>
          </table:table-cell>
          <table:table-cell office:value-type="string" calcext:value-type="string">
            <text:p>stopMethodTrac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5" office:value-type="float" calcext:value-type="float">
            <text:p>175</text:p>
          </table:table-cell>
          <table:table-cell office:value-type="string" calcext:value-type="string">
            <text:p>stopNativeTrac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6" office:value-type="float" calcext:value-type="float">
            <text:p>176</text:p>
          </table:table-cell>
          <table:table-cell office:value-type="string" calcext:value-type="string">
            <text:p>%s/%08x/ra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7" office:value-type="float" calcext:value-type="float">
            <text:p>177</text:p>
          </table:table-cell>
          <table:table-cell office:value-type="string" calcext:value-type="string">
            <text:p>%s/%08x/holyc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8" office:value-type="float" calcext:value-type="float">
            <text:p>178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79" office:value-type="float" calcext:value-type="float">
            <text:p>179</text:p>
          </table:table-cell>
          <table:table-cell office:value-type="string" calcext:value-type="string">
            <text:p>RANDSEED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0" office:value-type="float" calcext:value-type="float">
            <text:p>180</text:p>
          </table:table-cell>
          <table:table-cell office:value-type="string" calcext:value-type="string">
            <text:p>RANDSEED.0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1" office:value-type="float" calcext:value-type="float">
            <text:p>181</text:p>
          </table:table-cell>
          <table:table-cell office:value-type="string" calcext:value-type="string">
            <text:p>RANDSEED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2" office:value-type="float" calcext:value-type="float">
            <text:p>182</text:p>
          </table:table-cell>
          <table:table-cell office:value-type="string" calcext:value-type="string">
            <text:p>RANDSEED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3" office:value-type="float" calcext:value-type="float">
            <text:p>183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4" office:value-type="float" calcext:value-type="float">
            <text:p>184</text:p>
          </table:table-cell>
          <table:table-cell office:value-type="string" calcext:value-type="string">
            <text:p>%s%c%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5" office:value-type="float" calcext:value-type="float">
            <text:p>185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6" office:value-type="float" calcext:value-type="float">
            <text:p>186</text:p>
          </table:table-cell>
          <table:table-cell office:value-type="string" calcext:value-type="string">
            <text:p>su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7" office:value-type="float" calcext:value-type="float">
            <text:p>187</text:p>
          </table:table-cell>
          <table:table-cell office:value-type="string" calcext:value-type="string">
            <text:p>dumpsys deviceidle whitelist +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8" office:value-type="float" calcext:value-type="float">
            <text:p>188</text:p>
          </table:table-cell>
          <table:table-cell office:value-type="string" calcext:value-type="string">
            <text:p>setenforce 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89" office:value-type="float" calcext:value-type="float">
            <text:p>189</text:p>
          </table:table-cell>
          <table:table-cell office:value-type="string" calcext:value-type="string">
            <text:p>%s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0" office:value-type="float" calcext:value-type="float">
            <text:p>190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1" office:value-type="float" calcext:value-type="float">
            <text:p>19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2" office:value-type="float" calcext:value-type="float">
            <text:p>19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3" office:value-type="float" calcext:value-type="float">
            <text:p>193</text:p>
          </table:table-cell>
          <table:table-cell office:value-type="string" calcext:value-type="string">
            <text:p>%s/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4" office:value-type="float" calcext:value-type="float">
            <text:p>194</text:p>
          </table:table-cell>
          <table:table-cell office:value-type="string" calcext:value-type="string">
            <text:p>su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5" office:value-type="float" calcext:value-type="float">
            <text:p>195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6" office:value-type="float" calcext:value-type="float">
            <text:p>196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7" office:value-type="float" calcext:value-type="float">
            <text:p>197</text:p>
          </table:table-cell>
          <table:table-cell office:value-type="string" calcext:value-type="string">
            <text:p>uid=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8" office:value-type="float" calcext:value-type="float">
            <text:p>198</text:p>
          </table:table-cell>
          <table:table-cell office:value-type="string" calcext:value-type="string">
            <text:p>uid=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199" office:value-type="float" calcext:value-type="float">
            <text:p>199</text:p>
          </table:table-cell>
          <table:table-cell office:value-type="string" calcext:value-type="string">
            <text:p>android.os.SystemProperti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0" office:value-type="float" calcext:value-type="float">
            <text:p>200</text:p>
          </table:table-cell>
          <table:table-cell office:value-type="string" calcext:value-type="string">
            <text:p>g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1" office:value-type="float" calcext:value-type="float">
            <text:p>201</text:p>
          </table:table-cell>
          <table:table-cell office:value-type="string" calcext:value-type="string">
            <text:p>RAWDATA.0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2" office:value-type="float" calcext:value-type="float">
            <text:p>202</text:p>
          </table:table-cell>
          <table:table-cell office:value-type="string" calcext:value-type="string">
            <text:p>RAWDATA.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3" office:value-type="float" calcext:value-type="float">
            <text:p>203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4" office:value-type="float" calcext:value-type="float">
            <text:p>204</text:p>
          </table:table-cell>
          <table:table-cell office:value-type="string" calcext:value-type="string">
            <text:p>ro.serialn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5" office:value-type="float" calcext:value-type="float">
            <text:p>205</text:p>
          </table:table-cell>
          <table:table-cell office:value-type="string" calcext:value-type="string">
            <text:p>supolic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6" office:value-type="float" calcext:value-type="float">
            <text:p>206</text:p>
          </table:table-cell>
          <table:table-cell office:value-type="string" calcext:value-type="string">
            <text:p>deni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j</text:p>
          </table:table-cell>
          <table:table-cell office:value="207" office:value-type="float" calcext:value-type="float">
            <text:p>207</text:p>
          </table:table-cell>
          <table:table-cell office:value-type="string" calcext:value-type="string">
            <text:p>samsu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k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k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k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k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m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udi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p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p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j.p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US-ASCI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0" office:value-type="float" table:number-columns-repeated="2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connectiv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TART_TRACK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alar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EventBa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ataAvailab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8" office:value-type="float" calcext:value-type="float">
            <text:p>8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usagesta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GEOFECNE_TRIG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radi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transition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Geofence{name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, latitud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, longitud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, radius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, transitionTyp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enter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exit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dwell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, pendingIntent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geofences configu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o location manager foun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add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ignor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initialised 2.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remo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uninitiali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enter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enter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radi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transition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fu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0" office:value-type="float" calcext:value-type="float">
            <text:p>10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GEOFENCES_CONTENT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4" office:value-type="float" calcext:value-type="float">
            <text:p>14</text:p>
          </table:table-cell>
          <table:table-cell office:value="2" office:value-type="float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k.c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l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tmp5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l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l.a</text:p>
          </table:table-cell>
          <table:table-cell office:value="2" office:value-type="float" calcext:value-type="float">
            <text:p>2</text:p>
          </table:table-cell>
          <table:table-cell office:value="500" office:value-type="float" calcext:value-type="float">
            <text:p>5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l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ESSIONID=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oki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G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Exception 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Bad HTTP Error code 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intent.LOCATION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m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1" office:value-type="float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4" office:value-type="float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6" office:value-type="float" calcext:value-type="float">
            <text:p>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8" office:value-type="float" calcext:value-type="float">
            <text:p>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10" office:value-type="float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</text:p>
          </table:table-cell>
          <table:table-cell office:value="12" office:value-type="float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Saving full contact 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BEGIN: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VERSION:4.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N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;;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FN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1" office:value-type="float" calcext:value-type="float">
            <text:p>1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2" office:value-type="float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TEL;TYPE=cell,voice;VALUE=uri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4" office:value-type="float" calcext:value-type="float">
            <text:p>1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END: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Saving partial contact 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8" office:value-type="float" calcext:value-type="float">
            <text:p>1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19" office:value-type="float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21" office:value-type="float" calcext:value-type="float">
            <text:p>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22" office:value-type="float" calcext:value-type="float">
            <text:p>2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Contact{id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, map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hats.rowId ==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rg.xmlpush.v3.n.a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hats</text:p>
            <text:p>join Conversations using(conversationId)</text:p>
            <text:p>join Groups on Conversations.GroupId == Groups.Id</text:p>
            <text:p>join BBGContacts on Chats.PinAuthor == BBGContacts.Pin</text:p>
            <text:p>left outer join BBGRecords as BBGRecords2 on (Groups.Id == BBGRecords2.GroupId) and (BBGRecords2.TableId == 4)</text:p>
            <text:p>left outer join BBGContacts as BBGContacts2 on (BBGRecords2.Key == BBGContacts2.Pin) and (BBGRecords2.Key &lt;&gt; Chats.PinAuthor)</text:p>
            <text:p>left outer join BBGRecords on (Groups.Id == BBGRecords.GroupId) and (BBGRecords.Key == Chats.Time) and (BBGRecords.TableId == 102)</text:p>
            <text:p>left outer join Assets using(Key)</text:p>
            <text:p>left outer join ChatData using(Key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'g' || Chats.Key as 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'g' || Chats.ConversationId as 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Groups.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hats.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hats.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Chats.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BBGContacts.Name as Auth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group_concat(BBGContacts2.Name) as 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hats.TimeReceived as 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substr(BBGRecords.Value, 2) as Im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Assets.File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Assets.PreviewFile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substr(ChatData.Data, length(ChatData.Data) - 1) as Stick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hats.row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Chats.OrderId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BBGRecords.row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and Chats.Type == 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Assets.row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and Chats.Type == 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ChatData.row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and Chats.Type == 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Invalid combination of rowId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Invalid combination of rowIds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SmallFileTransf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Flag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Loc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File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Total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BytesTransfer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SuggestedFil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StickerPack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Stick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Contex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TextMessage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SmallFileTransf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SmallFileTransf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TextMessages.Timestamp*1000 as 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TextMessages.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TextMessages.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Flag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TextMessages.Flag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Conversations.Subject as 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Loc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Locations.Name as Loc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UsersA.DisplayName as 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group_concat(UsersB.DisplayName) as 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File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FileTransfers.Description as File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Total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Total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BytesTransfer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BytesTransfer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SuggestedFil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SuggestedFil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StickerPack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StickerPack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Stick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Stick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TextMessageContext.Message as 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8" office:value-type="float" calcext:value-type="float">
            <text:p>98</text:p>
          </table:table-cell>
          <table:table-cell office:value-type="string" calcext:value-type="string">
            <text:p>Contex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TextMessageContext.Type as ContextTyp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rg.xmlpush.v3.n.a.a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TextMessages</text:p>
            <text:p>left outer join Conversations using(ConversationId)</text:p>
            <text:p>join Participants ParticipantsA on TextMessages.ConversationId == ParticipantsA.ConversationId and TextMessages.ParticipantId == ParticipantsA.ParticipantId</text:p>
            <text:p>join Participants ParticipantsB on TextMessages.ConversationId == ParticipantsB.ConversationId and ParticipantsA.ParticipantId &lt;&gt; ParticipantsB.ParticipantId</text:p>
            <text:p>join Users UsersA on ParticipantsA.UserId == UsersA.UserId</text:p>
            <text:p>join Users UsersB on ParticipantsB.UserId == UsersB.UserId</text:p>
            <text:p>left outer join Locations using(LocationId)</text:p>
            <text:p>left outer join CallEvents using(CallEventId)</text:p>
            <text:p>left outer join TextMessageContext using(TextMessageContextId)</text:p>
            <text:p>left outer join Stickers using(StickerId)</text:p>
            <text:p>left outer join PictureTransfers on (PictureTransfers.PictureTransferId == TextMessages.PictureTransferId)</text:p>
            <text:p>left outer join FileTransfers on (PictureTransfers.SmallFileTransferId == FileTransfers.FileTransferId) or (TextMessages.FileTransferId == FileTransfers.FileTransferId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TextMessages.TextMessage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TextMessage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'c' || ChannelPost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6" office:value-type="float" calcext:value-type="float">
            <text:p>106</text:p>
          </table:table-cell>
          <table:table-cell office:value-type="string" calcext:value-type="string">
            <text:p>TimePos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7" office:value-type="float" calcext:value-type="float">
            <text:p>107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8" office:value-type="float" calcext:value-type="float">
            <text:p>108</text:p>
          </table:table-cell>
          <table:table-cell office:value-type="string" calcext:value-type="string">
            <text:p>'c' || Channel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0" office:value-type="float" calcext:value-type="float">
            <text:p>110</text:p>
          </table:table-cell>
          <table:table-cell office:value-type="string" calcext:value-type="string">
            <text:p>DisplayName as 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Title || ' ' || 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ChannelPosts.ImageUrl as 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6" office:value-type="float" calcext:value-type="float">
            <text:p>116</text:p>
          </table:table-cell>
          <table:table-cell office:value-type="string" calcext:value-type="string">
            <text:p>PostImage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7" office:value-type="float" calcext:value-type="float">
            <text:p>117</text:p>
          </table:table-cell>
          <table:table-cell office:value-type="string" calcext:value-type="string">
            <text:p>Flag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8" office:value-type="float" calcext:value-type="float">
            <text:p>118</text:p>
          </table:table-cell>
          <table:table-cell office:value-type="string" calcext:value-type="string">
            <text:p>IsSubscr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19" office:value-type="float" calcext:value-type="float">
            <text:p>119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0" office:value-type="float" calcext:value-type="float">
            <text:p>120</text:p>
          </table:table-cell>
          <table:table-cell office:value-type="string" calcext:value-type="string">
            <text:p>case IsSubscriber when 1 then DisplayName else (select DisplayName from Users where UserId == 0) end as 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1" office:value-type="float" calcext:value-type="float">
            <text:p>121</text:p>
          </table:table-cell>
          <table:table-cell office:value-type="string" calcext:value-type="string">
            <text:p>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2" office:value-type="float" calcext:value-type="float">
            <text:p>122</text:p>
          </table:table-cell>
          <table:table-cell office:value-type="string" calcext:value-type="string">
            <text:p>case IsSubscriber when 0 then DisplayName else (select DisplayName from Users where UserId == 0) end as Receiver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g.xmlpush.v3.n.a.a</text:p>
          </table:table-cell>
          <table:table-cell office:value="123" office:value-type="float" calcext:value-type="float">
            <text:p>123</text:p>
          </table:table-cell>
          <table:table-cell office:value-type="string" calcext:value-type="string">
            <text:p>ChannelPosts</text:p>
            <text:p>join Channels on ChannelPosts.ChannelDataId == Channels.ChannelId</text:p>
            <text:p>join ChannelData on Channels.ChannelId == ChannelData.ChannelDataId</text:p>
            <text:p>left outer join PostImages on PostImages.ExternalPostId == ChannelPosts.External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4" office:value-type="float" calcext:value-type="float">
            <text:p>124</text:p>
          </table:table-cell>
          <table:table-cell office:value-type="string" calcext:value-type="string">
            <text:p>ChannelPosts.ChannelPost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5" office:value-type="float" calcext:value-type="float">
            <text:p>125</text:p>
          </table:table-cell>
          <table:table-cell office:value-type="string" calcext:value-type="string">
            <text:p>Timestamp asc, TextMessageId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6" office:value-type="float" calcext:value-type="float">
            <text:p>126</text:p>
          </table:table-cell>
          <table:table-cell office:value-type="string" calcext:value-type="string">
            <text:p>TextMessages.FileTransfer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7" office:value-type="float" calcext:value-type="float">
            <text:p>127</text:p>
          </table:table-cell>
          <table:table-cell office:value-type="string" calcext:value-type="string">
            <text:p>PictureTransfers.SmallFileTransfer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8" office:value-type="float" calcext:value-type="float">
            <text:p>128</text:p>
          </table:table-cell>
          <table:table-cell office:value-type="string" calcext:value-type="string">
            <text:p>TextMessageContext.TextMessageContext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29" office:value-type="float" calcext:value-type="float">
            <text:p>129</text:p>
          </table:table-cell>
          <table:table-cell office:value-type="string" calcext:value-type="string">
            <text:p>Total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0" office:value-type="float" calcext:value-type="float">
            <text:p>130</text:p>
          </table:table-cell>
          <table:table-cell office:value-type="string" calcext:value-type="string">
            <text:p>Total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1" office:value-type="float" calcext:value-type="float">
            <text:p>131</text:p>
          </table:table-cell>
          <table:table-cell office:value-type="string" calcext:value-type="string">
            <text:p>BytesTransfer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2" office:value-type="float" calcext:value-type="float">
            <text:p>132</text:p>
          </table:table-cell>
          <table:table-cell office:value-type="string" calcext:value-type="string">
            <text:p>BytesTransfer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3" office:value-type="float" calcext:value-type="float">
            <text:p>133</text:p>
          </table:table-cell>
          <table:table-cell office:value-type="string" calcext:value-type="string">
            <text:p>Total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4" office:value-type="float" calcext:value-type="float">
            <text:p>134</text:p>
          </table:table-cell>
          <table:table-cell office:value-type="string" calcext:value-type="string">
            <text:p>BytesTransfer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5" office:value-type="float" calcext:value-type="float">
            <text:p>135</text:p>
          </table:table-cell>
          <table:table-cell office:value-type="string" calcext:value-type="string">
            <text:p>TextMessage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6" office:value-type="float" calcext:value-type="float">
            <text:p>136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7" office:value-type="float" calcext:value-type="float">
            <text:p>137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8" office:value-type="float" calcext:value-type="float">
            <text:p>138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39" office:value-type="float" calcext:value-type="float">
            <text:p>139</text:p>
          </table:table-cell>
          <table:table-cell office:value-type="string" calcext:value-type="string">
            <text:p>Flag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0" office:value-type="float" calcext:value-type="float">
            <text:p>140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1" office:value-type="float" calcext:value-type="float">
            <text:p>141</text:p>
          </table:table-cell>
          <table:table-cell office:value-type="string" calcext:value-type="string">
            <text:p>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2" office:value-type="float" calcext:value-type="float">
            <text:p>142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3" office:value-type="float" calcext:value-type="float">
            <text:p>143</text:p>
          </table:table-cell>
          <table:table-cell office:value-type="string" calcext:value-type="string">
            <text:p>dc5e288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4" office:value-type="float" calcext:value-type="float">
            <text:p>144</text:p>
          </table:table-cell>
          <table:table-cell office:value-type="string" calcext:value-type="string">
            <text:p>dc5e288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5" office:value-type="float" calcext:value-type="float">
            <text:p>145</text:p>
          </table:table-cell>
          <table:table-cell office:value-type="string" calcext:value-type="string">
            <text:p>dc5e288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6" office:value-type="float" calcext:value-type="float">
            <text:p>146</text:p>
          </table:table-cell>
          <table:table-cell office:value-type="string" calcext:value-type="string">
            <text:p>New Generation 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7" office:value-type="float" calcext:value-type="float">
            <text:p>147</text:p>
          </table:table-cell>
          <table:table-cell office:value-type="string" calcext:value-type="string">
            <text:p>dc5e288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8" office:value-type="float" calcext:value-type="float">
            <text:p>148</text:p>
          </table:table-cell>
          <table:table-cell office:value-type="string" calcext:value-type="string">
            <text:p>New Generation 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49" office:value-type="float" calcext:value-type="float">
            <text:p>149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0" office:value-type="float" calcext:value-type="float">
            <text:p>150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1" office:value-type="float" calcext:value-type="float">
            <text:p>151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2" office:value-type="float" calcext:value-type="float">
            <text:p>152</text:p>
          </table:table-cell>
          <table:table-cell office:value-type="string" calcext:value-type="string">
            <text:p>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3" office:value-type="float" calcext:value-type="float">
            <text:p>153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4" office:value-type="float" calcext:value-type="float">
            <text:p>154</text:p>
          </table:table-cell>
          <table:table-cell office:value-type="string" calcext:value-type="string">
            <text:p>image/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5" office:value-type="float" calcext:value-type="float">
            <text:p>155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6" office:value-type="float" calcext:value-type="float">
            <text:p>156</text:p>
          </table:table-cell>
          <table:table-cell office:value-type="string" calcext:value-type="string">
            <text:p>files/bbmcore/channels/?/postIm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7" office:value-type="float" calcext:value-type="float">
            <text:p>157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8" office:value-type="float" calcext:value-type="float">
            <text:p>158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59" office:value-type="float" calcext:value-type="float">
            <text:p>159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0" office:value-type="float" calcext:value-type="float">
            <text:p>160</text:p>
          </table:table-cell>
          <table:table-cell office:value-type="string" calcext:value-type="string">
            <text:p>image/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1" office:value-type="float" calcext:value-type="float">
            <text:p>161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2" office:value-type="float" calcext:value-type="float">
            <text:p>162</text:p>
          </table:table-cell>
          <table:table-cell office:value-type="string" calcext:value-type="string">
            <text:p>Loc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3" office:value-type="float" calcext:value-type="float">
            <text:p>163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4" office:value-type="float" calcext:value-type="float">
            <text:p>164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5" office:value-type="float" calcext:value-type="float">
            <text:p>165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6" office:value-type="float" calcext:value-type="float">
            <text:p>166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7" office:value-type="float" calcext:value-type="float">
            <text:p>167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8" office:value-type="float" calcext:value-type="float">
            <text:p>168</text:p>
          </table:table-cell>
          <table:table-cell office:value-type="string" calcext:value-type="string">
            <text:p>SuggestedFil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69" office:value-type="float" calcext:value-type="float">
            <text:p>169</text:p>
          </table:table-cell>
          <table:table-cell office:value-type="string" calcext:value-type="string">
            <text:p>File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0" office:value-type="float" calcext:value-type="float">
            <text:p>170</text:p>
          </table:table-cell>
          <table:table-cell office:value-type="string" calcext:value-type="string">
            <text:p>application/octet-stre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1" office:value-type="float" calcext:value-type="float">
            <text:p>171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2" office:value-type="float" calcext:value-type="float">
            <text:p>172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3" office:value-type="float" calcext:value-type="float">
            <text:p>173</text:p>
          </table:table-cell>
          <table:table-cell office:value-type="string" calcext:value-type="string">
            <text:p>files/bbmcore/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4" office:value-type="float" calcext:value-type="float">
            <text:p>174</text:p>
          </table:table-cell>
          <table:table-cell office:value-type="string" calcext:value-type="string">
            <text:p>SmallFileTransf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5" office:value-type="float" calcext:value-type="float">
            <text:p>175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6" office:value-type="float" calcext:value-type="float">
            <text:p>176</text:p>
          </table:table-cell>
          <table:table-cell office:value-type="string" calcext:value-type="string">
            <text:p>FileDescri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7" office:value-type="float" calcext:value-type="float">
            <text:p>177</text:p>
          </table:table-cell>
          <table:table-cell office:value-type="string" calcext:value-type="string">
            <text:p>SuggestedFil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8" office:value-type="float" calcext:value-type="float">
            <text:p>178</text:p>
          </table:table-cell>
          <table:table-cell office:value-type="string" calcext:value-type="string">
            <text:p>StickerPack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79" office:value-type="float" calcext:value-type="float">
            <text:p>179</text:p>
          </table:table-cell>
          <table:table-cell office:value-type="string" calcext:value-type="string">
            <text:p>Stick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0" office:value-type="float" calcext:value-type="float">
            <text:p>180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1" office:value-type="float" calcext:value-type="float">
            <text:p>181</text:p>
          </table:table-cell>
          <table:table-cell office:value-type="string" calcext:value-type="string">
            <text:p>files/bbmcore/stickers/?/ic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2" office:value-type="float" calcext:value-type="float">
            <text:p>182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3" office:value-type="float" calcext:value-type="float">
            <text:p>183</text:p>
          </table:table-cell>
          <table:table-cell office:value-type="string" calcext:value-type="string">
            <text:p>.p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4" office:value-type="float" calcext:value-type="float">
            <text:p>184</text:p>
          </table:table-cell>
          <table:table-cell office:value-type="string" calcext:value-type="string">
            <text:p>image/p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5" office:value-type="float" calcext:value-type="float">
            <text:p>185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6" office:value-type="float" calcext:value-type="float">
            <text:p>186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7" office:value-type="float" calcext:value-type="float">
            <text:p>187</text:p>
          </table:table-cell>
          <table:table-cell office:value-type="string" calcext:value-type="string">
            <text:p>Cancell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8" office:value-type="float" calcext:value-type="float">
            <text:p>188</text:p>
          </table:table-cell>
          <table:table-cell office:value-type="string" calcext:value-type="string">
            <text:p>Miss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89" office:value-type="float" calcext:value-type="float">
            <text:p>189</text:p>
          </table:table-cell>
          <table:table-cell office:value-type="string" calcext:value-type="string">
            <text:p>Connected VoIP call of %d secon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0" office:value-type="float" calcext:value-type="float">
            <text:p>190</text:p>
          </table:table-cell>
          <table:table-cell office:value-type="string" calcext:value-type="string">
            <text:p>PING!!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1" office:value-type="float" calcext:value-type="float">
            <text:p>191</text:p>
          </table:table-cell>
          <table:table-cell office:value-type="string" calcext:value-type="string">
            <text:p>Contex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2" office:value-type="float" calcext:value-type="float">
            <text:p>192</text:p>
          </table:table-cell>
          <table:table-cell office:value-type="string" calcext:value-type="string">
            <text:p>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3" office:value-type="float" calcext:value-type="float">
            <text:p>193</text:p>
          </table:table-cell>
          <table:table-cell office:value-type="string" calcext:value-type="string">
            <text:p>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4" office:value-type="float" calcext:value-type="float">
            <text:p>194</text:p>
          </table:table-cell>
          <table:table-cell office:value-type="string" calcext:value-type="string">
            <text:p>Context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5" office:value-type="float" calcext:value-type="float">
            <text:p>195</text:p>
          </table:table-cell>
          <table:table-cell office:value-type="string" calcext:value-type="string">
            <text:p>originalFil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6" office:value-type="float" calcext:value-type="float">
            <text:p>196</text:p>
          </table:table-cell>
          <table:table-cell office:value-type="string" calcext:value-type="string">
            <text:p>exten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7" office:value-type="float" calcext:value-type="float">
            <text:p>197</text:p>
          </table:table-cell>
          <table:table-cell office:value-type="string" calcext:value-type="string">
            <text:p>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8" office:value-type="float" calcext:value-type="float">
            <text:p>198</text:p>
          </table:table-cell>
          <table:table-cell office:value-type="string" calcext:value-type="string">
            <text:p>siz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199" office:value-type="float" calcext:value-type="float">
            <text:p>199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0" office:value-type="float" calcext:value-type="float">
            <text:p>200</text:p>
          </table:table-cell>
          <table:table-cell office:value-type="string" calcext:value-type="string">
            <text:p>Availab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1" office:value-type="float" calcext:value-type="float">
            <text:p>201</text:p>
          </table:table-cell>
          <table:table-cell office:value-type="string" calcext:value-type="string">
            <text:p>/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2" office:value-type="float" calcext:value-type="float">
            <text:p>202</text:p>
          </table:table-cell>
          <table:table-cell office:value-type="string" calcext:value-type="string">
            <text:p>video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3" office:value-type="float" calcext:value-type="float">
            <text:p>203</text:p>
          </table:table-cell>
          <table:table-cell office:value-type="string" calcext:value-type="string">
            <text:p>/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4" office:value-type="float" calcext:value-type="float">
            <text:p>204</text:p>
          </table:table-cell>
          <table:table-cell office:value-type="string" calcext:value-type="string">
            <text:p>image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5" office:value-type="float" calcext:value-type="float">
            <text:p>205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6" office:value-type="float" calcext:value-type="float">
            <text:p>206</text:p>
          </table:table-cell>
          <table:table-cell office:value-type="string" calcext:value-type="string">
            <text:p>files/bbmcore/bbmoj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7" office:value-type="float" calcext:value-type="float">
            <text:p>207</text:p>
          </table:table-cell>
          <table:table-cell office:value-type="string" calcext:value-type="string">
            <text:p>image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8" office:value-type="float" calcext:value-type="float">
            <text:p>208</text:p>
          </table:table-cell>
          <table:table-cell office:value-type="string" calcext:value-type="string">
            <text:p>conten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09" office:value-type="float" calcext:value-type="float">
            <text:p>209</text:p>
          </table:table-cell>
          <table:table-cell office:value-type="string" calcext:value-type="string">
            <text:p>asset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0" office:value-type="float" calcext:value-type="float">
            <text:p>210</text:p>
          </table:table-cell>
          <table:table-cell office:value-type="string" calcext:value-type="string">
            <text:p>Contac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1" office:value-type="float" calcext:value-type="float">
            <text:p>211</text:p>
          </table:table-cell>
          <table:table-cell office:value-type="string" calcext:value-type="string">
            <text:p>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2" office:value-type="float" calcext:value-type="float">
            <text:p>212</text:p>
          </table:table-cell>
          <table:table-cell office:value-type="string" calcext:value-type="string">
            <text:p>text/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3" office:value-type="float" calcext:value-type="float">
            <text:p>213</text:p>
          </table:table-cell>
          <table:table-cell office:value-type="string" calcext:value-type="string">
            <text:p>added file extension 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4" office:value-type="float" calcext:value-type="float">
            <text:p>214</text:p>
          </table:table-cell>
          <table:table-cell office:value-type="string" calcext:value-type="string">
            <text:p>added file exten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5" office:value-type="float" calcext:value-type="float">
            <text:p>215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6" office:value-type="float" calcext:value-type="float">
            <text:p>21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7" office:value-type="float" calcext:value-type="float">
            <text:p>217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8" office:value-type="float" calcext:value-type="float">
            <text:p>21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19" office:value-type="float" calcext:value-type="float">
            <text:p>219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0" office:value-type="float" calcext:value-type="float">
            <text:p>2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1" office:value-type="float" calcext:value-type="float">
            <text:p>221</text:p>
          </table:table-cell>
          <table:table-cell office:value-type="string" calcext:value-type="string">
            <text:p>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2" office:value-type="float" calcext:value-type="float">
            <text:p>222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3" office:value-type="float" calcext:value-type="float">
            <text:p>223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4" office:value-type="float" calcext:value-type="float">
            <text:p>224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5" office:value-type="float" calcext:value-type="float">
            <text:p>225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6" office:value-type="float" calcext:value-type="float">
            <text:p>226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7" office:value-type="float" calcext:value-type="float">
            <text:p>227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8" office:value-type="float" calcext:value-type="float">
            <text:p>228</text:p>
          </table:table-cell>
          <table:table-cell office:value-type="string" calcext:value-type="string">
            <text:p>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29" office:value-type="float" calcext:value-type="float">
            <text:p>229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0" office:value-type="float" calcext:value-type="float">
            <text:p>230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1" office:value-type="float" calcext:value-type="float">
            <text:p>231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2" office:value-type="float" calcext:value-type="float">
            <text:p>232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3" office:value-type="float" calcext:value-type="float">
            <text:p>233</text:p>
          </table:table-cell>
          <table:table-cell office:value-type="string" calcext:value-type="string">
            <text:p>Auth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4" office:value-type="float" calcext:value-type="float">
            <text:p>234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5" office:value-type="float" calcext:value-type="float">
            <text:p>235</text:p>
          </table:table-cell>
          <table:table-cell office:value-type="string" calcext:value-type="string">
            <text:p>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6" office:value-type="float" calcext:value-type="float">
            <text:p>236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7" office:value-type="float" calcext:value-type="float">
            <text:p>237</text:p>
          </table:table-cell>
          <table:table-cell office:value-type="string" calcext:value-type="string">
            <text:p>.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8" office:value-type="float" calcext:value-type="float">
            <text:p>238</text:p>
          </table:table-cell>
          <table:table-cell office:value-type="string" calcext:value-type="string">
            <text:p>Im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39" office:value-type="float" calcext:value-type="float">
            <text:p>239</text:p>
          </table:table-cell>
          <table:table-cell office:value-type="string" calcext:value-type="string">
            <text:p>image saved 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0" office:value-type="float" calcext:value-type="float">
            <text:p>240</text:p>
          </table:table-cell>
          <table:table-cell office:value-type="string" calcext:value-type="string">
            <text:p>image/j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1" office:value-type="float" calcext:value-type="float">
            <text:p>241</text:p>
          </table:table-cell>
          <table:table-cell office:value-type="string" calcext:value-type="string">
            <text:p>Image not se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2" office:value-type="float" calcext:value-type="float">
            <text:p>242</text:p>
          </table:table-cell>
          <table:table-cell office:value-type="string" calcext:value-type="string">
            <text:p>File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3" office:value-type="float" calcext:value-type="float">
            <text:p>243</text:p>
          </table:table-cell>
          <table:table-cell office:value-type="string" calcext:value-type="string">
            <text:p>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4" office:value-type="float" calcext:value-type="float">
            <text:p>244</text:p>
          </table:table-cell>
          <table:table-cell office:value-type="string" calcext:value-type="string">
            <text:p>application/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5" office:value-type="float" calcext:value-type="float">
            <text:p>245</text:p>
          </table:table-cell>
          <table:table-cell office:value-type="string" calcext:value-type="string">
            <text:p>image/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6" office:value-type="float" calcext:value-type="float">
            <text:p>246</text:p>
          </table:table-cell>
          <table:table-cell office:value-type="string" calcext:value-type="string">
            <text:p>image/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7" office:value-type="float" calcext:value-type="float">
            <text:p>247</text:p>
          </table:table-cell>
          <table:table-cell office:value-type="string" calcext:value-type="string">
            <text:p>audio/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8" office:value-type="float" calcext:value-type="float">
            <text:p>248</text:p>
          </table:table-cell>
          <table:table-cell office:value-type="string" calcext:value-type="string">
            <text:p>Previous messages expir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49" office:value-type="float" calcext:value-type="float">
            <text:p>249</text:p>
          </table:table-cell>
          <table:table-cell office:value-type="string" calcext:value-type="string">
            <text:p>Group stickers not yet suppor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0" office:value-type="float" calcext:value-type="float">
            <text:p>250</text:p>
          </table:table-cell>
          <table:table-cell office:value-type="string" calcext:value-type="string">
            <text:p>Us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1" office:value-type="float" calcext:value-type="float">
            <text:p>251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2" office:value-type="float" calcext:value-type="float">
            <text:p>252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3" office:value-type="float" calcext:value-type="float">
            <text:p>253</text:p>
          </table:table-cell>
          <table:table-cell office:value-type="string" calcext:value-type="string">
            <text:p>Pin is not 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4" office:value-type="float" calcext:value-type="float">
            <text:p>254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5" office:value-type="float" calcext:value-type="float">
            <text:p>255</text:p>
          </table:table-cell>
          <table:table-cell office:value-type="string" calcext:value-type="string">
            <text:p>files/bbmcore/master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6" office:value-type="float" calcext:value-type="float">
            <text:p>256</text:p>
          </table:table-cell>
          <table:table-cell office:value-type="string" calcext:value-type="string">
            <text:p>Text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7" office:value-type="float" calcext:value-type="float">
            <text:p>257</text:p>
          </table:table-cell>
          <table:table-cell office:value-type="string" calcext:value-type="string">
            <text:p>FileTransf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8" office:value-type="float" calcext:value-type="float">
            <text:p>258</text:p>
          </table:table-cell>
          <table:table-cell office:value-type="string" calcext:value-type="string">
            <text:p>PictureTransf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59" office:value-type="float" calcext:value-type="float">
            <text:p>259</text:p>
          </table:table-cell>
          <table:table-cell office:value-type="string" calcext:value-type="string">
            <text:p>TextMessageCon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0" office:value-type="float" calcext:value-type="float">
            <text:p>260</text:p>
          </table:table-cell>
          <table:table-cell office:value-type="string" calcext:value-type="string">
            <text:p>ChannelPos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1" office:value-type="float" calcext:value-type="float">
            <text:p>261</text:p>
          </table:table-cell>
          <table:table-cell office:value="-1" office:value-type="float" calcext:value-type="float">
            <text:p>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2" office:value-type="float" calcext:value-type="float">
            <text:p>262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3" office:value-type="float" calcext:value-type="float">
            <text:p>263</text:p>
          </table:table-cell>
          <table:table-cell office:value="-1" office:value-type="float" calcext:value-type="float">
            <text:p>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4" office:value-type="float" calcext:value-type="float">
            <text:p>264</text:p>
          </table:table-cell>
          <table:table-cell office:value="-1" office:value-type="float" calcext:value-type="float">
            <text:p>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5" office:value-type="float" calcext:value-type="float">
            <text:p>265</text:p>
          </table:table-cell>
          <table:table-cell office:value="-1" office:value-type="float" calcext:value-type="float">
            <text:p>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6" office:value-type="float" calcext:value-type="float">
            <text:p>266</text:p>
          </table:table-cell>
          <table:table-cell office:value="-1" office:value-type="float" calcext:value-type="float">
            <text:p>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7" office:value-type="float" calcext:value-type="float">
            <text:p>267</text:p>
          </table:table-cell>
          <table:table-cell office:value-type="string" calcext:value-type="string">
            <text:p>files/bbgroups/bbgroups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8" office:value-type="float" calcext:value-type="float">
            <text:p>268</text:p>
          </table:table-cell>
          <table:table-cell office:value-type="string" calcext:value-type="string">
            <text:p>Cha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69" office:value-type="float" calcext:value-type="float">
            <text:p>269</text:p>
          </table:table-cell>
          <table:table-cell office:value-type="string" calcext:value-type="string">
            <text:p>Asse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0" office:value-type="float" calcext:value-type="float">
            <text:p>270</text:p>
          </table:table-cell>
          <table:table-cell office:value-type="string" calcext:value-type="string">
            <text:p>BBGRecor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1" office:value-type="float" calcext:value-type="float">
            <text:p>271</text:p>
          </table:table-cell>
          <table:table-cell office:value-type="string" calcext:value-type="string">
            <text:p>Chat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2" office:value-type="float" calcext:value-type="float">
            <text:p>272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3" office:value-type="float" calcext:value-type="float">
            <text:p>273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4" office:value-type="float" calcext:value-type="float">
            <text:p>274</text:p>
          </table:table-cell>
          <table:table-cell office:value-type="string" calcext:value-type="string">
            <text:p>TextMessages join Participants ParticipantsSender on TextMessages.ConversationId == ParticipantsSender.ConversationId and TextMessages.ParticipantId == ParticipantsSender.ParticipantId join Participants ParticipantsReceiver on TextMessages.ConversationId == ParticipantsReceiver.ConversationId and ParticipantsSender.ParticipantId &lt;&gt; ParticipantsReceiver.ParticipantId join Users UsersSender on ParticipantsSender.UserId == UsersSender.UserId join Users UsersReceiver on ParticipantsReceiver.UserId == UsersReceiver.User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5" office:value-type="float" calcext:value-type="float">
            <text:p>275</text:p>
          </table:table-cell>
          <table:table-cell office:value-type="string" calcext:value-type="string">
            <text:p>TextMessages.Timestamp*1000 as Start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6" office:value-type="float" calcext:value-type="float">
            <text:p>276</text:p>
          </table:table-cell>
          <table:table-cell office:value-type="string" calcext:value-type="string">
            <text:p>TextMessages.Flags as 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7" office:value-type="float" calcext:value-type="float">
            <text:p>277</text:p>
          </table:table-cell>
          <table:table-cell office:value-type="string" calcext:value-type="string">
            <text:p>UsersSender.DisplayName as 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8" office:value-type="float" calcext:value-type="float">
            <text:p>278</text:p>
          </table:table-cell>
          <table:table-cell office:value-type="string" calcext:value-type="string">
            <text:p>group_concat(UsersReceiver.DisplayName) as 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79" office:value-type="float" calcext:value-type="float">
            <text:p>279</text:p>
          </table:table-cell>
          <table:table-cell office:value-type="string" calcext:value-type="string">
            <text:p>(select Duration from CallEvents where CallEventId == TextMessages.CallEventId) as 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0" office:value-type="float" calcext:value-type="float">
            <text:p>280</text:p>
          </table:table-cell>
          <table:table-cell office:value-type="string" calcext:value-type="string">
            <text:p>TextMessages.TextMessageId == ? and TextMessages.Type == 1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1" office:value-type="float" calcext:value-type="float">
            <text:p>281</text:p>
          </table:table-cell>
          <table:table-cell office:value-type="string" calcext:value-type="string">
            <text:p>TextMessages.TextMessage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2" office:value-type="float" calcext:value-type="float">
            <text:p>282</text:p>
          </table:table-cell>
          <table:table-cell office:value-type="string" calcext:value-type="string">
            <text:p>TextMessages.Timestamp asc, TextMessageId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3" office:value-type="float" calcext:value-type="float">
            <text:p>283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4" office:value-type="float" calcext:value-type="float">
            <text:p>284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5" office:value-type="float" calcext:value-type="float">
            <text:p>285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6" office:value-type="float" calcext:value-type="float">
            <text:p>286</text:p>
          </table:table-cell>
          <table:table-cell office:value-type="string" calcext:value-type="string">
            <text:p>Start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7" office:value-type="float" calcext:value-type="float">
            <text:p>287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8" office:value-type="float" calcext:value-type="float">
            <text:p>288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89" office:value-type="float" calcext:value-type="float">
            <text:p>289</text:p>
          </table:table-cell>
          <table:table-cell office:value-type="string" calcext:value-type="string">
            <text:p>Receiv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0" office:value-type="float" calcext:value-type="float">
            <text:p>290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1" office:value-type="float" calcext:value-type="float">
            <text:p>291</text:p>
          </table:table-cell>
          <table:table-cell office:value-type="string" calcext:value-type="string">
            <text:p>files/bbmcore/master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2" office:value-type="float" calcext:value-type="float">
            <text:p>292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3" office:value-type="float" calcext:value-type="float">
            <text:p>293</text:p>
          </table:table-cell>
          <table:table-cell office:value-type="string" calcext:value-type="string">
            <text:p>database dump fai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4" office:value-type="float" calcext:value-type="float">
            <text:p>294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5" office:value-type="float" calcext:value-type="float">
            <text:p>295</text:p>
          </table:table-cell>
          <table:table-cell office:value-type="string" calcext:value-type="string">
            <text:p>files/bbgroups/bbgroups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6" office:value-type="float" calcext:value-type="float">
            <text:p>296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7" office:value-type="float" calcext:value-type="float">
            <text:p>297</text:p>
          </table:table-cell>
          <table:table-cell office:value-type="string" calcext:value-type="string">
            <text:p>database dump fai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8" office:value-type="float" calcext:value-type="float">
            <text:p>298</text:p>
          </table:table-cell>
          <table:table-cell office:value-type="string" calcext:value-type="string">
            <text:p>files/bbmcore/master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299" office:value-type="float" calcext:value-type="float">
            <text:p>299</text:p>
          </table:table-cell>
          <table:table-cell office:value-type="string" calcext:value-type="string">
            <text:p>Text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0" office:value-type="float" calcext:value-type="float">
            <text:p>300</text:p>
          </table:table-cell>
          <table:table-cell office:value-type="string" calcext:value-type="string">
            <text:p>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1" office:value-type="float" calcext:value-type="float">
            <text:p>301</text:p>
          </table:table-cell>
          <table:table-cell office:value-type="string" calcext:value-type="string">
            <text:p>files/bbmcore/master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2" office:value-type="float" calcext:value-type="float">
            <text:p>302</text:p>
          </table:table-cell>
          <table:table-cell office:value-type="string" calcext:value-type="string">
            <text:p>Us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3" office:value-type="float" calcext:value-type="float">
            <text:p>303</text:p>
          </table:table-cell>
          <table:table-cell office:value-type="string" calcext:value-type="string">
            <text:p>files/bbmcore/master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4" office:value-type="float" calcext:value-type="float">
            <text:p>304</text:p>
          </table:table-cell>
          <table:table-cell office:value-type="string" calcext:value-type="string">
            <text:p>Text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5" office:value-type="float" calcext:value-type="float">
            <text:p>305</text:p>
          </table:table-cell>
          <table:table-cell office:value-type="string" calcext:value-type="string">
            <text:p>FileTransf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6" office:value-type="float" calcext:value-type="float">
            <text:p>306</text:p>
          </table:table-cell>
          <table:table-cell office:value-type="string" calcext:value-type="string">
            <text:p>PictureTransf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7" office:value-type="float" calcext:value-type="float">
            <text:p>307</text:p>
          </table:table-cell>
          <table:table-cell office:value-type="string" calcext:value-type="string">
            <text:p>TextMessageCon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8" office:value-type="float" calcext:value-type="float">
            <text:p>308</text:p>
          </table:table-cell>
          <table:table-cell office:value-type="string" calcext:value-type="string">
            <text:p>ChannelPos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09" office:value-type="float" calcext:value-type="float">
            <text:p>309</text:p>
          </table:table-cell>
          <table:table-cell office:value-type="string" calcext:value-type="string">
            <text:p>files/bbgroups/bbgroups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10" office:value-type="float" calcext:value-type="float">
            <text:p>310</text:p>
          </table:table-cell>
          <table:table-cell office:value-type="string" calcext:value-type="string">
            <text:p>Cha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11" office:value-type="float" calcext:value-type="float">
            <text:p>311</text:p>
          </table:table-cell>
          <table:table-cell office:value-type="string" calcext:value-type="string">
            <text:p>Asse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12" office:value-type="float" calcext:value-type="float">
            <text:p>312</text:p>
          </table:table-cell>
          <table:table-cell office:value-type="string" calcext:value-type="string">
            <text:p>BBGRecor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a.a</text:p>
          </table:table-cell>
          <table:table-cell office:value="313" office:value-type="float" calcext:value-type="float">
            <text:p>313</text:p>
          </table:table-cell>
          <table:table-cell office:value-type="string" calcext:value-type="string">
            <text:p>Chat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FBFir5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timestamp_ms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Faceboo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&amp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UTF-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tmp56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\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6" office:value-type="float" calcext:value-type="float">
            <text:p>1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timestamp_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8" office:value-type="float" calcext:value-type="float">
            <text:p>1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thread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1" office:value-type="float" calcext:value-type="float">
            <text:p>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user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4" office:value-type="float" calcext:value-type="float">
            <text:p>2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ONE_TO_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ONE_TO_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8" office:value-type="float" calcext:value-type="float">
            <text:p>2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29" office:value-type="float" calcext:value-type="float">
            <text:p>2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Faceboo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5" office:value-type="float" calcext:value-type="float">
            <text:p>35</text:p>
          </table:table-cell>
          <table:table-cell office:value="5612" office:value-type="float" calcext:value-type="float">
            <text:p>56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thread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thread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user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tmp56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shar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hre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u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q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timestamp_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1" office:value-type="float" calcext:value-type="float">
            <text:p>5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thread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sen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4" office:value-type="float" calcext:value-type="float">
            <text:p>5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user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7" office:value-type="float" calcext:value-type="float">
            <text:p>5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ONE_TO_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ONE_TO_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1" office:value-type="float" calcext:value-type="float">
            <text:p>6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2" office:value-type="float" calcext:value-type="float">
            <text:p>6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3" office:value-type="float" calcext:value-type="float">
            <text:p>6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Faceboo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8" office:value-type="float" calcext:value-type="float">
            <text:p>68</text:p>
          </table:table-cell>
          <table:table-cell office:value="5681" office:value-type="float" calcext:value-type="float">
            <text:p>56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/data/data/com.facebook.orca/databases/threads_db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com.facebook.orc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thread_us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timestamp_ms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thread_participan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7" office:value-type="float" calcext:value-type="float">
            <text:p>8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89" office:value-type="float" calcext:value-type="float">
            <text:p>8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user_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2" office:value-type="float" calcext:value-type="float">
            <text:p>9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3" office:value-type="float" calcext:value-type="float">
            <text:p>9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tmp56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Faceboo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8" office:value-type="float" calcext:value-type="float">
            <text:p>98</text:p>
          </table:table-cell>
          <table:table-cell office:value="5652" office:value-type="float" calcext:value-type="float">
            <text:p>56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b.a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File transfer %d/%d (%d%%)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ist.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user_mid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user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Insta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update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kHSSharedPreferenceKey_ProfileTab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usr_n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/data/data/com.futurebits.instamessage.free/shared_pref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com.futurebits.instamessage.fre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/data/data/com.futurebits.instamessage.free/shared_prefs/com.ihs.profile.xm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/data/data/com.futurebits.instamessage.free/databases/Person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/data/data/com.futurebits.instamessage.free/databases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Persona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USER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3" office:value-type="float" calcext:value-type="float">
            <text:p>2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C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5" office:value-type="float" calcext:value-type="float">
            <text:p>2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7" office:value-type="float" calcext:value-type="float">
            <text:p>2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usr_n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cty_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ctr_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2" office:value-type="float" calcext:value-type="float">
            <text:p>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3" office:value-type="float" calcext:value-type="float">
            <text:p>3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4" office:value-type="float" calcext:value-type="float">
            <text:p>3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tmp5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Insta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39" office:value-type="float" calcext:value-type="float">
            <text:p>39</text:p>
          </table:table-cell>
          <table:table-cell office:value="5651" office:value-type="float" calcext:value-type="float">
            <text:p>5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update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tmp56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sendBy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update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1" office:value-type="float" calcext:value-type="float">
            <text:p>5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2" office:value-type="float" calcext:value-type="float">
            <text:p>5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3" office:value-type="float" calcext:value-type="float">
            <text:p>53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4" office:value-type="float" calcext:value-type="float">
            <text:p>5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5" office:value-type="float" calcext:value-type="float">
            <text:p>5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6" office:value-type="float" calcext:value-type="float">
            <text:p>5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Insta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8" office:value-type="float" calcext:value-type="float">
            <text:p>58</text:p>
          </table:table-cell>
          <table:table-cell office:value="5611" office:value-type="float" calcext:value-type="float">
            <text:p>56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c.a</text:p>
          </table:table-cell>
          <table:table-cell office:value="60" office:value-type="float" calcext:value-type="float">
            <text:p>6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File transfer %d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File transfer %d/%d (%d%%)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File transfer %d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File transfer %d/%d (%d%%)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FileMessage{mediaTyp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, filename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7" office:value-type="float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8" office:value-type="float" calcext:value-type="float">
            <text:p>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, suggestedFilename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0" office:value-type="float" calcext:value-type="float">
            <text:p>0</text:p>
          </table:table-cell>
          <table:table-cell office:value="12" office:value-type="float" calcext:value-type="float">
            <text:p>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" office:value-type="float" calcext:value-type="float">
            <text:p>1</text:p>
          </table:table-cell>
          <table:table-cell office:value="24" office:value-type="float" calcext:value-type="float">
            <text:p>2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" office:value-type="float" calcext:value-type="float">
            <text:p>2</text:p>
          </table:table-cell>
          <table:table-cell office:value="18" office:value-type="float" calcext:value-type="float">
            <text:p>1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3" office:value-type="float" calcext:value-type="float">
            <text:p>3</text:p>
          </table:table-cell>
          <table:table-cell office:value="30" office:value-type="float" calcext:value-type="float">
            <text:p>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4" office:value-type="float" calcext:value-type="float">
            <text:p>4</text:p>
          </table:table-cell>
          <table:table-cell office:value="36" office:value-type="float" calcext:value-type="float">
            <text:p>3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5" office:value-type="float" calcext:value-type="float">
            <text:p>5</text:p>
          </table:table-cell>
          <table:table-cell office:value="12" office:value-type="float" calcext:value-type="float">
            <text:p>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6" office:value-type="float" calcext:value-type="float">
            <text:p>6</text:p>
          </table:table-cell>
          <table:table-cell office:value="48" office:value-type="float" calcext:value-type="float">
            <text:p>4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7" office:value-type="float" table:number-columns-repeated="2" calcext:value-type="float">
            <text:p>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8" office:value-type="float" calcext:value-type="float">
            <text:p>8</text:p>
          </table:table-cell>
          <table:table-cell office:value="35" office:value-type="float" calcext:value-type="float">
            <text:p>3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9" office:value-type="float" calcext:value-type="float">
            <text:p>9</text:p>
          </table:table-cell>
          <table:table-cell office:value="40" office:value-type="float" calcext:value-type="float">
            <text:p>4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0" office:value-type="float" calcext:value-type="float">
            <text:p>10</text:p>
          </table:table-cell>
          <table:table-cell office:value="17" office:value-type="float" calcext:value-type="float">
            <text:p>1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1" office:value-type="float" calcext:value-type="float">
            <text:p>11</text:p>
          </table:table-cell>
          <table:table-cell office:value="23" office:value-type="float" calcext:value-type="float">
            <text:p>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2" office:value-type="float" calcext:value-type="float">
            <text:p>12</text:p>
          </table:table-cell>
          <table:table-cell office:value="29" office:value-type="float" calcext:value-type="float">
            <text:p>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isab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ka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sull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va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mer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ky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jam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maddu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ton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hayd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pau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elija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AES/CBC/PKCS5Pad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unsupported encoding prefix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invalid user id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SHA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this_party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tart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ecryption of KakaoTalk database fai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start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this_party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raw_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raw_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nick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nick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contac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contac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cha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created_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chat_logs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chat_rooms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1" office:value-type="float" calcext:value-type="float">
            <text:p>31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PlusCh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DirectCh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O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MultiCh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chat_logs_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chat_logs_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attachm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(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49" office:value-type="float" calcext:value-type="float">
            <text:p>4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feed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invit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invi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to join the 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joined the 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l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l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m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m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SHA-25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thumbnailUr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thumbnailUr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conten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application/octet-stre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ur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getTargetExternalStorage: no external files parent directo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getTargetExternalStorage: no external files directo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invi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by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cancel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VoIP call ring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Connected VoIP call of %d secon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Cancell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databases/KakaoTalk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databases/KakaoTalk2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attach ? as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\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chat_logs join open_profile on open_profile.profile_type == 1 join chat_rooms on chat_logs.chat_id == chat_rooms.id join friends on other_party_id == friends.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8" office:value-type="float" calcext:value-type="float">
            <text:p>98</text:p>
          </table:table-cell>
          <table:table-cell office:value-type="string" calcext:value-type="string">
            <text:p>(case chat_logs.user_id when (select open_profile.user_id where open_profile.profile_type == 1) then 0 else 1 end) as 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chat_logs.created_at*1000 as start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(select open_profile.user_id where open_profile.profile_type == 1) as this_party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(select open_profile.nickname where open_profile.profile_type == 1) as 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substr(chat_rooms.members, 2, length(chat_rooms.members) - 2) as other_party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friends.name as 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friends.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chat_logs.type == 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6" office:value-type="float" calcext:value-type="float">
            <text:p>106</text:p>
          </table:table-cell>
          <table:table-cell office:value-type="string" calcext:value-type="string">
            <text:p>chat_logs.created_at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7" office:value-type="float" calcext:value-type="float">
            <text:p>107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8" office:value-type="float" calcext:value-type="float">
            <text:p>108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0" office:value-type="float" calcext:value-type="float">
            <text:p>110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databases/KakaoTalk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databases/KakaoTalk2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attach ? as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\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6" office:value-type="float" calcext:value-type="float">
            <text:p>116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7" office:value-type="float" calcext:value-type="float">
            <text:p>117</text:p>
          </table:table-cell>
          <table:table-cell office:value-type="string" calcext:value-type="string">
            <text:p>frien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8" office:value-type="float" calcext:value-type="float">
            <text:p>118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19" office:value-type="float" calcext:value-type="float">
            <text:p>119</text:p>
          </table:table-cell>
          <table:table-cell office:value-type="string" calcext:value-type="string">
            <text:p>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0" office:value-type="float" calcext:value-type="float">
            <text:p>120</text:p>
          </table:table-cell>
          <table:table-cell office:value-type="string" calcext:value-type="string">
            <text:p>raw_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1" office:value-type="float" calcext:value-type="float">
            <text:p>121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2" office:value-type="float" calcext:value-type="float">
            <text:p>122</text:p>
          </table:table-cell>
          <table:table-cell office:value-type="string" calcext:value-type="string">
            <text:p>nick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3" office:value-type="float" calcext:value-type="float">
            <text:p>123</text:p>
          </table:table-cell>
          <table:table-cell office:value-type="string" calcext:value-type="string">
            <text:p>contac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4" office:value-type="float" calcext:value-type="float">
            <text:p>124</text:p>
          </table:table-cell>
          <table:table-cell office:value-type="string" calcext:value-type="string">
            <text:p>en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5" office:value-type="float" calcext:value-type="float">
            <text:p>125</text:p>
          </table:table-cell>
          <table:table-cell office:value-type="string" calcext:value-type="string">
            <text:p>chat_logs join open_profile on open_profile.profile_type == 1 join chat_rooms on chat_logs.chat_id == chat_rooms.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6" office:value-type="float" calcext:value-type="float">
            <text:p>126</text:p>
          </table:table-cell>
          <table:table-cell office:value-type="string" calcext:value-type="string">
            <text:p>chat_logs.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7" office:value-type="float" calcext:value-type="float">
            <text:p>127</text:p>
          </table:table-cell>
          <table:table-cell office:value-type="string" calcext:value-type="string">
            <text:p>(case chat_logs.user_id when open_profile.user_id then 0 else 1 end) as 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8" office:value-type="float" calcext:value-type="float">
            <text:p>128</text:p>
          </table:table-cell>
          <table:table-cell office:value-type="string" calcext:value-type="string">
            <text:p>chat_logs.created_at * 1000 as created_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29" office:value-type="float" calcext:value-type="float">
            <text:p>129</text:p>
          </table:table-cell>
          <table:table-cell office:value-type="string" calcext:value-type="string">
            <text:p>open_profile.user_id as open_profile_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0" office:value-type="float" calcext:value-type="float">
            <text:p>130</text:p>
          </table:table-cell>
          <table:table-cell office:value-type="string" calcext:value-type="string">
            <text:p>open_profile.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1" office:value-type="float" calcext:value-type="float">
            <text:p>131</text:p>
          </table:table-cell>
          <table:table-cell office:value-type="string" calcext:value-type="string">
            <text:p>substr(chat_rooms.members, 2, length(chat_rooms.members) - 2) as 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2" office:value-type="float" calcext:value-type="float">
            <text:p>132</text:p>
          </table:table-cell>
          <table:table-cell office:value-type="string" calcext:value-type="string">
            <text:p>chat_rooms.type as chat_rooms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3" office:value-type="float" calcext:value-type="float">
            <text:p>133</text:p>
          </table:table-cell>
          <table:table-cell office:value-type="string" calcext:value-type="string">
            <text:p>chat_logs.type as chat_logs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4" office:value-type="float" calcext:value-type="float">
            <text:p>134</text:p>
          </table:table-cell>
          <table:table-cell office:value-type="string" calcext:value-type="string">
            <text:p>chat_logs.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5" office:value-type="float" calcext:value-type="float">
            <text:p>135</text:p>
          </table:table-cell>
          <table:table-cell office:value-type="string" calcext:value-type="string">
            <text:p>chat_logs.attachm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6" office:value-type="float" calcext:value-type="float">
            <text:p>136</text:p>
          </table:table-cell>
          <table:table-cell office:value-type="string" calcext:value-type="string">
            <text:p>chat_logs.cha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7" office:value-type="float" calcext:value-type="float">
            <text:p>137</text:p>
          </table:table-cell>
          <table:table-cell office:value-type="string" calcext:value-type="string">
            <text:p>chat_logs.user_id as chat_logs_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8" office:value-type="float" calcext:value-type="float">
            <text:p>138</text:p>
          </table:table-cell>
          <table:table-cell office:value-type="string" calcext:value-type="string">
            <text:p>chat_logs.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39" office:value-type="float" calcext:value-type="float">
            <text:p>139</text:p>
          </table:table-cell>
          <table:table-cell office:value-type="string" calcext:value-type="string">
            <text:p>chat_logs.created_at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40" office:value-type="float" calcext:value-type="float">
            <text:p>140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41" office:value-type="float" calcext:value-type="float">
            <text:p>141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d.b</text:p>
          </table:table-cell>
          <table:table-cell office:value="142" office:value-type="float" calcext:value-type="float">
            <text:p>142</text:p>
          </table:table-cell>
          <table:table-cell office:value-type="string" calcext:value-type="string">
            <text:p>Kakao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databases/naver_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hat_history join contacts on chat_history.chat_id == contacts.m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(case when chat_history.from_mid is null then 0 else 1 end) as 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hat_history.created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ontacts.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chat_history.type == 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chat_history.created_time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9" office:value-type="float" calcext:value-type="float">
            <text:p>9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reated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LFirst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reated_tim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tmp568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location_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location_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created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2" office:value-type="float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cha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from_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5" office:value-type="float" calcext:value-type="float">
            <text:p>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19" office:value-type="float" calcext:value-type="float">
            <text:p>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0" office:value-type="float" calcext:value-type="float">
            <text:p>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1" office:value-type="float" calcext:value-type="float">
            <text:p>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2" office:value-type="float" calcext:value-type="float">
            <text:p>2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4" office:value-type="float" calcext:value-type="float">
            <text:p>2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6" office:value-type="float" calcext:value-type="float">
            <text:p>2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7" office:value-type="float" calcext:value-type="float">
            <text:p>2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8" office:value-type="float" calcext:value-type="float">
            <text:p>28</text:p>
          </table:table-cell>
          <table:table-cell office:value="5683" office:value-type="float" calcext:value-type="float">
            <text:p>568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cha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cha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tmp56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39" office:value-type="float" calcext:value-type="float">
            <text:p>39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\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2" office:value-type="float" calcext:value-type="float">
            <text:p>4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created_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4" office:value-type="float" calcext:value-type="float">
            <text:p>4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cha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from_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7" office:value-type="float" calcext:value-type="float">
            <text:p>4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0" office:value-type="float" calcext:value-type="float">
            <text:p>50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2" office:value-type="float" calcext:value-type="float">
            <text:p>5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4" office:value-type="float" calcext:value-type="float">
            <text:p>5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5" office:value-type="float" calcext:value-type="float">
            <text:p>5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7" office:value-type="float" calcext:value-type="float">
            <text:p>5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59" office:value-type="float" calcext:value-type="float">
            <text:p>5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0" office:value-type="float" calcext:value-type="float">
            <text:p>6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1" office:value-type="float" calcext:value-type="float">
            <text:p>61</text:p>
          </table:table-cell>
          <table:table-cell office:value="5613" office:value-type="float" calcext:value-type="float">
            <text:p>561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/data/data/jp.naver.line.android/databases/naver_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group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membersh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chat_me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chat_histo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created_tim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1" office:value-type="float" calcext:value-type="float">
            <text:p>8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SERVER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3" office:value-type="float" calcext:value-type="float">
            <text:p>8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5" office:value-type="float" calcext:value-type="float">
            <text:p>8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m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8" office:value-type="float" calcext:value-type="float">
            <text:p>8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server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0" office:value-type="float" calcext:value-type="float">
            <text:p>9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1" office:value-type="float" calcext:value-type="float">
            <text:p>9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tmp565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6" office:value-type="float" calcext:value-type="float">
            <text:p>96</text:p>
          </table:table-cell>
          <table:table-cell office:value="5653" office:value-type="float" calcext:value-type="float">
            <text:p>565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e.b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0" office:value-type="float" calcext:value-type="float">
            <text:p>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1" office:value-type="float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2" office:value-type="float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META_DATA_ONLYMETA_DATA_ONL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4" office:value-type="float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%.6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6" office:value-type="float" calcext:value-type="float">
            <text:p>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%.6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LocationMessage{latitud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, longitud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atabas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s4l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s4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messagesv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nsp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rowId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8" office:value-type="float" calcext:value-type="float">
            <text:p>8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nsp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message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Event/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_isMy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reated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_isMy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ccount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B Path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ntact Cou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fileCou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k.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/data/data/com.skype.raider/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main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tmp56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" office:value-type="float" calcext:value-type="float">
            <text:p>8</text:p>
          </table:table-cell>
          <table:table-cell office:value="5631" office:value-type="float" calcext:value-type="float">
            <text:p>56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0" office:value-type="float" calcext:value-type="float">
            <text:p>10</text:p>
          </table:table-cell>
          <table:table-cell office:value="5631" office:value-type="float" calcext:value-type="float">
            <text:p>56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/data/data/com.skype.raider/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/data/data/com.skype.raider/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Conversa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Transf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tmp5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ACCOUN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29" office:value-type="float" calcext:value-type="float">
            <text:p>2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1" office:value-type="float" calcext:value-type="float">
            <text:p>3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ABOU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3" office:value-type="float" calcext:value-type="float">
            <text:p>3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EMAIL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5" office:value-type="float" calcext:value-type="float">
            <text:p>3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C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7" office:value-type="float" calcext:value-type="float">
            <text:p>3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PROVIN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39" office:value-type="float" calcext:value-type="float">
            <text:p>3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1" office:value-type="float" calcext:value-type="float">
            <text:p>4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skyp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full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abou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email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c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provin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49" office:value-type="float" calcext:value-type="float">
            <text:p>4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0" office:value-type="float" calcext:value-type="float">
            <text:p>5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1" office:value-type="float" calcext:value-type="float">
            <text:p>5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2" office:value-type="float" calcext:value-type="float">
            <text:p>5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3" office:value-type="float" calcext:value-type="float">
            <text:p>5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4" office:value-type="float" calcext:value-type="float">
            <text:p>5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5" office:value-type="float" calcext:value-type="float">
            <text:p>5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7" office:value-type="float" calcext:value-type="float">
            <text:p>57</text:p>
          </table:table-cell>
          <table:table-cell office:value="5651" office:value-type="float" calcext:value-type="float">
            <text:p>5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tmp56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body_xm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from_disp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cha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6" office:value-type="float" calcext:value-type="float">
            <text:p>6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auth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convo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0" office:value-type="float" calcext:value-type="float">
            <text:p>7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1" office:value-type="float" calcext:value-type="float">
            <text:p>7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2" office:value-type="float" calcext:value-type="float">
            <text:p>7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\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4" office:value-type="float" calcext:value-type="float">
            <text:p>7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5" office:value-type="float" calcext:value-type="float">
            <text:p>7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7" office:value-type="float" calcext:value-type="float">
            <text:p>77</text:p>
          </table:table-cell>
          <table:table-cell office:value="202" office:value-type="float" calcext:value-type="float">
            <text:p>20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tmp56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1" office:value-type="float" calcext:value-type="float">
            <text:p>8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2" office:value-type="float" calcext:value-type="float">
            <text:p>8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3" office:value-type="float" calcext:value-type="float">
            <text:p>8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4" office:value-type="float" calcext:value-type="float">
            <text:p>8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5" office:value-type="float" calcext:value-type="float">
            <text:p>8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7" office:value-type="float" calcext:value-type="float">
            <text:p>87</text:p>
          </table:table-cell>
          <table:table-cell office:value="5681" office:value-type="float" calcext:value-type="float">
            <text:p>56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89" office:value-type="float" calcext:value-type="float">
            <text:p>89</text:p>
          </table:table-cell>
          <table:table-cell office:value="5611" office:value-type="float" calcext:value-type="float">
            <text:p>56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file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start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convo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6" office:value-type="float" calcext:value-type="float">
            <text:p>96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8" office:value-type="float" calcext:value-type="float">
            <text:p>98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99" office:value-type="float" calcext:value-type="float">
            <text:p>9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c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OUTGO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k.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/data/data/com.skype.raider/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/data/data/com.skype.raider/databas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atabas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s4l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s4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SELECT name FROM sqlite_master WHERE type='table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/data/data/com.skype.raider/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miniprofilecach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conversa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ACCOUN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4" office:value-type="float" calcext:value-type="float">
            <text:p>2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6" office:value-type="float" calcext:value-type="float">
            <text:p>2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nsp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mr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d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d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1" office:value-type="float" calcext:value-type="float">
            <text:p>3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2" office:value-type="float" calcext:value-type="float">
            <text:p>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tmp5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7" office:value-type="float" calcext:value-type="float">
            <text:p>37</text:p>
          </table:table-cell>
          <table:table-cell office:value="5651" office:value-type="float" calcext:value-type="float">
            <text:p>56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nsp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con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2" office:value-type="float" calcext:value-type="float">
            <text:p>42</text:p>
          </table:table-cell>
          <table:table-cell office:value-type="string" table:style-name="ce74" calcext:value-type="string">
            <text:p>19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threa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_thread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nsp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message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Rich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RichText/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tmp56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5" office:value-type="float" calcext:value-type="float">
            <text:p>5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6" office:value-type="float" calcext:value-type="float">
            <text:p>5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7" office:value-type="float" calcext:value-type="float">
            <text:p>5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8" office:value-type="float" calcext:value-type="float">
            <text:p>5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59" office:value-type="float" calcext:value-type="float">
            <text:p>5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creat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cont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created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created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7" office:value-type="float" calcext:value-type="float">
            <text:p>67</text:p>
          </table:table-cell>
          <table:table-cell office:value-type="string" table:style-name="ce74" calcext:value-type="string">
            <text:p>8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8" office:value-type="float" calcext:value-type="float">
            <text:p>68</text:p>
          </table:table-cell>
          <table:table-cell office:value-type="string" table:style-name="ce74" calcext:value-type="string">
            <text:p>8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RichText/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Rich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cast.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3" office:value-type="float" calcext:value-type="float">
            <text:p>73</text:p>
          </table:table-cell>
          <table:table-cell office:value-type="string" table:style-name="ce74" calcext:value-type="string">
            <text:p>8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4" office:value-type="float" calcext:value-type="float">
            <text:p>74</text:p>
          </table:table-cell>
          <table:table-cell office:value-type="string" table:style-name="ce74" calcext:value-type="string">
            <text:p>19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threa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7" office:value-type="float" calcext:value-type="float">
            <text:p>77</text:p>
          </table:table-cell>
          <table:table-cell office:value-type="string" table:style-name="ce74" calcext:value-type="string">
            <text:p>8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79" office:value-type="float" calcext:value-type="float">
            <text:p>79</text:p>
          </table:table-cell>
          <table:table-cell office:value="5611" office:value-type="float" calcext:value-type="float">
            <text:p>561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tmp56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4" office:value-type="float" calcext:value-type="float">
            <text:p>8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5" office:value-type="float" calcext:value-type="float">
            <text:p>8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6" office:value-type="float" calcext:value-type="float">
            <text:p>8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7" office:value-type="float" calcext:value-type="float">
            <text:p>8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8" office:value-type="float" calcext:value-type="float">
            <text:p>8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89" office:value-type="float" calcext:value-type="float">
            <text:p>8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Sk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91" office:value-type="float" calcext:value-type="float">
            <text:p>91</text:p>
          </table:table-cell>
          <table:table-cell office:value="5681" office:value-type="float" calcext:value-type="float">
            <text:p>568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f.d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essage{, id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, conversationID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, conversationName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, tim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, direction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, senderName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, receiverName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, chatTyp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fil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" office:value-type="float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firs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last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messages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chats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hat_settings_inf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image/web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Android/data/org.telegram.messenger/cach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audio/x-wa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audio/m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image/j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application/vnd.openxmlformats-officedocument.wordprocessingml.docume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.wav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.mp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.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.doc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Telegram/Telegram Documen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audio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Telegram/Telegram Audi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Android/data/org.telegram.messenger/cach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image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Telegram/Telegram Im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video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Telegram/Telegram Vide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Telegram/Telegram Im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.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Android/data/org.telegram.messenger/cach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.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image/j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text/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0" office:value-type="float" calcext:value-type="float">
            <text:p>5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1" office:value-type="float" calcext:value-type="float">
            <text:p>5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2" office:value-type="float" calcext:value-type="float">
            <text:p>5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3" office:value-type="float" calcext:value-type="float">
            <text:p>5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Cancell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Miss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Connected VoIP call of %d secon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TL_message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(?&lt;!(^|[A-Z]))(?=[A-Z])|(?&lt;!^)(?=[A-Z][a-z]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59" office:value-type="float" calcext:value-type="float">
            <text:p>5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0" office:value-type="float" calcext:value-type="float">
            <text:p>6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Message encryp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Unknown 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messages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us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files/cache4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chat_settings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messages left outer join users ON ABS(messages.uid) == users.uid left outer join chats ON ABS(messages.uid) == chats.uid left outer jo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as chat_settings ON chats.uid == chat_settings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messages.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messages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messages.data as 'messages_data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users.data as 'users_data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chats.data as 'chats_data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chat_settings.info as 'chat_settings_info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messages.date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0" office:value-type="float" calcext:value-type="float">
            <text:p>80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messages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chats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chat_settings_inf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files/cache4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files/cache4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accou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cache4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chat_settings_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messages left outer join users ON ABS(messages.uid) == users.uid left outer join chats ON ABS(messages.uid) == chats.uid left outer jo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as chat_settings ON chats.uid == chat_settings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messages.m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messages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messages.data as 'messages_data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8" office:value-type="float" calcext:value-type="float">
            <text:p>98</text:p>
          </table:table-cell>
          <table:table-cell office:value-type="string" calcext:value-type="string">
            <text:p>users.data as 'users_data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chats.data as 'chats_data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chat_settings.info as 'chat_settings_info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messages.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Error with accoun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g.a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Telegr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Fir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IDs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4" office:value-type="float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5" office:value-type="float" calcext:value-type="float">
            <text:p>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new IDs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7" office:value-type="float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temporary file deleted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failed to delete temporary fil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Fir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IDs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4" office:value-type="float" calcext:value-type="float">
            <text:p>1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5" office:value-type="float" calcext:value-type="float">
            <text:p>1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new IDs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</text:p>
          </table:table-cell>
          <table:table-cell office:value="17" office:value-type="float" calcext:value-type="float">
            <text:p>1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nicknam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pos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isStatus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is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from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from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message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message.identity as 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pos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message.pos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message.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contacts.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message.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message.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message.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message.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isStatus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message.isStatus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is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0 as is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message join contacts using(identity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((message.outbox == 0) or (message.isQueued == 1)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and (message.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m_group_message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m_group_message.group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m_group.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pos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m_group_message.pos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m_group_message.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from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m_group_message.identity as from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from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ifnull(ifnull(fromContacts.publicNickName, fromContacts.firstName || ' ' || fromContacts.lastName), m_group_message.identity) as from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group_concat(ifnull(ifnull(otherContacts.publicNickName, otherContacts.firstName || ' ' || otherContacts.lastName), group_member.identity)) as 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m_group_message.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m_group_message.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m_group_message.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m_group_message.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isStatus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m_group_message.isStatus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is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1 as isGroup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org.xmlpush.v3.n.h.a</text:p>
          </table:table-cell>
          <table:table-cell office:value="73" office:value-type="float" calcext:value-type="float">
            <text:p>73</text:p>
          </table:table-cell>
          <table:table-cell office:value-type="string" calcext:value-type="string">
            <text:p>m_group_message</text:p>
            <text:p>join m_group on m_group_message.groupId == m_group.id</text:p>
            <text:p>join group_member using(groupId)</text:p>
            <text:p>left outer join contacts as fromContacts on m_group_message.identity == fromContacts.identity</text:p>
            <text:p>left outer join contacts as otherContacts on group_member.identity == otherContacts.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((m_group_message.outbox == 0) or (m_group_message.isQueued == 1)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and (m_group_message.id =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m_group_message.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postedAtUtc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isSav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isStatus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conversation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conversation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pos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memb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from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from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is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8" office:value-type="float" calcext:value-type="float">
            <text:p>98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files/key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image/j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.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6" office:value-type="float" calcext:value-type="float">
            <text:p>106</text:p>
          </table:table-cell>
          <table:table-cell office:value-type="string" calcext:value-type="string">
            <text:p>audio/m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7" office:value-type="float" calcext:value-type="float">
            <text:p>107</text:p>
          </table:table-cell>
          <table:table-cell office:value-type="string" calcext:value-type="string">
            <text:p>.mp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8" office:value-type="float" calcext:value-type="float">
            <text:p>108</text:p>
          </table:table-cell>
          <table:table-cell office:value-type="string" calcext:value-type="string">
            <text:p>video/mpe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.mp4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0" office:value-type="float" calcext:value-type="float">
            <text:p>110</text:p>
          </table:table-cell>
          <table:table-cell office:value-type="string" calcext:value-type="string">
            <text:p>application/octet-stre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loaded key from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6" office:value-type="float" calcext:value-type="float">
            <text:p>116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7" office:value-type="float" calcext:value-type="float">
            <text:p>117</text:p>
          </table:table-cell>
          <table:table-cell office:value-type="string" calcext:value-type="string">
            <text:p>Miss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8" office:value-type="float" calcext:value-type="float">
            <text:p>118</text:p>
          </table:table-cell>
          <table:table-cell office:value-type="string" calcext:value-type="string">
            <text:p>Connected VoIP call of %d second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19" office:value-type="float" calcext:value-type="float">
            <text:p>119</text:p>
          </table:table-cell>
          <table:table-cell office:value-type="string" calcext:value-type="string">
            <text:p>Reject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0" office:value-type="float" calcext:value-type="float">
            <text:p>120</text:p>
          </table:table-cell>
          <table:table-cell office:value-type="string" calcext:value-type="string">
            <text:p>Cancelled 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1" office:value-type="float" calcext:value-type="float">
            <text:p>121</text:p>
          </table:table-cell>
          <table:table-cell office:value-type="string" calcext:value-type="string">
            <text:p>Po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2" office:value-type="float" calcext:value-type="float">
            <text:p>122</text:p>
          </table:table-cell>
          <table:table-cell office:value-type="string" calcext:value-type="string">
            <text:p>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3" office:value-type="float" calcext:value-type="float">
            <text:p>123</text:p>
          </table:table-cell>
          <table:table-cell office:value-type="string" calcext:value-type="string">
            <text:p>fir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4" office:value-type="float" calcext:value-type="float">
            <text:p>124</text:p>
          </table:table-cell>
          <table:table-cell office:value-type="string" calcext:value-type="string">
            <text:p>fir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5" office:value-type="float" calcext:value-type="float">
            <text:p>125</text:p>
          </table:table-cell>
          <table:table-cell office:value-type="string" calcext:value-type="string">
            <text:p>la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6" office:value-type="float" calcext:value-type="float">
            <text:p>126</text:p>
          </table:table-cell>
          <table:table-cell office:value-type="string" calcext:value-type="string">
            <text:p>la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7" office:value-type="float" calcext:value-type="float">
            <text:p>127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8" office:value-type="float" calcext:value-type="float">
            <text:p>128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29" office:value-type="float" calcext:value-type="float">
            <text:p>129</text:p>
          </table:table-cell>
          <table:table-cell office:value-type="string" calcext:value-type="string">
            <text:p>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0" office:value-type="float" calcext:value-type="float">
            <text:p>130</text:p>
          </table:table-cell>
          <table:table-cell office:value-type="string" calcext:value-type="string">
            <text:p>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1" office:value-type="float" calcext:value-type="float">
            <text:p>131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2" office:value-type="float" calcext:value-type="float">
            <text:p>132</text:p>
          </table:table-cell>
          <table:table-cell office:value-type="string" calcext:value-type="string">
            <text:p>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3" office:value-type="float" calcext:value-type="float">
            <text:p>133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4" office:value-type="float" calcext:value-type="float">
            <text:p>134</text:p>
          </table:table-cell>
          <table:table-cell office:value-type="string" calcext:value-type="string">
            <text:p>identity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5" office:value-type="float" calcext:value-type="float">
            <text:p>135</text:p>
          </table:table-cell>
          <table:table-cell office:value-type="string" calcext:value-type="string">
            <text:p>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6" office:value-type="float" calcext:value-type="float">
            <text:p>136</text:p>
          </table:table-cell>
          <table:table-cell office:value-type="string" calcext:value-type="string">
            <text:p>fir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7" office:value-type="float" calcext:value-type="float">
            <text:p>137</text:p>
          </table:table-cell>
          <table:table-cell office:value-type="string" calcext:value-type="string">
            <text:p>last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8" office:value-type="float" calcext:value-type="float">
            <text:p>138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39" office:value-type="float" calcext:value-type="float">
            <text:p>139</text:p>
          </table:table-cell>
          <table:table-cell office:value-type="string" calcext:value-type="string">
            <text:p>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0" office:value-type="float" calcext:value-type="float">
            <text:p>140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1" office:value-type="float" calcext:value-type="float">
            <text:p>141</text:p>
          </table:table-cell>
          <table:table-cell office:value-type="string" calcext:value-type="string">
            <text:p>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2" office:value-type="float" calcext:value-type="float">
            <text:p>142</text:p>
          </table:table-cell>
          <table:table-cell office:value-type="string" calcext:value-type="string">
            <text:p>m_group_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3" office:value-type="float" calcext:value-type="float">
            <text:p>14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4" office:value-type="float" calcext:value-type="float">
            <text:p>144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5" office:value-type="float" calcext:value-type="float">
            <text:p>145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6" office:value-type="float" calcext:value-type="float">
            <text:p>146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7" office:value-type="float" calcext:value-type="float">
            <text:p>147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8" office:value-type="float" calcext:value-type="float">
            <text:p>148</text:p>
          </table:table-cell>
          <table:table-cell office:value-type="string" calcext:value-type="string">
            <text:p>message join contacts on message.identity == contacts.ident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49" office:value-type="float" calcext:value-type="float">
            <text:p>149</text:p>
          </table:table-cell>
          <table:table-cell office:value-type="string" calcext:value-type="string">
            <text:p>message.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0" office:value-type="float" calcext:value-type="float">
            <text:p>150</text:p>
          </table:table-cell>
          <table:table-cell office:value-type="string" calcext:value-type="string">
            <text:p>message.crea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1" office:value-type="float" calcext:value-type="float">
            <text:p>151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2" office:value-type="float" calcext:value-type="float">
            <text:p>152</text:p>
          </table:table-cell>
          <table:table-cell office:value-type="string" calcext:value-type="string">
            <text:p>' as this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3" office:value-type="float" calcext:value-type="float">
            <text:p>153</text:p>
          </table:table-cell>
          <table:table-cell office:value-type="string" calcext:value-type="string">
            <text:p>contacts.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4" office:value-type="float" calcext:value-type="float">
            <text:p>154</text:p>
          </table:table-cell>
          <table:table-cell office:value-type="string" calcext:value-type="string">
            <text:p>message.type == 9 and message.id ==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5" office:value-type="float" calcext:value-type="float">
            <text:p>155</text:p>
          </table:table-cell>
          <table:table-cell office:value-type="string" calcext:value-type="string">
            <text:p>message.createdAtUtc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6" office:value-type="float" calcext:value-type="float">
            <text:p>156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7" office:value-type="float" calcext:value-type="float">
            <text:p>157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8" office:value-type="float" calcext:value-type="float">
            <text:p>158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59" office:value-type="float" calcext:value-type="float">
            <text:p>159</text:p>
          </table:table-cell>
          <table:table-cell office:value-type="string" calcext:value-type="string">
            <text:p>createdAtUt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0" office:value-type="float" calcext:value-type="float">
            <text:p>160</text:p>
          </table:table-cell>
          <table:table-cell office:value-type="string" calcext:value-type="string">
            <text:p>outbo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1" office:value-type="float" calcext:value-type="float">
            <text:p>161</text:p>
          </table:table-cell>
          <table:table-cell office:value-type="string" calcext:value-type="string">
            <text:p>this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2" office:value-type="float" calcext:value-type="float">
            <text:p>162</text:p>
          </table:table-cell>
          <table:table-cell office:value-type="string" calcext:value-type="string">
            <text:p>public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3" office:value-type="float" calcext:value-type="float">
            <text:p>163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4" office:value-type="float" calcext:value-type="float">
            <text:p>164</text:p>
          </table:table-cell>
          <table:table-cell office:value-type="string" calcext:value-type="string">
            <text:p>databases/threem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5" office:value-type="float" calcext:value-type="float">
            <text:p>165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6" office:value-type="float" calcext:value-type="float">
            <text:p>166</text:p>
          </table:table-cell>
          <table:table-cell office:value-type="string" calcext:value-type="string">
            <text:p>database dump fai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7" office:value-type="float" calcext:value-type="float">
            <text:p>167</text:p>
          </table:table-cell>
          <table:table-cell office:value-type="string" calcext:value-type="string">
            <text:p>databases/threem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8" office:value-type="float" calcext:value-type="float">
            <text:p>168</text:p>
          </table:table-cell>
          <table:table-cell office:value-type="string" calcext:value-type="string">
            <text:p>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69" office:value-type="float" calcext:value-type="float">
            <text:p>169</text:p>
          </table:table-cell>
          <table:table-cell office:value-type="string" calcext:value-type="string">
            <text:p>Threem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70" office:value-type="float" calcext:value-type="float">
            <text:p>170</text:p>
          </table:table-cell>
          <table:table-cell office:value-type="string" calcext:value-type="string">
            <text:p>databases/threem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71" office:value-type="float" calcext:value-type="float">
            <text:p>171</text:p>
          </table:table-cell>
          <table:table-cell office:value-type="string" calcext:value-type="string">
            <text:p>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72" office:value-type="float" calcext:value-type="float">
            <text:p>172</text:p>
          </table:table-cell>
          <table:table-cell office:value-type="string" calcext:value-type="string">
            <text:p>databases/threem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73" office:value-type="float" calcext:value-type="float">
            <text:p>173</text:p>
          </table:table-cell>
          <table:table-cell office:value-type="string" calcext:value-type="string">
            <text:p>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a</text:p>
          </table:table-cell>
          <table:table-cell office:value="174" office:value-type="float" calcext:value-type="float">
            <text:p>174</text:p>
          </table:table-cell>
          <table:table-cell office:value-type="string" calcext:value-type="string">
            <text:p>m_group_mess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ES/CBC/PKCS5Pad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Bad encrypted file (invalid IV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rrupt ke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h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SHA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databases/viber_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messages_calls join conversations on messages_calls.conversation_id == conversations._id join participants as participants_this on ((conversations.participant_id_1 == participants_this._id) or (conversations.participant_id_2 == participants_this._id) or (conversations.participant_id_3 == participants_this._id) or (conversations.participant_id_4 == participants_this._id)) and <text:s/>(participants_this._id == 1) join participants as participants_other on ((conversations.participant_id_1 == participants_other._id) or (conversations.participant_id_2 == participants_other._id) or (conversations.participant_id_3 == participants_other._id) or (conversations.participant_id_4 == participants_other._id)) and <text:s/>(participants_other._id &lt;&gt; 1) join participants_info as participants_info_this on participants_this.participant_info_id == participants_info_this._id join participants_info as participants_info_other on participants_other.participant_info_id == participants_info_other.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messages_calls.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messages_calls.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participants_info_this.display_name as 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group_concat(participants_info_other.display_name) as 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messages_calls.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messages_calls.date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0" office:value-type="float" calcext:value-type="float">
            <text:p>10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VFir5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msg_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msg_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" office:value-type="float" calcext:value-type="float">
            <text:p>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onversation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send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group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extra_m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extra_ur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6" office:value-type="float" calcext:value-type="float">
            <text:p>16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file:///storage/emulated/0/Android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/sdcard/Android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9" office:value-type="float" calcext:value-type="float">
            <text:p>19</text:p>
          </table:table-cell>
          <table:table-cell office:value="3" office:value-type="float" calcext:value-type="float">
            <text:p>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0" office:value-type="float" calcext:value-type="float">
            <text:p>20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file:///storage/emulated/0/viber/media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/sdcard/viber/media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3" office:value-type="float" calcext:value-type="float">
            <text:p>23</text:p>
          </table:table-cell>
          <table:table-cell office:value="10" office:value-type="float" calcext:value-type="float">
            <text:p>1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file:///storage/emulated/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/sd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6" office:value-type="float" calcext:value-type="float">
            <text:p>26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7" office:value-type="float" calcext:value-type="float">
            <text:p>27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tmp56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2" office:value-type="float" calcext:value-type="float">
            <text:p>32</text:p>
          </table:table-cell>
          <table:table-cell office:value="5631" office:value-type="float" calcext:value-type="float">
            <text:p>56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file:///storage/emulated/0/viber/media/Viber%20Video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/sdcard/viber/media/Viber Video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/sdcard/Download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OUTGO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0" office:value-type="float" calcext:value-type="float">
            <text:p>40</text:p>
          </table:table-cell>
          <table:table-cell office:value="5631" office:value-type="float" calcext:value-type="float">
            <text:p>563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group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4" office:value-type="float" calcext:value-type="float">
            <text:p>44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participant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7" office:value-type="float" calcext:value-type="float">
            <text:p>47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8" office:value-type="float" calcext:value-type="float">
            <text:p>48</text:p>
          </table:table-cell>
          <table:table-cell office:value-type="string" calcext:value-type="string">
            <text:p>tmp568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extra_m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1" office:value-type="float" calcext:value-type="float">
            <text:p>51</text:p>
          </table:table-cell>
          <table:table-cell office:value="5" office:value-type="float" calcext:value-type="float">
            <text:p>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location_l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location_l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msg_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6" office:value-type="float" calcext:value-type="float">
            <text:p>5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conversation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send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group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1" office:value-type="float" calcext:value-type="float">
            <text:p>6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2" office:value-type="float" calcext:value-type="float">
            <text:p>62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3" office:value-type="float" calcext:value-type="float">
            <text:p>63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4" office:value-type="float" calcext:value-type="float">
            <text:p>6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5" office:value-type="float" calcext:value-type="float">
            <text:p>6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6" office:value-type="float" calcext:value-type="float">
            <text:p>6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7" office:value-type="float" calcext:value-type="float">
            <text:p>6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69" office:value-type="float" calcext:value-type="float">
            <text:p>6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2" office:value-type="float" calcext:value-type="float">
            <text:p>72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3" office:value-type="float" calcext:value-type="float">
            <text:p>7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4" office:value-type="float" calcext:value-type="float">
            <text:p>7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6" office:value-type="float" calcext:value-type="float">
            <text:p>76</text:p>
          </table:table-cell>
          <table:table-cell office:value="5682" office:value-type="float" calcext:value-type="float">
            <text:p>568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tmp56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One on 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extra_m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4" office:value-type="float" calcext:value-type="float">
            <text:p>84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\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6" office:value-type="float" calcext:value-type="float">
            <text:p>8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msg_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8" office:value-type="float" calcext:value-type="float">
            <text:p>8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conversation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send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extra_m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2" office:value-type="float" calcext:value-type="float">
            <text:p>92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us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group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5" office:value-type="float" calcext:value-type="float">
            <text:p>9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6" office:value-type="float" calcext:value-type="float">
            <text:p>96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7" office:value-type="float" calcext:value-type="float">
            <text:p>97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8" office:value-type="float" calcext:value-type="float">
            <text:p>9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99" office:value-type="float" calcext:value-type="float">
            <text:p>9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0" office:value-type="float" calcext:value-type="float">
            <text:p>1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2" office:value-type="float" calcext:value-type="float">
            <text:p>10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5" office:value-type="float" calcext:value-type="float">
            <text:p>105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6" office:value-type="float" calcext:value-type="float">
            <text:p>10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7" office:value-type="float" calcext:value-type="float">
            <text:p>107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8" office:value-type="float" calcext:value-type="float">
            <text:p>10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0" office:value-type="float" calcext:value-type="float">
            <text:p>110</text:p>
          </table:table-cell>
          <table:table-cell office:value="5612" office:value-type="float" calcext:value-type="float">
            <text:p>56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6" office:value-type="float" calcext:value-type="float">
            <text:p>116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7" office:value-type="float" calcext:value-type="float">
            <text:p>117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8" office:value-type="float" calcext:value-type="float">
            <text:p>118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19" office:value-type="float" calcext:value-type="float">
            <text:p>119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0" office:value-type="float" calcext:value-type="float">
            <text:p>12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1" office:value-type="float" calcext:value-type="float">
            <text:p>12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2" office:value-type="float" calcext:value-type="float">
            <text:p>12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3" office:value-type="float" calcext:value-type="float">
            <text:p>123</text:p>
          </table:table-cell>
          <table:table-cell office:value-type="string" calcext:value-type="string">
            <text:p>/data/data/com.viber.voip/databases/viber_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4" office:value-type="float" calcext:value-type="float">
            <text:p>124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5" office:value-type="float" calcext:value-type="float">
            <text:p>125</text:p>
          </table:table-cell>
          <table:table-cell office:value-type="string" calcext:value-type="string">
            <text:p>conversa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6" office:value-type="float" calcext:value-type="float">
            <text:p>126</text:p>
          </table:table-cell>
          <table:table-cell office:value-type="string" calcext:value-type="string">
            <text:p>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7" office:value-type="float" calcext:value-type="float">
            <text:p>127</text:p>
          </table:table-cell>
          <table:table-cell office:value-type="string" calcext:value-type="string">
            <text:p>msg_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8" office:value-type="float" calcext:value-type="float">
            <text:p>128</text:p>
          </table:table-cell>
          <table:table-cell office:value-type="string" calcext:value-type="string">
            <text:p>participants_inf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29" office:value-type="float" calcext:value-type="float">
            <text:p>129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0" office:value-type="float" calcext:value-type="float">
            <text:p>13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1" office:value-type="float" calcext:value-type="float">
            <text:p>131</text:p>
          </table:table-cell>
          <table:table-cell office:value-type="string" calcext:value-type="string">
            <text:p>PHONE_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2" office:value-type="float" calcext:value-type="float">
            <text:p>13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3" office:value-type="float" calcext:value-type="float">
            <text:p>133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4" office:value-type="float" calcext:value-type="float">
            <text:p>134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5" office:value-type="float" calcext:value-type="float">
            <text:p>135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6" office:value-type="float" calcext:value-type="float">
            <text:p>136</text:p>
          </table:table-cell>
          <table:table-cell office:value-type="string" calcext:value-type="string">
            <text:p>member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7" office:value-type="float" calcext:value-type="float">
            <text:p>137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8" office:value-type="float" calcext:value-type="float">
            <text:p>13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39" office:value-type="float" calcext:value-type="float">
            <text:p>13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0" office:value-type="float" calcext:value-type="float">
            <text:p>14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1" office:value-type="float" calcext:value-type="float">
            <text:p>141</text:p>
          </table:table-cell>
          <table:table-cell office:value-type="string" calcext:value-type="string">
            <text:p>tmp56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2" office:value-type="float" calcext:value-type="float">
            <text:p>142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3" office:value-type="float" calcext:value-type="float">
            <text:p>143</text:p>
          </table:table-cell>
          <table:table-cell office:value-type="string" calcext:value-type="string">
            <text:p>Vi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4" office:value-type="float" calcext:value-type="float">
            <text:p>144</text:p>
          </table:table-cell>
          <table:table-cell office:value="5652" office:value-type="float" calcext:value-type="float">
            <text:p>565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i.b</text:p>
          </table:table-cell>
          <table:table-cell office:value="145" office:value-type="float" calcext:value-type="float">
            <text:p>145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j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tencent.m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j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WeCh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no root access gran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initialised 3.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image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audio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video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text/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text/x-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saving messag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8" office:value-type="float" calcext:value-type="float">
            <text:p>8</text:p>
          </table:table-cell>
          <table:table-cell office:value="561" office:value-type="float" calcext:value-type="float">
            <text:p>56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found %d contacts: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0" office:value-type="float" calcext:value-type="float">
            <text:p>10</text:p>
          </table:table-cell>
          <table:table-cell office:value="565" office:value-type="float" calcext:value-type="float">
            <text:p>56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total bytes to upload: %,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ignoring %d 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found %d messages: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ignoring %d messag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saving messag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6" office:value-type="float" calcext:value-type="float">
            <text:p>16</text:p>
          </table:table-cell>
          <table:table-cell office:value="563" office:value-type="float" calcext:value-type="float">
            <text:p>5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total bytes to upload: %,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8" office:value-type="float" calcext:value-type="float">
            <text:p>18</text:p>
          </table:table-cell>
          <table:table-cell office:value="563" office:value-type="float" calcext:value-type="float">
            <text:p>5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saving message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20" office:value-type="float" calcext:value-type="float">
            <text:p>20</text:p>
          </table:table-cell>
          <table:table-cell office:value="568" office:value-type="float" calcext:value-type="float">
            <text:p>56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uninitiali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registration_j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registration_jid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j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given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given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famil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famil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key_remote_j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subjec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media_wa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receipt_server_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@g.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media_mime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@broadca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image/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thumb_im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/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5" office:value-type="float" calcext:value-type="float">
            <text:p>35</text:p>
          </table:table-cell>
          <table:table-cell office:value-type="string" calcext:value-type="string">
            <text:p>thumb_im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6" office:value-type="float" calcext:value-type="float">
            <text:p>36</text:p>
          </table:table-cell>
          <table:table-cell office:value-type="string" calcext:value-type="string">
            <text:p>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7" office:value-type="float" calcext:value-type="float">
            <text:p>37</text:p>
          </table:table-cell>
          <table:table-cell office:value-type="string" calcext:value-type="string">
            <text:p>media_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8" office:value-type="float" calcext:value-type="float">
            <text:p>38</text:p>
          </table:table-cell>
          <table:table-cell office:value-type="string" calcext:value-type="string">
            <text:p>text/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39" office:value-type="float" calcext:value-type="float">
            <text:p>39</text:p>
          </table:table-cell>
          <table:table-cell office:value-type="string" calcext:value-type="string">
            <text:p>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0" office:value-type="float" calcext:value-type="float">
            <text:p>40</text:p>
          </table:table-cell>
          <table:table-cell office:value-type="string" calcext:value-type="string">
            <text:p>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1" office:value-type="float" calcext:value-type="float">
            <text:p>41</text:p>
          </table:table-cell>
          <table:table-cell office:value-type="string" calcext:value-type="string">
            <text:p>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2" office:value-type="float" calcext:value-type="float">
            <text:p>42</text:p>
          </table:table-cell>
          <table:table-cell office:value-type="string" calcext:value-type="string">
            <text:p>shared contact saved 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3" office:value-type="float" calcext:value-type="float">
            <text:p>43</text:p>
          </table:table-cell>
          <table:table-cell office:value-type="string" calcext:value-type="string">
            <text:p>text/vca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4" office:value-type="float" calcext:value-type="float">
            <text:p>44</text:p>
          </table:table-cell>
          <table:table-cell office:value-type="string" calcext:value-type="string">
            <text:p>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5" office:value-type="float" calcext:value-type="float">
            <text:p>45</text:p>
          </table:table-cell>
          <table:table-cell office:value-type="string" calcext:value-type="string">
            <text:p>.vc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6" office:value-type="float" calcext:value-type="float">
            <text:p>46</text:p>
          </table:table-cell>
          <table:table-cell office:value-type="string" calcext:value-type="string">
            <text:p>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7" office:value-type="float" calcext:value-type="float">
            <text:p>47</text:p>
          </table:table-cell>
          <table:table-cell office:value-type="string" calcext:value-type="string">
            <text:p>raw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8" office:value-type="float" calcext:value-type="float">
            <text:p>4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49" office:value-type="float" calcext:value-type="float">
            <text:p>49</text:p>
          </table:table-cell>
          <table:table-cell office:value-type="string" calcext:value-type="string">
            <text:p>shared contact saved 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0" office:value-type="float" calcext:value-type="float">
            <text:p>50</text:p>
          </table:table-cell>
          <table:table-cell office:value-type="string" calcext:value-type="string">
            <text:p>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1" office:value-type="float" calcext:value-type="float">
            <text:p>51</text:p>
          </table:table-cell>
          <table:table-cell office:value-type="string" calcext:value-type="string">
            <text:p>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2" office:value-type="float" calcext:value-type="float">
            <text:p>52</text:p>
          </table:table-cell>
          <table:table-cell office:value-type="string" calcext:value-type="string">
            <text:p>media_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3" office:value-type="float" calcext:value-type="float">
            <text:p>53</text:p>
          </table:table-cell>
          <table:table-cell office:value-type="string" calcext:value-type="string">
            <text:p>media_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4" office:value-type="float" calcext:value-type="float">
            <text:p>54</text:p>
          </table:table-cell>
          <table:table-cell office:value-type="string" calcext:value-type="string">
            <text:p>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5" office:value-type="float" calcext:value-type="float">
            <text:p>55</text:p>
          </table:table-cell>
          <table:table-cell office:value-type="string" calcext:value-type="string">
            <text:p>VoIP 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6" office:value-type="float" calcext:value-type="float">
            <text:p>56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7" office:value-type="float" calcext:value-type="float">
            <text:p>57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8" office:value-type="float" calcext:value-type="float">
            <text:p>58</text:p>
          </table:table-cell>
          <table:table-cell office:value-type="string" calcext:value-type="string">
            <text:p>databases/msgstore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59" office:value-type="float" calcext:value-type="float">
            <text:p>59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0" office:value-type="float" calcext:value-type="float">
            <text:p>60</text:p>
          </table:table-cell>
          <table:table-cell office:value-type="string" calcext:value-type="string">
            <text:p>databases/w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1" office:value-type="float" calcext:value-type="float">
            <text:p>61</text:p>
          </table:table-cell>
          <table:table-cell office:value-type="string" calcext:value-type="string">
            <text:p>attach ? as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2" office:value-type="float" calcext:value-type="float">
            <text:p>62</text:p>
          </table:table-cell>
          <table:table-cell office:value-type="string" calcext:value-type="string">
            <text:p>\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3" office:value-type="float" calcext:value-type="float">
            <text:p>63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g.xmlpush.v3.n.k.a</text:p>
          </table:table-cell>
          <table:table-cell office:value="64" office:value-type="float" calcext:value-type="float">
            <text:p>64</text:p>
          </table:table-cell>
          <table:table-cell office:value-type="string" calcext:value-type="string">
            <text:p>call_log</text:p>
            <text:p>join jid on jid._id == call_log.jid_row_id</text:p>
            <text:p>join wa_contacts as wa_contacts_other on jid.raw_string == wa_contacts_other.jid </text:p>
            <text:p>left outer join wa_contacts as wa_contacts_this on substr(wa_contacts_this.jid, 1, instr(wa_contacts_this.jid, '@') - 1) == 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5" office:value-type="float" calcext:value-type="float">
            <text:p>65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6" office:value-type="float" calcext:value-type="float">
            <text:p>66</text:p>
          </table:table-cell>
          <table:table-cell office:value-type="string" calcext:value-type="string">
            <text:p>call_log.from_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7" office:value-type="float" calcext:value-type="float">
            <text:p>67</text:p>
          </table:table-cell>
          <table:table-cell office:value-type="string" calcext:value-type="string">
            <text:p>call_log.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8" office:value-type="float" calcext:value-type="float">
            <text:p>68</text:p>
          </table:table-cell>
          <table:table-cell office:value-type="string" calcext:value-type="string">
            <text:p>call_log.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69" office:value-type="float" calcext:value-type="float">
            <text:p>69</text:p>
          </table:table-cell>
          <table:table-cell office:value-type="string" calcext:value-type="string">
            <text:p>wa_contacts_this.display_name || ' (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0" office:value-type="float" calcext:value-type="float">
            <text:p>70</text:p>
          </table:table-cell>
          <table:table-cell office:value-type="string" calcext:value-type="string">
            <text:p>)' as 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1" office:value-type="float" calcext:value-type="float">
            <text:p>71</text:p>
          </table:table-cell>
          <table:table-cell office:value-type="string" calcext:value-type="string">
            <text:p>coalesce(wa_contacts_other.display_name, wa_contacts_other.display_name, wa_contacts_other.wa_name) || ' (' || jid.user || ')' as 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2" office:value-type="float" calcext:value-type="float">
            <text:p>72</text:p>
          </table:table-cell>
          <table:table-cell office:value-type="string" calcext:value-type="string">
            <text:p>call_log.timestamp de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3" office:value-type="float" calcext:value-type="float">
            <text:p>73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4" office:value-type="float" calcext:value-type="float">
            <text:p>74</text:p>
          </table:table-cell>
          <table:table-cell office:value-type="string" calcext:value-type="string">
            <text:p>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5" office:value-type="float" calcext:value-type="float">
            <text:p>75</text:p>
          </table:table-cell>
          <table:table-cell office:value-type="string" calcext:value-type="string">
            <text:p>from_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6" office:value-type="float" calcext:value-type="float">
            <text:p>76</text:p>
          </table:table-cell>
          <table:table-cell office:value-type="string" calcext:value-type="string">
            <text:p>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7" office:value-type="float" calcext:value-type="float">
            <text:p>77</text:p>
          </table:table-cell>
          <table:table-cell office:value-type="string" calcext:value-type="string">
            <text:p>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8" office:value-type="float" calcext:value-type="float">
            <text:p>78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79" office:value-type="float" calcext:value-type="float">
            <text:p>79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0" office:value-type="float" calcext:value-type="float">
            <text:p>80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1" office:value-type="float" calcext:value-type="float">
            <text:p>81</text:p>
          </table:table-cell>
          <table:table-cell office:value-type="string" calcext:value-type="string">
            <text:p>databases/msgstore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2" office:value-type="float" calcext:value-type="float">
            <text:p>82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3" office:value-type="float" calcext:value-type="float">
            <text:p>83</text:p>
          </table:table-cell>
          <table:table-cell office:value-type="string" calcext:value-type="string">
            <text:p>databases/wa.db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4" office:value-type="float" calcext:value-type="float">
            <text:p>84</text:p>
          </table:table-cell>
          <table:table-cell office:value-type="string" calcext:value-type="string">
            <text:p>attach ? as 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5" office:value-type="float" calcext:value-type="float">
            <text:p>85</text:p>
          </table:table-cell>
          <table:table-cell office:value-type="string" calcext:value-type="string">
            <text:p>\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6" office:value-type="float" calcext:value-type="float">
            <text:p>86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7" office:value-type="float" calcext:value-type="float">
            <text:p>87</text:p>
          </table:table-cell>
          <table:table-cell office:value-type="string" calcext:value-type="string">
            <text:p>wa_contac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8" office:value-type="float" calcext:value-type="float">
            <text:p>88</text:p>
          </table:table-cell>
          <table:table-cell office:value-type="string" calcext:value-type="string">
            <text:p>j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89" office:value-type="float" calcext:value-type="float">
            <text:p>89</text:p>
          </table:table-cell>
          <table:table-cell office:value-type="string" calcext:value-type="string">
            <text:p>is_whatsapp_us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0" office:value-type="float" calcext:value-type="float">
            <text:p>90</text:p>
          </table:table-cell>
          <table:table-cell office:value-type="string" calcext:value-type="string">
            <text:p>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1" office:value-type="float" calcext:value-type="float">
            <text:p>91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2" office:value-type="float" calcext:value-type="float">
            <text:p>92</text:p>
          </table:table-cell>
          <table:table-cell office:value-type="string" calcext:value-type="string">
            <text:p>given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3" office:value-type="float" calcext:value-type="float">
            <text:p>93</text:p>
          </table:table-cell>
          <table:table-cell office:value-type="string" calcext:value-type="string">
            <text:p>famil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4" office:value-type="float" calcext:value-type="float">
            <text:p>94</text:p>
          </table:table-cell>
          <table:table-cell office:value-type="string" calcext:value-type="string">
            <text:p>w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5" office:value-type="float" calcext:value-type="float">
            <text:p>95</text:p>
          </table:table-cell>
          <table:table-cell office:value-type="string" calcext:value-type="string">
            <text:p>compan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6" office:value-type="float" calcext:value-type="float">
            <text:p>96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7" office:value-type="float" calcext:value-type="float">
            <text:p>97</text:p>
          </table:table-cell>
          <table:table-cell office:value-type="string" calcext:value-type="string">
            <text:p>nick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98" office:value-type="float" calcext:value-type="float">
            <text:p>98</text:p>
          </table:table-cell>
          <table:table-cell office:value-type="string" calcext:value-type="string">
            <text:p>number is not null or wa_name is not null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g.xmlpush.v3.n.k.a</text:p>
          </table:table-cell>
          <table:table-cell office:value="99" office:value-type="float" calcext:value-type="float">
            <text:p>99</text:p>
          </table:table-cell>
          <table:table-cell office:value-type="string" calcext:value-type="string">
            <text:p>messages</text:p>
            <text:p>left outer join group_participants on messages.key_remote_jid == group_participants.gjid</text:p>
            <text:p>left outer join wa_contacts as wa_contacts_group on group_participants.jid == wa_contacts_group.jid</text:p>
            <text:p>join wa_contacts as wa_contacts_other on messages.key_remote_jid == wa_contacts_other.jid</text:p>
            <text:p>left outer join wa_contacts as wa_contacts_sender on messages.remote_resource == wa_contacts_sender.jid</text:p>
            <text:p>left outer join chat_list on messages.key_remote_jid == chat_list.key_remote_jid</text:p>
            <text:p>left outer join wa_contacts as wa_contacts_this on substr(wa_contacts_this.jid, 1, instr(wa_contacts_this.jid, '@') - 1) == 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0" office:value-type="float" calcext:value-type="float">
            <text:p>100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1" office:value-type="float" calcext:value-type="float">
            <text:p>101</text:p>
          </table:table-cell>
          <table:table-cell office:value-type="string" calcext:value-type="string">
            <text:p>messages.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2" office:value-type="float" calcext:value-type="float">
            <text:p>102</text:p>
          </table:table-cell>
          <table:table-cell office:value-type="string" calcext:value-type="string">
            <text:p>messages.key_remote_j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3" office:value-type="float" calcext:value-type="float">
            <text:p>103</text:p>
          </table:table-cell>
          <table:table-cell office:value-type="string" calcext:value-type="string">
            <text:p>coalesce(group_concat(wa_contacts_group.display_name), wa_contacts_other.display_name, wa_contacts_other.wa_name) as other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4" office:value-type="float" calcext:value-type="float">
            <text:p>104</text:p>
          </table:table-cell>
          <table:table-cell office:value-type="string" calcext:value-type="string">
            <text:p>wa_contacts_other.display_name as tit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5" office:value-type="float" calcext:value-type="float">
            <text:p>105</text:p>
          </table:table-cell>
          <table:table-cell office:value-type="string" calcext:value-type="string">
            <text:p>messages.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6" office:value-type="float" calcext:value-type="float">
            <text:p>106</text:p>
          </table:table-cell>
          <table:table-cell office:value-type="string" calcext:value-type="string">
            <text:p>messages.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7" office:value-type="float" calcext:value-type="float">
            <text:p>107</text:p>
          </table:table-cell>
          <table:table-cell office:value-type="string" calcext:value-type="string">
            <text:p>messages.media_wa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8" office:value-type="float" calcext:value-type="float">
            <text:p>108</text:p>
          </table:table-cell>
          <table:table-cell office:value-type="string" calcext:value-type="string">
            <text:p>messages.media_ur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09" office:value-type="float" calcext:value-type="float">
            <text:p>109</text:p>
          </table:table-cell>
          <table:table-cell office:value-type="string" calcext:value-type="string">
            <text:p>messages.media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0" office:value-type="float" calcext:value-type="float">
            <text:p>110</text:p>
          </table:table-cell>
          <table:table-cell office:value-type="string" calcext:value-type="string">
            <text:p>messages.media_cap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1" office:value-type="float" calcext:value-type="float">
            <text:p>111</text:p>
          </table:table-cell>
          <table:table-cell office:value-type="string" calcext:value-type="string">
            <text:p>messages.media_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2" office:value-type="float" calcext:value-type="float">
            <text:p>112</text:p>
          </table:table-cell>
          <table:table-cell office:value-type="string" calcext:value-type="string">
            <text:p>messages.media_mime_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3" office:value-type="float" calcext:value-type="float">
            <text:p>113</text:p>
          </table:table-cell>
          <table:table-cell office:value-type="string" calcext:value-type="string">
            <text:p>messages.receipt_server_timesta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4" office:value-type="float" calcext:value-type="float">
            <text:p>114</text:p>
          </table:table-cell>
          <table:table-cell office:value-type="string" calcext:value-type="string">
            <text:p>messages.thumb_ima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5" office:value-type="float" calcext:value-type="float">
            <text:p>115</text:p>
          </table:table-cell>
          <table:table-cell office:value-type="string" calcext:value-type="string">
            <text:p>messages.lat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6" office:value-type="float" calcext:value-type="float">
            <text:p>116</text:p>
          </table:table-cell>
          <table:table-cell office:value-type="string" calcext:value-type="string">
            <text:p>messages.longitud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7" office:value-type="float" calcext:value-type="float">
            <text:p>117</text:p>
          </table:table-cell>
          <table:table-cell office:value-type="string" calcext:value-type="string">
            <text:p>chat_list.subjec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8" office:value-type="float" calcext:value-type="float">
            <text:p>118</text:p>
          </table:table-cell>
          <table:table-cell office:value-type="string" calcext:value-type="string">
            <text:p>wa_contacts_sender.display_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19" office:value-type="float" calcext:value-type="float">
            <text:p>119</text:p>
          </table:table-cell>
          <table:table-cell office:value-type="string" calcext:value-type="string">
            <text:p>coalesce(wa_contacts_this.display_name, 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0" office:value-type="float" calcext:value-type="float">
            <text:p>120</text:p>
          </table:table-cell>
          <table:table-cell office:value-type="string" calcext:value-type="string">
            <text:p>') as this_par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1" office:value-type="float" calcext:value-type="float">
            <text:p>121</text:p>
          </table:table-cell>
          <table:table-cell office:value-type="string" calcext:value-type="string">
            <text:p>messages.raw_dat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2" office:value-type="float" calcext:value-type="float">
            <text:p>122</text:p>
          </table:table-cell>
          <table:table-cell office:value-type="string" calcext:value-type="string">
            <text:p>messages.key_remote_jid &lt;&gt; -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3" office:value-type="float" calcext:value-type="float">
            <text:p>123</text:p>
          </table:table-cell>
          <table:table-cell office:value-type="string" calcext:value-type="string">
            <text:p>messages._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4" office:value-type="float" calcext:value-type="float">
            <text:p>124</text:p>
          </table:table-cell>
          <table:table-cell office:value-type="string" calcext:value-type="string">
            <text:p>messages.timestamp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5" office:value-type="float" calcext:value-type="float">
            <text:p>125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6" office:value-type="float" calcext:value-type="float">
            <text:p>126</text:p>
          </table:table-cell>
          <table:table-cell office:value-type="string" calcext:value-type="string">
            <text:p>support database file not delet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k.a</text:p>
          </table:table-cell>
          <table:table-cell office:value="127" office:value-type="float" calcext:value-type="float">
            <text:p>127</text:p>
          </table:table-cell>
          <table:table-cell office:value-type="string" calcext:value-type="string">
            <text:p>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database availability listener registe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llect all data duration %,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ollect all data duration %,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l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atabase availability listener unregiste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nnectivi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ull telephony or connectivity servic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m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OUTGO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0" office:value-type="float" calcext:value-type="float">
            <text:p>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1" office:value-type="float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2" office:value-type="float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META_DATA_ONL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4" office:value-type="float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5" office:value-type="float" calcext:value-type="float">
            <text:p>5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6" office:value-type="float" calcext:value-type="float">
            <text:p>6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7" office:value-type="float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8" office:value-type="float" calcext:value-type="float">
            <text:p>8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9" office:value-type="float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10" office:value-type="float" calcext:value-type="float">
            <text:p>1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TextMessage{content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12" office:value-type="float" calcext:value-type="float">
            <text:p>1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\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n.n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}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</text:p>
          </table:table-cell>
          <table:table-cell office:value="0" office:value-type="float" calcext:value-type="float">
            <text:p>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o</text:p>
          </table:table-cell>
          <table:table-cell office:value="1" office:value-type="float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o</text:p>
          </table:table-cell>
          <table:table-cell office:value="2" office:value-type="float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o</text:p>
          </table:table-cell>
          <table:table-cell office:value="3" office:value-type="float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o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a</text:p>
          </table:table-cell>
          <table:table-cell office:value="1" office:value-type="float" calcext:value-type="float">
            <text:p>1</text:p>
          </table:table-cell>
          <table:table-cell office:value="10" office:value-type="float" calcext:value-type="float">
            <text:p>1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wind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L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window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Reco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b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J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d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Full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e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FullPat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e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e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e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1" office:value-type="float" calcext:value-type="float">
            <text:p>1</text:p>
          </table:table-cell>
          <table:table-cell office:value="-999" office:value-type="float" calcext:value-type="float">
            <text:p>-9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2" office:value-type="float" calcext:value-type="float">
            <text:p>2</text:p>
          </table:table-cell>
          <table:table-cell office:value="516" office:value-type="float" calcext:value-type="float">
            <text:p>51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gp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net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pass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9" office:value-type="float" calcext:value-type="float">
            <text:p>9</text:p>
          </table:table-cell>
          <table:table-cell office:value="-999" office:value-type="float" calcext:value-type="float">
            <text:p>-9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10" office:value-type="float" calcext:value-type="float">
            <text:p>10</text:p>
          </table:table-cell>
          <table:table-cell office:value="-999" office:value-type="float" calcext:value-type="float">
            <text:p>-9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11" office:value-type="float" calcext:value-type="float">
            <text:p>11</text:p>
          </table:table-cell>
          <table:table-cell office:value="-999" office:value-type="float" calcext:value-type="float">
            <text:p>-99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os.vers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0000-00-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g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utf16-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.t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\\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\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h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.t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i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i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i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Rec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d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P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k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m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m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utf-16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m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m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TlvPacket{type=0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o.m</text:p>
          </table:table-cell>
          <table:table-cell office:value="4" office:value-type="float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o.n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Error while decoding base64 tok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rror while gunzip tok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Error while decrypting tok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android.os.ParcelFileHandl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in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fin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.a</text:p>
          </table:table-cell>
          <table:table-cell office:value="0" office:value-type="float" calcext:value-type="float">
            <text:p>0</text:p>
          </table:table-cell>
          <table:table-cell office:value="530" office:value-type="float" calcext:value-type="float">
            <text:p>5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tmpSc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p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tmpSc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pd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pho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3gpp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3g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3gpp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3g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ENT_SMS_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ELIVERED_SMS_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SENT_SMS_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DELIVERED_SMS_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c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META_DATA_ONL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Outgo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Incom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ntent://s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date AS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addre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bod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tmp4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7" office:value-type="float" calcext:value-type="float">
            <text:p>17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8" office:value-type="float" calcext:value-type="float">
            <text:p>18</text:p>
          </table:table-cell>
          <table:table-cell office:value="420" office:value-type="float" calcext:value-type="float">
            <text:p>4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sm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1" office:value-type="float" calcext:value-type="float">
            <text:p>21</text:p>
          </table:table-cell>
          <table:table-cell office:value="2" office:value-type="float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tmp4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4" office:value-type="float" calcext:value-type="float">
            <text:p>24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5" office:value-type="float" calcext:value-type="float">
            <text:p>25</text:p>
          </table:table-cell>
          <table:table-cell office:value="2" office:value-type="float" calcext:value-type="float">
            <text:p>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6" office:value-type="float" calcext:value-type="float">
            <text:p>26</text:p>
          </table:table-cell>
          <table:table-cell office:value="420" office:value-type="float" calcext:value-type="float">
            <text:p>4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q.d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ndroid.intent.extra.U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com.facebook.orc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m.futurebits.instamessage.fre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om.futurebits.instamessage.fre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org.thoughtcrime.secures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MESSENGER_INSTAL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packag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.a</text:p>
          </table:table-cell>
          <table:table-cell office:value="0" office:value-type="float" calcext:value-type="float">
            <text:p>0</text:p>
          </table:table-cell>
          <table:table-cell office:value="1111100" office:value-type="float" calcext:value-type="float">
            <text:p>11111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.a</text:p>
          </table:table-cell>
          <table:table-cell office:value="1" office:value-type="float" calcext:value-type="float">
            <text:p>1</text:p>
          </table:table-cell>
          <table:table-cell office:value="1000010" office:value-type="float" calcext:value-type="float">
            <text:p>100001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.a</text:p>
          </table:table-cell>
          <table:table-cell office:value="2" office:value-type="float" calcext:value-type="float">
            <text:p>2</text:p>
          </table:table-cell>
          <table:table-cell office:value="1000001" office:value-type="float" calcext:value-type="float">
            <text:p>10000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eceiverMain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android.intent.action.PHONE_ST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ReceiverMain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android.intent.action.NEW_OUTGOING_CA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uration_on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stop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yyyy-MM-d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7" office:value-type="float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schedule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uration_on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stop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duration_on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stop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chedule.SchedulerServices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uration_onc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system/etc/xrebuild.s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/system/bin/watchdog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com.facebook.orc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com.futurebits.instamessage.fre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org.telegram.messeng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ch.threema.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%08X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cal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cont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content://icc/ad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6" office:value-type="float" calcext:value-type="float">
            <text:p>16</text:p>
          </table:table-cell>
          <table:table-cell office:value-type="string" calcext:value-type="string">
            <text:p>sm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content://sm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8" office:value-type="float" calcext:value-type="float">
            <text:p>18</text:p>
          </table:table-cell>
          <table:table-cell office:value-type="string" calcext:value-type="string">
            <text:p>cal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19" office:value-type="float" calcext:value-type="float">
            <text:p>19</text:p>
          </table:table-cell>
          <table:table-cell office:value-type="string" calcext:value-type="string">
            <text:p>cal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0" office:value-type="float" calcext:value-type="float">
            <text:p>20</text:p>
          </table:table-cell>
          <table:table-cell office:value-type="string" calcext:value-type="string">
            <text:p>cont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1" office:value-type="float" calcext:value-type="float">
            <text:p>21</text:p>
          </table:table-cell>
          <table:table-cell office:value-type="string" calcext:value-type="string">
            <text:p>sm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2" office:value-type="float" calcext:value-type="float">
            <text:p>22</text:p>
          </table:table-cell>
          <table:table-cell office:value-type="string" calcext:value-type="string">
            <text:p>cal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3" office:value-type="float" calcext:value-type="float">
            <text:p>23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4" office:value-type="float" calcext:value-type="float">
            <text:p>24</text:p>
          </table:table-cell>
          <table:table-cell office:value-type="string" calcext:value-type="string">
            <text:p>alar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5" office:value-type="float" calcext:value-type="float">
            <text:p>25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6" office:value-type="float" calcext:value-type="float">
            <text:p>26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7" office:value-type="float" calcext:value-type="float">
            <text:p>27</text:p>
          </table:table-cell>
          <table:table-cell office:value-type="string" calcext:value-type="string">
            <text:p>stopTi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8" office:value-type="float" calcext:value-type="float">
            <text:p>28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29" office:value-type="float" calcext:value-type="float">
            <text:p>29</text:p>
          </table:table-cell>
          <table:table-cell office:value-type="string" calcext:value-type="string">
            <text:p>help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30" office:value-type="float" calcext:value-type="float">
            <text:p>30</text:p>
          </table:table-cell>
          <table:table-cell office:value-type="string" calcext:value-type="string">
            <text:p>android.intent.action.SCREEN_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31" office:value-type="float" calcext:value-type="float">
            <text:p>31</text:p>
          </table:table-cell>
          <table:table-cell office:value-type="string" calcext:value-type="string">
            <text:p>android.intent.action.SCREEN_OFF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32" office:value-type="float" calcext:value-type="float">
            <text:p>32</text:p>
          </table:table-cell>
          <table:table-cell office:value-type="string" calcext:value-type="string">
            <text:p>rmil5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33" office:value-type="float" calcext:value-type="float">
            <text:p>33</text:p>
          </table:table-cell>
          <table:table-cell office:value-type="string" calcext:value-type="string">
            <text:p>MESSENGER_INSTALL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Services</text:p>
          </table:table-cell>
          <table:table-cell office:value="34" office:value-type="float" calcext:value-type="float">
            <text:p>34</text:p>
          </table:table-cell>
          <table:table-cell office:value-type="string" calcext:value-type="string">
            <text:p>packageNam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</text:p>
          </table:table-cell>
          <table:table-cell office:value="0" office:value-type="float" calcext:value-type="float">
            <text:p>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t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(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intent.gps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m.intent.network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com.intent.gps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OFF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gp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com.intent.network.TRACKING_CHANG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OFFLIN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a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net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START_TRACKING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ENT_SMS_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DELIVERED_SMS_AC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locatio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gp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networ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5" office:value-type="float" table:number-columns-repeated="2" calcext:value-type="float">
            <text:p>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6" office:value-type="float" calcext:value-type="float">
            <text:p>6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7" office:value-type="float" calcext:value-type="float">
            <text:p>7</text:p>
          </table:table-cell>
          <table:table-cell office:value="5" office:value-type="float" calcext:value-type="float">
            <text:p>5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8" office:value-type="float" calcext:value-type="float">
            <text:p>8</text:p>
          </table:table-cell>
          <table:table-cell office:value="1" office:value-type="float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9" office:value-type="float" calcext:value-type="float">
            <text:p>9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trac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1" office:value-type="float" calcext:value-type="float">
            <text:p>11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U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6" office:value-type="float" calcext:value-type="float">
            <text:p>16</text:p>
          </table:table-cell>
          <table:table-cell office:value="451" office:value-type="float" calcext:value-type="float">
            <text:p>45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d</text:p>
          </table:table-cell>
          <table:table-cell office:value="17" office:value-type="float" calcext:value-type="float">
            <text:p>17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e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wifi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e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MyWifiLo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e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t.e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My Lo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a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allMetaData{startTime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a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, direction=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a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, thisParty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a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, otherParty=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com.bb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com.kakao.tal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jp.naver.line.andro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m.skype.raid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com.viber.voi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m.tencent.m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com.whatsap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atabase availability listener registe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b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database availability listener unregiste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c</text:p>
          </table:table-cell>
          <table:table-cell office:value="0" office:value-type="float" calcext:value-type="float">
            <text:p>0</text:p>
          </table:table-cell>
          <table:table-cell office:value="57" office:value-type="float" calcext:value-type="float">
            <text:p>57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c</text:p>
          </table:table-cell>
          <table:table-cell office:value="1" office:value-type="float" calcext:value-type="float">
            <text:p>1</text:p>
          </table:table-cell>
          <table:table-cell office:value="0" office:value-type="float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u.c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t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v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yyyy-MM-dd HH:mm:s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v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Z'UTC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v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yyyy-MM-dd HH:mm:ss Z'UTC'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source 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mpt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added frame I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3" office:value-type="float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%,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by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source fil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does not exis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tmp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.da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0" office:value-type="float" calcext:value-type="float">
            <text:p>10</text:p>
          </table:table-cell>
          <table:table-cell office:value-type="string" calcext:value-type="string">
            <text:p>finished writing TLV packets 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1" office:value-type="float" calcext:value-type="float">
            <text:p>1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2" office:value-type="float" calcext:value-type="float">
            <text:p>12</text:p>
          </table:table-cell>
          <table:table-cell office:value-type="string" calcext:value-type="string">
            <text:p>%,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3" office:value-type="float" calcext:value-type="float">
            <text:p>13</text:p>
          </table:table-cell>
          <table:table-cell office:value-type="string" calcext:value-type="string">
            <text:p>byt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4" office:value-type="float" calcext:value-type="float">
            <text:p>14</text:p>
          </table:table-cell>
          <table:table-cell office:value-type="string" calcext:value-type="string">
            <text:p>.r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w</text:p>
          </table:table-cell>
          <table:table-cell office:value="15" office:value-type="float" calcext:value-type="float">
            <text:p>15</text:p>
          </table:table-cell>
          <table:table-cell office:value-type="string" calcext:value-type="string">
            <text:p>no data to sa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/shared_pref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mkdirs failed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No external files directory fo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copy failed fr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5" office:value-type="float" calcext:value-type="float">
            <text:p>5</text:p>
          </table:table-cell>
          <table:table-cell office:value-type="string" calcext:value-type="string">
            <text:p>copied file fro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6" office:value-type="float" calcext:value-type="float">
            <text:p>6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7" office:value-type="float" calcext:value-type="float">
            <text:p>7</text:p>
          </table:table-cell>
          <table:table-cell office:value-type="string" calcext:value-type="string">
            <text:p>preference delete failed: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8" office:value-type="float" calcext:value-type="float">
            <text:p>8</text:p>
          </table:table-cell>
          <table:table-cell office:value-type="string" calcext:value-type="string">
            <text:p>shared_prefs/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x</text:p>
          </table:table-cell>
          <table:table-cell office:value="9" office:value-type="float" calcext:value-type="float">
            <text:p>9</text:p>
          </table:table-cell>
          <table:table-cell office:value-type="string" calcext:value-type="string">
            <text:p>_preferences.xm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y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y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,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z</text:p>
          </table:table-cell>
          <table:table-cell office:value="0" office:value-type="float" calcext:value-type="float">
            <text:p>0</text:p>
          </table:table-cell>
          <table:table-cell office:value-type="string" calcext:value-type="string">
            <text:p>Token data can't be nul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z</text:p>
          </table:table-cell>
          <table:table-cell office:value="1" office:value-type="float" calcext:value-type="float">
            <text:p>1</text:p>
          </table:table-cell>
          <table:table-cell office:value-type="string" calcext:value-type="string">
            <text:p>EXCEPTION : %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z</text:p>
          </table:table-cell>
          <table:table-cell office:value="2" office:value-type="float" calcext:value-type="float">
            <text:p>2</text:p>
          </table:table-cell>
          <table:table-cell office:value-type="string" calcext:value-type="string">
            <text:p>Data are not Base64 encod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z</text:p>
          </table:table-cell>
          <table:table-cell office:value="3" office:value-type="float" calcext:value-type="float">
            <text:p>3</text:p>
          </table:table-cell>
          <table:table-cell office:value-type="string" calcext:value-type="string">
            <text:p>Token Data Length mismatch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org.xmlpush.v3.z</text:p>
          </table:table-cell>
          <table:table-cell office:value="4" office:value-type="float" calcext:value-type="float">
            <text:p>4</text:p>
          </table:table-cell>
          <table:table-cell office:value-type="string" calcext:value-type="string">
            <text:p>Token length mismatch : %d</text:p>
          </table:table-cell>
          <table:table-cell table:number-columns-repeated="1021"/>
        </table:table-row>
        <table:table-row table:number-rows-repeated="1045605"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w unknown TLV" table:style-name="ta1">
        <table:table-column table:default-cell-style-name="ce23" table:style-name="co26"/>
        <table:table-column table:default-cell-style-name="ce29" table:style-name="co5"/>
        <table:table-column table:default-cell-style-name="ce29" table:style-name="co27"/>
        <table:table-column table:default-cell-style-name="ce29" table:style-name="co28"/>
        <table:table-column table:default-cell-style-name="ce29" table:number-columns-repeated="1020" table:style-name="co5"/>
        <table:table-row table:style-name="ro13">
          <table:table-cell office:value-type="string" table:style-name="ce20" calcext:value-type="string">
            <text:p>Group 79</text:p>
          </table:table-cell>
          <table:table-cell office:value-type="string" table:number-columns-spanned="3" table:number-rows-spanned="1" table:style-name="ce104" calcext:value-type="string">
            <text:p>File system</text:p>
          </table:table-cell>
          <table:covered-table-cell table:style-name="ce104"/>
          <table:covered-table-cell table:style-name="ce109"/>
          <table:table-cell table:number-columns-repeated="1020" table:style-name="ce33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1840" office:value-type="float" table:style-name="ce25" calcext:value-type="float">
            <text:p>161840</text:p>
          </table:table-cell>
          <table:table-cell table:style-name="ce25"/>
          <table:table-cell office:value-type="string" table:style-name="ce31" calcext:value-type="string">
            <text:p>TlvTypeFSReadOnly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2096" office:value-type="float" table:style-name="ce25" calcext:value-type="float">
            <text:p>162096</text:p>
          </table:table-cell>
          <table:table-cell table:style-name="ce25"/>
          <table:table-cell office:value-type="string" table:style-name="ce31" calcext:value-type="string">
            <text:p>TlvTypeFSHidden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2352" office:value-type="float" table:style-name="ce25" calcext:value-type="float">
            <text:p>162352</text:p>
          </table:table-cell>
          <table:table-cell table:style-name="ce25"/>
          <table:table-cell office:value-type="string" table:style-name="ce31" calcext:value-type="string">
            <text:p>TlvTypeFSSystem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2688" office:value-type="float" table:style-name="ce25" calcext:value-type="float">
            <text:p>162688</text:p>
          </table:table-cell>
          <table:table-cell table:style-name="ce25"/>
          <table:table-cell office:value-type="string" table:style-name="ce31" calcext:value-type="string">
            <text:p>TlvTypeFSFileCreationTime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2944" office:value-type="float" table:style-name="ce25" calcext:value-type="float">
            <text:p>162944</text:p>
          </table:table-cell>
          <table:table-cell table:style-name="ce25"/>
          <table:table-cell office:value-type="string" table:style-name="ce31" calcext:value-type="string">
            <text:p>TlvTypeFSFileLastAccessTime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3200" office:value-type="float" table:style-name="ce25" calcext:value-type="float">
            <text:p>163200</text:p>
          </table:table-cell>
          <table:table-cell table:style-name="ce25"/>
          <table:table-cell office:value-type="string" table:style-name="ce31" calcext:value-type="string">
            <text:p>TlvTypeFSFileLastWriteTime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3472" office:value-type="float" table:style-name="ce25" calcext:value-type="float">
            <text:p>163472</text:p>
          </table:table-cell>
          <table:table-cell table:style-name="ce25"/>
          <table:table-cell office:value-type="string" table:style-name="ce31" calcext:value-type="string">
            <text:p>TlvTypeFSFullPathM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163632" office:value-type="float" table:style-name="ce26" calcext:value-type="float">
            <text:p>163632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2"/>
          <table:table-cell office:value-type="string" table:style-name="ce34" calcext:value-type="string">
            <text:p>×</text:p>
          </table:table-cell>
          <table:table-cell table:number-columns-repeated="1017"/>
        </table:table-row>
        <table:table-row table:style-name="ro13">
          <table:table-cell office:value-type="string" table:style-name="ce20" calcext:value-type="string">
            <text:p>Group 2112</text:p>
          </table:table-cell>
          <table:table-cell office:value-type="string" table:number-columns-spanned="3" table:number-rows-spanned="1" table:style-name="ce107" calcext:value-type="string">
            <text:p>SMS</text:p>
          </table:table-cell>
          <table:covered-table-cell table:style-name="ce107"/>
          <table:covered-table-cell table:style-name="ce109"/>
          <table:table-cell table:number-columns-repeated="1020" table:style-name="ce33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4325792" office:value-type="float" table:style-name="ce25" calcext:value-type="float">
            <text:p>4325792</text:p>
          </table:table-cell>
          <table:table-cell table:style-name="ce25"/>
          <table:table-cell office:value-type="string" table:style-name="ce31" calcext:value-type="string">
            <text:p>TlvTypeMobileSMSMetaInfo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4326016" office:value-type="float" table:style-name="ce25" calcext:value-type="float">
            <text:p>4326016</text:p>
          </table:table-cell>
          <table:table-cell table:style-name="ce25"/>
          <table:table-cell office:value-type="string" table:style-name="ce31" calcext:value-type="string">
            <text:p>TlvTypeMobileSMSData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4326256" office:value-type="float" table:style-name="ce25" calcext:value-type="float">
            <text:p>4326256</text:p>
          </table:table-cell>
          <table:table-cell table:style-name="ce25"/>
          <table:table-cell office:value-type="string" table:style-name="ce31" calcext:value-type="string">
            <text:p>TlvTypeSMSSenderNumber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4326512" office:value-type="float" table:style-name="ce25" calcext:value-type="float">
            <text:p>4326512</text:p>
          </table:table-cell>
          <table:table-cell table:style-name="ce25"/>
          <table:table-cell office:value-type="string" table:style-name="ce31" calcext:value-type="string">
            <text:p>TlvTypeSMSRecipientNumber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4326528" office:value-type="float" table:style-name="ce25" calcext:value-type="float">
            <text:p>4326528</text:p>
          </table:table-cell>
          <table:table-cell table:style-name="ce25"/>
          <table:table-cell office:value-type="string" table:style-name="ce31" calcext:value-type="string">
            <text:p>TlvTypeSMSInformation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4326768" office:value-type="float" table:style-name="ce25" calcext:value-type="float">
            <text:p>4326768</text:p>
          </table:table-cell>
          <table:table-cell table:style-name="ce25"/>
          <table:table-cell office:value-type="string" table:style-name="ce31" calcext:value-type="string">
            <text:p>TlvTypeSMSDirection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4327040" office:value-type="float" table:style-name="ce26" calcext:value-type="float">
            <text:p>4327040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1020"/>
        </table:table-row>
        <table:table-row table:style-name="ro13">
          <table:table-cell office:value-type="string" table:style-name="ce20" calcext:value-type="string">
            <text:p>Group 4225</text:p>
          </table:table-cell>
          <table:table-cell office:value-type="string" table:number-columns-spanned="3" table:number-rows-spanned="1" table:style-name="ce107" calcext:value-type="string">
            <text:p>installed reply mobile modules</text:p>
          </table:table-cell>
          <table:covered-table-cell table:style-name="ce107"/>
          <table:covered-table-cell table:style-name="ce109"/>
          <table:table-cell table:number-columns-repeated="1020" table:style-name="ce33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8653472" office:value-type="float" table:style-name="ce25" calcext:value-type="float">
            <text:p>8653472</text:p>
          </table:table-cell>
          <table:table-cell table:style-name="ce25"/>
          <table:table-cell office:value-type="string" table:style-name="ce31" calcext:value-type="string">
            <text:p>TlvTypeMobileInstalledModulesReply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8652912" office:value-type="float" table:style-name="ce26" calcext:value-type="float">
            <text:p>8652912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1020"/>
        </table:table-row>
        <table:table-row table:style-name="ro13">
          <table:table-cell office:value-type="string" table:style-name="ce20" calcext:value-type="string">
            <text:p>Group 8140</text:p>
          </table:table-cell>
          <table:table-cell office:value-type="string" table:number-columns-spanned="3" table:number-rows-spanned="1" table:style-name="ce107" calcext:value-type="string">
            <text:p>custom location config</text:p>
          </table:table-cell>
          <table:covered-table-cell table:style-name="ce107"/>
          <table:covered-table-cell table:style-name="ce109"/>
          <table:table-cell table:number-columns-repeated="1020" table:style-name="ce33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684848" office:value-type="float" table:style-name="ce25" calcext:value-type="float">
            <text:p>16684848</text:p>
          </table:table-cell>
          <table:table-cell table:style-name="ce25"/>
          <table:table-cell office:value-type="string" table:style-name="ce31" calcext:value-type="string">
            <text:p>TlvTypeConfigCustomLocationMode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16672080" office:value-type="float" table:style-name="ce26" calcext:value-type="float">
            <text:p>16672080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16671792" office:value-type="float" table:style-name="ce26" calcext:value-type="float">
            <text:p>16671792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1020"/>
        </table:table-row>
        <table:table-row table:style-name="ro13">
          <table:table-cell office:value-type="string" table:style-name="ce20" calcext:value-type="string">
            <text:p>Group 8146</text:p>
          </table:table-cell>
          <table:table-cell table:number-columns-repeated="2" table:style-name="ce28"/>
          <table:table-cell table:style-name="ce109"/>
          <table:table-cell table:number-columns-repeated="1020" table:style-name="ce33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683072" office:value-type="float" table:style-name="ce25" calcext:value-type="float">
            <text:p>16683072</text:p>
          </table:table-cell>
          <table:table-cell table:style-name="ce25"/>
          <table:table-cell office:value-type="string" table:style-name="ce31" calcext:value-type="string">
            <text:p>TlvTypeTargetType</text:p>
          </table:table-cell>
          <table:table-cell table:number-columns-repeated="1020"/>
        </table:table-row>
        <table:table-row table:style-name="ro14">
          <table:table-cell office:value-type="string" table:style-name="ce21" calcext:value-type="string">
            <text:p>✔</text:p>
          </table:table-cell>
          <table:table-cell office:value="16683392" office:value-type="float" table:style-name="ce25" calcext:value-type="float">
            <text:p>16683392</text:p>
          </table:table-cell>
          <table:table-cell table:style-name="ce25"/>
          <table:table-cell office:value-type="string" table:style-name="ce31" calcext:value-type="string">
            <text:p>TlvTypeDurationString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16683904" office:value-type="float" table:style-name="ce26" calcext:value-type="float">
            <text:p>16683904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1020"/>
        </table:table-row>
        <table:table-row table:style-name="ro14">
          <table:table-cell office:value-type="string" table:style-name="ce22" calcext:value-type="string">
            <text:p>×</text:p>
          </table:table-cell>
          <table:table-cell office:value="16684848" office:value-type="float" table:style-name="ce26" calcext:value-type="float">
            <text:p>16684848</text:p>
          </table:table-cell>
          <table:table-cell table:style-name="ce26"/>
          <table:table-cell office:value-type="string" table:style-name="ce32" calcext:value-type="string">
            <text:p>unknown</text:p>
          </table:table-cell>
          <table:table-cell table:number-columns-repeated="1020"/>
        </table:table-row>
        <table:table-row table:number-rows-repeated="1048546"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display-filter-buttons="true" table:name="__Anonymous_Sheet_DB__2" table:target-range-address="'TLV types'.A1:'TLV types'.E813">
          <table:sort>
            <table:sort-by table:data-type="automatic" table:field-number="0"/>
          </table:sort>
        </table:database-range>
        <table:database-range table:display-filter-buttons="true" table:name="__Anonymous_Sheet_DB__3" table:target-range-address="'Decoded strings'.A1:'Decoded strings'.C2970">
          <table:sort>
            <table:sort-by table:data-type="automatic"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fo="urn:oasis:names:tc:opendocument:xmlns:xsl-fo-compatible:1.0" xmlns:loext="urn:org:documentfoundation:names:experimental:office:xmlns:loext:1.0" xmlns:number="urn:oasis:names:tc:opendocument:xmlns:datasty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2">
  <office:font-face-decls>
    <style:font-face style:name="Roboto Light2" svg:font-family="'Roboto Light'"/>
    <style:font-face style:font-pitch="variable" style:name="Roboto" svg:font-family="Roboto"/>
    <style:font-face style:font-pitch="variable" style:name="Roboto Light" svg:font-family="'Roboto Light'"/>
    <style:font-face style:font-adornments="Light" style:font-pitch="variable" style:name="Roboto Light1" svg:font-family="'Roboto Light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number:currency-style number:country="US" number:language="en" style:name="N10122P0" style:volatile="true">
      <number:currency-symbol/>
      <number:number number:decimal-places="0" number:grouping="true" number:min-integer-digits="1" loext:min-decimal-places="0"/>
      <number:text> </number:text>
    </number:currency-style>
    <number:currency-style number:country="US" number:language="en" style:name="N10122">
      <number:text>(</number:text>
      <number:currency-symbol/>
      <number:number number:decimal-places="0" number:grouping="true" number:min-integer-digits="1" loext:min-decimal-places="0"/>
      <number:text>)</number:text>
      <style:map style:apply-style-name="N10122P0" style:condition="value()&gt;=0"/>
    </number:currency-style>
    <number:currency-style number:country="US" number:language="en" style:name="N10123P0" style:volatile="true">
      <number:currency-symbol/>
      <number:number number:decimal-places="0" number:grouping="true" number:min-integer-digits="1" loext:min-decimal-places="0"/>
      <number:text> </number:text>
    </number:currency-style>
    <number:currency-style number:country="US" number:language="en" style:name="N10123">
      <style:text-properties fo:color="#ff0000"/>
      <number:text>(</number:text>
      <number:currency-symbol/>
      <number:number number:decimal-places="0" number:grouping="true" number:min-integer-digits="1" loext:min-decimal-places="0"/>
      <number:text>)</number:text>
      <style:map style:apply-style-name="N10123P0" style:condition="value()&gt;=0"/>
    </number:currency-style>
    <number:currency-style number:country="US" number:language="en" style:name="N10125P0" style:volatile="true">
      <number:currency-symbol/>
      <number:number number:decimal-places="2" number:grouping="true" number:min-integer-digits="1" loext:min-decimal-places="2"/>
      <number:text> </number:text>
    </number:currency-style>
    <number:currency-style number:country="US" number:language="en" style:name="N10125">
      <number:text>(</number:text>
      <number:currency-symbol/>
      <number:number number:decimal-places="2" number:grouping="true" number:min-integer-digits="1" loext:min-decimal-places="2"/>
      <number:text>)</number:text>
      <style:map style:apply-style-name="N10125P0" style:condition="value()&gt;=0"/>
    </number:currency-style>
    <number:currency-style number:country="US" number:language="en" style:name="N10126P0" style:volatile="true">
      <number:currency-symbol/>
      <number:number number:decimal-places="2" number:grouping="true" number:min-integer-digits="1" loext:min-decimal-places="2"/>
      <number:text> </number:text>
    </number:currency-style>
    <number:currency-style number:country="US" number:language="en" style:name="N10126">
      <style:text-properties fo:color="#ff0000"/>
      <number:text>(</number:text>
      <number:currency-symbol/>
      <number:number number:decimal-places="2" number:grouping="true" number:min-integer-digits="1" loext:min-decimal-places="2"/>
      <number:text>)</number:text>
      <style:map style:apply-style-name="N10126P0" style:condition="value()&gt;=0"/>
    </number:currency-style>
    <number:currency-style number:country="US" number:language="en" style:name="N10147P0" style:volatile="true">
      <number:currency-symbol/>
      <loext:fill-character> </loext:fill-character>
      <number:number number:decimal-places="0" number:grouping="true" number:min-integer-digits="1" loext:min-decimal-places="0"/>
      <number:text> </number:text>
    </number:currency-style>
    <number:currency-style number:country="US" number:language="en" style:name="N10147P1" style:volatile="true">
      <number:currency-symbol/>
      <loext:fill-character> </loext:fill-character>
      <number:text>(</number:text>
      <number:number number:decimal-places="0" number:grouping="true" number:min-integer-digits="1" loext:min-decimal-places="0"/>
      <number:text>)</number:text>
    </number:currency-style>
    <number:currency-style number:country="US" number:language="en" style:name="N10147P2" style:volatile="true">
      <number:currency-symbol/>
      <loext:fill-character> </loext:fill-character>
      <number:text>- </number:text>
    </number:currency-style>
    <number:currency-style number:country="US" number:language="en" style:name="N10155P0" style:volatile="true">
      <number:currency-symbol/>
      <loext:fill-character> </loext:fill-character>
      <number:number number:decimal-places="2" number:grouping="true" number:min-integer-digits="1" loext:min-decimal-places="2"/>
      <number:text> </number:text>
    </number:currency-style>
    <number:currency-style number:country="US" number:language="en" style:name="N10155P1" style:volatile="true">
      <number:currency-symbol/>
      <loext:fill-character> </loext:fill-character>
      <number:text>(</number:text>
      <number:number number:decimal-places="2" number:grouping="true" number:min-integer-digits="1" loext:min-decimal-places="2"/>
      <number:text>)</number:text>
    </number:currency-style>
    <number:currency-style number:country="US" number:language="en" style:name="N10155P2" style:volatile="true">
      <number:currency-symbol/>
      <loext:fill-character> </loext:fill-character>
      <number:text>-</number:text>
      <number:number number:decimal-places="0" number:min-integer-digits="0" loext:min-decimal-places="0"/>
      <number:text> </number:text>
    </number:currency-style>
    <number:date-style number:country="US" number:language="en" style:name="N10127">
      <number:month/>
      <number:text>/</number:text>
      <number:day/>
      <number:text>/</number:text>
      <number:year number:style="long"/>
    </number:date-style>
    <number:date-style number:country="US" number:language="en" style:name="N10128">
      <number:day/>
      <number:text>-</number:text>
      <number:month number:textual="true"/>
      <number:text>-</number:text>
      <number:year/>
    </number:date-style>
    <number:date-style number:country="US" number:language="en" style:name="N10129">
      <number:day/>
      <number:text>-</number:text>
      <number:month number:textual="true"/>
    </number:date-style>
    <number:date-style number:country="US" number:language="en" style:name="N10130">
      <number:month number:textual="true"/>
      <number:text>-</number:text>
      <number:year/>
    </number:date-style>
    <number:date-style number:country="US" number:language="en" style:name="N10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0">
      <number:number number:min-integer-digits="1"/>
    </number:number-style>
    <number:number-style style:name="N124">
      <number:scientific-number number:decimal-places="1" number:min-exponent-digits="1" number:min-integer-digits="1" loext:exponent-interval="3" loext:forced-exponent-sign="true" loext:min-decimal-places="1"/>
    </number:number-style>
    <number:number-style number:country="US" number:language="en" style:name="N10137P0" style:volatile="true">
      <number:number number:decimal-places="0" number:grouping="true" number:min-integer-digits="1" loext:min-decimal-places="0"/>
      <number:text> </number:text>
    </number:number-style>
    <number:number-style number:country="US" number:language="en" style:name="N10137">
      <style:text-properties fo:color="#ff0000"/>
      <number:text>(</number:text>
      <number:number number:decimal-places="0" number:grouping="true" number:min-integer-digits="1" loext:min-decimal-places="0"/>
      <number:text>)</number:text>
      <style:map style:apply-style-name="N10137P0" style:condition="value()&gt;=0"/>
    </number:number-style>
    <number:number-style number:country="US" number:language="en" style:name="N10139P0" style:volatile="true">
      <number:number number:decimal-places="2" number:grouping="true" number:min-integer-digits="1" loext:min-decimal-places="2"/>
      <number:text> </number:text>
    </number:number-style>
    <number:number-style number:country="US" number:language="en" style:name="N10139">
      <style:text-properties fo:color="#ff0000"/>
      <number:text>(</number:text>
      <number:number number:decimal-places="2" number:grouping="true" number:min-integer-digits="1" loext:min-decimal-places="2"/>
      <number:text>)</number:text>
      <style:map style:apply-style-name="N10139P0" style:condition="value()&gt;=0"/>
    </number:number-style>
    <number:number-style number:country="US" number:language="en" style:name="N10143P0" style:volatile="true">
      <loext:text> </loext:text>
      <loext:fill-character> </loext:fill-character>
      <number:number number:decimal-places="0" number:grouping="true" number:min-integer-digits="1" loext:min-decimal-places="0"/>
      <number:text> </number:text>
    </number:number-style>
    <number:number-style number:country="US" number:language="en" style:name="N10143P1" style:volatile="true">
      <loext:text> </loext:text>
      <loext:fill-character> </loext:fill-character>
      <number:text>(</number:text>
      <number:number number:decimal-places="0" number:grouping="true" number:min-integer-digits="1" loext:min-decimal-places="0"/>
      <number:text>)</number:text>
    </number:number-style>
    <number:number-style number:country="US" number:language="en" style:name="N10143P2" style:volatile="true">
      <loext:text> </loext:text>
      <loext:fill-character> </loext:fill-character>
      <number:text>- </number:text>
    </number:number-style>
    <number:number-style number:country="US" number:language="en" style:name="N10151P0" style:volatile="true">
      <loext:text> </loext:text>
      <loext:fill-character> </loext:fill-character>
      <number:number number:decimal-places="2" number:grouping="true" number:min-integer-digits="1" loext:min-decimal-places="2"/>
      <number:text> </number:text>
    </number:number-style>
    <number:number-style number:country="US" number:language="en" style:name="N10151P1" style:volatile="true">
      <loext:text> </loext:text>
      <loext:fill-character> </loext:fill-character>
      <number:text>(</number:text>
      <number:number number:decimal-places="2" number:grouping="true" number:min-integer-digits="1" loext:min-decimal-places="2"/>
      <number:text>)</number:text>
    </number:number-style>
    <number:number-style number:country="US" number:language="en" style:name="N10151P2" style:volatile="true">
      <loext:text> </loext:text>
      <loext:fill-character> </loext:fill-character>
      <number:text>-</number:text>
      <number:number number:decimal-places="0" number:min-integer-digits="0" loext:min-decimal-places="0"/>
      <number:text> </number:text>
    </number:number-style>
    <number:text-style number:country="US" number:language="en" style:name="N10143">
      <number:text> </number:text>
      <number:text-content/>
      <number:text> </number:text>
      <style:map style:apply-style-name="N10143P0" style:condition="value()&gt;0"/>
      <style:map style:apply-style-name="N10143P1" style:condition="value()&lt;0"/>
      <style:map style:apply-style-name="N10143P2" style:condition="value()=0"/>
    </number:text-style>
    <number:text-style number:country="US" number:language="en" style:name="N10147">
      <number:text> </number:text>
      <number:text-content/>
      <number:text> </number:text>
      <style:map style:apply-style-name="N10147P0" style:condition="value()&gt;0"/>
      <style:map style:apply-style-name="N10147P1" style:condition="value()&lt;0"/>
      <style:map style:apply-style-name="N10147P2" style:condition="value()=0"/>
    </number:text-style>
    <number:text-style number:country="US" number:language="en" style:name="N10151">
      <number:text> </number:text>
      <number:text-content/>
      <number:text> </number:text>
      <style:map style:apply-style-name="N10151P0" style:condition="value()&gt;0"/>
      <style:map style:apply-style-name="N10151P1" style:condition="value()&lt;0"/>
      <style:map style:apply-style-name="N10151P2" style:condition="value()=0"/>
    </number:text-style>
    <number:text-style number:country="US" number:language="en" style:name="N10155">
      <number:text> </number:text>
      <number:text-content/>
      <number:text> </number:text>
      <style:map style:apply-style-name="N10155P0" style:condition="value()&gt;0"/>
      <style:map style:apply-style-name="N10155P1" style:condition="value()&lt;0"/>
      <style:map style:apply-style-name="N10155P2" style:condition="value()=0"/>
    </number:text-style>
    <number:time-style style:name="N121">
      <number:minutes number:style="long"/>
      <number:text>:</number:text>
      <number:seconds number:style="long"/>
    </number:time-style>
    <number:time-style number:truncate-on-overflow="false"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decimal-places="1" number:style="long"/>
    </number:time-style>
    <number:time-style number:country="US" number:language="en" style:name="N10131">
      <number:hours/>
      <number:text>:</number:text>
      <number:minutes number:style="long"/>
      <number:text> </number:text>
      <number:am-pm/>
    </number:time-style>
    <number:time-style number:country="US" number:language="en" style:name="N10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number:country="US" number:language="en" style:name="N10133">
      <number:hours/>
      <number:text>:</number:text>
      <number:minutes number:style="long"/>
    </number:time-style>
    <number:time-style number:country="US" number:language="en" style:name="N10134">
      <number:hours/>
      <number:text>:</number:text>
      <number:minutes number:style="long"/>
      <number:text>:</number:text>
      <number:seconds number:style="long"/>
    </number:time-style>
    <style:default-style style:family="table-cell">
      <style:paragraph-properties style:tab-stop-distance="36pt"/>
      <style:text-properties style:country-asian="CN" style:country-complex="IN" style:font-name="Liberation Sans" style:font-name-asian="DejaVu Sans" style:font-name-complex="FreeSans" style:language-asian="zh" style:language-complex="hi" fo:country="US" fo:language="en"/>
    </style:default-style>
    <style:style style:family="table-cell" style:name="Default"/>
    <style:style style:family="table-cell" style:name="Heading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">
      <style:text-properties fo:color="#000000" fo:font-size="18pt" fo:font-style="normal" fo:font-weight="normal"/>
    </style:style>
    <style:style style:display-name="Heading 2" style:family="table-cell" style:name="Heading_20_2" style:parent-style-name="Heading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style:diagonal-bl-tr="none" style:diagonal-tl-br="none" fo:background-color="#ffffcc" fo:border="0.74pt solid #808080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style:text-underline-color="#0000ee" style:text-underline-style="solid" style:text-underline-width="auto" fo:color="#0000ee" fo:font-size="10pt" fo:font-style="normal" fo:font-weight="normal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argin-bottom="7.09pt" fo:margin-left="0pt" fo:margin-right="0pt" fo:min-height="21.26pt"/>
      </style:header-style>
      <style:footer-style>
        <style:header-footer-properties fo:margin-left="0pt" fo:margin-right="0pt" fo:margin-top="7.09pt" fo:min-height="21.26pt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7.09pt" fo:margin-left="0pt" fo:margin-right="0pt" fo:min-height="21.26pt" fo:padding="0.51pt">
          <style:background-image/>
        </style:header-footer-properties>
      </style:header-style>
      <style:footer-style>
        <style:header-footer-properties fo:background-color="#c0c0c0" fo:border="2.49pt solid #000000" fo:margin-left="0pt" fo:margin-right="0pt" fo:margin-top="7.09pt" fo:min-height="21.26pt" fo:padding="0.51pt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22:42:51.003359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